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09cm"/>
    </style:style>
    <style:style style:name="co2" style:family="table-column">
      <style:table-column-properties fo:break-before="auto" style:column-width="16.25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7.165cm"/>
    </style:style>
    <style:style style:name="co6" style:family="table-column">
      <style:table-column-properties fo:break-before="auto" style:column-width="13.644cm"/>
    </style:style>
    <style:style style:name="co7" style:family="table-column">
      <style:table-column-properties fo:break-before="auto" style:column-width="9.4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471cm" fo:break-before="auto" style:use-optimal-row-height="true"/>
    </style:style>
    <style:style style:name="ro4" style:family="table-row">
      <style:table-row-properties style:row-height="0.885cm" fo:break-before="auto" style:use-optimal-row-height="true"/>
    </style:style>
    <style:style style:name="ro5" style:family="table-row">
      <style:table-row-properties style:row-height="1.302cm" fo:break-before="auto" style:use-optimal-row-height="true"/>
    </style:style>
    <style:style style:name="ro6" style:family="table-row">
      <style:table-row-properties style:row-height="1.718cm" fo:break-before="auto" style:use-optimal-row-height="true"/>
    </style:style>
    <style:style style:name="ro7" style:family="table-row">
      <style:table-row-properties style:row-height="2.965cm" fo:break-before="auto" style:use-optimal-row-height="true"/>
    </style:style>
    <style:style style:name="ro8" style:family="table-row">
      <style:table-row-properties style:row-height="2.133cm" fo:break-before="auto" style:use-optimal-row-height="true"/>
    </style:style>
    <style:style style:name="ro9" style:family="table-row">
      <style:table-row-properties style:row-height="0.529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1.236cm" fo:break-before="auto" style:use-optimal-row-height="true"/>
    </style:style>
    <style:style style:name="ro13" style:family="table-row">
      <style:table-row-properties style:row-height="4.791cm" fo:break-before="auto" style:use-optimal-row-height="true"/>
    </style:style>
    <style:style style:name="ro14" style:family="table-row">
      <style:table-row-properties style:row-height="2.817cm" fo:break-before="auto" style:use-optimal-row-height="true"/>
    </style:style>
    <style:style style:name="ro15" style:family="table-row">
      <style:table-row-properties style:row-height="6.765cm" fo:break-before="auto" style:use-optimal-row-height="true"/>
    </style:style>
    <style:style style:name="ro16" style:family="table-row">
      <style:table-row-properties style:row-height="2.027cm" fo:break-before="auto" style:use-optimal-row-height="true"/>
    </style:style>
    <style:style style:name="ro17" style:family="table-row">
      <style:table-row-properties style:row-height="2.422cm" fo:break-before="auto" style:use-optimal-row-height="true"/>
    </style:style>
    <style:style style:name="ro18" style:family="table-row">
      <style:table-row-properties style:row-height="4.396cm" fo:break-before="auto" style:use-optimal-row-height="true"/>
    </style:style>
    <style:style style:name="ro19" style:family="table-row">
      <style:table-row-properties style:row-height="3.21cm" fo:break-before="auto" style:use-optimal-row-height="true"/>
    </style:style>
    <style:style style:name="ro20" style:family="table-row">
      <style:table-row-properties style:row-height="3.605cm" fo:break-before="auto" style:use-optimal-row-height="true"/>
    </style:style>
    <style:style style:name="ro21" style:family="table-row">
      <style:table-row-properties style:row-height="5.186cm" fo:break-before="auto" style:use-optimal-row-height="true"/>
    </style:style>
    <style:style style:name="ro22" style:family="table-row">
      <style:table-row-properties style:row-height="6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0range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range</text:p>
          </table:table-cell>
          <table:table-cell table:style-name="Default" office:value-type="string" calcext:value-type="string">
            <text:p>subrange</text:p>
          </table:table-cell>
          <table:table-cell table:style-name="Default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100-199</text:p>
          </table:table-cell>
          <table:table-cell table:style-name="Default" office:value-type="string" calcext:value-type="string">
            <text:p>100-199</text:p>
          </table:table-cell>
          <table:table-cell table:style-name="Default" office:value-type="string" calcext:value-type="string">
            <text:p>Colours</text:p>
          </table:table-cell>
        </table:table-row>
        <table:table-row table:style-name="ro2">
          <table:table-cell office:value-type="string" calcext:value-type="string">
            <text:p>100-199</text:p>
          </table:table-cell>
          <table:table-cell office:value-type="string" calcext:value-type="string">
            <text:p>100–109</text:p>
          </table:table-cell>
          <table:table-cell office:value-type="string" calcext:value-type="string">
            <text:p>yellows </text:p>
          </table:table-cell>
        </table:table-row>
        <table:table-row table:style-name="ro2">
          <table:table-cell office:value-type="string" calcext:value-type="string">
            <text:p>100-199</text:p>
          </table:table-cell>
          <table:table-cell office:value-type="string" calcext:value-type="string">
            <text:p>110–119</text:p>
          </table:table-cell>
          <table:table-cell office:value-type="string" calcext:value-type="string">
            <text:p>oranges </text:p>
          </table:table-cell>
        </table:table-row>
        <table:table-row table:style-name="ro2">
          <table:table-cell office:value-type="string" calcext:value-type="string">
            <text:p>100-199</text:p>
          </table:table-cell>
          <table:table-cell office:value-type="string" calcext:value-type="string">
            <text:p>120–129</text:p>
          </table:table-cell>
          <table:table-cell office:value-type="string" calcext:value-type="string">
            <text:p>reds </text:p>
          </table:table-cell>
        </table:table-row>
        <table:table-row table:style-name="ro2">
          <table:table-cell office:value-type="string" calcext:value-type="string">
            <text:p>100-199</text:p>
          </table:table-cell>
          <table:table-cell office:value-type="string" calcext:value-type="string">
            <text:p>130–139</text:p>
          </table:table-cell>
          <table:table-cell office:value-type="string" calcext:value-type="string">
            <text:p>blues and violets </text:p>
          </table:table-cell>
        </table:table-row>
        <table:table-row table:style-name="ro2">
          <table:table-cell office:value-type="string" calcext:value-type="string">
            <text:p>100-199</text:p>
          </table:table-cell>
          <table:table-cell office:value-type="string" calcext:value-type="string">
            <text:p>140–149</text:p>
          </table:table-cell>
          <table:table-cell office:value-type="string" calcext:value-type="string">
            <text:p>greens </text:p>
          </table:table-cell>
        </table:table-row>
        <table:table-row table:style-name="ro2">
          <table:table-cell office:value-type="string" calcext:value-type="string">
            <text:p>100-199</text:p>
          </table:table-cell>
          <table:table-cell office:value-type="string" calcext:value-type="string">
            <text:p>150–159</text:p>
          </table:table-cell>
          <table:table-cell office:value-type="string" calcext:value-type="string">
            <text:p>browns and blacks </text:p>
          </table:table-cell>
        </table:table-row>
        <table:table-row table:style-name="ro1">
          <table:table-cell office:value-type="string" calcext:value-type="string">
            <text:p>100-199</text:p>
          </table:table-cell>
          <table:table-cell office:value-type="string" calcext:value-type="string">
            <text:p>160–199</text:p>
          </table:table-cell>
          <table:table-cell office:value-type="string" calcext:value-type="string">
            <text:p>gold and others </text:p>
          </table:table-cell>
        </table:table-row>
        <table:table-row table:style-name="ro1">
          <table:table-cell office:value-type="string" calcext:value-type="string">
            <text:p>200-299</text:p>
          </table:table-cell>
          <table:table-cell table:style-name="Default" office:value-type="string" calcext:value-type="string">
            <text:p>200-299</text:p>
          </table:table-cell>
          <table:table-cell table:style-name="Default" office:value-type="string" calcext:value-type="string">
            <text:p>Preservatives</text:p>
          </table:table-cell>
        </table:table-row>
        <table:table-row table:style-name="ro1">
          <table:table-cell office:value-type="string" calcext:value-type="string">
            <text:p>200-299</text:p>
          </table:table-cell>
          <table:table-cell office:value-type="string" calcext:value-type="string">
            <text:p>200–209</text:p>
          </table:table-cell>
          <table:table-cell office:value-type="string" calcext:value-type="string">
            <text:p><text:a xlink:href="https://en.wikipedia.org/wiki/Sorbate" xlink:type="simple">sorbates</text:a> </text:p>
          </table:table-cell>
        </table:table-row>
        <table:table-row table:style-name="ro1">
          <table:table-cell office:value-type="string" calcext:value-type="string">
            <text:p>200-299</text:p>
          </table:table-cell>
          <table:table-cell office:value-type="string" calcext:value-type="string">
            <text:p>210–219</text:p>
          </table:table-cell>
          <table:table-cell office:value-type="string" calcext:value-type="string">
            <text:p><text:a xlink:href="https://en.wikipedia.org/wiki/Benzoate" xlink:type="simple">benzoates</text:a> </text:p>
          </table:table-cell>
        </table:table-row>
        <table:table-row table:style-name="ro1">
          <table:table-cell office:value-type="string" calcext:value-type="string">
            <text:p>200-299</text:p>
          </table:table-cell>
          <table:table-cell office:value-type="string" calcext:value-type="string">
            <text:p>220–229</text:p>
          </table:table-cell>
          <table:table-cell office:value-type="string" calcext:value-type="string">
            <text:p><text:a xlink:href="https://en.wikipedia.org/wiki/Sulfite" xlink:type="simple">sulfites</text:a> </text:p>
          </table:table-cell>
        </table:table-row>
        <table:table-row table:style-name="ro1">
          <table:table-cell office:value-type="string" calcext:value-type="string">
            <text:p>200-299</text:p>
          </table:table-cell>
          <table:table-cell office:value-type="string" calcext:value-type="string">
            <text:p>230–239</text:p>
          </table:table-cell>
          <table:table-cell office:value-type="string" calcext:value-type="string">
            <text:p><text:a xlink:href="https://en.wikipedia.org/wiki/Phenol" xlink:type="simple">phenols</text:a> and <text:a xlink:href="https://en.wikipedia.org/wiki/Formate" xlink:type="simple">formates</text:a> (methanoates) </text:p>
          </table:table-cell>
        </table:table-row>
        <table:table-row table:style-name="ro1">
          <table:table-cell office:value-type="string" calcext:value-type="string">
            <text:p>200-299</text:p>
          </table:table-cell>
          <table:table-cell office:value-type="string" calcext:value-type="string">
            <text:p>240–259</text:p>
          </table:table-cell>
          <table:table-cell office:value-type="string" calcext:value-type="string">
            <text:p><text:a xlink:href="https://en.wikipedia.org/wiki/Nitrate" xlink:type="simple">nitrates</text:a> </text:p>
          </table:table-cell>
        </table:table-row>
        <table:table-row table:style-name="ro1">
          <table:table-cell office:value-type="string" calcext:value-type="string">
            <text:p>200-299</text:p>
          </table:table-cell>
          <table:table-cell office:value-type="string" calcext:value-type="string">
            <text:p>260–269</text:p>
          </table:table-cell>
          <table:table-cell office:value-type="string" calcext:value-type="string">
            <text:p><text:a xlink:href="https://en.wikipedia.org/wiki/Acetate" xlink:type="simple">acetates</text:a> (ethanoates) </text:p>
          </table:table-cell>
        </table:table-row>
        <table:table-row table:style-name="ro1">
          <table:table-cell office:value-type="string" calcext:value-type="string">
            <text:p>200-299</text:p>
          </table:table-cell>
          <table:table-cell office:value-type="string" calcext:value-type="string">
            <text:p>270–279</text:p>
          </table:table-cell>
          <table:table-cell office:value-type="string" calcext:value-type="string">
            <text:p><text:a xlink:href="https://en.wikipedia.org/wiki/Lactic_acid" xlink:type="simple">lactates</text:a> </text:p>
          </table:table-cell>
        </table:table-row>
        <table:table-row table:style-name="ro1">
          <table:table-cell office:value-type="string" calcext:value-type="string">
            <text:p>200-299</text:p>
          </table:table-cell>
          <table:table-cell office:value-type="string" calcext:value-type="string">
            <text:p>280–289</text:p>
          </table:table-cell>
          <table:table-cell office:value-type="string" calcext:value-type="string">
            <text:p><text:a xlink:href="https://en.wikipedia.org/wiki/Propionate" xlink:type="simple">propionates</text:a> (propanoates) </text:p>
          </table:table-cell>
        </table:table-row>
        <table:table-row table:style-name="ro1">
          <table:table-cell office:value-type="string" calcext:value-type="string">
            <text:p>200-299</text:p>
          </table:table-cell>
          <table:table-cell office:value-type="string" calcext:value-type="string">
            <text:p>290–299</text:p>
          </table:table-cell>
          <table:table-cell office:value-type="string" calcext:value-type="string">
            <text:p>others </text:p>
          </table:table-cell>
        </table:table-row>
        <table:table-row table:style-name="ro1">
          <table:table-cell office:value-type="string" calcext:value-type="string">
            <text:p>300-399</text:p>
          </table:table-cell>
          <table:table-cell table:style-name="Default" office:value-type="string" calcext:value-type="string">
            <text:p>300-399</text:p>
          </table:table-cell>
          <table:table-cell table:style-name="Default" office:value-type="string" calcext:value-type="string">
            <text:p>Antioxidants and acidity regulators</text:p>
          </table:table-cell>
        </table:table-row>
        <table:table-row table:style-name="ro1">
          <table:table-cell office:value-type="string" calcext:value-type="string">
            <text:p>300-399</text:p>
          </table:table-cell>
          <table:table-cell office:value-type="string" calcext:value-type="string">
            <text:p>300–305</text:p>
          </table:table-cell>
          <table:table-cell office:value-type="string" calcext:value-type="string">
            <text:p>ascorbates (<text:a xlink:href="https://en.wikipedia.org/wiki/Vitamin_C" xlink:type="simple">vitamin C</text:a>) </text:p>
          </table:table-cell>
        </table:table-row>
        <table:table-row table:style-name="ro1">
          <table:table-cell office:value-type="string" calcext:value-type="string">
            <text:p>300-399</text:p>
          </table:table-cell>
          <table:table-cell office:value-type="string" calcext:value-type="string">
            <text:p>306–309</text:p>
          </table:table-cell>
          <table:table-cell office:value-type="string" calcext:value-type="string">
            <text:p><text:a xlink:href="https://en.wikipedia.org/wiki/Tocopherol" xlink:type="simple">Tocopherol</text:a> (vitamin E) </text:p>
          </table:table-cell>
        </table:table-row>
        <table:table-row table:style-name="ro1">
          <table:table-cell office:value-type="string" calcext:value-type="string">
            <text:p>300-399</text:p>
          </table:table-cell>
          <table:table-cell office:value-type="string" calcext:value-type="string">
            <text:p>310–319</text:p>
          </table:table-cell>
          <table:table-cell office:value-type="string" calcext:value-type="string">
            <text:p><text:a xlink:href="https://en.wikipedia.org/wiki/Gallic_acid" xlink:type="simple">gallates</text:a> and <text:a xlink:href="https://en.wikipedia.org/wiki/Erythorbate" xlink:type="simple">erythorbates</text:a> </text:p>
          </table:table-cell>
        </table:table-row>
        <table:table-row table:style-name="ro1">
          <table:table-cell office:value-type="string" calcext:value-type="string">
            <text:p>300-399</text:p>
          </table:table-cell>
          <table:table-cell office:value-type="string" calcext:value-type="string">
            <text:p>320–329</text:p>
          </table:table-cell>
          <table:table-cell office:value-type="string" calcext:value-type="string">
            <text:p><text:a xlink:href="https://en.wikipedia.org/wiki/Lactic_acid" xlink:type="simple">lactates</text:a> </text:p>
          </table:table-cell>
        </table:table-row>
        <table:table-row table:style-name="ro1">
          <table:table-cell office:value-type="string" calcext:value-type="string">
            <text:p>300-399</text:p>
          </table:table-cell>
          <table:table-cell office:value-type="string" calcext:value-type="string">
            <text:p>330–339</text:p>
          </table:table-cell>
          <table:table-cell office:value-type="string" calcext:value-type="string">
            <text:p><text:a xlink:href="https://en.wikipedia.org/wiki/Citrate" xlink:type="simple">citrates</text:a> and <text:a xlink:href="https://en.wikipedia.org/wiki/Tartrate" xlink:type="simple">tartrates</text:a> </text:p>
          </table:table-cell>
        </table:table-row>
        <table:table-row table:style-name="ro1">
          <table:table-cell office:value-type="string" calcext:value-type="string">
            <text:p>300-399</text:p>
          </table:table-cell>
          <table:table-cell office:value-type="string" calcext:value-type="string">
            <text:p>340–349</text:p>
          </table:table-cell>
          <table:table-cell office:value-type="string" calcext:value-type="string">
            <text:p><text:a xlink:href="https://en.wikipedia.org/wiki/Phosphate" xlink:type="simple">phosphates</text:a> </text:p>
          </table:table-cell>
        </table:table-row>
        <table:table-row table:style-name="ro1">
          <table:table-cell office:value-type="string" calcext:value-type="string">
            <text:p>300-399</text:p>
          </table:table-cell>
          <table:table-cell office:value-type="string" calcext:value-type="string">
            <text:p>350–359</text:p>
          </table:table-cell>
          <table:table-cell office:value-type="string" calcext:value-type="string">
            <text:p><text:a xlink:href="https://en.wikipedia.org/wiki/Malate" xlink:type="simple">malates</text:a> and <text:a xlink:href="https://en.wikipedia.org/wiki/Adipic_acid#Adipate_salts_and_esters" xlink:type="simple">adipates</text:a> </text:p>
          </table:table-cell>
        </table:table-row>
        <table:table-row table:style-name="ro1">
          <table:table-cell office:value-type="string" calcext:value-type="string">
            <text:p>300-399</text:p>
          </table:table-cell>
          <table:table-cell office:value-type="string" calcext:value-type="string">
            <text:p>360–369</text:p>
          </table:table-cell>
          <table:table-cell office:value-type="string" calcext:value-type="string">
            <text:p><text:a xlink:href="https://en.wikipedia.org/wiki/Succinate" xlink:type="simple">succinates</text:a> and <text:a xlink:href="https://en.wikipedia.org/wiki/Fumarate" xlink:type="simple">fumarates</text:a> </text:p>
          </table:table-cell>
        </table:table-row>
        <table:table-row table:style-name="ro1">
          <table:table-cell office:value-type="string" calcext:value-type="string">
            <text:p>300-399</text:p>
          </table:table-cell>
          <table:table-cell office:value-type="string" calcext:value-type="string">
            <text:p>370–399</text:p>
          </table:table-cell>
          <table:table-cell office:value-type="string" calcext:value-type="string">
            <text:p>others </text:p>
          </table:table-cell>
        </table:table-row>
        <table:table-row table:style-name="ro1">
          <table:table-cell office:value-type="string" calcext:value-type="string">
            <text:p>400-499</text:p>
          </table:table-cell>
          <table:table-cell table:style-name="Default" office:value-type="string" calcext:value-type="string">
            <text:p>400-499</text:p>
          </table:table-cell>
          <table:table-cell table:style-name="Default" office:value-type="string" calcext:value-type="string">
            <text:p>Thickeners, stabilisers and emulsifiers</text:p>
          </table:table-cell>
        </table:table-row>
        <table:table-row table:style-name="ro1">
          <table:table-cell office:value-type="string" calcext:value-type="string">
            <text:p>400-499</text:p>
          </table:table-cell>
          <table:table-cell office:value-type="string" calcext:value-type="string">
            <text:p>400–409</text:p>
          </table:table-cell>
          <table:table-cell office:value-type="string" calcext:value-type="string">
            <text:p><text:a xlink:href="https://en.wikipedia.org/wiki/Alginate" xlink:type="simple">alginates</text:a> </text:p>
          </table:table-cell>
        </table:table-row>
        <table:table-row table:style-name="ro1">
          <table:table-cell office:value-type="string" calcext:value-type="string">
            <text:p>400-499</text:p>
          </table:table-cell>
          <table:table-cell office:value-type="string" calcext:value-type="string">
            <text:p>410–419</text:p>
          </table:table-cell>
          <table:table-cell office:value-type="string" calcext:value-type="string">
            <text:p><text:a xlink:href="https://en.wikipedia.org/wiki/Natural_gum" xlink:type="simple">natural gums</text:a> </text:p>
          </table:table-cell>
        </table:table-row>
        <table:table-row table:style-name="ro1">
          <table:table-cell office:value-type="string" calcext:value-type="string">
            <text:p>400-499</text:p>
          </table:table-cell>
          <table:table-cell office:value-type="string" calcext:value-type="string">
            <text:p>420–429</text:p>
          </table:table-cell>
          <table:table-cell office:value-type="string" calcext:value-type="string">
            <text:p>other natural agents </text:p>
          </table:table-cell>
        </table:table-row>
        <table:table-row table:style-name="ro1">
          <table:table-cell office:value-type="string" calcext:value-type="string">
            <text:p>400-499</text:p>
          </table:table-cell>
          <table:table-cell office:value-type="string" calcext:value-type="string">
            <text:p>430–439</text:p>
          </table:table-cell>
          <table:table-cell office:value-type="string" calcext:value-type="string">
            <text:p><text:a xlink:href="https://en.wikipedia.org/wiki/Polyethylene_glycol" xlink:type="simple">polyoxyethene</text:a> compounds </text:p>
          </table:table-cell>
        </table:table-row>
        <table:table-row table:style-name="ro1">
          <table:table-cell office:value-type="string" calcext:value-type="string">
            <text:p>400-499</text:p>
          </table:table-cell>
          <table:table-cell office:value-type="string" calcext:value-type="string">
            <text:p>440–449</text:p>
          </table:table-cell>
          <table:table-cell office:value-type="string" calcext:value-type="string">
            <text:p>natural <text:a xlink:href="https://en.wikipedia.org/wiki/Emulsifier" xlink:type="simple">emulsifiers</text:a> </text:p>
          </table:table-cell>
        </table:table-row>
        <table:table-row table:style-name="ro1">
          <table:table-cell office:value-type="string" calcext:value-type="string">
            <text:p>400-499</text:p>
          </table:table-cell>
          <table:table-cell office:value-type="string" calcext:value-type="string">
            <text:p>450–459</text:p>
          </table:table-cell>
          <table:table-cell office:value-type="string" calcext:value-type="string">
            <text:p><text:a xlink:href="https://en.wikipedia.org/wiki/Phosphate" xlink:type="simple">phosphates</text:a> </text:p>
          </table:table-cell>
        </table:table-row>
        <table:table-row table:style-name="ro1">
          <table:table-cell office:value-type="string" calcext:value-type="string">
            <text:p>400-499</text:p>
          </table:table-cell>
          <table:table-cell office:value-type="string" calcext:value-type="string">
            <text:p>460–469</text:p>
          </table:table-cell>
          <table:table-cell office:value-type="string" calcext:value-type="string">
            <text:p><text:a xlink:href="https://en.wikipedia.org/wiki/Cellulose" xlink:type="simple">cellulose</text:a> compounds </text:p>
          </table:table-cell>
        </table:table-row>
        <table:table-row table:style-name="ro1">
          <table:table-cell office:value-type="string" calcext:value-type="string">
            <text:p>400-499</text:p>
          </table:table-cell>
          <table:table-cell office:value-type="string" calcext:value-type="string">
            <text:p>470–489</text:p>
          </table:table-cell>
          <table:table-cell office:value-type="string" calcext:value-type="string">
            <text:p><text:a xlink:href="https://en.wikipedia.org/wiki/Fatty_acid" xlink:type="simple">fatty acids</text:a> and compounds </text:p>
          </table:table-cell>
        </table:table-row>
        <table:table-row table:style-name="ro1">
          <table:table-cell office:value-type="string" calcext:value-type="string">
            <text:p>400-499</text:p>
          </table:table-cell>
          <table:table-cell office:value-type="string" calcext:value-type="string">
            <text:p>490–499</text:p>
          </table:table-cell>
          <table:table-cell office:value-type="string" calcext:value-type="string">
            <text:p>others </text:p>
          </table:table-cell>
        </table:table-row>
        <table:table-row table:style-name="ro1">
          <table:table-cell office:value-type="string" calcext:value-type="string">
            <text:p>500-599</text:p>
          </table:table-cell>
          <table:table-cell table:style-name="Default" office:value-type="string" calcext:value-type="string">
            <text:p>500-599</text:p>
          </table:table-cell>
          <table:table-cell table:style-name="Default" office:value-type="string" calcext:value-type="string">
            <text:p>pH regulators and anti-caking agents</text:p>
          </table:table-cell>
        </table:table-row>
        <table:table-row table:style-name="ro1">
          <table:table-cell office:value-type="string" calcext:value-type="string">
            <text:p>500-599</text:p>
          </table:table-cell>
          <table:table-cell office:value-type="string" calcext:value-type="string">
            <text:p>500–509</text:p>
          </table:table-cell>
          <table:table-cell office:value-type="string" calcext:value-type="string">
            <text:p><text:a xlink:href="https://en.wikipedia.org/wiki/Mineral_acid" xlink:type="simple">mineral acids</text:a> and bases </text:p>
          </table:table-cell>
        </table:table-row>
        <table:table-row table:style-name="ro1">
          <table:table-cell office:value-type="string" calcext:value-type="string">
            <text:p>500-599</text:p>
          </table:table-cell>
          <table:table-cell office:value-type="string" calcext:value-type="string">
            <text:p>510–519</text:p>
          </table:table-cell>
          <table:table-cell office:value-type="string" calcext:value-type="string">
            <text:p><text:a xlink:href="https://en.wikipedia.org/wiki/Chloride" xlink:type="simple">chlorides</text:a> and <text:a xlink:href="https://en.wikipedia.org/wiki/Sulfate" xlink:type="simple">sulfates</text:a> </text:p>
          </table:table-cell>
        </table:table-row>
        <table:table-row table:style-name="ro1">
          <table:table-cell office:value-type="string" calcext:value-type="string">
            <text:p>500-599</text:p>
          </table:table-cell>
          <table:table-cell office:value-type="string" calcext:value-type="string">
            <text:p>520–529</text:p>
          </table:table-cell>
          <table:table-cell office:value-type="string" calcext:value-type="string">
            <text:p><text:a xlink:href="https://en.wikipedia.org/wiki/Sulfate" xlink:type="simple">sulfates</text:a> and <text:a xlink:href="https://en.wikipedia.org/wiki/Hydroxide" xlink:type="simple">hydroxides</text:a> </text:p>
          </table:table-cell>
        </table:table-row>
        <table:table-row table:style-name="ro1">
          <table:table-cell office:value-type="string" calcext:value-type="string">
            <text:p>500-599</text:p>
          </table:table-cell>
          <table:table-cell office:value-type="string" calcext:value-type="string">
            <text:p>530–549</text:p>
          </table:table-cell>
          <table:table-cell office:value-type="string" calcext:value-type="string">
            <text:p><text:a xlink:href="https://en.wikipedia.org/wiki/Alkali_metal" xlink:type="simple">alkali metal</text:a> compounds </text:p>
          </table:table-cell>
        </table:table-row>
        <table:table-row table:style-name="ro1">
          <table:table-cell office:value-type="string" calcext:value-type="string">
            <text:p>500-599</text:p>
          </table:table-cell>
          <table:table-cell office:value-type="string" calcext:value-type="string">
            <text:p>550–559</text:p>
          </table:table-cell>
          <table:table-cell office:value-type="string" calcext:value-type="string">
            <text:p><text:a xlink:href="https://en.wikipedia.org/wiki/Silicate" xlink:type="simple">silicates</text:a> </text:p>
          </table:table-cell>
        </table:table-row>
        <table:table-row table:style-name="ro1">
          <table:table-cell office:value-type="string" calcext:value-type="string">
            <text:p>500-599</text:p>
          </table:table-cell>
          <table:table-cell office:value-type="string" calcext:value-type="string">
            <text:p>570–579</text:p>
          </table:table-cell>
          <table:table-cell office:value-type="string" calcext:value-type="string">
            <text:p><text:a xlink:href="https://en.wikipedia.org/wiki/Stearic_acid" xlink:type="simple">stearates</text:a> and <text:a xlink:href="https://en.wikipedia.org/wiki/Gluconate" xlink:type="simple">gluconates</text:a> </text:p>
          </table:table-cell>
        </table:table-row>
        <table:table-row table:style-name="ro1">
          <table:table-cell office:value-type="string" calcext:value-type="string">
            <text:p>500-599</text:p>
          </table:table-cell>
          <table:table-cell office:value-type="string" calcext:value-type="string">
            <text:p>580–599</text:p>
          </table:table-cell>
          <table:table-cell office:value-type="string" calcext:value-type="string">
            <text:p>others </text:p>
          </table:table-cell>
        </table:table-row>
        <table:table-row table:style-name="ro1">
          <table:table-cell office:value-type="string" calcext:value-type="string">
            <text:p>600-699</text:p>
          </table:table-cell>
          <table:table-cell table:style-name="Default" office:value-type="string" calcext:value-type="string">
            <text:p>600-699</text:p>
          </table:table-cell>
          <table:table-cell table:style-name="Default" office:value-type="string" calcext:value-type="string">
            <text:p>Flavour enhancers</text:p>
          </table:table-cell>
        </table:table-row>
        <table:table-row table:style-name="ro1">
          <table:table-cell office:value-type="string" calcext:value-type="string">
            <text:p>600-699</text:p>
          </table:table-cell>
          <table:table-cell office:value-type="string" calcext:value-type="string">
            <text:p>620–629</text:p>
          </table:table-cell>
          <table:table-cell office:value-type="string" calcext:value-type="string">
            <text:p><text:a xlink:href="https://en.wikipedia.org/wiki/Glutamate_flavoring" xlink:type="simple">glutamates</text:a> and guanylates </text:p>
          </table:table-cell>
        </table:table-row>
        <table:table-row table:style-name="ro1">
          <table:table-cell office:value-type="string" calcext:value-type="string">
            <text:p>600-699</text:p>
          </table:table-cell>
          <table:table-cell office:value-type="string" calcext:value-type="string">
            <text:p>630–639</text:p>
          </table:table-cell>
          <table:table-cell office:value-type="string" calcext:value-type="string">
            <text:p><text:a xlink:href="https://en.wikipedia.org/wiki/Inosinate" xlink:type="simple">inosinates</text:a> </text:p>
          </table:table-cell>
        </table:table-row>
        <table:table-row table:style-name="ro1">
          <table:table-cell office:value-type="string" calcext:value-type="string">
            <text:p>600-699</text:p>
          </table:table-cell>
          <table:table-cell office:value-type="string" calcext:value-type="string">
            <text:p>640–649</text:p>
          </table:table-cell>
          <table:table-cell office:value-type="string" calcext:value-type="string">
            <text:p>others </text:p>
          </table:table-cell>
        </table:table-row>
        <table:table-row table:style-name="ro1">
          <table:table-cell office:value-type="string" calcext:value-type="string">
            <text:p>700-799</text:p>
          </table:table-cell>
          <table:table-cell table:style-name="Default" office:value-type="string" calcext:value-type="string">
            <text:p>700-799</text:p>
          </table:table-cell>
          <table:table-cell table:style-name="Default" office:value-type="string" calcext:value-type="string">
            <text:p>Antibiotics</text:p>
          </table:table-cell>
        </table:table-row>
        <table:table-row table:style-name="ro1">
          <table:table-cell office:value-type="string" calcext:value-type="string">
            <text:p>900-999</text:p>
          </table:table-cell>
          <table:table-cell table:style-name="Default" office:value-type="string" calcext:value-type="string">
            <text:p>900-999</text:p>
          </table:table-cell>
          <table:table-cell table:style-name="Default" office:value-type="string" calcext:value-type="string">
            <text:p>Glazing agents, gases and sweeteners</text:p>
          </table:table-cell>
        </table:table-row>
        <table:table-row table:style-name="ro1">
          <table:table-cell office:value-type="string" calcext:value-type="string">
            <text:p>900-999</text:p>
          </table:table-cell>
          <table:table-cell office:value-type="string" calcext:value-type="string">
            <text:p>900–909</text:p>
          </table:table-cell>
          <table:table-cell office:value-type="string" calcext:value-type="string">
            <text:p><text:a xlink:href="https://en.wikipedia.org/wiki/Wax" xlink:type="simple">waxes</text:a> </text:p>
          </table:table-cell>
        </table:table-row>
        <table:table-row table:style-name="ro1">
          <table:table-cell office:value-type="string" calcext:value-type="string">
            <text:p>900-999</text:p>
          </table:table-cell>
          <table:table-cell office:value-type="string" calcext:value-type="string">
            <text:p>910–919</text:p>
          </table:table-cell>
          <table:table-cell office:value-type="string" calcext:value-type="string">
            <text:p><text:a xlink:href="https://en.wikipedia.org/wiki/Glazing_agent" xlink:type="simple">synthetic glazes</text:a> </text:p>
          </table:table-cell>
        </table:table-row>
        <table:table-row table:style-name="ro1">
          <table:table-cell office:value-type="string" calcext:value-type="string">
            <text:p>900-999</text:p>
          </table:table-cell>
          <table:table-cell office:value-type="string" calcext:value-type="string">
            <text:p>920–929</text:p>
          </table:table-cell>
          <table:table-cell office:value-type="string" calcext:value-type="string">
            <text:p><text:a xlink:href="https://en.wikipedia.org/wiki/Improving_agent" xlink:type="simple">improving agents</text:a> </text:p>
          </table:table-cell>
        </table:table-row>
        <table:table-row table:style-name="ro1">
          <table:table-cell office:value-type="string" calcext:value-type="string">
            <text:p>900-999</text:p>
          </table:table-cell>
          <table:table-cell office:value-type="string" calcext:value-type="string">
            <text:p>930–949</text:p>
          </table:table-cell>
          <table:table-cell office:value-type="string" calcext:value-type="string">
            <text:p><text:a xlink:href="https://en.wikipedia.org/wiki/Packaging_gas" xlink:type="simple">packaging gases</text:a> </text:p>
          </table:table-cell>
        </table:table-row>
        <table:table-row table:style-name="ro1">
          <table:table-cell office:value-type="string" calcext:value-type="string">
            <text:p>900-999</text:p>
          </table:table-cell>
          <table:table-cell office:value-type="string" calcext:value-type="string">
            <text:p>950–969</text:p>
          </table:table-cell>
          <table:table-cell office:value-type="string" calcext:value-type="string">
            <text:p><text:a xlink:href="https://en.wikipedia.org/wiki/Sugar_substitute" xlink:type="simple">sweeteners</text:a> </text:p>
          </table:table-cell>
        </table:table-row>
        <table:table-row table:style-name="ro1">
          <table:table-cell office:value-type="string" calcext:value-type="string">
            <text:p>900-999</text:p>
          </table:table-cell>
          <table:table-cell office:value-type="string" calcext:value-type="string">
            <text:p>990–999</text:p>
          </table:table-cell>
          <table:table-cell office:value-type="string" calcext:value-type="string">
            <text:p><text:a xlink:href="https://en.wikipedia.org/wiki/Foaming_agent" xlink:type="simple">foaming agents</text:a></text:p>
          </table:table-cell>
        </table:table-row>
        <table:table-row table:style-name="ro1">
          <table:table-cell office:value-type="string" calcext:value-type="string">
            <text:p>1000-1599</text:p>
          </table:table-cell>
          <table:table-cell table:style-name="Default" office:value-type="string" calcext:value-type="string">
            <text:p>1000-1599</text:p>
          </table:table-cell>
          <table:table-cell table:style-name="Default" office:value-type="string" calcext:value-type="string">
            <text:p>Additional additives </text:p>
          </table:table-cell>
        </table:table-row>
      </table:table>
      <table:table table:name="00legends" table:style-name="ta1">
        <table:table-column table:style-name="co3" table:default-cell-style-name="ce2"/>
        <table:table-row table:style-name="ro1">
          <table:table-cell office:value-type="string" calcext:value-type="string">
            <text:p>edit/add</text:p>
          </table:table-cell>
        </table:table-row>
      </table:table>
      <table:table table:name="00merged" table:style-name="ta1"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3" table:default-cell-style-name="ce2"/>
        <table:table-column table:style-name="co6" table:default-cell-style-name="Default"/>
        <table:table-column table:style-name="co4" table:number-columns-repeated="1018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names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color_index</text:p>
          </table:table-cell>
          <table:table-cell office:value-type="string" calcext:value-type="string">
            <text:p>status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100 </text:p>
          </table:table-cell>
          <table:table-cell table:style-name="ce1" office:value-type="string" calcext:value-type="string">
            <text:p><text:a xlink:href="https://en.wikipedia.org/wiki/Curcumin" xlink:type="simple">Curcumin</text:a> (from <text:a xlink:href="https://en.wikipedia.org/wiki/Turmeric" xlink:type="simple">turmeric</text:a>)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Yellow-orange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E101 </text:p>
          </table:table-cell>
          <table:table-cell table:style-name="ce1" office:value-type="string" calcext:value-type="string">
            <text:p><text:a xlink:href="https://en.wikipedia.org/wiki/Riboflavin" xlink:type="simple">Riboflavin</text:a> (Vitamin B2), formerly called lactoflavin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Yellow-orange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01a" xlink:type="simple">E101a</text:a> </text:p>
          </table:table-cell>
          <table:table-cell table:style-name="ce1" office:value-type="string" calcext:value-type="string">
            <text:p><text:a xlink:href="https://en.wikipedia.org/wiki/Riboflavin-5%27-Phosphate" xlink:type="simple">Riboflavin-5'-Phosphate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Yellow-orange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02" xlink:type="simple">E102</text:a> </text:p>
          </table:table-cell>
          <table:table-cell table:style-name="ce1" office:value-type="string" calcext:value-type="string">
            <text:p><text:a xlink:href="https://en.wikipedia.org/wiki/Tartrazine" xlink:type="simple">Tartrazine</text:a> (FD&amp;C Yellow 5)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Yellow </text:p>
          </table:table-cell>
          <table:table-cell office:value-type="float" office:value="19140" calcext:value-type="float">
            <text:p>19140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03" xlink:type="simple">E103</text:a> </text:p>
          </table:table-cell>
          <table:table-cell table:style-name="ce1" office:value-type="string" calcext:value-type="string">
            <text:p><text:a xlink:href="https://en.wikipedia.org/wiki/Alkannin" xlink:type="simple">Alkannin</text:a><text:a xlink:href="https://en.wikipedia.org/wiki/E_number#cite_note-10" xlink:type="simple">[10]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Red-brown </text:p>
          </table:table-cell>
          <table:table-cell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04" xlink:type="simple">E104</text:a> </text:p>
          </table:table-cell>
          <table:table-cell table:style-name="ce1" office:value-type="string" calcext:value-type="string">
            <text:p><text:a xlink:href="https://en.wikipedia.org/wiki/Quinoline_Yellow_WS" xlink:type="simple">Quinoline Yellow WS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Dull or greenish yellow </text:p>
          </table:table-cell>
          <table:table-cell office:value-type="float" office:value="47005" calcext:value-type="float">
            <text:p>47005</text:p>
          </table:table-cell>
          <table:table-cell table:style-name="ce1" office:value-type="string" calcext:value-type="string">
            <text:p>Restricted use approved in the EU.<text:a xlink:href="https://en.wikipedia.org/wiki/E_number#cite_note-FSAlist-8" xlink:type="simple">[8]</text:a><text:a xlink:href="https://en.wikipedia.org/wiki/E_number#cite_note-1129/2011-11" xlink:type="simple">[11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Fast_Yellow_AB" xlink:type="simple">E105</text:a> </text:p>
          </table:table-cell>
          <table:table-cell table:style-name="ce1" office:value-type="string" calcext:value-type="string">
            <text:p><text:a xlink:href="https://en.wikipedia.org/wiki/Fast_Yellow_AB" xlink:type="simple">Fast Yellow AB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Yellow </text:p>
          </table:table-cell>
          <table:table-cell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06" xlink:type="simple">E106</text:a> </text:p>
          </table:table-cell>
          <table:table-cell table:style-name="ce1" office:value-type="string" calcext:value-type="string">
            <text:p><text:a xlink:href="https://en.wikipedia.org/wiki/Riboflavin-5-Sodium_Phosphate" xlink:type="simple">Riboflavin-5-Sodium Phosphate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Yellow </text:p>
          </table:table-cell>
          <table:table-cell/>
          <table:table-cell table:style-name="ce4"/>
          <table:table-cell table:number-columns-repeated="1018"/>
        </table:table-row>
        <table:table-row table:style-name="ro3">
          <table:table-cell table:style-name="ce1" office:value-type="string" calcext:value-type="string">
            <text:p>E107 </text:p>
          </table:table-cell>
          <table:table-cell table:style-name="ce1" office:value-type="string" calcext:value-type="string">
            <text:p><text:a xlink:href="https://en.wikipedia.org/wiki/Yellow_2G" xlink:type="simple">Yellow 2G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Yellow </text:p>
          </table:table-cell>
          <table:table-cell/>
          <table:table-cell table:style-name="ce4"/>
          <table:table-cell table:number-columns-repeated="1018"/>
        </table:table-row>
        <table:table-row table:style-name="ro4">
          <table:table-cell table:style-name="ce1" office:value-type="string" calcext:value-type="string">
            <text:p>E110 </text:p>
          </table:table-cell>
          <table:table-cell table:style-name="ce1" office:value-type="string" calcext:value-type="string">
            <text:p><text:a xlink:href="https://en.wikipedia.org/wiki/Sunset_Yellow_FCF" xlink:type="simple">Sunset Yellow FCF</text:a> (Orange Yellow S, FD&amp;C Yellow 6)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Yellow-orange </text:p>
          </table:table-cell>
          <table:table-cell office:value-type="float" office:value="15985" calcext:value-type="float">
            <text:p>15985</text:p>
          </table:table-cell>
          <table:table-cell table:style-name="ce1" office:value-type="string" calcext:value-type="string">
            <text:p>Restricted use approved in the EU.<text:a xlink:href="https://en.wikipedia.org/wiki/E_number#cite_note-FSAlist-8" xlink:type="simple">[8]</text:a><text:a xlink:href="https://en.wikipedia.org/wiki/E_number#cite_note-1129/2011-11" xlink:type="simple">[11]</text:a> Banned in <text:a xlink:href="https://en.wikipedia.org/wiki/Norway" xlink:type="simple">Norway</text:a>.<text:a xlink:href="https://en.wikipedia.org/wiki/E_number#cite_note-12" xlink:type="simple">[12]</text:a> Products in the EU require warnings and its use is being phased out.<text:a xlink:href="https://en.wikipedia.org/wiki/E_number#cite_note-1129/2011-11" xlink:type="simple">[11]</text:a> Approved in the US.<text:a xlink:href="https://en.wikipedia.org/wiki/E_number#cite_note-FDA_colors-9" xlink:type="simple">[9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111 </text:p>
          </table:table-cell>
          <table:table-cell table:style-name="ce1" office:value-type="string" calcext:value-type="string">
            <text:p><text:a xlink:href="https://en.wikipedia.org/wiki/Orange_GGN" xlink:type="simple">Orange GGN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Orange </text:p>
          </table:table-cell>
          <table:table-cell/>
          <table:table-cell table:style-name="ce4"/>
          <table:table-cell table:number-columns-repeated="1018"/>
        </table:table-row>
        <table:table-row table:style-name="ro4">
          <table:table-cell table:style-name="ce1" office:value-type="string" calcext:value-type="string">
            <text:p>E120 </text:p>
          </table:table-cell>
          <table:table-cell table:style-name="ce1" office:value-type="string" calcext:value-type="string">
            <text:p><text:a xlink:href="https://en.wikipedia.org/wiki/Cochineal" xlink:type="simple">Cochineal</text:a>, <text:a xlink:href="https://en.wikipedia.org/wiki/Carminic_acid" xlink:type="simple">Carminic acid</text:a>, <text:a xlink:href="https://en.wikipedia.org/wiki/Carmine" xlink:type="simple">Carmine</text:a> (Natural Red 4)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Crimson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121 </text:p>
          </table:table-cell>
          <table:table-cell table:style-name="ce1" office:value-type="string" calcext:value-type="string">
            <text:p><text:a xlink:href="https://en.wikipedia.org/wiki/Citrus_Red_2" xlink:type="simple">Citrus Red 2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Dark red </text:p>
          </table:table-cell>
          <table:table-cell/>
          <table:table-cell table:style-name="ce1" office:value-type="string" calcext:value-type="string">
            <text:p>Approved in the United States only for use in colouring the skin of oranges.<text:a xlink:href="https://en.wikipedia.org/wiki/E_number#cite_note-13" xlink:type="simple">[13]</text:a> </text:p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><text:a xlink:href="https://en.wikipedia.org/wiki/E122" xlink:type="simple">E122</text:a> </text:p>
          </table:table-cell>
          <table:table-cell table:style-name="ce1" office:value-type="string" calcext:value-type="string">
            <text:p><text:a xlink:href="https://en.wikipedia.org/wiki/Carmoisine" xlink:type="simple">Carmoisine</text:a> (azorubine)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Red to maroon </text:p>
          </table:table-cell>
          <table:table-cell office:value-type="float" office:value="14720" calcext:value-type="float">
            <text:p>14720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Undergoing a voluntary phase-out in the UK. Currently banned in Canada, Japan, Norway, USA .[<text:a xlink:href="https://en.wikipedia.org/wiki/Wikipedia:Citation_needed" xlink:type="simple">citation needed</text:a>] EU currently evaluating health risks.[<text:a xlink:href="https://en.wikipedia.org/wiki/Wikipedia:Citation_needed" xlink:type="simple">citation needed</text:a>]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123 </text:p>
          </table:table-cell>
          <table:table-cell table:style-name="ce1" office:value-type="string" calcext:value-type="string">
            <text:p><text:a xlink:href="https://en.wikipedia.org/wiki/Amaranth_(dye)" xlink:type="simple">Amaranth</text:a> (FD&amp;C Red 2)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Red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Banned in the United States.<text:a xlink:href="https://en.wikipedia.org/wiki/E_number#cite_note-time-14" xlink:type="simple">[14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124" xlink:type="simple">E124</text:a> </text:p>
          </table:table-cell>
          <table:table-cell table:style-name="ce1" office:value-type="string" calcext:value-type="string">
            <text:p><text:a xlink:href="https://en.wikipedia.org/wiki/Ponceau_4R" xlink:type="simple">Ponceau 4R</text:a> (Cochineal Red A, Brilliant Scarlet 4R)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Red </text:p>
          </table:table-cell>
          <table:table-cell office:value-type="float" office:value="16255" calcext:value-type="float">
            <text:p>16255</text:p>
          </table:table-cell>
          <table:table-cell table:style-name="ce1" office:value-type="string" calcext:value-type="string">
            <text:p>Restricted use approved in the EU.<text:a xlink:href="https://en.wikipedia.org/wiki/E_number#cite_note-FSAlist-8" xlink:type="simple">[8]</text:a><text:a xlink:href="https://en.wikipedia.org/wiki/E_number#cite_note-1129/2011-11" xlink:type="simple">[11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125 </text:p>
          </table:table-cell>
          <table:table-cell table:style-name="ce1" office:value-type="string" calcext:value-type="string">
            <text:p><text:a xlink:href="https://en.wikipedia.org/wiki/Ponceau_SX" xlink:type="simple">Ponceau SX</text:a>, <text:a xlink:href="https://en.wikipedia.org/wiki/Scarlet_GN" xlink:type="simple">Scarlet GN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Red </text:p>
          </table:table-cell>
          <table:table-cell/>
          <table:table-cell table:style-name="ce1" office:value-type="string" calcext:value-type="string">
            <text:p>Only permitted for externally applied drugs and cosmetics in the US.<text:a xlink:href="https://en.wikipedia.org/wiki/E_number#cite_note-15" xlink:type="simple">[15]</text:a><text:a xlink:href="https://en.wikipedia.org/wiki/E_number#cite_note-16" xlink:type="simple">[16]</text:a><text:a xlink:href="https://en.wikipedia.org/wiki/E_number#cite_note-17" xlink:type="simple">[17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126 </text:p>
          </table:table-cell>
          <table:table-cell table:style-name="ce1" office:value-type="string" calcext:value-type="string">
            <text:p><text:a xlink:href="https://en.wikipedia.org/wiki/Ponceau_6R" xlink:type="simple">Ponceau 6R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Red </text:p>
          </table:table-cell>
          <table:table-cell/>
          <table:table-cell table:style-name="ce4"/>
          <table:table-cell table:number-columns-repeated="1018"/>
        </table:table-row>
        <table:table-row table:style-name="ro3">
          <table:table-cell table:style-name="ce1" office:value-type="string" calcext:value-type="string">
            <text:p>E127 </text:p>
          </table:table-cell>
          <table:table-cell table:style-name="ce1" office:value-type="string" calcext:value-type="string">
            <text:p><text:a xlink:href="https://en.wikipedia.org/wiki/Erythrosine" xlink:type="simple">Erythrosine</text:a> (FD&amp;C Red 3)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Red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Approved in the US except for lake variant.<text:a xlink:href="https://en.wikipedia.org/wiki/E_number#cite_note-FDA_colors-9" xlink:type="simple">[9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128 </text:p>
          </table:table-cell>
          <table:table-cell table:style-name="ce1" office:value-type="string" calcext:value-type="string">
            <text:p><text:a xlink:href="https://en.wikipedia.org/wiki/Red_2G" xlink:type="simple">Red 2G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Red or pink </text:p>
          </table:table-cell>
          <table:table-cell/>
          <table:table-cell table:style-name="ce1" office:value-type="string" calcext:value-type="string">
            <text:p>Not approved in the EU.<text:a xlink:href="https://en.wikipedia.org/wiki/E_number#cite_note-1129/2011-11" xlink:type="simple">[11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E129 </text:p>
          </table:table-cell>
          <table:table-cell table:style-name="ce1" office:value-type="string" calcext:value-type="string">
            <text:p><text:a xlink:href="https://en.wikipedia.org/wiki/Allura_Red_AC" xlink:type="simple">Allura Red AC</text:a> (FD&amp;C Red 40)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Red </text:p>
          </table:table-cell>
          <table:table-cell office:value-type="float" office:value="16035" calcext:value-type="float">
            <text:p>16035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Banned in <text:a xlink:href="https://en.wikipedia.org/wiki/Switzerland" xlink:type="simple">Switzerland</text:a>.[<text:a xlink:href="https://en.wikipedia.org/wiki/Wikipedia:Citation_needed" xlink:type="simple">citation needed</text:a>] Undergoing a voluntary phase out in the UK. Approved in the US.<text:a xlink:href="https://en.wikipedia.org/wiki/E_number#cite_note-FDA_colors-9" xlink:type="simple">[9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130 </text:p>
          </table:table-cell>
          <table:table-cell table:style-name="ce1" office:value-type="string" calcext:value-type="string">
            <text:p><text:a xlink:href="https://en.wikipedia.org/wiki/Indanthrene_blue_RS" xlink:type="simple">Indanthrene blue RS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Blue </text:p>
          </table:table-cell>
          <table:table-cell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31" xlink:type="simple">E131</text:a> </text:p>
          </table:table-cell>
          <table:table-cell table:style-name="ce1" office:value-type="string" calcext:value-type="string">
            <text:p><text:a xlink:href="https://en.wikipedia.org/wiki/Patent_Blue_V" xlink:type="simple">Patent Blue V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Dark blue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32" xlink:type="simple">E132</text:a> </text:p>
          </table:table-cell>
          <table:table-cell table:style-name="ce1" office:value-type="string" calcext:value-type="string">
            <text:p><text:a xlink:href="https://en.wikipedia.org/wiki/Indigo_carmine" xlink:type="simple">Indigo carmine</text:a> (indigotine, FD&amp;C Blue 2)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Indigo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33" xlink:type="simple">E133</text:a> </text:p>
          </table:table-cell>
          <table:table-cell table:style-name="ce1" office:value-type="string" calcext:value-type="string">
            <text:p><text:a xlink:href="https://en.wikipedia.org/wiki/Brilliant_blue_FCF" xlink:type="simple">Brilliant blue FCF</text:a> (FD&amp;C Blue 1)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Reddish blue </text:p>
          </table:table-cell>
          <table:table-cell office:value-type="float" office:value="42090" calcext:value-type="float">
            <text:p>42090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E140 </text:p>
          </table:table-cell>
          <table:table-cell table:style-name="ce1" office:value-type="string" calcext:value-type="string">
            <text:p><text:a xlink:href="https://en.wikipedia.org/wiki/Chlorophyll" xlink:type="simple">Chlorophylls</text:a> and <text:a xlink:href="https://en.wikipedia.org/wiki/Chlorophyllin" xlink:type="simple">Chlorophyllins</text:a>: (i) Chlorophylls (ii) Chlorophyllins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Green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6">
          <table:table-cell table:style-name="ce1" office:value-type="string" calcext:value-type="string">
            <text:p>E141 </text:p>
          </table:table-cell>
          <table:table-cell table:style-name="ce1" office:value-type="string" calcext:value-type="string">
            <text:p>Copper complexes of chlorophylls and chlorophyllins (i) Copper complexes of chlorophylls (ii) Copper complexes of chlorophyllins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Green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42" xlink:type="simple">E142</text:a> </text:p>
          </table:table-cell>
          <table:table-cell table:style-name="ce1" office:value-type="string" calcext:value-type="string">
            <text:p><text:a xlink:href="https://en.wikipedia.org/wiki/Green_S" xlink:type="simple">Green S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Green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43" xlink:type="simple">E143</text:a> </text:p>
          </table:table-cell>
          <table:table-cell table:style-name="ce1" office:value-type="string" calcext:value-type="string">
            <text:p><text:a xlink:href="https://en.wikipedia.org/wiki/Fast_Green_FCF" xlink:type="simple">Fast Green FCF</text:a> (FD&amp;C Green 3)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Green </text:p>
          </table:table-cell>
          <table:table-cell/>
          <table:table-cell table:style-name="ce1" office:value-type="string" calcext:value-type="string">
            <text:p>Approved in the US. Banned in the EU.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50a" xlink:type="simple">E150a</text:a> </text:p>
          </table:table-cell>
          <table:table-cell table:style-name="ce3" office:value-type="string" calcext:value-type="string">
            <text:p><text:a xlink:href="https://en.wikipedia.org/wiki/Caramel_coloring" xlink:type="simple">Plain caramel</text:a>, Caramel I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Brown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50b" xlink:type="simple">E150b</text:a> </text:p>
          </table:table-cell>
          <table:table-cell table:style-name="ce3" office:value-type="string" calcext:value-type="string">
            <text:p><text:a xlink:href="https://en.wikipedia.org/wiki/Caramel_coloring" xlink:type="simple">Caustic sulfite caramel</text:a>, Caramel II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Brown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50c" xlink:type="simple">E150c</text:a> </text:p>
          </table:table-cell>
          <table:table-cell table:style-name="ce3" office:value-type="string" calcext:value-type="string">
            <text:p><text:a xlink:href="https://en.wikipedia.org/wiki/Caramel_coloring" xlink:type="simple">Ammonia caramel</text:a>, Caramel III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Brown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50d" xlink:type="simple">E150d</text:a> </text:p>
          </table:table-cell>
          <table:table-cell table:style-name="ce3" office:value-type="string" calcext:value-type="string">
            <text:p><text:a xlink:href="https://en.wikipedia.org/wiki/Caramel_coloring" xlink:type="simple">Sulfite ammonia caramel</text:a>, Caramel IV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Brown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51" xlink:type="simple">E151</text:a> </text:p>
          </table:table-cell>
          <table:table-cell table:style-name="ce1" office:value-type="string" calcext:value-type="string">
            <text:p><text:a xlink:href="https://en.wikipedia.org/wiki/Black_PN" xlink:type="simple">Black PN</text:a>, <text:a xlink:href="https://en.wikipedia.org/wiki/Brilliant_Black_BN" xlink:type="simple">Brilliant Black BN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Black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52" xlink:type="simple">E152</text:a> </text:p>
          </table:table-cell>
          <table:table-cell table:style-name="ce1" office:value-type="string" calcext:value-type="string">
            <text:p><text:a xlink:href="https://en.wikipedia.org/wiki/Carbon_black" xlink:type="simple">Carbon black</text:a> (hydrocarbon)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Black </text:p>
          </table:table-cell>
          <table:table-cell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53" xlink:type="simple">E153</text:a> </text:p>
          </table:table-cell>
          <table:table-cell table:style-name="ce1" office:value-type="string" calcext:value-type="string">
            <text:p><text:a xlink:href="https://en.wikipedia.org/wiki/Vegetable_carbon" xlink:type="simple">Vegetable carbon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Black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154" xlink:type="simple">E154</text:a> </text:p>
          </table:table-cell>
          <table:table-cell table:style-name="ce1" office:value-type="string" calcext:value-type="string">
            <text:p><text:a xlink:href="https://en.wikipedia.org/wiki/Brown_FK" xlink:type="simple">Brown FK</text:a> (kipper brown)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Brown </text:p>
          </table:table-cell>
          <table:table-cell/>
          <table:table-cell table:style-name="ce1" office:value-type="string" calcext:value-type="string">
            <text:p>Previously approved in the EU for dyeing kippers only: approval withdrawn November 2011.<text:a xlink:href="https://en.wikipedia.org/wiki/E_number#cite_note-1129/2011-11" xlink:type="simple">[11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155" xlink:type="simple">E155</text:a> </text:p>
          </table:table-cell>
          <table:table-cell table:style-name="ce1" office:value-type="string" calcext:value-type="string">
            <text:p><text:a xlink:href="https://en.wikipedia.org/wiki/Brown_HT" xlink:type="simple">Brown HT</text:a> (chocolate brown HT)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Brown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160a" xlink:type="simple">E160a</text:a> </text:p>
          </table:table-cell>
          <table:table-cell table:style-name="ce1" office:value-type="string" calcext:value-type="string">
            <text:p><text:a xlink:href="https://en.wikipedia.org/wiki/Alpha-carotene" xlink:type="simple">Alpha-carotene</text:a>, <text:a xlink:href="https://en.wikipedia.org/wiki/Beta-carotene" xlink:type="simple">Beta-carotene</text:a>, <text:a xlink:href="https://en.wikipedia.org/wiki/Gamma-carotene" xlink:type="simple">Gamma-carotene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Yellow-orange to brown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60b" xlink:type="simple">E160b</text:a> </text:p>
          </table:table-cell>
          <table:table-cell table:style-name="ce1" office:value-type="string" calcext:value-type="string">
            <text:p><text:a xlink:href="https://en.wikipedia.org/wiki/Annatto" xlink:type="simple">Annatto</text:a>, <text:a xlink:href="https://en.wikipedia.org/wiki/Bixin" xlink:type="simple">bixin</text:a>, <text:a xlink:href="https://en.wikipedia.org/wiki/Norbixin" xlink:type="simple">norbixin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Orange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160c" xlink:type="simple">E160c</text:a> </text:p>
          </table:table-cell>
          <table:table-cell table:style-name="ce1" office:value-type="string" calcext:value-type="string">
            <text:p><text:a xlink:href="https://en.wikipedia.org/wiki/Paprika_oleoresin" xlink:type="simple">Paprika oleoresin</text:a>: (i) <text:a xlink:href="https://en.wikipedia.org/wiki/Capsanthin" xlink:type="simple">capsanthin</text:a>, (ii) <text:a xlink:href="https://en.wikipedia.org/wiki/Capsorubin" xlink:type="simple">capsorubin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Red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60d" xlink:type="simple">E160d</text:a> </text:p>
          </table:table-cell>
          <table:table-cell table:style-name="ce1" office:value-type="string" calcext:value-type="string">
            <text:p><text:a xlink:href="https://en.wikipedia.org/wiki/Lycopene" xlink:type="simple">Lycopene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Bright to deep red </text:p>
          </table:table-cell>
          <table:table-cell/>
          <table:table-cell table:style-name="ce1" office:value-type="string" calcext:value-type="string">
            <text:p>Restricted use approved in the EU.<text:a xlink:href="https://en.wikipedia.org/wiki/E_number#cite_note-FSAlist-8" xlink:type="simple">[8]</text:a><text:a xlink:href="https://en.wikipedia.org/wiki/E_number#cite_note-1129/2011-11" xlink:type="simple">[11]</text:a> Approved in the US.<text:a xlink:href="https://en.wikipedia.org/wiki/E_number#cite_note-FDA_colors-9" xlink:type="simple">[9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60e" xlink:type="simple">E160e</text:a> </text:p>
          </table:table-cell>
          <table:table-cell table:style-name="ce1" office:value-type="string" calcext:value-type="string">
            <text:p><text:a xlink:href="https://en.wikipedia.org/wiki/Beta-apo-8%27-carotenal" xlink:type="simple">Beta-apo-8'-carotenal</text:a> (C 30)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Orange-red to yellow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160f" xlink:type="simple">E160f</text:a> </text:p>
          </table:table-cell>
          <table:table-cell table:style-name="ce1" office:value-type="string" calcext:value-type="string">
            <text:p><text:a xlink:href="https://en.wikipedia.org/wiki/Ethyl_ester_of_beta-apo-8%27-carotenic_acid" xlink:type="simple">Ethyl ester of beta-apo-8'-carotenic acid</text:a> (C 30)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Orange-red to yellow </text:p>
          </table:table-cell>
          <table:table-cell/>
          <table:table-cell table:style-name="ce1" office:value-type="string" calcext:value-type="string">
            <text:p>Not approved in the EU.<text:a xlink:href="https://en.wikipedia.org/wiki/E_number#cite_note-1129/2011-11" xlink:type="simple">[11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161a" xlink:type="simple">E161a</text:a> </text:p>
          </table:table-cell>
          <table:table-cell table:style-name="ce1" office:value-type="string" calcext:value-type="string">
            <text:p><text:a xlink:href="https://en.wikipedia.org/wiki/Flavoxanthin" xlink:type="simple">Flavoxanthin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Golden-yellow and brownish </text:p>
          </table:table-cell>
          <table:table-cell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61b" xlink:type="simple">E161b</text:a> </text:p>
          </table:table-cell>
          <table:table-cell table:style-name="ce1" office:value-type="string" calcext:value-type="string">
            <text:p><text:a xlink:href="https://en.wikipedia.org/wiki/Lutein" xlink:type="simple">Lutein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Orange-red to yellow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61c" xlink:type="simple">E161c</text:a> </text:p>
          </table:table-cell>
          <table:table-cell table:style-name="ce1" office:value-type="string" calcext:value-type="string">
            <text:p><text:a xlink:href="https://en.wikipedia.org/wiki/Cryptoxanthin" xlink:type="simple">Cryptoxanthin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Orange-red </text:p>
          </table:table-cell>
          <table:table-cell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61d" xlink:type="simple">E161d</text:a> </text:p>
          </table:table-cell>
          <table:table-cell table:style-name="ce1" office:value-type="string" calcext:value-type="string">
            <text:p><text:a xlink:href="https://en.wikipedia.org/wiki/Rubixanthin" xlink:type="simple">Rubixanthin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Orange-red </text:p>
          </table:table-cell>
          <table:table-cell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61e" xlink:type="simple">E161e</text:a> </text:p>
          </table:table-cell>
          <table:table-cell table:style-name="ce1" office:value-type="string" calcext:value-type="string">
            <text:p><text:a xlink:href="https://en.wikipedia.org/wiki/Violaxanthin" xlink:type="simple">Violaxanthin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Orange </text:p>
          </table:table-cell>
          <table:table-cell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61f" xlink:type="simple">E161f</text:a> </text:p>
          </table:table-cell>
          <table:table-cell table:style-name="ce1" office:value-type="string" calcext:value-type="string">
            <text:p><text:a xlink:href="https://en.wikipedia.org/wiki/Rhodoxanthin" xlink:type="simple">Rhodoxanthin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Purple </text:p>
          </table:table-cell>
          <table:table-cell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61g" xlink:type="simple">E161g</text:a> </text:p>
          </table:table-cell>
          <table:table-cell table:style-name="ce1" office:value-type="string" calcext:value-type="string">
            <text:p><text:a xlink:href="https://en.wikipedia.org/wiki/Canthaxanthin" xlink:type="simple">Canthaxanthin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Violet </text:p>
          </table:table-cell>
          <table:table-cell/>
          <table:table-cell table:style-name="ce1" office:value-type="string" calcext:value-type="string">
            <text:p>Not approved in the EU.<text:a xlink:href="https://en.wikipedia.org/wiki/E_number#cite_note-1129/2011-11" xlink:type="simple">[11]</text:a> Approved in the US.<text:a xlink:href="https://en.wikipedia.org/wiki/E_number#cite_note-FDA_colors-9" xlink:type="simple">[9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61h" xlink:type="simple">E161h</text:a> </text:p>
          </table:table-cell>
          <table:table-cell table:style-name="ce1" office:value-type="string" calcext:value-type="string">
            <text:p><text:a xlink:href="https://en.wikipedia.org/wiki/Zeaxanthin" xlink:type="simple">Zeaxanthin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Orange-red </text:p>
          </table:table-cell>
          <table:table-cell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61i" xlink:type="simple">E161i</text:a> </text:p>
          </table:table-cell>
          <table:table-cell table:style-name="ce1" office:value-type="string" calcext:value-type="string">
            <text:p><text:a xlink:href="https://en.wikipedia.org/wiki/Citranaxanthin" xlink:type="simple">Citranaxanthin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Deep violet </text:p>
          </table:table-cell>
          <table:table-cell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61j" xlink:type="simple">E161j</text:a> </text:p>
          </table:table-cell>
          <table:table-cell table:style-name="ce1" office:value-type="string" calcext:value-type="string">
            <text:p><text:a xlink:href="https://en.wikipedia.org/wiki/Astaxanthin" xlink:type="simple">Astaxanthin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Red </text:p>
          </table:table-cell>
          <table:table-cell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62" xlink:type="simple">E162</text:a> </text:p>
          </table:table-cell>
          <table:table-cell table:style-name="ce1" office:value-type="string" calcext:value-type="string">
            <text:p><text:a xlink:href="https://en.wikipedia.org/wiki/Beetroot_Red" xlink:type="simple">Beetroot Red</text:a>, <text:a xlink:href="https://en.wikipedia.org/wiki/Betanin" xlink:type="simple">Betanin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Red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163" xlink:type="simple">E163</text:a> </text:p>
          </table:table-cell>
          <table:table-cell table:style-name="ce1" office:value-type="string" calcext:value-type="string">
            <text:p><text:a xlink:href="https://en.wikipedia.org/wiki/Anthocyanins" xlink:type="simple">Anthocyanins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<text:a xlink:href="https://en.wikipedia.org/wiki/PH_indicator" xlink:type="simple">pH dependent</text:a>(Red, green and purple ranges)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64_(E_number)" xlink:type="simple">E164</text:a> </text:p>
          </table:table-cell>
          <table:table-cell table:style-name="ce1" office:value-type="string" calcext:value-type="string">
            <text:p><text:a xlink:href="https://en.wikipedia.org/wiki/Saffron" xlink:type="simple">Saffron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Orange-red[colour?] </text:p>
          </table:table-cell>
          <table:table-cell/>
          <table:table-cell table:style-name="ce1" office:value-type="string" calcext:value-type="string">
            <text:p>Approved in the US.<text:a xlink:href="https://en.wikipedia.org/wiki/E_number#cite_note-FDA_colors-9" xlink:type="simple">[9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170 </text:p>
          </table:table-cell>
          <table:table-cell table:style-name="ce1" office:value-type="string" calcext:value-type="string">
            <text:p><text:a xlink:href="https://en.wikipedia.org/wiki/Calcium_carbonate" xlink:type="simple">Calcium carbonate</text:a>, <text:a xlink:href="https://en.wikipedia.org/wiki/Chalk" xlink:type="simple">Chalk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White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171" xlink:type="simple">E171</text:a> </text:p>
          </table:table-cell>
          <table:table-cell table:style-name="ce1" office:value-type="string" calcext:value-type="string">
            <text:p><text:a xlink:href="https://en.wikipedia.org/wiki/Titanium_dioxide" xlink:type="simple">Titanium dioxide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White </text:p>
          </table:table-cell>
          <table:table-cell office:value-type="float" office:value="77891" calcext:value-type="float">
            <text:p>77891</text:p>
          </table:table-cell>
          <table:table-cell table:style-name="ce1" office:value-type="string" calcext:value-type="string">
            <text:p>No longer approved in the EU as of June 2022,<text:a xlink:href="https://en.wikipedia.org/wiki/E_number#cite_note-18" xlink:type="simple">[18]</text:a> due to the identification of potential carcinogenic effects.<text:a xlink:href="https://en.wikipedia.org/wiki/E_number#cite_note-19" xlink:type="simple">[19]</text:a> Approved in the US.<text:a xlink:href="https://en.wikipedia.org/wiki/E_number#cite_note-FDA_colors-9" xlink:type="simple">[9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72" xlink:type="simple">E172</text:a> </text:p>
          </table:table-cell>
          <table:table-cell table:style-name="ce1" office:value-type="string" calcext:value-type="string">
            <text:p><text:a xlink:href="https://en.wikipedia.org/wiki/Iron_oxide" xlink:type="simple">Iron oxides</text:a> and <text:a xlink:href="https://en.wikipedia.org/wiki/Iron_hydroxide" xlink:type="simple">iron hydroxides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Brown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Approved in the US for sausage casings.<text:a xlink:href="https://en.wikipedia.org/wiki/E_number#cite_note-FDA_colors-9" xlink:type="simple">[9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73" xlink:type="simple">E173</text:a> </text:p>
          </table:table-cell>
          <table:table-cell table:style-name="ce1" office:value-type="string" calcext:value-type="string">
            <text:p><text:a xlink:href="https://en.wikipedia.org/wiki/Aluminium" xlink:type="simple">Aluminium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Silver to grey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74" xlink:type="simple">E174</text:a> </text:p>
          </table:table-cell>
          <table:table-cell table:style-name="ce1" office:value-type="string" calcext:value-type="string">
            <text:p><text:a xlink:href="https://en.wikipedia.org/wiki/Silver" xlink:type="simple">Silver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Silver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75_(E_number)" xlink:type="simple">E175</text:a> </text:p>
          </table:table-cell>
          <table:table-cell table:style-name="ce1" office:value-type="string" calcext:value-type="string">
            <text:p><text:a xlink:href="https://en.wikipedia.org/wiki/Gold" xlink:type="simple">Gold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Gold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80" xlink:type="simple">E180</text:a> </text:p>
          </table:table-cell>
          <table:table-cell table:style-name="ce1" office:value-type="string" calcext:value-type="string">
            <text:p><text:a xlink:href="https://en.wikipedia.org/wiki/Pigment_Rubine" xlink:type="simple">Pigment Rubine</text:a>, <text:a xlink:href="https://en.wikipedia.org/wiki/Lithol_Rubine_BK" xlink:type="simple">Lithol Rubine BK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Red </text:p>
          </table:table-cell>
          <table:table-cell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Tannic_acid" xlink:type="simple">E181</text:a> </text:p>
          </table:table-cell>
          <table:table-cell table:style-name="ce1" office:value-type="string" calcext:value-type="string">
            <text:p><text:a xlink:href="https://en.wikipedia.org/wiki/Tannin" xlink:type="simple">Tannin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Brown </text:p>
          </table:table-cell>
          <table:table-cell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82" xlink:type="simple">E182</text:a> </text:p>
          </table:table-cell>
          <table:table-cell table:style-name="ce1" office:value-type="string" calcext:value-type="string">
            <text:p><text:a xlink:href="https://en.wikipedia.org/wiki/Orcein" xlink:type="simple">Orcein</text:a>, <text:a xlink:href="https://en.wikipedia.org/wiki/Orchil" xlink:type="simple">Orchil</text:a> </text:p>
          </table:table-cell>
          <table:table-cell office:value-type="string" calcext:value-type="string">
            <text:p>color</text:p>
          </table:table-cell>
          <table:table-cell table:style-name="ce1" office:value-type="string" calcext:value-type="string">
            <text:p>Purple </text:p>
          </table:table-cell>
          <table:table-cell/>
          <table:table-cell table:style-name="ce4"/>
          <table:table-cell table:number-columns-repeated="1018"/>
        </table:table-row>
        <table:table-row table:style-name="ro3">
          <table:table-cell table:style-name="ce1" office:value-type="string" calcext:value-type="string">
            <text:p>E200 </text:p>
          </table:table-cell>
          <table:table-cell table:style-name="ce1" office:value-type="string" calcext:value-type="string">
            <text:p><text:a xlink:href="https://en.wikipedia.org/wiki/Sorbic_acid" xlink:type="simple">Sorbic acid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201 </text:p>
          </table:table-cell>
          <table:table-cell table:style-name="ce1" office:value-type="string" calcext:value-type="string">
            <text:p><text:a xlink:href="https://en.wikipedia.org/wiki/Sodium_sorbate" xlink:type="simple">Sodium sorba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202" xlink:type="simple">E202</text:a> </text:p>
          </table:table-cell>
          <table:table-cell table:style-name="ce1" office:value-type="string" calcext:value-type="string">
            <text:p><text:a xlink:href="https://en.wikipedia.org/wiki/Potassium_sorbate" xlink:type="simple">Potassium sorba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203" xlink:type="simple">E203</text:a> </text:p>
          </table:table-cell>
          <table:table-cell table:style-name="ce1" office:value-type="string" calcext:value-type="string">
            <text:p><text:a xlink:href="https://en.wikipedia.org/wiki/Calcium_sorbate" xlink:type="simple">Calcium sorba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209" xlink:type="simple">E209</text:a> </text:p>
          </table:table-cell>
          <table:table-cell table:style-name="ce1" office:value-type="string" calcext:value-type="string">
            <text:p><text:a xlink:href="https://en.wikipedia.org/wiki/Heptyl_p-hydroxybenzoate" xlink:type="simple">Heptyl p-hydroxybenzoa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210" xlink:type="simple">E210</text:a> </text:p>
          </table:table-cell>
          <table:table-cell table:style-name="ce1" office:value-type="string" calcext:value-type="string">
            <text:p><text:a xlink:href="https://en.wikipedia.org/wiki/Benzoic_acid" xlink:type="simple">Benzoic acid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211" xlink:type="simple">E211</text:a> </text:p>
          </table:table-cell>
          <table:table-cell table:style-name="ce1" office:value-type="string" calcext:value-type="string">
            <text:p><text:a xlink:href="https://en.wikipedia.org/wiki/Sodium_benzoate" xlink:type="simple">Sodium benzoa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212" xlink:type="simple">E212</text:a> </text:p>
          </table:table-cell>
          <table:table-cell table:style-name="ce1" office:value-type="string" calcext:value-type="string">
            <text:p><text:a xlink:href="https://en.wikipedia.org/wiki/Potassium_benzoate" xlink:type="simple">Potassium benzoa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213" xlink:type="simple">E213</text:a> </text:p>
          </table:table-cell>
          <table:table-cell table:style-name="ce1" office:value-type="string" calcext:value-type="string">
            <text:p><text:a xlink:href="https://en.wikipedia.org/wiki/Calcium_benzoate" xlink:type="simple">Calcium benzoa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214" xlink:type="simple">E214</text:a> </text:p>
          </table:table-cell>
          <table:table-cell table:style-name="ce1" office:value-type="string" calcext:value-type="string">
            <text:p><text:a xlink:href="https://en.wikipedia.org/wiki/Ethylparaben" xlink:type="simple">Ethylparaben</text:a> (ethyl para-hydroxybenzoate)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215" xlink:type="simple">E215</text:a> </text:p>
          </table:table-cell>
          <table:table-cell table:style-name="ce1" office:value-type="string" calcext:value-type="string">
            <text:p><text:a xlink:href="https://en.wikipedia.org/wiki/Sodium_ethyl_para-hydroxybenzoate" xlink:type="simple">Sodium ethyl para-hydroxybenzoa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216" xlink:type="simple">E216</text:a> </text:p>
          </table:table-cell>
          <table:table-cell table:style-name="ce1" office:value-type="string" calcext:value-type="string">
            <text:p><text:a xlink:href="https://en.wikipedia.org/wiki/Propylparaben" xlink:type="simple">Propylparaben</text:a> (propyl para-hydroxybenzoate)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Sodium_propyl_para-hydroxybenzoate" xlink:type="simple">E217</text:a> </text:p>
          </table:table-cell>
          <table:table-cell table:style-name="ce1" office:value-type="string" calcext:value-type="string">
            <text:p><text:a xlink:href="https://en.wikipedia.org/wiki/Sodium_propyl_para-hydroxybenzoate" xlink:type="simple">Sodium propyl para-hydroxybenzoa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218" xlink:type="simple">E218</text:a> </text:p>
          </table:table-cell>
          <table:table-cell table:style-name="ce1" office:value-type="string" calcext:value-type="string">
            <text:p><text:a xlink:href="https://en.wikipedia.org/wiki/Methylparaben" xlink:type="simple">Methylparaben</text:a> (methyl para-hydroxybenzoate)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19" xlink:type="simple">E219</text:a> </text:p>
          </table:table-cell>
          <table:table-cell table:style-name="ce1" office:value-type="string" calcext:value-type="string">
            <text:p><text:a xlink:href="https://en.wikipedia.org/wiki/Sodium_methyl_para-hydroxybenzoate" xlink:type="simple">Sodium methyl para-hydroxybenzoa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220 </text:p>
          </table:table-cell>
          <table:table-cell table:style-name="ce1" office:value-type="string" calcext:value-type="string">
            <text:p><text:a xlink:href="https://en.wikipedia.org/wiki/Sulfur_dioxide" xlink:type="simple">Sulfur dioxid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21" xlink:type="simple">E221</text:a> </text:p>
          </table:table-cell>
          <table:table-cell table:style-name="ce1" office:value-type="string" calcext:value-type="string">
            <text:p><text:a xlink:href="https://en.wikipedia.org/wiki/Sodium_sulfite" xlink:type="simple">Sodium sulfi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22" xlink:type="simple">E222</text:a> </text:p>
          </table:table-cell>
          <table:table-cell table:style-name="ce1" office:value-type="string" calcext:value-type="string">
            <text:p><text:a xlink:href="https://en.wikipedia.org/wiki/Sodium_bisulfite" xlink:type="simple">Sodium bisulfite</text:a> (sodium hydrogen sulfite)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23" xlink:type="simple">E223</text:a> </text:p>
          </table:table-cell>
          <table:table-cell table:style-name="ce1" office:value-type="string" calcext:value-type="string">
            <text:p><text:a xlink:href="https://en.wikipedia.org/wiki/Sodium_metabisulfite" xlink:type="simple">Sodium metabisulfi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24" xlink:type="simple">E224</text:a> </text:p>
          </table:table-cell>
          <table:table-cell table:style-name="ce1" office:value-type="string" calcext:value-type="string">
            <text:p><text:a xlink:href="https://en.wikipedia.org/wiki/Potassium_metabisulfite" xlink:type="simple">Potassium metabisulfi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25" xlink:type="simple">E225</text:a> </text:p>
          </table:table-cell>
          <table:table-cell table:style-name="ce1" office:value-type="string" calcext:value-type="string">
            <text:p><text:a xlink:href="https://en.wikipedia.org/wiki/Potassium_sulfite" xlink:type="simple">Potassium sulfi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26" xlink:type="simple">E226</text:a> </text:p>
          </table:table-cell>
          <table:table-cell table:style-name="ce1" office:value-type="string" calcext:value-type="string">
            <text:p><text:a xlink:href="https://en.wikipedia.org/wiki/Calcium_sulfite" xlink:type="simple">Calcium sulfi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27" xlink:type="simple">E227</text:a> </text:p>
          </table:table-cell>
          <table:table-cell table:style-name="ce1" office:value-type="string" calcext:value-type="string">
            <text:p><text:a xlink:href="https://en.wikipedia.org/wiki/Calcium_hydrogen_sulfite" xlink:type="simple">Calcium hydrogen sulfite</text:a> (<text:a xlink:href="https://en.wikipedia.org/wiki/Preservative" xlink:type="simple">preservative</text:a>) </text:p>
          </table:table-cell>
          <table:table-cell table:style-name="ce1" office:value-type="string" calcext:value-type="string">
            <text:p><text:a xlink:href="https://en.wikipedia.org/wiki/Firming_agent" xlink:type="simple">firm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28" xlink:type="simple">E228</text:a> </text:p>
          </table:table-cell>
          <table:table-cell table:style-name="ce1" office:value-type="string" calcext:value-type="string">
            <text:p><text:a xlink:href="https://en.wikipedia.org/wiki/Potassium_hydrogen_sulfite" xlink:type="simple">Potassium hydrogen sulfi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30" xlink:type="simple">E230</text:a> </text:p>
          </table:table-cell>
          <table:table-cell table:style-name="ce1" office:value-type="string" calcext:value-type="string">
            <text:p><text:a xlink:href="https://en.wikipedia.org/wiki/Biphenyl" xlink:type="simple">Biphenyl, diphenyl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6" office:value-type="string" calcext:value-type="string">
            <text:p>Not approved in the EU.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2-Phenylphenol" xlink:type="simple">E231</text:a> </text:p>
          </table:table-cell>
          <table:table-cell table:style-name="ce1" office:value-type="string" calcext:value-type="string">
            <text:p><text:a xlink:href="https://en.wikipedia.org/wiki/Orthophenyl_phenol" xlink:type="simple">Orthophenyl phenol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6" office:value-type="string" calcext:value-type="string">
            <text:p>Not approved in the EU.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32" xlink:type="simple">E232</text:a> </text:p>
          </table:table-cell>
          <table:table-cell table:style-name="ce1" office:value-type="string" calcext:value-type="string">
            <text:p><text:a xlink:href="https://en.wikipedia.org/wiki/Sodium_orthophenyl_phenol" xlink:type="simple">Sodium orthophenyl phenol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6" office:value-type="string" calcext:value-type="string">
            <text:p>Not approved in the EU.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Thiabendazole" xlink:type="simple">E233</text:a> </text:p>
          </table:table-cell>
          <table:table-cell table:style-name="ce1" office:value-type="string" calcext:value-type="string">
            <text:p><text:a xlink:href="https://en.wikipedia.org/wiki/Thiabendazole" xlink:type="simple">Thiabendazol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6" office:value-type="string" calcext:value-type="string">
            <text:p>Not approved in the EU.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Nisin" xlink:type="simple">E234</text:a> </text:p>
          </table:table-cell>
          <table:table-cell table:style-name="ce1" office:value-type="string" calcext:value-type="string">
            <text:p><text:a xlink:href="https://en.wikipedia.org/wiki/Nisin" xlink:type="simple">Nisin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35" xlink:type="simple">E235</text:a> </text:p>
          </table:table-cell>
          <table:table-cell table:style-name="ce1" office:value-type="string" calcext:value-type="string">
            <text:p><text:a xlink:href="https://en.wikipedia.org/wiki/Natamycin" xlink:type="simple">Natamycin, Pimaracin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36" xlink:type="simple">E236</text:a> </text:p>
          </table:table-cell>
          <table:table-cell table:style-name="ce1" office:value-type="string" calcext:value-type="string">
            <text:p><text:a xlink:href="https://en.wikipedia.org/wiki/Formic_acid" xlink:type="simple">Formic acid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37" xlink:type="simple">E237</text:a> </text:p>
          </table:table-cell>
          <table:table-cell table:style-name="ce1" office:value-type="string" calcext:value-type="string">
            <text:p><text:a xlink:href="https://en.wikipedia.org/wiki/Sodium_formate" xlink:type="simple">Sodium forma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38" xlink:type="simple">E238</text:a> </text:p>
          </table:table-cell>
          <table:table-cell table:style-name="ce1" office:value-type="string" calcext:value-type="string">
            <text:p><text:a xlink:href="https://en.wikipedia.org/wiki/Calcium_formate" xlink:type="simple">Calcium forma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39" xlink:type="simple">E239</text:a> </text:p>
          </table:table-cell>
          <table:table-cell table:style-name="ce1" office:value-type="string" calcext:value-type="string">
            <text:p><text:a xlink:href="https://en.wikipedia.org/wiki/Hexamine" xlink:type="simple">Hexamine</text:a> (hexamethylene tetramine)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40" xlink:type="simple">E240</text:a> </text:p>
          </table:table-cell>
          <table:table-cell table:style-name="ce1" office:value-type="string" calcext:value-type="string">
            <text:p><text:a xlink:href="https://en.wikipedia.org/wiki/Formaldehyde" xlink:type="simple">Formaldehyd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42" xlink:type="simple">E242</text:a> </text:p>
          </table:table-cell>
          <table:table-cell table:style-name="ce1" office:value-type="string" calcext:value-type="string">
            <text:p><text:a xlink:href="https://en.wikipedia.org/wiki/Dimethyl_dicarbonate" xlink:type="simple">Dimethyl dicarbona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49" xlink:type="simple">E249</text:a> </text:p>
          </table:table-cell>
          <table:table-cell table:style-name="ce1" office:value-type="string" calcext:value-type="string">
            <text:p><text:a xlink:href="https://en.wikipedia.org/wiki/Potassium_nitrite" xlink:type="simple">Potassium nitri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Sodium_nitrite" xlink:type="simple">E250</text:a> </text:p>
          </table:table-cell>
          <table:table-cell table:style-name="ce1" office:value-type="string" calcext:value-type="string">
            <text:p><text:a xlink:href="https://en.wikipedia.org/wiki/Sodium_nitrite" xlink:type="simple">Sodium nitri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51" xlink:type="simple">E251</text:a> </text:p>
          </table:table-cell>
          <table:table-cell table:style-name="ce1" office:value-type="string" calcext:value-type="string">
            <text:p><text:a xlink:href="https://en.wikipedia.org/wiki/Sodium_nitrate" xlink:type="simple">Sodium nitrate</text:a> (Chile saltpetre)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252" xlink:type="simple">E252</text:a> </text:p>
          </table:table-cell>
          <table:table-cell table:style-name="ce1" office:value-type="string" calcext:value-type="string">
            <text:p><text:a xlink:href="https://en.wikipedia.org/wiki/Potassium_nitrate" xlink:type="simple">Potassium nitrate</text:a> (Saltpetre)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260 </text:p>
          </table:table-cell>
          <table:table-cell table:style-name="ce1" office:value-type="string" calcext:value-type="string">
            <text:p><text:a xlink:href="https://en.wikipedia.org/wiki/Acetic_acid" xlink:type="simple">Acetic acid</text:a> (<text:a xlink:href="https://en.wikipedia.org/wiki/Preservative" xlink:type="simple">preservative</text:a>) </text:p>
          </table:table-cell>
          <table:table-cell table:style-name="ce1" office:value-type="string" calcext:value-type="string">
            <text:p><text:a xlink:href="https://en.wikipedia.org/wiki/Acidity_regulator" xlink:type="simple">acidity regulator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261 </text:p>
          </table:table-cell>
          <table:table-cell table:style-name="ce1" office:value-type="string" calcext:value-type="string">
            <text:p><text:a xlink:href="https://en.wikipedia.org/wiki/Potassium_acetate" xlink:type="simple">Potassium acetate</text:a> (<text:a xlink:href="https://en.wikipedia.org/wiki/Preservative" xlink:type="simple">preservative</text:a>)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E262 </text:p>
          </table:table-cell>
          <table:table-cell table:style-name="ce1" office:value-type="string" calcext:value-type="string">
            <text:p>Sodium acetates (i) <text:a xlink:href="https://en.wikipedia.org/wiki/Sodium_acetate" xlink:type="simple">Sodium acetate</text:a> (ii) <text:a xlink:href="https://en.wikipedia.org/wiki/Sodium_diacetate" xlink:type="simple">Sodium diacetate</text:a> (sodium hydrogen acetate) </text:p>
          </table:table-cell>
          <table:table-cell table:style-name="ce1" office:value-type="string" calcext:value-type="string">
            <text:p>preservative, 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Calcium_acetate" xlink:type="simple">E263</text:a> </text:p>
          </table:table-cell>
          <table:table-cell table:style-name="ce1" office:value-type="string" calcext:value-type="string">
            <text:p><text:a xlink:href="https://en.wikipedia.org/wiki/Calcium_acetate" xlink:type="simple">Calcium acetate</text:a> (<text:a xlink:href="https://en.wikipedia.org/wiki/Preservative" xlink:type="simple">preservative</text:a>)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Ammonium_acetate" xlink:type="simple">E264</text:a> </text:p>
          </table:table-cell>
          <table:table-cell table:style-name="ce1" office:value-type="string" calcext:value-type="string">
            <text:p><text:a xlink:href="https://en.wikipedia.org/wiki/Ammonium_acetate" xlink:type="simple">Ammonium aceta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Australia and New Zealand<text:a xlink:href="https://en.wikipedia.org/wiki/E_number#cite_note-21" xlink:type="simple">[21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E265 </text:p>
          </table:table-cell>
          <table:table-cell table:style-name="ce1" office:value-type="string" calcext:value-type="string">
            <text:p><text:a xlink:href="https://en.wikipedia.org/wiki/Dehydroacetic_acid" xlink:type="simple">Dehydroacetic acid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266" xlink:type="simple">E266</text:a> </text:p>
          </table:table-cell>
          <table:table-cell table:style-name="ce1" office:value-type="string" calcext:value-type="string">
            <text:p><text:a xlink:href="https://en.wikipedia.org/wiki/Sodium_dehydroacetate" xlink:type="simple">Sodium dehydroaceta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270" xlink:type="simple">E270</text:a> </text:p>
          </table:table-cell>
          <table:table-cell table:style-name="ce1" office:value-type="string" calcext:value-type="string">
            <text:p><text:a xlink:href="https://en.wikipedia.org/wiki/Lactic_acid" xlink:type="simple">Lactic acid</text:a> (preservative) </text:p>
          </table:table-cell>
          <table:table-cell table:style-name="ce1" office:value-type="string" calcext:value-type="string">
            <text:p><text:a xlink:href="https://en.wikipedia.org/wiki/Antioxidant" xlink:type="simple">antioxida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280" xlink:type="simple">E280</text:a> </text:p>
          </table:table-cell>
          <table:table-cell table:style-name="ce1" office:value-type="string" calcext:value-type="string">
            <text:p><text:a xlink:href="https://en.wikipedia.org/wiki/Propionic_acid" xlink:type="simple">Propionic acid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281" xlink:type="simple">E281</text:a> </text:p>
          </table:table-cell>
          <table:table-cell table:style-name="ce1" office:value-type="string" calcext:value-type="string">
            <text:p><text:a xlink:href="https://en.wikipedia.org/wiki/Sodium_propionate" xlink:type="simple">Sodium propiona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282" xlink:type="simple">E282</text:a> </text:p>
          </table:table-cell>
          <table:table-cell table:style-name="ce1" office:value-type="string" calcext:value-type="string">
            <text:p><text:a xlink:href="https://en.wikipedia.org/wiki/Calcium_propionate" xlink:type="simple">Calcium propiona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283" xlink:type="simple">E283</text:a> </text:p>
          </table:table-cell>
          <table:table-cell table:style-name="ce1" office:value-type="string" calcext:value-type="string">
            <text:p><text:a xlink:href="https://en.wikipedia.org/wiki/Potassium_propionate" xlink:type="simple">Potassium propionate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284" xlink:type="simple">E284</text:a> </text:p>
          </table:table-cell>
          <table:table-cell table:style-name="ce1" office:value-type="string" calcext:value-type="string">
            <text:p><text:a xlink:href="https://en.wikipedia.org/wiki/Boric_acid" xlink:type="simple">Boric acid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285" xlink:type="simple">E285</text:a> </text:p>
          </table:table-cell>
          <table:table-cell table:style-name="ce1" office:value-type="string" calcext:value-type="string">
            <text:p><text:a xlink:href="https://en.wikipedia.org/wiki/Sodium_tetraborate" xlink:type="simple">Sodium tetraborate (borax)</text:a> </text:p>
          </table:table-cell>
          <table:table-cell table:style-name="ce1" office:value-type="string" calcext:value-type="string">
            <text:p>preservative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290" xlink:type="simple">E290</text:a> </text:p>
          </table:table-cell>
          <table:table-cell table:style-name="ce1" office:value-type="string" calcext:value-type="string">
            <text:p><text:a xlink:href="https://en.wikipedia.org/wiki/Carbon_dioxide" xlink:type="simple">Carbon dioxide</text:a> </text:p>
          </table:table-cell>
          <table:table-cell table:style-name="ce1" office:value-type="string" calcext:value-type="string">
            <text:p><text:a xlink:href="https://en.wikipedia.org/wiki/Acidity_regulator" xlink:type="simple">acidity regulator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296" xlink:type="simple">E296</text:a> </text:p>
          </table:table-cell>
          <table:table-cell table:style-name="ce1" office:value-type="string" calcext:value-type="string">
            <text:p><text:a xlink:href="https://en.wikipedia.org/wiki/Malic_acid" xlink:type="simple">Malic acid</text:a> (acid)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297" xlink:type="simple">E297</text:a> </text:p>
          </table:table-cell>
          <table:table-cell table:style-name="ce1" office:value-type="string" calcext:value-type="string">
            <text:p><text:a xlink:href="https://en.wikipedia.org/wiki/Fumaric_acid" xlink:type="simple">Fumaric acid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Ascorbic_acid" xlink:type="simple">E300</text:a> </text:p>
          </table:table-cell>
          <table:table-cell table:style-name="ce1" office:value-type="string" calcext:value-type="string">
            <text:p><text:a xlink:href="https://en.wikipedia.org/wiki/Ascorbic_acid" xlink:type="simple">Ascorbic acid</text:a> (<text:a xlink:href="https://en.wikipedia.org/wiki/Vitamin_C" xlink:type="simple">Vitamin C</text:a>)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3-22" xlink:type="simple">[22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01" xlink:type="simple">E301</text:a> </text:p>
          </table:table-cell>
          <table:table-cell table:style-name="ce1" office:value-type="string" calcext:value-type="string">
            <text:p><text:a xlink:href="https://en.wikipedia.org/wiki/Sodium_ascorbate" xlink:type="simple">Sodium ascorbate</text:a>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3-22" xlink:type="simple">[22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02" xlink:type="simple">E302</text:a> </text:p>
          </table:table-cell>
          <table:table-cell table:style-name="ce1" office:value-type="string" calcext:value-type="string">
            <text:p><text:a xlink:href="https://en.wikipedia.org/wiki/Calcium_ascorbate" xlink:type="simple">Calcium ascorbate</text:a>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3-22" xlink:type="simple">[22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03" xlink:type="simple">E303</text:a> </text:p>
          </table:table-cell>
          <table:table-cell table:style-name="ce1" office:value-type="string" calcext:value-type="string">
            <text:p><text:a xlink:href="https://en.wikipedia.org/wiki/Potassium_ascorbate" xlink:type="simple">Potassium ascorbate</text:a>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304" xlink:type="simple">E304</text:a> </text:p>
          </table:table-cell>
          <table:table-cell table:style-name="ce1" office:value-type="string" calcext:value-type="string">
            <text:p><text:a xlink:href="https://en.wikipedia.org/wiki/Fatty_acid" xlink:type="simple">Fatty acid</text:a> <text:a xlink:href="https://en.wikipedia.org/wiki/Ester" xlink:type="simple">esters</text:a> of <text:a xlink:href="https://en.wikipedia.org/wiki/Ascorbic_acid" xlink:type="simple">ascorbic acid</text:a> (<text:a xlink:href="https://en.wikipedia.org/wiki/Ascorbyl_palmitate" xlink:type="simple">Ascorbyl palmitate</text:a>)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3-22" xlink:type="simple">[22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05" xlink:type="simple">E305</text:a> </text:p>
          </table:table-cell>
          <table:table-cell table:style-name="ce1" office:value-type="string" calcext:value-type="string">
            <text:p><text:a xlink:href="https://en.wikipedia.org/wiki/Ascorbyl_stearate" xlink:type="simple">Ascorbyl stearate</text:a>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06" xlink:type="simple">E306</text:a> </text:p>
          </table:table-cell>
          <table:table-cell table:style-name="ce1" office:value-type="string" calcext:value-type="string">
            <text:p><text:a xlink:href="https://en.wikipedia.org/wiki/Tocopherol" xlink:type="simple">Tocopherols</text:a> (Vitamin E, natural)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3-22" xlink:type="simple">[22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07" xlink:type="simple">E307</text:a> </text:p>
          </table:table-cell>
          <table:table-cell table:style-name="ce1" office:value-type="string" calcext:value-type="string">
            <text:p><text:a xlink:href="https://en.wikipedia.org/wiki/Alpha-Tocopherol" xlink:type="simple">Alpha-Tocopherol</text:a> (synthetic)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3-22" xlink:type="simple">[22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08" xlink:type="simple">E308</text:a> </text:p>
          </table:table-cell>
          <table:table-cell table:style-name="ce1" office:value-type="string" calcext:value-type="string">
            <text:p><text:a xlink:href="https://en.wikipedia.org/wiki/Gamma-Tocopherol" xlink:type="simple">Gamma-Tocopherol</text:a> (synthetic)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3-22" xlink:type="simple">[22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09" xlink:type="simple">E309</text:a> </text:p>
          </table:table-cell>
          <table:table-cell table:style-name="ce1" office:value-type="string" calcext:value-type="string">
            <text:p><text:a xlink:href="https://en.wikipedia.org/wiki/Delta-Tocopherol" xlink:type="simple">Delta-Tocopherol</text:a> (synthetic)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3-22" xlink:type="simple">[22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Propyl_gallate" xlink:type="simple">E310</text:a> </text:p>
          </table:table-cell>
          <table:table-cell table:style-name="ce1" office:value-type="string" calcext:value-type="string">
            <text:p><text:a xlink:href="https://en.wikipedia.org/wiki/Propyl_gallate" xlink:type="simple">Propyl gallate</text:a>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3-22" xlink:type="simple">[22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Octyl_gallate" xlink:type="simple">E311</text:a> </text:p>
          </table:table-cell>
          <table:table-cell table:style-name="ce1" office:value-type="string" calcext:value-type="string">
            <text:p><text:a xlink:href="https://en.wikipedia.org/wiki/Octyl_gallate" xlink:type="simple">Octyl gallate</text:a>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3-22" xlink:type="simple">[22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Dodecyl_gallate" xlink:type="simple">E312</text:a> </text:p>
          </table:table-cell>
          <table:table-cell table:style-name="ce1" office:value-type="string" calcext:value-type="string">
            <text:p><text:a xlink:href="https://en.wikipedia.org/wiki/Dodecyl_gallate" xlink:type="simple">Dodecyl gallate</text:a>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3-22" xlink:type="simple">[22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thyl_gallate" xlink:type="simple">E313</text:a> </text:p>
          </table:table-cell>
          <table:table-cell table:style-name="ce1" office:value-type="string" calcext:value-type="string">
            <text:p><text:a xlink:href="https://en.wikipedia.org/wiki/Ethyl_gallate" xlink:type="simple">Ethyl gallate</text:a>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Guaiacum" xlink:type="simple">E314</text:a> </text:p>
          </table:table-cell>
          <table:table-cell table:style-name="ce1" office:value-type="string" calcext:value-type="string">
            <text:p><text:a xlink:href="https://en.wikipedia.org/wiki/Guaiac_resin" xlink:type="simple">Guaiac resin</text:a>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15" xlink:type="simple">E315</text:a> </text:p>
          </table:table-cell>
          <table:table-cell table:style-name="ce1" office:value-type="string" calcext:value-type="string">
            <text:p><text:a xlink:href="https://en.wikipedia.org/wiki/Erythorbic_acid" xlink:type="simple">Erythorbic acid</text:a>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3-22" xlink:type="simple">[22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16" xlink:type="simple">E316</text:a> </text:p>
          </table:table-cell>
          <table:table-cell table:style-name="ce1" office:value-type="string" calcext:value-type="string">
            <text:p><text:a xlink:href="https://en.wikipedia.org/wiki/Sodium_erythorbate" xlink:type="simple">Sodium erythorbate</text:a>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3-22" xlink:type="simple">[22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17" xlink:type="simple">E317</text:a> </text:p>
          </table:table-cell>
          <table:table-cell table:style-name="ce1" office:value-type="string" calcext:value-type="string">
            <text:p><text:a xlink:href="https://en.wikipedia.org/wiki/Erythorbin_acid" xlink:type="simple">Erythorbin acid</text:a>[<text:a xlink:href="https://en.wikipedia.org/wiki/Wikipedia:Citation_needed" xlink:type="simple">citation needed</text:a>]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18" xlink:type="simple">E318</text:a> </text:p>
          </table:table-cell>
          <table:table-cell table:style-name="ce1" office:value-type="string" calcext:value-type="string">
            <text:p><text:a xlink:href="https://en.wikipedia.org/wiki/Calcium_erythorbate" xlink:type="simple">Sodium erythorbin</text:a>[<text:a xlink:href="https://en.wikipedia.org/wiki/Wikipedia:Citation_needed" xlink:type="simple">citation needed</text:a>]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19" xlink:type="simple">E319</text:a> </text:p>
          </table:table-cell>
          <table:table-cell table:style-name="ce1" office:value-type="string" calcext:value-type="string">
            <text:p><text:a xlink:href="https://en.wikipedia.org/wiki/Tert-Butylhydroquinone" xlink:type="simple">tert-Butylhydroquinone</text:a> (TBHQ)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3-22" xlink:type="simple">[22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20" xlink:type="simple">E320</text:a> </text:p>
          </table:table-cell>
          <table:table-cell table:style-name="ce1" office:value-type="string" calcext:value-type="string">
            <text:p><text:a xlink:href="https://en.wikipedia.org/wiki/Butylated_hydroxyanisole" xlink:type="simple">Butylated hydroxyanisole</text:a> (BHA)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3-22" xlink:type="simple">[22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21" xlink:type="simple">E321</text:a> </text:p>
          </table:table-cell>
          <table:table-cell table:style-name="ce1" office:value-type="string" calcext:value-type="string">
            <text:p><text:a xlink:href="https://en.wikipedia.org/wiki/Butylated_hydroxytoluene" xlink:type="simple">Butylated hydroxytoluene</text:a> (BHT)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3-22" xlink:type="simple">[22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22" xlink:type="simple">E322</text:a> </text:p>
          </table:table-cell>
          <table:table-cell table:style-name="ce1" office:value-type="string" calcext:value-type="string">
            <text:p><text:a xlink:href="https://en.wikipedia.org/wiki/Lecithin" xlink:type="simple">Lecithin</text:a> </text:p>
          </table:table-cell>
          <table:table-cell table:style-name="ce1" office:value-type="string" calcext:value-type="string">
            <text:p><text:a xlink:href="https://en.wikipedia.org/wiki/Emulsifier" xlink:type="simple">emulsifier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23" xlink:type="simple">E323</text:a> </text:p>
          </table:table-cell>
          <table:table-cell table:style-name="ce1" office:value-type="string" calcext:value-type="string">
            <text:p><text:a xlink:href="https://en.wikipedia.org/wiki/Anoxomer" xlink:type="simple">Anoxomer</text:a>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24" xlink:type="simple">E324</text:a> </text:p>
          </table:table-cell>
          <table:table-cell table:style-name="ce1" office:value-type="string" calcext:value-type="string">
            <text:p><text:a xlink:href="https://en.wikipedia.org/wiki/Ethoxyquin" xlink:type="simple">Ethoxyquin</text:a>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25" xlink:type="simple">E325</text:a> </text:p>
          </table:table-cell>
          <table:table-cell table:style-name="ce1" office:value-type="string" calcext:value-type="string">
            <text:p><text:a xlink:href="https://en.wikipedia.org/wiki/Sodium_lactate" xlink:type="simple">Sodium lact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26" xlink:type="simple">E326</text:a> </text:p>
          </table:table-cell>
          <table:table-cell table:style-name="ce1" office:value-type="string" calcext:value-type="string">
            <text:p><text:a xlink:href="https://en.wikipedia.org/wiki/Potassium_lactate" xlink:type="simple">Potassium lactate</text:a> (<text:a xlink:href="https://en.wikipedia.org/wiki/Antioxidant" xlink:type="simple">antioxidant</text:a>)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27" xlink:type="simple">E327</text:a> </text:p>
          </table:table-cell>
          <table:table-cell table:style-name="ce1" office:value-type="string" calcext:value-type="string">
            <text:p><text:a xlink:href="https://en.wikipedia.org/wiki/Calcium_lactate" xlink:type="simple">Calcium lact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28" xlink:type="simple">E328</text:a> </text:p>
          </table:table-cell>
          <table:table-cell table:style-name="ce1" office:value-type="string" calcext:value-type="string">
            <text:p><text:a xlink:href="https://en.wikipedia.org/wiki/Ammonium_lactate" xlink:type="simple">Ammonium lact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29" xlink:type="simple">E329</text:a> </text:p>
          </table:table-cell>
          <table:table-cell table:style-name="ce1" office:value-type="string" calcext:value-type="string">
            <text:p><text:a xlink:href="https://en.wikipedia.org/wiki/Magnesium_lactate" xlink:type="simple">Magnesium lact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30" xlink:type="simple">E330</text:a> </text:p>
          </table:table-cell>
          <table:table-cell table:style-name="ce1" office:value-type="string" calcext:value-type="string">
            <text:p><text:a xlink:href="https://en.wikipedia.org/wiki/Citric_acid" xlink:type="simple">Citric acid</text:a> </text:p>
          </table:table-cell>
          <table:table-cell table:style-name="ce1" office:value-type="string" calcext:value-type="string">
            <text:p><text:a xlink:href="https://en.wikipedia.org/wiki/Stabilizer_(food)" xlink:type="simple">acid</text:a>, <text:a xlink:href="https://en.wikipedia.org/wiki/Acidity_regulator" xlink:type="simple">acidity regulator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><text:a xlink:href="https://en.wikipedia.org/wiki/Sodium_citrate" xlink:type="simple">E331</text:a> </text:p>
          </table:table-cell>
          <table:table-cell table:style-name="ce1" office:value-type="string" calcext:value-type="string">
            <text:p><text:a xlink:href="https://en.wikipedia.org/wiki/Sodium_citrate" xlink:type="simple">Sodium citrates</text:a> (i) <text:a xlink:href="https://en.wikipedia.org/wiki/Monosodium_citrate" xlink:type="simple">Monosodium citrate</text:a> (ii) <text:a xlink:href="https://en.wikipedia.org/wiki/Disodium_citrate" xlink:type="simple">Disodium citrate</text:a> (iii) <text:a xlink:href="https://en.wikipedia.org/wiki/Trisodium_citrate" xlink:type="simple">Sodium citrate</text:a> (trisodium citrate)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332" xlink:type="simple">E332</text:a> </text:p>
          </table:table-cell>
          <table:table-cell table:style-name="ce1" office:value-type="string" calcext:value-type="string">
            <text:p><text:a xlink:href="https://en.wikipedia.org/wiki/Potassium" xlink:type="simple">Potassium</text:a> <text:a xlink:href="https://en.wikipedia.org/wiki/Citrate" xlink:type="simple">citrates</text:a> (i) <text:a xlink:href="https://en.wikipedia.org/wiki/Monopotassium_citrate" xlink:type="simple">Monopotassium citrate</text:a> (ii) <text:a xlink:href="https://en.wikipedia.org/wiki/Potassium_citrate" xlink:type="simple">Potassium citrate</text:a> (tripotassium citrate)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><text:a xlink:href="https://en.wikipedia.org/wiki/E333" xlink:type="simple">E333</text:a> </text:p>
          </table:table-cell>
          <table:table-cell table:style-name="ce1" office:value-type="string" calcext:value-type="string">
            <text:p><text:a xlink:href="https://en.wikipedia.org/wiki/Calcium" xlink:type="simple">Calcium</text:a> <text:a xlink:href="https://en.wikipedia.org/wiki/Citrate" xlink:type="simple">citrates</text:a> (i) <text:a xlink:href="https://en.wikipedia.org/wiki/Monocalcium_citrate" xlink:type="simple">Monocalcium citrate</text:a> (ii) <text:a xlink:href="https://en.wikipedia.org/wiki/Dicalcium_citrate" xlink:type="simple">Dicalcium citrate</text:a> (iii) <text:a xlink:href="https://en.wikipedia.org/wiki/Calcium_citrate" xlink:type="simple">Calcium citrate</text:a> (tricalcium citrate) </text:p>
          </table:table-cell>
          <table:table-cell table:style-name="ce1" office:value-type="string" calcext:value-type="string">
            <text:p>acidity regulator, <text:a xlink:href="https://en.wikipedia.org/wiki/Firming_agent" xlink:type="simple">firming agent</text:a>, <text:a xlink:href="https://en.wikipedia.org/wiki/Sequestrant" xlink:type="simple">sequestra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34" xlink:type="simple">E334</text:a> </text:p>
          </table:table-cell>
          <table:table-cell table:style-name="ce1" office:value-type="string" calcext:value-type="string">
            <text:p><text:a xlink:href="https://en.wikipedia.org/wiki/Tartaric_acid" xlink:type="simple">Tartaric acid</text:a> (L(+)-) </text:p>
          </table:table-cell>
          <table:table-cell table:style-name="ce1" office:value-type="string" calcext:value-type="string">
            <text:p>(<text:a xlink:href="https://en.wikipedia.org/wiki/Stabilizer_(food)" xlink:type="simple">acid</text:a>)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335" xlink:type="simple">E335</text:a> </text:p>
          </table:table-cell>
          <table:table-cell table:style-name="ce1" office:value-type="string" calcext:value-type="string">
            <text:p><text:a xlink:href="https://en.wikipedia.org/wiki/Sodium_tartrate" xlink:type="simple">Sodium tartrates</text:a> (i) <text:a xlink:href="https://en.wikipedia.org/wiki/Monosodium_tartrate" xlink:type="simple">Monosodium tartrate</text:a> (ii), <text:a xlink:href="https://en.wikipedia.org/wiki/Disodium_tartrate" xlink:type="simple">Disodium tartr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><text:a xlink:href="https://en.wikipedia.org/wiki/E336" xlink:type="simple">E336</text:a> </text:p>
          </table:table-cell>
          <table:table-cell table:style-name="ce1" office:value-type="string" calcext:value-type="string">
            <text:p><text:a xlink:href="https://en.wikipedia.org/wiki/Potassium" xlink:type="simple">Potassium</text:a> <text:a xlink:href="https://en.wikipedia.org/wiki/Tartrate" xlink:type="simple">tartrates</text:a> (i) <text:a xlink:href="https://en.wikipedia.org/wiki/Monopotassium_tartrate" xlink:type="simple">Monopotassium tartrate</text:a> (cream of tartar) (ii) <text:a xlink:href="https://en.wikipedia.org/wiki/Dipotassium_tartrate" xlink:type="simple">Dipotassium tartr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37" xlink:type="simple">E337</text:a> </text:p>
          </table:table-cell>
          <table:table-cell table:style-name="ce1" office:value-type="string" calcext:value-type="string">
            <text:p><text:a xlink:href="https://en.wikipedia.org/wiki/Sodium_potassium_tartrate" xlink:type="simple">Sodium potassium tartr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38" xlink:type="simple">E338</text:a> </text:p>
          </table:table-cell>
          <table:table-cell table:style-name="ce1" office:value-type="string" calcext:value-type="string">
            <text:p><text:a xlink:href="https://en.wikipedia.org/wiki/Phosphoric_acid" xlink:type="simple">Phosphoric acid</text:a> </text:p>
          </table:table-cell>
          <table:table-cell table:style-name="ce1" office:value-type="string" calcext:value-type="string">
            <text:p><text:a xlink:href="https://en.wikipedia.org/wiki/Stabilizer_(food)" xlink:type="simple">acid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6">
          <table:table-cell table:style-name="ce1" office:value-type="string" calcext:value-type="string">
            <text:p><text:a xlink:href="https://en.wikipedia.org/wiki/E339" xlink:type="simple">E339</text:a> </text:p>
          </table:table-cell>
          <table:table-cell table:style-name="ce1" office:value-type="string" calcext:value-type="string">
            <text:p><text:a xlink:href="https://en.wikipedia.org/wiki/Sodium_phosphate" xlink:type="simple">Sodium phosphates</text:a> (i) <text:a xlink:href="https://en.wikipedia.org/wiki/Monosodium_phosphate" xlink:type="simple">Monosodium phosphate</text:a> (ii) <text:a xlink:href="https://en.wikipedia.org/wiki/Disodium_phosphate" xlink:type="simple">Disodium phosphate</text:a> (iii) <text:a xlink:href="https://en.wikipedia.org/wiki/Trisodium_phosphate" xlink:type="simple">Trisodium phosphate</text:a>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6">
          <table:table-cell table:style-name="ce1" office:value-type="string" calcext:value-type="string">
            <text:p><text:a xlink:href="https://en.wikipedia.org/wiki/E340" xlink:type="simple">E340</text:a> </text:p>
          </table:table-cell>
          <table:table-cell table:style-name="ce1" office:value-type="string" calcext:value-type="string">
            <text:p><text:a xlink:href="https://en.wikipedia.org/wiki/Potassium" xlink:type="simple">Potassium</text:a> <text:a xlink:href="https://en.wikipedia.org/wiki/Phosphate" xlink:type="simple">phosphates</text:a> (i) <text:a xlink:href="https://en.wikipedia.org/wiki/Monopotassium_phosphate" xlink:type="simple">Monopotassium phosphate</text:a> (ii) <text:a xlink:href="https://en.wikipedia.org/wiki/Dipotassium_phosphate" xlink:type="simple">Dipotassium phosphate</text:a> (iii) <text:a xlink:href="https://en.wikipedia.org/wiki/Tripotassium_phosphate" xlink:type="simple">Tripotassium phosphate</text:a> </text:p>
          </table:table-cell>
          <table:table-cell table:style-name="ce1" office:value-type="string" calcext:value-type="string">
            <text:p>antioxida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6">
          <table:table-cell table:style-name="ce1" office:value-type="string" calcext:value-type="string">
            <text:p><text:a xlink:href="https://en.wikipedia.org/wiki/E341" xlink:type="simple">E341</text:a> </text:p>
          </table:table-cell>
          <table:table-cell table:style-name="ce1" office:value-type="string" calcext:value-type="string">
            <text:p><text:a xlink:href="https://en.wikipedia.org/wiki/Calcium_phosphate" xlink:type="simple">Calcium phosphates</text:a> (i) <text:a xlink:href="https://en.wikipedia.org/wiki/Monocalcium_phosphate" xlink:type="simple">Monocalcium phosphate</text:a> (ii) <text:a xlink:href="https://en.wikipedia.org/wiki/Dicalcium_phosphate" xlink:type="simple">Dicalcium phosphate</text:a> (iii) <text:a xlink:href="https://en.wikipedia.org/wiki/Tricalcium_phosphate" xlink:type="simple">Tricalcium phosphate</text:a> </text:p>
          </table:table-cell>
          <table:table-cell table:style-name="ce1" office:value-type="string" calcext:value-type="string">
            <text:p><text:a xlink:href="https://en.wikipedia.org/wiki/Anti-caking_agent" xlink:type="simple">anti-caking agent</text:a>, <text:a xlink:href="https://en.wikipedia.org/wiki/Firming_agent" xlink:type="simple">firm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><text:a xlink:href="https://en.wikipedia.org/wiki/E342" xlink:type="simple">E342</text:a> </text:p>
          </table:table-cell>
          <table:table-cell table:style-name="ce1" office:value-type="string" calcext:value-type="string">
            <text:p><text:a xlink:href="https://en.wikipedia.org/wiki/Ammonium_phosphate" xlink:type="simple">Ammonium phosphates</text:a>: (i) <text:a xlink:href="https://en.wikipedia.org/wiki/Monoammonium_phosphate" xlink:type="simple">monoammonium phosphate</text:a> (ii) <text:a xlink:href="https://en.wikipedia.org/wiki/Diammonium_phosphate" xlink:type="simple">diammonium phosphate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><text:a xlink:href="https://en.wikipedia.org/wiki/E343" xlink:type="simple">E343</text:a> </text:p>
          </table:table-cell>
          <table:table-cell table:style-name="ce1" office:value-type="string" calcext:value-type="string">
            <text:p><text:a xlink:href="https://en.wikipedia.org/wiki/Magnesium_phosphate" xlink:type="simple">Magnesium phosphates</text:a> (i) <text:a xlink:href="https://en.wikipedia.org/wiki/Monomagnesium_phosphate" xlink:type="simple">monomagnesium phosphate</text:a> (ii) <text:a xlink:href="https://en.wikipedia.org/wiki/Dimagnesium_phosphate" xlink:type="simple">Dimagnesium phosphate</text:a> </text:p>
          </table:table-cell>
          <table:table-cell table:style-name="ce1" office:value-type="string" calcext:value-type="string">
            <text:p><text:a xlink:href="https://en.wikipedia.org/wiki/Anti-caking_agent" xlink:type="simple">anti-cak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This additive is under discussion and may be included in a future amendment to the Directive on miscellaneous additives.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44" xlink:type="simple">E344</text:a> </text:p>
          </table:table-cell>
          <table:table-cell table:style-name="ce1" office:value-type="string" calcext:value-type="string">
            <text:p><text:a xlink:href="https://en.wikipedia.org/wiki/Lecithin_citrate" xlink:type="simple">Lecithin citr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6" office:value-type="string" calcext:value-type="string">
            <text:p>Not approved in the UK<text:a xlink:href="https://en.wikipedia.org/wiki/E_number#cite_note-24" xlink:type="simple">[24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45" xlink:type="simple">E345</text:a> </text:p>
          </table:table-cell>
          <table:table-cell table:style-name="ce1" office:value-type="string" calcext:value-type="string">
            <text:p><text:a xlink:href="https://en.wikipedia.org/wiki/Magnesium_citrate" xlink:type="simple">Magnesium citr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49" xlink:type="simple">E349</text:a> </text:p>
          </table:table-cell>
          <table:table-cell table:style-name="ce1" office:value-type="string" calcext:value-type="string">
            <text:p><text:a xlink:href="https://en.wikipedia.org/wiki/Ammonium_malate" xlink:type="simple">Ammonium mal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350_(food_additive)" xlink:type="simple">E350</text:a> </text:p>
          </table:table-cell>
          <table:table-cell table:style-name="ce1" office:value-type="string" calcext:value-type="string">
            <text:p><text:a xlink:href="https://en.wikipedia.org/wiki/Sodium" xlink:type="simple">Sodium</text:a> <text:a xlink:href="https://en.wikipedia.org/wiki/Malate" xlink:type="simple">malates</text:a> (i) <text:a xlink:href="https://en.wikipedia.org/wiki/Sodium_malate" xlink:type="simple">Sodium malate</text:a> (ii) <text:a xlink:href="https://en.wikipedia.org/w/index.php?title=Sodium_hydrogen_malate&amp;action=edit&amp;redlink=1" xlink:type="simple">Sodium hydrogen mal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51" xlink:type="simple">E351</text:a> </text:p>
          </table:table-cell>
          <table:table-cell table:style-name="ce1" office:value-type="string" calcext:value-type="string">
            <text:p><text:a xlink:href="https://en.wikipedia.org/wiki/Potassium_malate" xlink:type="simple">Potassium mal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352" xlink:type="simple">E352</text:a> </text:p>
          </table:table-cell>
          <table:table-cell table:style-name="ce1" office:value-type="string" calcext:value-type="string">
            <text:p><text:a xlink:href="https://en.wikipedia.org/wiki/Calcium" xlink:type="simple">Calcium</text:a> <text:a xlink:href="https://en.wikipedia.org/wiki/Malate" xlink:type="simple">malates</text:a> (i) <text:a xlink:href="https://en.wikipedia.org/wiki/Calcium_malate" xlink:type="simple">Calcium malate</text:a> (ii) <text:a xlink:href="https://en.wikipedia.org/w/index.php?title=Calcium_hydrogen_malate&amp;action=edit&amp;redlink=1" xlink:type="simple">Calcium hydrogen mal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Metatartaric_acid" xlink:type="simple">E353</text:a> </text:p>
          </table:table-cell>
          <table:table-cell table:style-name="ce1" office:value-type="string" calcext:value-type="string">
            <text:p><text:a xlink:href="https://en.wikipedia.org/wiki/Metatartaric_acid" xlink:type="simple">Metatartaric acid</text:a> </text:p>
          </table:table-cell>
          <table:table-cell table:style-name="ce1" office:value-type="string" calcext:value-type="string">
            <text:p><text:a xlink:href="https://en.wikipedia.org/wiki/Emulsifier" xlink:type="simple">emulsifier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54" xlink:type="simple">E354</text:a> </text:p>
          </table:table-cell>
          <table:table-cell table:style-name="ce1" office:value-type="string" calcext:value-type="string">
            <text:p><text:a xlink:href="https://en.wikipedia.org/wiki/Calcium_tartrate" xlink:type="simple">Calcium tartrate</text:a> </text:p>
          </table:table-cell>
          <table:table-cell table:style-name="ce1" office:value-type="string" calcext:value-type="string">
            <text:p><text:a xlink:href="https://en.wikipedia.org/wiki/Emulsifier" xlink:type="simple">emulsifier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Adipic_acid" xlink:type="simple">E355</text:a> </text:p>
          </table:table-cell>
          <table:table-cell table:style-name="ce1" office:value-type="string" calcext:value-type="string">
            <text:p><text:a xlink:href="https://en.wikipedia.org/wiki/Adipic_acid" xlink:type="simple">Adipic acid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56" xlink:type="simple">E356</text:a> </text:p>
          </table:table-cell>
          <table:table-cell table:style-name="ce1" office:value-type="string" calcext:value-type="string">
            <text:p><text:a xlink:href="https://en.wikipedia.org/wiki/Sodium_adipate" xlink:type="simple">Sodium adip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57" xlink:type="simple">E357</text:a> </text:p>
          </table:table-cell>
          <table:table-cell table:style-name="ce1" office:value-type="string" calcext:value-type="string">
            <text:p><text:a xlink:href="https://en.wikipedia.org/wiki/Potassium_adipate" xlink:type="simple">Potassium adip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59" xlink:type="simple">E359</text:a> </text:p>
          </table:table-cell>
          <table:table-cell table:style-name="ce1" office:value-type="string" calcext:value-type="string">
            <text:p><text:a xlink:href="https://en.wikipedia.org/wiki/Ammonium_adipate" xlink:type="simple">Ammonium adip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63" xlink:type="simple">E363</text:a> </text:p>
          </table:table-cell>
          <table:table-cell table:style-name="ce1" office:value-type="string" calcext:value-type="string">
            <text:p><text:a xlink:href="https://en.wikipedia.org/wiki/Succinic_acid" xlink:type="simple">Succinic acid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Sodium_fumarate" xlink:type="simple">E365</text:a> </text:p>
          </table:table-cell>
          <table:table-cell table:style-name="ce1" office:value-type="string" calcext:value-type="string">
            <text:p><text:a xlink:href="https://en.wikipedia.org/w/index.php?title=Monosodium_fumarate&amp;action=edit&amp;redlink=1" xlink:type="simple">Monosodium fumar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66" xlink:type="simple">E366</text:a> </text:p>
          </table:table-cell>
          <table:table-cell table:style-name="ce1" office:value-type="string" calcext:value-type="string">
            <text:p><text:a xlink:href="https://en.wikipedia.org/wiki/Potassium_fumarate" xlink:type="simple">Potassium fumar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67" xlink:type="simple">E367</text:a> </text:p>
          </table:table-cell>
          <table:table-cell table:style-name="ce1" office:value-type="string" calcext:value-type="string">
            <text:p><text:a xlink:href="https://en.wikipedia.org/wiki/Calcium_fumarate" xlink:type="simple">Calcium fumar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68" xlink:type="simple">E368</text:a> </text:p>
          </table:table-cell>
          <table:table-cell table:style-name="ce1" office:value-type="string" calcext:value-type="string">
            <text:p><text:a xlink:href="https://en.wikipedia.org/wiki/Ammonium_fumarate" xlink:type="simple">Ammonium fumar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/index.php?title=1,4-Heptonolactone&amp;action=edit&amp;redlink=1" xlink:type="simple">E370</text:a> </text:p>
          </table:table-cell>
          <table:table-cell table:style-name="ce1" office:value-type="string" calcext:value-type="string">
            <text:p><text:a xlink:href="https://en.wikipedia.org/w/index.php?title=1,4-Heptonolactone&amp;action=edit&amp;redlink=1" xlink:type="simple">1,4-Heptonolacton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Niacin_(substance)" xlink:type="simple">E375</text:a> </text:p>
          </table:table-cell>
          <table:table-cell table:style-name="ce1" office:value-type="string" calcext:value-type="string">
            <text:p><text:a xlink:href="https://en.wikipedia.org/wiki/Niacin_(substance)" xlink:type="simple">Niacin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Triammonium_citrate" xlink:type="simple">E380</text:a> </text:p>
          </table:table-cell>
          <table:table-cell table:style-name="ce1" office:value-type="string" calcext:value-type="string">
            <text:p><text:a xlink:href="https://en.wikipedia.org/wiki/Triammonium_citrate" xlink:type="simple">Triammonium citr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81" xlink:type="simple">E381</text:a> </text:p>
          </table:table-cell>
          <table:table-cell table:style-name="ce1" office:value-type="string" calcext:value-type="string">
            <text:p><text:a xlink:href="https://en.wikipedia.org/wiki/Ammonium_ferric_citrate" xlink:type="simple">Ammonium ferric citr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83" xlink:type="simple">E383</text:a> </text:p>
          </table:table-cell>
          <table:table-cell table:style-name="ce1" office:value-type="string" calcext:value-type="string">
            <text:p><text:a xlink:href="https://en.wikipedia.org/wiki/Calcium_glycerylphosphate" xlink:type="simple">Calcium glycerylphosph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3">
          <table:table-cell table:style-name="ce1" office:value-type="string" calcext:value-type="string">
            <text:p>E384 </text:p>
          </table:table-cell>
          <table:table-cell table:style-name="ce1" office:value-type="string" calcext:value-type="string">
            <text:p><text:a xlink:href="https://en.wikipedia.org/w/index.php?title=Isopropyl_citrate&amp;action=edit&amp;redlink=1" xlink:type="simple">Isopropyl citr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385" xlink:type="simple">E385</text:a> </text:p>
          </table:table-cell>
          <table:table-cell table:style-name="ce1" office:value-type="string" calcext:value-type="string">
            <text:p><text:a xlink:href="https://en.wikipedia.org/wiki/Calcium_disodium_ethylene_diamine_tetraacetate" xlink:type="simple">Calcium disodium ethylene diamine tetraacetate</text:a>, (Calcium disodium EDTA) </text:p>
          </table:table-cell>
          <table:table-cell table:style-name="ce1" office:value-type="string" calcext:value-type="string">
            <text:p><text:a xlink:href="https://en.wikipedia.org/wiki/Sequestrant" xlink:type="simple">sequestra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386" xlink:type="simple">E386</text:a> </text:p>
          </table:table-cell>
          <table:table-cell table:style-name="ce1" office:value-type="string" calcext:value-type="string">
            <text:p><text:a xlink:href="https://en.wikipedia.org/wiki/Disodium_ethylene_diamine_tetraacetate" xlink:type="simple">Disodium ethylene diamine tetraacetate</text:a> (Disodium EDTA) </text:p>
          </table:table-cell>
          <table:table-cell table:style-name="ce1" office:value-type="string" calcext:value-type="string">
            <text:p><text:a xlink:href="https://en.wikipedia.org/wiki/Sequestrant" xlink:type="simple">sequestra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/index.php?title=E387&amp;action=edit&amp;redlink=1" xlink:type="simple">E387</text:a> </text:p>
          </table:table-cell>
          <table:table-cell table:style-name="ce1" office:value-type="string" calcext:value-type="string">
            <text:p><text:a xlink:href="https://en.wikipedia.org/w/index.php?title=Oxystearin&amp;action=edit&amp;redlink=1" xlink:type="simple">Oxystearin</text:a> </text:p>
          </table:table-cell>
          <table:table-cell table:style-name="ce1" office:value-type="string" calcext:value-type="string">
            <text:p><text:a xlink:href="https://en.wikipedia.org/wiki/Stabiliser_(food)" xlink:type="simple">stabiliser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/index.php?title=E388&amp;action=edit&amp;redlink=1" xlink:type="simple">E388</text:a> </text:p>
          </table:table-cell>
          <table:table-cell table:style-name="ce1" office:value-type="string" calcext:value-type="string">
            <text:p><text:a xlink:href="https://en.wikipedia.org/w/index.php?title=Thiodipropionic_acid&amp;action=edit&amp;redlink=1" xlink:type="simple">Thiodipropionic acid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/index.php?title=E389&amp;action=edit&amp;redlink=1" xlink:type="simple">E389</text:a> </text:p>
          </table:table-cell>
          <table:table-cell table:style-name="ce1" office:value-type="string" calcext:value-type="string">
            <text:p><text:a xlink:href="https://en.wikipedia.org/w/index.php?title=Dilauryl_thiodipropionate&amp;action=edit&amp;redlink=1" xlink:type="simple">Dilauryl thiodipropionate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/index.php?title=E390&amp;action=edit&amp;redlink=1" xlink:type="simple">E390</text:a> </text:p>
          </table:table-cell>
          <table:table-cell table:style-name="ce1" office:value-type="string" calcext:value-type="string">
            <text:p><text:a xlink:href="https://en.wikipedia.org/w/index.php?title=Distearyl_thiodipropionate&amp;action=edit&amp;redlink=1" xlink:type="simple">Distearyl thiodipropionate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91" xlink:type="simple">E391</text:a> </text:p>
          </table:table-cell>
          <table:table-cell table:style-name="ce1" office:value-type="string" calcext:value-type="string">
            <text:p><text:a xlink:href="https://en.wikipedia.org/wiki/Phytic_acid" xlink:type="simple">Phytic acid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92" xlink:type="simple">E392</text:a> </text:p>
          </table:table-cell>
          <table:table-cell table:style-name="ce1" office:value-type="string" calcext:value-type="string">
            <text:p>Extracts of <text:a xlink:href="https://en.wikipedia.org/wiki/Rosemary" xlink:type="simple">rosemary</text:a> </text:p>
          </table:table-cell>
          <table:table-cell table:style-name="ce4"/>
          <table:table-cell table:number-columns-repeated="2"/>
          <table:table-cell table:style-name="ce1" office:value-type="string" calcext:value-type="string">
            <text:p>Approved in 2010<text:a xlink:href="https://en.wikipedia.org/wiki/E_number#cite_note-FSA2010-25" xlink:type="simple">[25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399" xlink:type="simple">E399</text:a> </text:p>
          </table:table-cell>
          <table:table-cell table:style-name="ce1" office:value-type="string" calcext:value-type="string">
            <text:p><text:a xlink:href="https://en.wikipedia.org/wiki/Calcium_lactobionate" xlink:type="simple">Calcium lactobionate</text:a> </text:p>
          </table:table-cell>
          <table:table-cell table:style-name="ce4"/>
          <table:table-cell table:number-columns-repeated="2"/>
          <table:table-cell table:style-name="ce4"/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Alginic_acid" xlink:type="simple">E400</text:a> </text:p>
          </table:table-cell>
          <table:table-cell table:style-name="ce1" office:value-type="string" calcext:value-type="string">
            <text:p><text:a xlink:href="https://en.wikipedia.org/wiki/Alginic_acid" xlink:type="simple">Alginic acid</text:a> (thickener) (stabiliser) (<text:a xlink:href="https://en.wikipedia.org/wiki/Gelling_agent" xlink:type="simple">gelling agent</text:a>)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401" xlink:type="simple">E401</text:a> </text:p>
          </table:table-cell>
          <table:table-cell table:style-name="ce1" office:value-type="string" calcext:value-type="string">
            <text:p><text:a xlink:href="https://en.wikipedia.org/wiki/Sodium_alginate" xlink:type="simple">Sodium alginate</text:a> (thickener) (stabiliser) (<text:a xlink:href="https://en.wikipedia.org/wiki/Gelling_agent" xlink:type="simple">gelling agent</text:a>)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402" xlink:type="simple">E402</text:a> </text:p>
          </table:table-cell>
          <table:table-cell table:style-name="ce1" office:value-type="string" calcext:value-type="string">
            <text:p><text:a xlink:href="https://en.wikipedia.org/wiki/Potassium_alginate" xlink:type="simple">Potassium alginate</text:a> (thickener) (stabiliser) (<text:a xlink:href="https://en.wikipedia.org/wiki/Gelling_agent" xlink:type="simple">gelling agent</text:a>)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403" xlink:type="simple">E403</text:a> </text:p>
          </table:table-cell>
          <table:table-cell table:style-name="ce1" office:value-type="string" calcext:value-type="string">
            <text:p><text:a xlink:href="https://en.wikipedia.org/w/index.php?title=Ammonium_alginate&amp;action=edit&amp;redlink=1" xlink:type="simple">Ammonium alginate</text:a> (thickener) (stabiliser)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404" xlink:type="simple">E404</text:a> </text:p>
          </table:table-cell>
          <table:table-cell table:style-name="ce1" office:value-type="string" calcext:value-type="string">
            <text:p><text:a xlink:href="https://en.wikipedia.org/wiki/Calcium_alginate" xlink:type="simple">Calcium alginate</text:a> (thickener) (stabiliser) (<text:a xlink:href="https://en.wikipedia.org/wiki/Gelling_agent" xlink:type="simple">gelling agent</text:a>)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><text:a xlink:href="https://en.wikipedia.org/wiki/E405" xlink:type="simple">E405</text:a> </text:p>
          </table:table-cell>
          <table:table-cell table:style-name="ce1" office:value-type="string" calcext:value-type="string">
            <text:p><text:a xlink:href="https://en.wikipedia.org/wiki/Propane-1,2-diol_alginate" xlink:type="simple">Propane-1,2-diol alginate</text:a> (<text:a xlink:href="https://en.wikipedia.org/wiki/Propylene_glycol_alginate" xlink:type="simple">Propylene glycol alginate</text:a>) (thickener) (stabiliser)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406" xlink:type="simple">E406</text:a> </text:p>
          </table:table-cell>
          <table:table-cell table:style-name="ce1" office:value-type="string" calcext:value-type="string">
            <text:p><text:a xlink:href="https://en.wikipedia.org/wiki/Agar" xlink:type="simple">Agar</text:a> (thickener) (<text:a xlink:href="https://en.wikipedia.org/wiki/Gelling_agent" xlink:type="simple">gelling agent</text:a>) </text:p>
          </table:table-cell>
          <table:table-cell table:style-name="ce1" office:value-type="string" calcext:value-type="string">
            <text:p>stabilis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407" xlink:type="simple">E407</text:a> </text:p>
          </table:table-cell>
          <table:table-cell table:style-name="ce1" office:value-type="string" calcext:value-type="string">
            <text:p><text:a xlink:href="https://en.wikipedia.org/wiki/Carrageenan" xlink:type="simple">Carrageenan</text:a> (thickener) (stabiliser) (<text:a xlink:href="https://en.wikipedia.org/wiki/Gelling_agent" xlink:type="simple">gelling agent</text:a>)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407a" xlink:type="simple">E407a</text:a> </text:p>
          </table:table-cell>
          <table:table-cell table:style-name="ce1" office:value-type="string" calcext:value-type="string">
            <text:p><text:a xlink:href="https://en.wikipedia.org/wiki/Carrageenan" xlink:type="simple">Processed eucheuma seaweed</text:a> (thickener) (stabiliser) (<text:a xlink:href="https://en.wikipedia.org/wiki/Gelling_agent" xlink:type="simple">gelling agent</text:a>)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/index.php?title=E408&amp;action=edit&amp;redlink=1" xlink:type="simple">E408</text:a> </text:p>
          </table:table-cell>
          <table:table-cell table:style-name="ce1" office:value-type="string" calcext:value-type="string">
            <text:p><text:a xlink:href="https://en.wikipedia.org/w/index.php?title=Bakers_yeast_glycan&amp;action=edit&amp;redlink=1" xlink:type="simple">Bakers yeast glycan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409" xlink:type="simple">E409</text:a> </text:p>
          </table:table-cell>
          <table:table-cell table:style-name="ce1" office:value-type="string" calcext:value-type="string">
            <text:p><text:a xlink:href="https://en.wikipedia.org/wiki/Arabinogalactan" xlink:type="simple">Arabinogalactan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Locust_bean_gum" xlink:type="simple">E410</text:a> </text:p>
          </table:table-cell>
          <table:table-cell table:style-name="ce1" office:value-type="string" calcext:value-type="string">
            <text:p><text:a xlink:href="https://en.wikipedia.org/wiki/Locust_bean_gum" xlink:type="simple">Locust bean gum</text:a> (Carob gum) (thickener) (stabiliser) (<text:a xlink:href="https://en.wikipedia.org/wiki/Gelling_agent" xlink:type="simple">gelling agent</text:a>)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/index.php?title=Oat_gum&amp;action=edit&amp;redlink=1" xlink:type="simple">E411</text:a> </text:p>
          </table:table-cell>
          <table:table-cell table:style-name="ce1" office:value-type="string" calcext:value-type="string">
            <text:p><text:a xlink:href="https://en.wikipedia.org/w/index.php?title=Oat_gum&amp;action=edit&amp;redlink=1" xlink:type="simple">Oat gum</text:a> (thickener) </text:p>
          </table:table-cell>
          <table:table-cell table:style-name="ce1" office:value-type="string" calcext:value-type="string">
            <text:p>stabilise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Guar_gum" xlink:type="simple">E412</text:a> </text:p>
          </table:table-cell>
          <table:table-cell table:style-name="ce1" office:value-type="string" calcext:value-type="string">
            <text:p><text:a xlink:href="https://en.wikipedia.org/wiki/Guar_gum" xlink:type="simple">Guar gum</text:a> (thickener) </text:p>
          </table:table-cell>
          <table:table-cell table:style-name="ce1" office:value-type="string" calcext:value-type="string">
            <text:p>stabilis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413" xlink:type="simple">E413</text:a> </text:p>
          </table:table-cell>
          <table:table-cell table:style-name="ce1" office:value-type="string" calcext:value-type="string">
            <text:p><text:a xlink:href="https://en.wikipedia.org/wiki/Tragacanth" xlink:type="simple">Tragacanth</text:a> (thickener) (stabiliser)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414" xlink:type="simple">E414</text:a> </text:p>
          </table:table-cell>
          <table:table-cell table:style-name="ce1" office:value-type="string" calcext:value-type="string">
            <text:p><text:a xlink:href="https://en.wikipedia.org/wiki/Acacia_gum" xlink:type="simple">Acacia gum</text:a> (<text:a xlink:href="https://en.wikipedia.org/wiki/Gum_arabic" xlink:type="simple">gum arabic</text:a>) (thickener) (stabiliser)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415" xlink:type="simple">E415</text:a> </text:p>
          </table:table-cell>
          <table:table-cell table:style-name="ce1" office:value-type="string" calcext:value-type="string">
            <text:p><text:a xlink:href="https://en.wikipedia.org/wiki/Xanthan_gum" xlink:type="simple">Xanthan gum</text:a> (thickener) </text:p>
          </table:table-cell>
          <table:table-cell table:style-name="ce1" office:value-type="string" calcext:value-type="string">
            <text:p>stabilis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416" xlink:type="simple">E416</text:a> </text:p>
          </table:table-cell>
          <table:table-cell table:style-name="ce1" office:value-type="string" calcext:value-type="string">
            <text:p><text:a xlink:href="https://en.wikipedia.org/wiki/Karaya_gum" xlink:type="simple">Karaya gum</text:a> (thickener) (stabiliser)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417" xlink:type="simple">E417</text:a> </text:p>
          </table:table-cell>
          <table:table-cell table:style-name="ce1" office:value-type="string" calcext:value-type="string">
            <text:p><text:a xlink:href="https://en.wikipedia.org/wiki/Tara_gum" xlink:type="simple">Tara gum</text:a> (thickener) </text:p>
          </table:table-cell>
          <table:table-cell table:style-name="ce1" office:value-type="string" calcext:value-type="string">
            <text:p>stabilis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418" xlink:type="simple">E418</text:a> </text:p>
          </table:table-cell>
          <table:table-cell table:style-name="ce1" office:value-type="string" calcext:value-type="string">
            <text:p><text:a xlink:href="https://en.wikipedia.org/wiki/Gellan_gum" xlink:type="simple">Gellan gum</text:a> (thickener) (stabiliser)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419" xlink:type="simple">E419</text:a> </text:p>
          </table:table-cell>
          <table:table-cell table:style-name="ce1" office:value-type="string" calcext:value-type="string">
            <text:p><text:a xlink:href="https://en.wikipedia.org/wiki/Gum_ghatti" xlink:type="simple">Gum ghatti</text:a> (thickener) (stabiliser)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420" xlink:type="simple">E420</text:a> </text:p>
          </table:table-cell>
          <table:table-cell table:style-name="ce1" office:value-type="string" calcext:value-type="string">
            <text:p><text:a xlink:href="https://en.wikipedia.org/wiki/Sorbitol" xlink:type="simple">Sorbitol</text:a> (i) Sorbitol (ii) Sorbitol syrup (emulsifier) (<text:a xlink:href="https://en.wikipedia.org/wiki/Sugar_substitute" xlink:type="simple">sweetener</text:a>) </text:p>
          </table:table-cell>
          <table:table-cell table:style-name="ce1" office:value-type="string" calcext:value-type="string">
            <text:p><text:a xlink:href="https://en.wikipedia.org/wiki/Humectant" xlink:type="simple">humecta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4-26" xlink:type="simple">[26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421" xlink:type="simple">E421</text:a> </text:p>
          </table:table-cell>
          <table:table-cell table:style-name="ce1" office:value-type="string" calcext:value-type="string">
            <text:p><text:a xlink:href="https://en.wikipedia.org/wiki/Mannitol" xlink:type="simple">Mannitol</text:a> (<text:a xlink:href="https://en.wikipedia.org/wiki/Anti-caking_agent" xlink:type="simple">anti-caking agent</text:a>) </text:p>
          </table:table-cell>
          <table:table-cell table:style-name="ce1" office:value-type="string" calcext:value-type="string">
            <text:p><text:a xlink:href="https://en.wikipedia.org/wiki/Sugar_substitute" xlink:type="simple">sweetener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4-26" xlink:type="simple">[26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422" xlink:type="simple">E422</text:a> </text:p>
          </table:table-cell>
          <table:table-cell table:style-name="ce1" office:value-type="string" calcext:value-type="string">
            <text:p><text:a xlink:href="https://en.wikipedia.org/wiki/Glycerol" xlink:type="simple">Glycerol</text:a> (emulsifier) </text:p>
          </table:table-cell>
          <table:table-cell table:style-name="ce1" office:value-type="string" calcext:value-type="string">
            <text:p><text:a xlink:href="https://en.wikipedia.org/wiki/Sugar_substitute" xlink:type="simple">sweetener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424" xlink:type="simple">E424</text:a> </text:p>
          </table:table-cell>
          <table:table-cell table:style-name="ce1" office:value-type="string" calcext:value-type="string">
            <text:p><text:a xlink:href="https://en.wikipedia.org/wiki/Curdlan" xlink:type="simple">Curdlan</text:a> </text:p>
          </table:table-cell>
          <table:table-cell table:style-name="ce1" office:value-type="string" calcext:value-type="string">
            <text:p>gelling agent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425" xlink:type="simple">E425</text:a> </text:p>
          </table:table-cell>
          <table:table-cell table:style-name="ce1" office:value-type="string" calcext:value-type="string">
            <text:p><text:a xlink:href="https://en.wikipedia.org/wiki/Konjac" xlink:type="simple">Konjac</text:a> (i) <text:a xlink:href="https://en.wikipedia.org/wiki/Konjac_gum" xlink:type="simple">Konjac gum</text:a> (ii) <text:a xlink:href="https://en.wikipedia.org/wiki/Konjac_glucomannane" xlink:type="simple">Konjac glucomannan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May not be used in confectionery owing to choking risk.[<text:a xlink:href="https://en.wikipedia.org/wiki/Wikipedia:Citation_needed" xlink:type="simple">citation needed</text:a>]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/index.php?title=E426&amp;action=edit&amp;redlink=1" xlink:type="simple">E426</text:a> </text:p>
          </table:table-cell>
          <table:table-cell table:style-name="ce1" office:value-type="string" calcext:value-type="string">
            <text:p><text:a xlink:href="https://en.wikipedia.org/w/index.php?title=Soybean_hemicellulose&amp;action=edit&amp;redlink=1" xlink:type="simple">Soybean hemicellulose</text:a> </text:p>
          </table:table-cell>
          <table:table-cell table:style-name="ce4"/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427" xlink:type="simple">E427</text:a> </text:p>
          </table:table-cell>
          <table:table-cell table:style-name="ce1" office:value-type="string" calcext:value-type="string">
            <text:p><text:a xlink:href="https://en.wikipedia.org/wiki/Cassia_gum" xlink:type="simple">Cassia gum</text:a> </text:p>
          </table:table-cell>
          <table:table-cell table:style-name="ce4"/>
          <table:table-cell table:number-columns-repeated="2"/>
          <table:table-cell table:style-name="ce1" office:value-type="string" calcext:value-type="string">
            <text:p>Approved in 2010<text:a xlink:href="https://en.wikipedia.org/wiki/E_number#cite_note-FSA2010-25" xlink:type="simple">[25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429" xlink:type="simple">E429</text:a> </text:p>
          </table:table-cell>
          <table:table-cell table:style-name="ce1" office:value-type="string" calcext:value-type="string">
            <text:p><text:a xlink:href="https://en.wikipedia.org/wiki/Peptone" xlink:type="simple">Peptones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/index.php?title=Polyoxyethene_(8)_stearate&amp;action=edit&amp;redlink=1" xlink:type="simple">E430</text:a> </text:p>
          </table:table-cell>
          <table:table-cell table:style-name="ce1" office:value-type="string" calcext:value-type="string">
            <text:p><text:a xlink:href="https://en.wikipedia.org/w/index.php?title=Polyoxyethene_(8)_stearate&amp;action=edit&amp;redlink=1" xlink:type="simple">Polyoxyethene (8) stearate</text:a> (emulsifier) </text:p>
          </table:table-cell>
          <table:table-cell table:style-name="ce1" office:value-type="string" calcext:value-type="string">
            <text:p>stabilise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431" xlink:type="simple">E431</text:a> </text:p>
          </table:table-cell>
          <table:table-cell table:style-name="ce1" office:value-type="string" calcext:value-type="string">
            <text:p><text:a xlink:href="https://en.wikipedia.org/w/index.php?title=Polyoxyethene_(40)_stearate&amp;action=edit&amp;redlink=1" xlink:type="simple">Polyoxyethene (40) stearat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432" xlink:type="simple">E432</text:a> </text:p>
          </table:table-cell>
          <table:table-cell table:style-name="ce1" office:value-type="string" calcext:value-type="string">
            <text:p><text:a xlink:href="https://en.wikipedia.org/wiki/Polyoxyethene_(20)_sorbitan_monolaurate" xlink:type="simple">Polyoxyethene (20) sorbitan monolaurate</text:a> (<text:a xlink:href="https://en.wikipedia.org/wiki/Polysorbate_20" xlink:type="simple">polysorbate 20</text:a>)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433" xlink:type="simple">E433</text:a> </text:p>
          </table:table-cell>
          <table:table-cell table:style-name="ce1" office:value-type="string" calcext:value-type="string">
            <text:p><text:a xlink:href="https://en.wikipedia.org/wiki/Polyoxyethene_(20)_sorbitan_monooleate" xlink:type="simple">Polyoxyethene (20) sorbitan monooleate</text:a> (<text:a xlink:href="https://en.wikipedia.org/wiki/Polysorbate_80" xlink:type="simple">polysorbate 80</text:a>)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434" xlink:type="simple">E434</text:a> </text:p>
          </table:table-cell>
          <table:table-cell table:style-name="ce1" office:value-type="string" calcext:value-type="string">
            <text:p><text:a xlink:href="https://en.wikipedia.org/w/index.php?title=Polyoxyethene_(20)_sorbitan_monopalmitate&amp;action=edit&amp;redlink=1" xlink:type="simple">Polyoxyethene (20) sorbitan monopalmitate</text:a> (<text:a xlink:href="https://en.wikipedia.org/wiki/Polysorbate_40" xlink:type="simple">polysorbate 40</text:a>)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435" xlink:type="simple">E435</text:a> </text:p>
          </table:table-cell>
          <table:table-cell table:style-name="ce1" office:value-type="string" calcext:value-type="string">
            <text:p><text:a xlink:href="https://en.wikipedia.org/w/index.php?title=Polyoxyethene_(20)_sorbitan_monostearate&amp;action=edit&amp;redlink=1" xlink:type="simple">Polyoxyethene (20) sorbitan monostearate</text:a> (<text:a xlink:href="https://en.wikipedia.org/wiki/Polysorbate_60" xlink:type="simple">polysorbate 60</text:a>)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436" xlink:type="simple">E436</text:a> </text:p>
          </table:table-cell>
          <table:table-cell table:style-name="ce1" office:value-type="string" calcext:value-type="string">
            <text:p><text:a xlink:href="https://en.wikipedia.org/w/index.php?title=Polyoxyethene_(20)_sorbitan_tristearate&amp;action=edit&amp;redlink=1" xlink:type="simple">Polyoxyethene (20) sorbitan tristearate</text:a> (<text:a xlink:href="https://en.wikipedia.org/wiki/Polysorbate_65" xlink:type="simple">polysorbate 65</text:a>)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440" xlink:type="simple">E440</text:a> </text:p>
          </table:table-cell>
          <table:table-cell table:style-name="ce1" office:value-type="string" calcext:value-type="string">
            <text:p><text:a xlink:href="https://en.wikipedia.org/wiki/Pectin" xlink:type="simple">Pectins</text:a> (i) pectin (ii) amidated pectin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441" xlink:type="simple">E441</text:a> </text:p>
          </table:table-cell>
          <table:table-cell table:style-name="ce1" office:value-type="string" calcext:value-type="string">
            <text:p><text:a xlink:href="https://en.wikipedia.org/wiki/Gelatine" xlink:type="simple">Gelatine</text:a> (emulsifier) </text:p>
          </table:table-cell>
          <table:table-cell table:style-name="ce1" office:value-type="string" calcext:value-type="string">
            <text:p><text:a xlink:href="https://en.wikipedia.org/wiki/Gelling_agent" xlink:type="simple">gelling age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442" xlink:type="simple">E442</text:a> </text:p>
          </table:table-cell>
          <table:table-cell table:style-name="ce1" office:value-type="string" calcext:value-type="string">
            <text:p><text:a xlink:href="https://en.wikipedia.org/wiki/Ammonium_phosphatides" xlink:type="simple">Ammonium phosphatides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443" xlink:type="simple">E443</text:a> </text:p>
          </table:table-cell>
          <table:table-cell table:style-name="ce1" office:value-type="string" calcext:value-type="string">
            <text:p><text:a xlink:href="https://en.wikipedia.org/wiki/Brominated_vegetable_oil" xlink:type="simple">Brominated vegetable oil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Sucrose_acetate_isobutyrate" xlink:type="simple">E444</text:a> </text:p>
          </table:table-cell>
          <table:table-cell table:style-name="ce1" office:value-type="string" calcext:value-type="string">
            <text:p><text:a xlink:href="https://en.wikipedia.org/wiki/Sucrose_acetate_isobutyrate" xlink:type="simple">Sucrose acetate isobutyrat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445" xlink:type="simple">E445</text:a> </text:p>
          </table:table-cell>
          <table:table-cell table:style-name="ce1" office:value-type="string" calcext:value-type="string">
            <text:p><text:a xlink:href="https://en.wikipedia.org/wiki/Glycerol_esters_of_wood_rosins" xlink:type="simple">Glycerol esters of wood rosins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/index.php?title=E446&amp;action=edit&amp;redlink=1" xlink:type="simple">E446</text:a> </text:p>
          </table:table-cell>
          <table:table-cell table:style-name="ce1" office:value-type="string" calcext:value-type="string">
            <text:p><text:a xlink:href="https://en.wikipedia.org/w/index.php?title=Succistearin&amp;action=edit&amp;redlink=1" xlink:type="simple">Succistearin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7">
          <table:table-cell table:style-name="ce1" office:value-type="string" calcext:value-type="string">
            <text:p><text:a xlink:href="https://en.wikipedia.org/wiki/E450_(food_additive)" xlink:type="simple">E450</text:a> </text:p>
          </table:table-cell>
          <table:table-cell table:style-name="ce1" office:value-type="string" calcext:value-type="string">
            <text:p><text:a xlink:href="https://en.wikipedia.org/wiki/Diphosphate" xlink:type="simple">Diphosphates</text:a> (i) <text:a xlink:href="https://en.wikipedia.org/wiki/Disodium_diphosphate" xlink:type="simple">Disodium diphosphate</text:a> (ii) <text:a xlink:href="https://en.wikipedia.org/w/index.php?title=Trisodium_diphosphate&amp;action=edit&amp;redlink=1" xlink:type="simple">Trisodium diphosphate</text:a> (iii) <text:a xlink:href="https://en.wikipedia.org/wiki/Tetrasodium_diphosphate" xlink:type="simple">Tetrasodium diphosphate</text:a> (iv) <text:a xlink:href="https://en.wikipedia.org/w/index.php?title=Dipotassium_diphosphate&amp;action=edit&amp;redlink=1" xlink:type="simple">Dipotassium diphosphate</text:a> (v) <text:a xlink:href="https://en.wikipedia.org/w/index.php?title=Tetrapotassium_diphosphate&amp;action=edit&amp;redlink=1" xlink:type="simple">Tetrapotassium diphosphate</text:a> (vi) <text:a xlink:href="https://en.wikipedia.org/wiki/Dicalcium_diphosphate" xlink:type="simple">Dicalcium diphosphate</text:a> (vii) <text:a xlink:href="https://en.wikipedia.org/w/index.php?title=Calcium_dihydrogen_diphosphate&amp;action=edit&amp;redlink=1" xlink:type="simple">Calcium dihydrogen diphosphat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><text:a xlink:href="https://en.wikipedia.org/wiki/E451" xlink:type="simple">E451</text:a> </text:p>
          </table:table-cell>
          <table:table-cell table:style-name="ce1" office:value-type="string" calcext:value-type="string">
            <text:p><text:a xlink:href="https://en.wikipedia.org/wiki/Triphosphate" xlink:type="simple">Triphosphates</text:a> (i) <text:a xlink:href="https://en.wikipedia.org/wiki/Sodium_triphosphate" xlink:type="simple">Sodium triphosphate</text:a> (pentasodium triphosphate) (ii) <text:a xlink:href="https://en.wikipedia.org/w/index.php?title=Pentapotassium_triphosphate&amp;action=edit&amp;redlink=1" xlink:type="simple">Pentapotassium triphosphat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8">
          <table:table-cell table:style-name="ce1" office:value-type="string" calcext:value-type="string">
            <text:p><text:a xlink:href="https://en.wikipedia.org/wiki/E452" xlink:type="simple">E452</text:a> </text:p>
          </table:table-cell>
          <table:table-cell table:style-name="ce1" office:value-type="string" calcext:value-type="string">
            <text:p><text:a xlink:href="https://en.wikipedia.org/wiki/Polyphosphate" xlink:type="simple">Polyphosphates</text:a> (i) <text:a xlink:href="https://en.wikipedia.org/wiki/Sodium_polyphosphate" xlink:type="simple">Sodium polyphosphates</text:a> (ii) <text:a xlink:href="https://en.wikipedia.org/w/index.php?title=Potassium_polyphosphate&amp;action=edit&amp;redlink=1" xlink:type="simple">Potassium polyphosphates</text:a> (iii) <text:a xlink:href="https://en.wikipedia.org/w/index.php?title=Sodium_calcium_polyphosphate&amp;action=edit&amp;redlink=1" xlink:type="simple">Sodium calcium polyphosphate</text:a> (iv) <text:a xlink:href="https://en.wikipedia.org/w/index.php?title=Calcium_polyphosphate&amp;action=edit&amp;redlink=1" xlink:type="simple">Calcium polyphosphates</text:a> (v) <text:a xlink:href="https://en.wikipedia.org/wiki/Ammonium_polyphosphate" xlink:type="simple">Ammonium polyphosphat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459" xlink:type="simple">E459</text:a> </text:p>
          </table:table-cell>
          <table:table-cell table:style-name="ce1" office:value-type="string" calcext:value-type="string">
            <text:p><text:a xlink:href="https://en.wikipedia.org/wiki/Beta-cyclodextrin" xlink:type="simple">Beta-cyclodextrin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460" xlink:type="simple">E460</text:a> </text:p>
          </table:table-cell>
          <table:table-cell table:style-name="ce1" office:value-type="string" calcext:value-type="string">
            <text:p><text:a xlink:href="https://en.wikipedia.org/wiki/Cellulose" xlink:type="simple">Cellulose</text:a> (i) <text:a xlink:href="https://en.wikipedia.org/wiki/Microcrystalline_cellulose" xlink:type="simple">Microcrystalline cellulose</text:a> (ii) <text:a xlink:href="https://en.wikipedia.org/w/index.php?title=Powdered_cellulose&amp;action=edit&amp;redlink=1" xlink:type="simple">Powdered cellulos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461" xlink:type="simple">E461</text:a> </text:p>
          </table:table-cell>
          <table:table-cell table:style-name="ce1" office:value-type="string" calcext:value-type="string">
            <text:p><text:a xlink:href="https://en.wikipedia.org/wiki/Methyl_cellulose" xlink:type="simple">Methyl cellulos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462" xlink:type="simple">E462</text:a> </text:p>
          </table:table-cell>
          <table:table-cell table:style-name="ce1" office:value-type="string" calcext:value-type="string">
            <text:p><text:a xlink:href="https://en.wikipedia.org/wiki/Ethyl_cellulose" xlink:type="simple">Ethyl cellulos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463" xlink:type="simple">E463</text:a> </text:p>
          </table:table-cell>
          <table:table-cell table:style-name="ce1" office:value-type="string" calcext:value-type="string">
            <text:p><text:a xlink:href="https://en.wikipedia.org/wiki/Hydroxypropyl_cellulose" xlink:type="simple">Hydroxypropyl cellulos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Hypromellose" xlink:type="simple">E464</text:a> </text:p>
          </table:table-cell>
          <table:table-cell table:style-name="ce1" office:value-type="string" calcext:value-type="string">
            <text:p><text:a xlink:href="https://en.wikipedia.org/wiki/Hypromellose" xlink:type="simple">Hypromellose</text:a> (hydroxypropyl methylcellulose)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465" xlink:type="simple">E465</text:a> </text:p>
          </table:table-cell>
          <table:table-cell table:style-name="ce1" office:value-type="string" calcext:value-type="string">
            <text:p><text:a xlink:href="https://en.wikipedia.org/wiki/Ethyl_methyl_cellulose" xlink:type="simple">Ethyl methyl cellulos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466" xlink:type="simple">E466</text:a> </text:p>
          </table:table-cell>
          <table:table-cell table:style-name="ce1" office:value-type="string" calcext:value-type="string">
            <text:p><text:a xlink:href="https://en.wikipedia.org/wiki/Carboxymethyl_cellulose" xlink:type="simple">Carboxymethyl cellulose</text:a>, <text:a xlink:href="https://en.wikipedia.org/wiki/Sodium_carboxymethyl_cellulose" xlink:type="simple">Sodium carboxymethyl cellulos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467" xlink:type="simple">E467</text:a> </text:p>
          </table:table-cell>
          <table:table-cell table:style-name="ce1" office:value-type="string" calcext:value-type="string">
            <text:p><text:a xlink:href="https://en.wikipedia.org/wiki/Ethyl_hydroxyethyl_cellulose" xlink:type="simple">Ethyl hydroxyethyl cellulose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468" xlink:type="simple">E468</text:a> </text:p>
          </table:table-cell>
          <table:table-cell table:style-name="ce1" office:value-type="string" calcext:value-type="string">
            <text:p><text:a xlink:href="https://en.wikipedia.org/wiki/Croscarmellose_sodium" xlink:type="simple">Crosslinked sodium carboxymethyl cellulose</text:a> (Croscarmellose)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This additive is under discussion and may be included in a future amendment to the Directive on miscellaneous additives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469" xlink:type="simple">E469</text:a> </text:p>
          </table:table-cell>
          <table:table-cell table:style-name="ce1" office:value-type="string" calcext:value-type="string">
            <text:p>Enzymically <text:a xlink:href="https://en.wikipedia.org/wiki/Hydrolysed" xlink:type="simple">hydrolysed</text:a> <text:a xlink:href="https://en.wikipedia.org/wiki/Carboxymethylcellulose" xlink:type="simple">carboxymethylcellulos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/index.php?title=E470a&amp;action=edit&amp;redlink=1" xlink:type="simple">E470a</text:a> </text:p>
          </table:table-cell>
          <table:table-cell table:style-name="ce1" office:value-type="string" calcext:value-type="string">
            <text:p>Sodium, potassium and calcium salts of fatty acids (emulsifier) </text:p>
          </table:table-cell>
          <table:table-cell table:style-name="ce1" office:value-type="string" calcext:value-type="string">
            <text:p><text:a xlink:href="https://en.wikipedia.org/wiki/Anti-caking_agent" xlink:type="simple">anti-cak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470b" xlink:type="simple">E470b</text:a> </text:p>
          </table:table-cell>
          <table:table-cell table:style-name="ce1" office:value-type="string" calcext:value-type="string">
            <text:p>Magnesium salts of fatty acids (emulsifier) </text:p>
          </table:table-cell>
          <table:table-cell table:style-name="ce1" office:value-type="string" calcext:value-type="string">
            <text:p><text:a xlink:href="https://en.wikipedia.org/wiki/Anti-caking_agent" xlink:type="simple">anti-cak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471" xlink:type="simple">E471</text:a> </text:p>
          </table:table-cell>
          <table:table-cell table:style-name="ce1" office:value-type="string" calcext:value-type="string">
            <text:p><text:a xlink:href="https://en.wikipedia.org/wiki/Mono-_and_diglycerides_of_fatty_acids" xlink:type="simple">Mono- and diglycerides of fatty acids</text:a> (glyceryl monostearate, glyceryl distearate)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/index.php?title=E472a&amp;action=edit&amp;redlink=1" xlink:type="simple">E472a</text:a> </text:p>
          </table:table-cell>
          <table:table-cell table:style-name="ce1" office:value-type="string" calcext:value-type="string">
            <text:p>Acetic acid esters of mono- and diglycerides of fatty acids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/index.php?title=E472b&amp;action=edit&amp;redlink=1" xlink:type="simple">E472b</text:a> </text:p>
          </table:table-cell>
          <table:table-cell table:style-name="ce1" office:value-type="string" calcext:value-type="string">
            <text:p>Lactic acid esters of mono- and diglycerides of fatty acids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/index.php?title=E472c&amp;action=edit&amp;redlink=1" xlink:type="simple">E472c</text:a> </text:p>
          </table:table-cell>
          <table:table-cell table:style-name="ce1" office:value-type="string" calcext:value-type="string">
            <text:p>Citric acid esters of mono- and diglycerides of fatty acids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/index.php?title=E472d&amp;action=edit&amp;redlink=1" xlink:type="simple">E472d</text:a> </text:p>
          </table:table-cell>
          <table:table-cell table:style-name="ce1" office:value-type="string" calcext:value-type="string">
            <text:p>Tartaric acid esters of mono- and diglycerides of fatty acids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472e" xlink:type="simple">E472e</text:a> </text:p>
          </table:table-cell>
          <table:table-cell table:style-name="ce1" office:value-type="string" calcext:value-type="string">
            <text:p><text:a xlink:href="https://en.wikipedia.org/wiki/DATEM" xlink:type="simple">Mono- and diacetyl tartaric acid esters of mono- and diglycerides of fatty acids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/index.php?title=E472f&amp;action=edit&amp;redlink=1" xlink:type="simple">E472f</text:a> </text:p>
          </table:table-cell>
          <table:table-cell table:style-name="ce1" office:value-type="string" calcext:value-type="string">
            <text:p>Mixed acetic and tartaric acid esters of mono- and diglycerides of fatty acids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/index.php?title=E472g&amp;action=edit&amp;redlink=1" xlink:type="simple">E472g</text:a> </text:p>
          </table:table-cell>
          <table:table-cell table:style-name="ce1" office:value-type="string" calcext:value-type="string">
            <text:p><text:a xlink:href="https://en.wikipedia.org/w/index.php?title=Succinylated_monoglycerides&amp;action=edit&amp;redlink=1" xlink:type="simple">Succinylated monoglycerides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473" xlink:type="simple">E473</text:a> </text:p>
          </table:table-cell>
          <table:table-cell table:style-name="ce1" office:value-type="string" calcext:value-type="string">
            <text:p><text:a xlink:href="https://en.wikipedia.org/wiki/Sucrose_esters" xlink:type="simple">Sucrose esters</text:a> of fatty acids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Sucroglyceride" xlink:type="simple">E474</text:a> </text:p>
          </table:table-cell>
          <table:table-cell table:style-name="ce1" office:value-type="string" calcext:value-type="string">
            <text:p><text:a xlink:href="https://en.wikipedia.org/wiki/Sucroglyceride" xlink:type="simple">Sucroglycerides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475" xlink:type="simple">E475</text:a> </text:p>
          </table:table-cell>
          <table:table-cell table:style-name="ce1" office:value-type="string" calcext:value-type="string">
            <text:p>Polyglycerol esters of fatty acids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476" xlink:type="simple">E476</text:a> </text:p>
          </table:table-cell>
          <table:table-cell table:style-name="ce1" office:value-type="string" calcext:value-type="string">
            <text:p><text:a xlink:href="https://en.wikipedia.org/wiki/Polyglycerol_polyricinoleate" xlink:type="simple">Polyglycerol polyricinoleat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477" xlink:type="simple">E477</text:a> </text:p>
          </table:table-cell>
          <table:table-cell table:style-name="ce1" office:value-type="string" calcext:value-type="string">
            <text:p>Propane-1,2-diol esters of fatty acids, propylene glycol esters of fatty acids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/index.php?title=E478&amp;action=edit&amp;redlink=1" xlink:type="simple">E478</text:a> </text:p>
          </table:table-cell>
          <table:table-cell table:style-name="ce1" office:value-type="string" calcext:value-type="string">
            <text:p>Lactylated fatty acid esters of glycerol and propane-1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479b" xlink:type="simple">E479b</text:a> </text:p>
          </table:table-cell>
          <table:table-cell table:style-name="ce1" office:value-type="string" calcext:value-type="string">
            <text:p>Thermally oxidized soya bean oil interacted with mono- and diglycerides of fatty acids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480" xlink:type="simple">E480</text:a> </text:p>
          </table:table-cell>
          <table:table-cell table:style-name="ce1" office:value-type="string" calcext:value-type="string">
            <text:p><text:a xlink:href="https://en.wikipedia.org/wiki/Dioctyl_sodium_sulfosuccinate" xlink:type="simple">Dioctyl sodium sulfosuccinat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481" xlink:type="simple">E481</text:a> </text:p>
          </table:table-cell>
          <table:table-cell table:style-name="ce1" office:value-type="string" calcext:value-type="string">
            <text:p><text:a xlink:href="https://en.wikipedia.org/wiki/Sodium_stearoyl-2-lactylate" xlink:type="simple">Sodium stearoyl-2-lactylat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482" xlink:type="simple">E482</text:a> </text:p>
          </table:table-cell>
          <table:table-cell table:style-name="ce1" office:value-type="string" calcext:value-type="string">
            <text:p><text:a xlink:href="https://en.wikipedia.org/wiki/Calcium_stearoyl-2-lactylate" xlink:type="simple">Calcium stearoyl-2-lactylat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483" xlink:type="simple">E483</text:a> </text:p>
          </table:table-cell>
          <table:table-cell table:style-name="ce1" office:value-type="string" calcext:value-type="string">
            <text:p><text:a xlink:href="https://en.wikipedia.org/wiki/Stearyl_tartrate" xlink:type="simple">Stearyl tartrat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/index.php?title=E484&amp;action=edit&amp;redlink=1" xlink:type="simple">E484</text:a> </text:p>
          </table:table-cell>
          <table:table-cell table:style-name="ce1" office:value-type="string" calcext:value-type="string">
            <text:p><text:a xlink:href="https://en.wikipedia.org/w/index.php?title=Stearyl_citrate&amp;action=edit&amp;redlink=1" xlink:type="simple">Stearyl citrat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/index.php?title=E485&amp;action=edit&amp;redlink=1" xlink:type="simple">E485</text:a> </text:p>
          </table:table-cell>
          <table:table-cell table:style-name="ce1" office:value-type="string" calcext:value-type="string">
            <text:p><text:a xlink:href="https://en.wikipedia.org/w/index.php?title=Sodium_stearoyl_fumarate&amp;action=edit&amp;redlink=1" xlink:type="simple">Sodium stearoyl fumarat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/index.php?title=E486&amp;action=edit&amp;redlink=1" xlink:type="simple">E486</text:a> </text:p>
          </table:table-cell>
          <table:table-cell table:style-name="ce1" office:value-type="string" calcext:value-type="string">
            <text:p><text:a xlink:href="https://en.wikipedia.org/w/index.php?title=Calcium_stearoyl_fumarate&amp;action=edit&amp;redlink=1" xlink:type="simple">Calcium stearoyl fumarat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487" xlink:type="simple">E487</text:a> </text:p>
          </table:table-cell>
          <table:table-cell table:style-name="ce1" office:value-type="string" calcext:value-type="string">
            <text:p><text:a xlink:href="https://en.wikipedia.org/w/index.php?title=Sodium_laurylsulfate&amp;action=edit&amp;redlink=1" xlink:type="simple">Sodium laurylsulfat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/index.php?title=E488&amp;action=edit&amp;redlink=1" xlink:type="simple">E488</text:a> </text:p>
          </table:table-cell>
          <table:table-cell table:style-name="ce1" office:value-type="string" calcext:value-type="string">
            <text:p>Ethoxylated Mono- and Di-Glycerides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/index.php?title=E489&amp;action=edit&amp;redlink=1" xlink:type="simple">E489</text:a> </text:p>
          </table:table-cell>
          <table:table-cell table:style-name="ce1" office:value-type="string" calcext:value-type="string">
            <text:p>Methyl glucoside-coconut oil ester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490" xlink:type="simple">E490</text:a> </text:p>
          </table:table-cell>
          <table:table-cell table:style-name="ce1" office:value-type="string" calcext:value-type="string">
            <text:p><text:a xlink:href="https://en.wikipedia.org/wiki/Propane-1,2-diol" xlink:type="simple">Propane-1,2-diol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491" xlink:type="simple">E491</text:a> </text:p>
          </table:table-cell>
          <table:table-cell table:style-name="ce1" office:value-type="string" calcext:value-type="string">
            <text:p><text:a xlink:href="https://en.wikipedia.org/wiki/Sorbitan_monostearate" xlink:type="simple">Sorbitan monostearat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492" xlink:type="simple">E492</text:a> </text:p>
          </table:table-cell>
          <table:table-cell table:style-name="ce1" office:value-type="string" calcext:value-type="string">
            <text:p><text:a xlink:href="https://en.wikipedia.org/wiki/Sorbitan_tristearate" xlink:type="simple">Sorbitan tristearat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493" xlink:type="simple">E493</text:a> </text:p>
          </table:table-cell>
          <table:table-cell table:style-name="ce1" office:value-type="string" calcext:value-type="string">
            <text:p><text:a xlink:href="https://en.wikipedia.org/wiki/Sorbitan_monolaurate" xlink:type="simple">Sorbitan monolaurat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494" xlink:type="simple">E494</text:a> </text:p>
          </table:table-cell>
          <table:table-cell table:style-name="ce1" office:value-type="string" calcext:value-type="string">
            <text:p><text:a xlink:href="https://en.wikipedia.org/wiki/Sorbitan_monooleate" xlink:type="simple">Sorbitan monooleat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495" xlink:type="simple">E495</text:a> </text:p>
          </table:table-cell>
          <table:table-cell table:style-name="ce1" office:value-type="string" calcext:value-type="string">
            <text:p><text:a xlink:href="https://en.wikipedia.org/wiki/Sorbitan_monopalmitate" xlink:type="simple">Sorbitan monopalmitat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/index.php?title=E496&amp;action=edit&amp;redlink=1" xlink:type="simple">E496</text:a> </text:p>
          </table:table-cell>
          <table:table-cell table:style-name="ce1" office:value-type="string" calcext:value-type="string">
            <text:p><text:a xlink:href="https://en.wikipedia.org/w/index.php?title=Sorbitan_trioleate&amp;action=edit&amp;redlink=1" xlink:type="simple">Sorbitan trioleate</text:a> </text:p>
          </table:table-cell>
          <table:table-cell table:style-name="ce1" office:value-type="string" calcext:value-type="string">
            <text:p>emulsifie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/index.php?title=E497&amp;action=edit&amp;redlink=1" xlink:type="simple">E497</text:a> </text:p>
          </table:table-cell>
          <table:table-cell table:style-name="ce1" office:value-type="string" calcext:value-type="string">
            <text:p>Polyoxypropylene-polyoxyethylene polymers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/index.php?title=E498&amp;action=edit&amp;redlink=1" xlink:type="simple">E498</text:a> </text:p>
          </table:table-cell>
          <table:table-cell table:style-name="ce1" office:value-type="string" calcext:value-type="string">
            <text:p>Partial polyglycerol esters of polycondensed fatty acids of castor oil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499" xlink:type="simple">E499</text:a> </text:p>
          </table:table-cell>
          <table:table-cell table:style-name="ce1" office:value-type="string" calcext:value-type="string">
            <text:p>Stigmasterol-rich plant sterols </text:p>
          </table:table-cell>
          <table:table-cell table:style-name="ce4"/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</text:p>
          </table:table-cell>
          <table:table-cell table:number-columns-repeated="1018"/>
        </table:table-row>
        <table:table-row table:style-name="ro6">
          <table:table-cell table:style-name="ce1" office:value-type="string" calcext:value-type="string">
            <text:p>E500 </text:p>
          </table:table-cell>
          <table:table-cell table:style-name="ce1" office:value-type="string" calcext:value-type="string">
            <text:p><text:a xlink:href="https://en.wikipedia.org/wiki/Sodium" xlink:type="simple">Sodium</text:a> <text:a xlink:href="https://en.wikipedia.org/wiki/Carbonate" xlink:type="simple">carbonates</text:a>: (i) <text:a xlink:href="https://en.wikipedia.org/wiki/Sodium_carbonate" xlink:type="simple">Sodium carbonate</text:a> (ii) <text:a xlink:href="https://en.wikipedia.org/wiki/Sodium_bicarbonate" xlink:type="simple">Sodium bicarbonate</text:a> (Sodium hydrogen carbonate) (iii) <text:a xlink:href="https://en.wikipedia.org/wiki/Sodium_sesquicarbonate" xlink:type="simple">Sodium sesquicarbonate</text:a> (<text:a xlink:href="https://en.wikipedia.org/wiki/Acidity_regulator" xlink:type="simple">acidity regulator</text:a>) </text:p>
          </table:table-cell>
          <table:table-cell table:style-name="ce1" office:value-type="string" calcext:value-type="string">
            <text:p><text:a xlink:href="https://en.wikipedia.org/wiki/Raising_agent" xlink:type="simple">rais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6">
          <table:table-cell table:style-name="ce1" office:value-type="string" calcext:value-type="string">
            <text:p>E501 </text:p>
          </table:table-cell>
          <table:table-cell table:style-name="ce1" office:value-type="string" calcext:value-type="string">
            <text:p><text:a xlink:href="https://en.wikipedia.org/wiki/Potassium" xlink:type="simple">Potassium</text:a> <text:a xlink:href="https://en.wikipedia.org/wiki/Carbonate" xlink:type="simple">carbonates</text:a>: (i) <text:a xlink:href="https://en.wikipedia.org/wiki/Potassium_carbonate" xlink:type="simple">Potassium carbonate</text:a> (ii) <text:a xlink:href="https://en.wikipedia.org/wiki/Potassium_bicarbonate" xlink:type="simple">Potassium bicarbonate</text:a> (Potassium hydrogen carbonate)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6">
          <table:table-cell table:style-name="ce1" office:value-type="string" calcext:value-type="string">
            <text:p><text:a xlink:href="https://en.wikipedia.org/wiki/E503" xlink:type="simple">E503</text:a> </text:p>
          </table:table-cell>
          <table:table-cell table:style-name="ce1" office:value-type="string" calcext:value-type="string">
            <text:p><text:a xlink:href="https://en.wikipedia.org/wiki/Ammonium" xlink:type="simple">Ammonium</text:a> <text:a xlink:href="https://en.wikipedia.org/wiki/Carbonate" xlink:type="simple">carbonates</text:a>: (i) <text:a xlink:href="https://en.wikipedia.org/wiki/Ammonium_carbonate" xlink:type="simple">Ammonium carbonate</text:a> (ii) <text:a xlink:href="https://en.wikipedia.org/wiki/Ammonium_bicarbonate" xlink:type="simple">Ammonium bicarbonate</text:a> (Ammonium hydrogen carbonate)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6">
          <table:table-cell table:style-name="ce1" office:value-type="string" calcext:value-type="string">
            <text:p><text:a xlink:href="https://en.wikipedia.org/wiki/E504" xlink:type="simple">E504</text:a> </text:p>
          </table:table-cell>
          <table:table-cell table:style-name="ce1" office:value-type="string" calcext:value-type="string">
            <text:p><text:a xlink:href="https://en.wikipedia.org/wiki/Magnesium" xlink:type="simple">Magnesium</text:a> <text:a xlink:href="https://en.wikipedia.org/wiki/Carbonate" xlink:type="simple">carbonates</text:a>: (i) <text:a xlink:href="https://en.wikipedia.org/wiki/Magnesium_carbonate" xlink:type="simple">Magnesium carbonate</text:a> (ii) <text:a xlink:href="https://en.wikipedia.org/wiki/Magnesium_bicarbonate" xlink:type="simple">Magnesium bicarbonate</text:a> Magnesium hydrogen carbonate </text:p>
          </table:table-cell>
          <table:table-cell table:style-name="ce1" office:value-type="string" calcext:value-type="string">
            <text:p>acidity regulator, <text:a xlink:href="https://en.wikipedia.org/wiki/Anti-caking_agent" xlink:type="simple">anti-cak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05" xlink:type="simple">E505</text:a> </text:p>
          </table:table-cell>
          <table:table-cell table:style-name="ce1" office:value-type="string" calcext:value-type="string">
            <text:p><text:a xlink:href="https://en.wikipedia.org/wiki/Ferrous_carbonate" xlink:type="simple">Ferrous carbon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07" xlink:type="simple">E507</text:a> </text:p>
          </table:table-cell>
          <table:table-cell table:style-name="ce1" office:value-type="string" calcext:value-type="string">
            <text:p><text:a xlink:href="https://en.wikipedia.org/wiki/Hydrochloric_acid" xlink:type="simple">Hydrochloric acid</text:a> </text:p>
          </table:table-cell>
          <table:table-cell table:style-name="ce1" office:value-type="string" calcext:value-type="string">
            <text:p><text:a xlink:href="https://en.wikipedia.org/wiki/Acid" xlink:type="simple">acid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08" xlink:type="simple">E508</text:a> </text:p>
          </table:table-cell>
          <table:table-cell table:style-name="ce1" office:value-type="string" calcext:value-type="string">
            <text:p><text:a xlink:href="https://en.wikipedia.org/wiki/Potassium_chloride" xlink:type="simple">Potassium chloride</text:a> (<text:a xlink:href="https://en.wikipedia.org/wiki/Gelling_agent" xlink:type="simple">gelling agent</text:a>) </text:p>
          </table:table-cell>
          <table:table-cell table:style-name="ce1" office:value-type="string" calcext:value-type="string">
            <text:p><text:a xlink:href="https://en.wikipedia.org/wiki/Seasoning" xlink:type="simple">seasoning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09" xlink:type="simple">E509</text:a> </text:p>
          </table:table-cell>
          <table:table-cell table:style-name="ce1" office:value-type="string" calcext:value-type="string">
            <text:p><text:a xlink:href="https://en.wikipedia.org/wiki/Calcium_chloride" xlink:type="simple">Calcium chloride</text:a> (<text:a xlink:href="https://en.wikipedia.org/wiki/Sequestrant" xlink:type="simple">sequestrant</text:a>) </text:p>
          </table:table-cell>
          <table:table-cell table:style-name="ce1" office:value-type="string" calcext:value-type="string">
            <text:p><text:a xlink:href="https://en.wikipedia.org/wiki/Firming_agent" xlink:type="simple">firm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Ammonium_chloride" xlink:type="simple">E510</text:a> </text:p>
          </table:table-cell>
          <table:table-cell table:style-name="ce1" office:value-type="string" calcext:value-type="string">
            <text:p><text:a xlink:href="https://en.wikipedia.org/wiki/Ammonium_chloride" xlink:type="simple">Ammonium chloride</text:a>, ammonia solution (<text:a xlink:href="https://en.wikipedia.org/wiki/Acidity_regulator" xlink:type="simple">acidity regulator</text:a>) </text:p>
          </table:table-cell>
          <table:table-cell table:style-name="ce1" office:value-type="string" calcext:value-type="string">
            <text:p><text:a xlink:href="https://en.wikipedia.org/wiki/Improving_agent" xlink:type="simple">improving age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11" xlink:type="simple">E511</text:a> </text:p>
          </table:table-cell>
          <table:table-cell table:style-name="ce1" office:value-type="string" calcext:value-type="string">
            <text:p><text:a xlink:href="https://en.wikipedia.org/wiki/Magnesium_chloride" xlink:type="simple">Magnesium chloride</text:a> </text:p>
          </table:table-cell>
          <table:table-cell table:style-name="ce1" office:value-type="string" calcext:value-type="string">
            <text:p><text:a xlink:href="https://en.wikipedia.org/wiki/Firming_agent" xlink:type="simple">firm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12" xlink:type="simple">E512</text:a> </text:p>
          </table:table-cell>
          <table:table-cell table:style-name="ce1" office:value-type="string" calcext:value-type="string">
            <text:p><text:a xlink:href="https://en.wikipedia.org/wiki/Tin(II)_chloride" xlink:type="simple">Stannous chloride</text:a> </text:p>
          </table:table-cell>
          <table:table-cell table:style-name="ce1" office:value-type="string" calcext:value-type="string">
            <text:p><text:a xlink:href="https://en.wikipedia.org/wiki/Antioxidant" xlink:type="simple">antioxida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13" xlink:type="simple">E513</text:a> </text:p>
          </table:table-cell>
          <table:table-cell table:style-name="ce1" office:value-type="string" calcext:value-type="string">
            <text:p><text:a xlink:href="https://en.wikipedia.org/wiki/Sulfuric_acid" xlink:type="simple">Sulfuric acid</text:a> </text:p>
          </table:table-cell>
          <table:table-cell table:style-name="ce1" office:value-type="string" calcext:value-type="string">
            <text:p><text:a xlink:href="https://en.wikipedia.org/wiki/Acid" xlink:type="simple">acid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514" xlink:type="simple">E514</text:a> </text:p>
          </table:table-cell>
          <table:table-cell table:style-name="ce1" office:value-type="string" calcext:value-type="string">
            <text:p><text:a xlink:href="https://en.wikipedia.org/wiki/Sodium" xlink:type="simple">Sodium</text:a> <text:a xlink:href="https://en.wikipedia.org/wiki/Sulfates" xlink:type="simple">sulfates</text:a> (i) <text:a xlink:href="https://en.wikipedia.org/wiki/Sodium_sulfate" xlink:type="simple">Sodium sulfate</text:a> (ii) <text:a xlink:href="https://en.wikipedia.org/wiki/Sodium_bisulfate" xlink:type="simple">sodium bisulfate</text:a> </text:p>
          </table:table-cell>
          <table:table-cell table:style-name="ce1" office:value-type="string" calcext:value-type="string">
            <text:p><text:a xlink:href="https://en.wikipedia.org/wiki/Acid" xlink:type="simple">acid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515" xlink:type="simple">E515</text:a> </text:p>
          </table:table-cell>
          <table:table-cell table:style-name="ce1" office:value-type="string" calcext:value-type="string">
            <text:p><text:a xlink:href="https://en.wikipedia.org/wiki/Potassium" xlink:type="simple">Potassium</text:a> <text:a xlink:href="https://en.wikipedia.org/wiki/Sulfates" xlink:type="simple">sulfates</text:a> (i) <text:a xlink:href="https://en.wikipedia.org/wiki/Potassium_sulfate" xlink:type="simple">potassium sulfate</text:a> (ii) <text:a xlink:href="https://en.wikipedia.org/wiki/Potassium_bisulfate" xlink:type="simple">potassium bisulfate</text:a> </text:p>
          </table:table-cell>
          <table:table-cell table:style-name="ce4"/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16" xlink:type="simple">E516</text:a> </text:p>
          </table:table-cell>
          <table:table-cell table:style-name="ce1" office:value-type="string" calcext:value-type="string">
            <text:p><text:a xlink:href="https://en.wikipedia.org/wiki/Calcium_sulfate" xlink:type="simple">Calcium sulfate</text:a> </text:p>
          </table:table-cell>
          <table:table-cell table:style-name="ce4"/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17" xlink:type="simple">E517</text:a> </text:p>
          </table:table-cell>
          <table:table-cell table:style-name="ce1" office:value-type="string" calcext:value-type="string">
            <text:p><text:a xlink:href="https://en.wikipedia.org/wiki/Ammonium_sulfate" xlink:type="simple">Ammonium sulf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518" xlink:type="simple">E518</text:a> </text:p>
          </table:table-cell>
          <table:table-cell table:style-name="ce1" office:value-type="string" calcext:value-type="string">
            <text:p><text:a xlink:href="https://en.wikipedia.org/wiki/Magnesium_sulfate" xlink:type="simple">Magnesium sulfate</text:a> (Epsom salts), (<text:a xlink:href="https://en.wikipedia.org/wiki/Acidity_regulator" xlink:type="simple">acidity regulator</text:a>) </text:p>
          </table:table-cell>
          <table:table-cell table:style-name="ce1" office:value-type="string" calcext:value-type="string">
            <text:p><text:a xlink:href="https://en.wikipedia.org/wiki/Firming_agent" xlink:type="simple">firming age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19" xlink:type="simple">E519</text:a> </text:p>
          </table:table-cell>
          <table:table-cell table:style-name="ce1" office:value-type="string" calcext:value-type="string">
            <text:p><text:a xlink:href="https://en.wikipedia.org/wiki/Copper(II)_sulfate" xlink:type="simple">Copper(II) sulfate</text:a> </text:p>
          </table:table-cell>
          <table:table-cell table:style-name="ce1" office:value-type="string" calcext:value-type="string">
            <text:p><text:a xlink:href="https://en.wikipedia.org/wiki/Preservative" xlink:type="simple">preservative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20" xlink:type="simple">E520</text:a> </text:p>
          </table:table-cell>
          <table:table-cell table:style-name="ce1" office:value-type="string" calcext:value-type="string">
            <text:p><text:a xlink:href="https://en.wikipedia.org/wiki/Aluminium_sulfate" xlink:type="simple">Aluminium sulfate</text:a> </text:p>
          </table:table-cell>
          <table:table-cell table:style-name="ce1" office:value-type="string" calcext:value-type="string">
            <text:p><text:a xlink:href="https://en.wikipedia.org/wiki/Firming_agent" xlink:type="simple">firm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21" xlink:type="simple">E521</text:a> </text:p>
          </table:table-cell>
          <table:table-cell table:style-name="ce1" office:value-type="string" calcext:value-type="string">
            <text:p><text:a xlink:href="https://en.wikipedia.org/wiki/Aluminium_sodium_sulfate" xlink:type="simple">Aluminium sodium sulfate</text:a> </text:p>
          </table:table-cell>
          <table:table-cell table:style-name="ce1" office:value-type="string" calcext:value-type="string">
            <text:p><text:a xlink:href="https://en.wikipedia.org/wiki/Firming_agent" xlink:type="simple">firm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22" xlink:type="simple">E522</text:a> </text:p>
          </table:table-cell>
          <table:table-cell table:style-name="ce1" office:value-type="string" calcext:value-type="string">
            <text:p><text:a xlink:href="https://en.wikipedia.org/wiki/Aluminium_potassium_sulfate" xlink:type="simple">Aluminium potassium sulf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23" xlink:type="simple">E523</text:a> </text:p>
          </table:table-cell>
          <table:table-cell table:style-name="ce1" office:value-type="string" calcext:value-type="string">
            <text:p><text:a xlink:href="https://en.wikipedia.org/wiki/Aluminium_ammonium_sulfate" xlink:type="simple">Aluminium ammonium sulfat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24" xlink:type="simple">E524</text:a> </text:p>
          </table:table-cell>
          <table:table-cell table:style-name="ce1" office:value-type="string" calcext:value-type="string">
            <text:p><text:a xlink:href="https://en.wikipedia.org/wiki/Sodium_hydroxide" xlink:type="simple">Sodium hydroxid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25" xlink:type="simple">E525</text:a> </text:p>
          </table:table-cell>
          <table:table-cell table:style-name="ce1" office:value-type="string" calcext:value-type="string">
            <text:p><text:a xlink:href="https://en.wikipedia.org/wiki/Potassium_hydroxide" xlink:type="simple">Potassium hydroxid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26" xlink:type="simple">E526</text:a> </text:p>
          </table:table-cell>
          <table:table-cell table:style-name="ce1" office:value-type="string" calcext:value-type="string">
            <text:p><text:a xlink:href="https://en.wikipedia.org/wiki/Calcium_hydroxide" xlink:type="simple">Calcium hydroxide</text:a> (<text:a xlink:href="https://en.wikipedia.org/wiki/Acidity_regulator" xlink:type="simple">acidity regulator</text:a>) </text:p>
          </table:table-cell>
          <table:table-cell table:style-name="ce1" office:value-type="string" calcext:value-type="string">
            <text:p><text:a xlink:href="https://en.wikipedia.org/wiki/Firming_agent" xlink:type="simple">firm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27" xlink:type="simple">E527</text:a> </text:p>
          </table:table-cell>
          <table:table-cell table:style-name="ce1" office:value-type="string" calcext:value-type="string">
            <text:p><text:a xlink:href="https://en.wikipedia.org/wiki/Ammonium_hydroxide" xlink:type="simple">Ammonium hydroxid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28" xlink:type="simple">E528</text:a> </text:p>
          </table:table-cell>
          <table:table-cell table:style-name="ce1" office:value-type="string" calcext:value-type="string">
            <text:p><text:a xlink:href="https://en.wikipedia.org/wiki/Magnesium_hydroxide" xlink:type="simple">Magnesium hydroxide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29" xlink:type="simple">E529</text:a> </text:p>
          </table:table-cell>
          <table:table-cell table:style-name="ce1" office:value-type="string" calcext:value-type="string">
            <text:p><text:a xlink:href="https://en.wikipedia.org/wiki/Calcium_oxide" xlink:type="simple">Calcium oxide</text:a> (<text:a xlink:href="https://en.wikipedia.org/wiki/Acidity_regulator" xlink:type="simple">acidity regulator</text:a>) </text:p>
          </table:table-cell>
          <table:table-cell table:style-name="ce1" office:value-type="string" calcext:value-type="string">
            <text:p><text:a xlink:href="https://en.wikipedia.org/wiki/Improving_agent" xlink:type="simple">improv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30" xlink:type="simple">E530</text:a> </text:p>
          </table:table-cell>
          <table:table-cell table:style-name="ce1" office:value-type="string" calcext:value-type="string">
            <text:p><text:a xlink:href="https://en.wikipedia.org/wiki/Magnesium_oxide" xlink:type="simple">Magnesium oxide</text:a> (<text:a xlink:href="https://en.wikipedia.org/wiki/Acidity_regulator" xlink:type="simple">acidity regulator</text:a>) </text:p>
          </table:table-cell>
          <table:table-cell table:style-name="ce1" office:value-type="string" calcext:value-type="string">
            <text:p>anti-caking age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35" xlink:type="simple">E535</text:a> </text:p>
          </table:table-cell>
          <table:table-cell table:style-name="ce1" office:value-type="string" calcext:value-type="string">
            <text:p><text:a xlink:href="https://en.wikipedia.org/wiki/Sodium_ferrocyanide" xlink:type="simple">Sodium ferrocyanide</text:a> (<text:a xlink:href="https://en.wikipedia.org/wiki/Acidity_regulator" xlink:type="simple">acidity regulator</text:a>) </text:p>
          </table:table-cell>
          <table:table-cell table:style-name="ce1" office:value-type="string" calcext:value-type="string">
            <text:p>anti-caking age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36" xlink:type="simple">E536</text:a> </text:p>
          </table:table-cell>
          <table:table-cell table:style-name="ce1" office:value-type="string" calcext:value-type="string">
            <text:p><text:a xlink:href="https://en.wikipedia.org/wiki/Potassium_ferrocyanide" xlink:type="simple">Potassium ferrocyanide</text:a> </text:p>
          </table:table-cell>
          <table:table-cell table:style-name="ce1" office:value-type="string" calcext:value-type="string">
            <text:p>anti-caking age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/index.php?title=E537&amp;action=edit&amp;redlink=1" xlink:type="simple">E537</text:a> </text:p>
          </table:table-cell>
          <table:table-cell table:style-name="ce1" office:value-type="string" calcext:value-type="string">
            <text:p><text:a xlink:href="https://en.wikipedia.org/w/index.php?title=Ferrous_hexacyanomanganate&amp;action=edit&amp;redlink=1" xlink:type="simple">Ferrous hexacyanomanganate</text:a> </text:p>
          </table:table-cell>
          <table:table-cell table:style-name="ce1" office:value-type="string" calcext:value-type="string">
            <text:p>anti-caking agent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38" xlink:type="simple">E538</text:a> </text:p>
          </table:table-cell>
          <table:table-cell table:style-name="ce1" office:value-type="string" calcext:value-type="string">
            <text:p><text:a xlink:href="https://en.wikipedia.org/wiki/Calcium_ferrocyanide" xlink:type="simple">Calcium ferrocyanide</text:a> </text:p>
          </table:table-cell>
          <table:table-cell table:style-name="ce1" office:value-type="string" calcext:value-type="string">
            <text:p>anti-caking age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39" xlink:type="simple">E539</text:a> </text:p>
          </table:table-cell>
          <table:table-cell table:style-name="ce1" office:value-type="string" calcext:value-type="string">
            <text:p><text:a xlink:href="https://en.wikipedia.org/wiki/Sodium_thiosulfate" xlink:type="simple">Sodium thiosulfate</text:a> </text:p>
          </table:table-cell>
          <table:table-cell table:style-name="ce1" office:value-type="string" calcext:value-type="string">
            <text:p><text:a xlink:href="https://en.wikipedia.org/wiki/Antioxidant" xlink:type="simple">antioxida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/index.php?title=E540&amp;action=edit&amp;redlink=1" xlink:type="simple">E540</text:a> </text:p>
          </table:table-cell>
          <table:table-cell table:style-name="ce1" office:value-type="string" calcext:value-type="string">
            <text:p><text:a xlink:href="https://en.wikipedia.org/wiki/Dicalcium_diphosphate" xlink:type="simple">Dicalcium diphosphate</text:a>[<text:a xlink:href="https://en.wikipedia.org/wiki/Wikipedia:Citation_needed" xlink:type="simple">citation needed</text:a>] (<text:a xlink:href="https://en.wikipedia.org/wiki/Acidity_regulator" xlink:type="simple">acidity regulator</text:a>) </text:p>
          </table:table-cell>
          <table:table-cell table:style-name="ce1" office:value-type="string" calcext:value-type="string">
            <text:p><text:a xlink:href="https://en.wikipedia.org/wiki/Emulsifier" xlink:type="simple">emulsifier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541" xlink:type="simple">E541</text:a> </text:p>
          </table:table-cell>
          <table:table-cell table:style-name="ce1" office:value-type="string" calcext:value-type="string">
            <text:p><text:a xlink:href="https://en.wikipedia.org/wiki/Sodium_aluminium_phosphate" xlink:type="simple">Sodium aluminium phosphate</text:a> (i) Acidic (ii) Basic </text:p>
          </table:table-cell>
          <table:table-cell table:style-name="ce1" office:value-type="string" calcext:value-type="string">
            <text:p><text:a xlink:href="https://en.wikipedia.org/wiki/Emulsifier" xlink:type="simple">emulsifier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/index.php?title=E542&amp;action=edit&amp;redlink=1" xlink:type="simple">E542</text:a> </text:p>
          </table:table-cell>
          <table:table-cell table:style-name="ce1" office:value-type="string" calcext:value-type="string">
            <text:p><text:a xlink:href="https://en.wikipedia.org/w/index.php?title=Bone_phosphate&amp;action=edit&amp;redlink=1" xlink:type="simple">Bone phosphate</text:a> (Essentiale Calcium Phosphate, Tribasic) </text:p>
          </table:table-cell>
          <table:table-cell table:style-name="ce1" office:value-type="string" calcext:value-type="string">
            <text:p>anti-caking agent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/index.php?title=E543&amp;action=edit&amp;redlink=1" xlink:type="simple">E543</text:a> </text:p>
          </table:table-cell>
          <table:table-cell table:style-name="ce1" office:value-type="string" calcext:value-type="string">
            <text:p><text:a xlink:href="https://en.wikipedia.org/w/index.php?title=Calcium_sodium_polyphosphate&amp;action=edit&amp;redlink=1" xlink:type="simple">Calcium sodium polyphosphate</text:a> </text:p>
          </table:table-cell>
          <table:table-cell table:style-name="ce1" office:value-type="string" calcext:value-type="string">
            <text:p><text:a xlink:href="https://en.wikipedia.org/wiki/Emulsifier" xlink:type="simple">emulsifier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/index.php?title=E544&amp;action=edit&amp;redlink=1" xlink:type="simple">E544</text:a> </text:p>
          </table:table-cell>
          <table:table-cell table:style-name="ce1" office:value-type="string" calcext:value-type="string">
            <text:p><text:a xlink:href="https://en.wikipedia.org/w/index.php?title=Calcium_polyphosphate&amp;action=edit&amp;redlink=1" xlink:type="simple">Calcium polyphosphate</text:a> </text:p>
          </table:table-cell>
          <table:table-cell table:style-name="ce1" office:value-type="string" calcext:value-type="string">
            <text:p><text:a xlink:href="https://en.wikipedia.org/wiki/Emulsifier" xlink:type="simple">emulsifier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45" xlink:type="simple">E545</text:a> </text:p>
          </table:table-cell>
          <table:table-cell table:style-name="ce1" office:value-type="string" calcext:value-type="string">
            <text:p><text:a xlink:href="https://en.wikipedia.org/wiki/Ammonium_polyphosphate" xlink:type="simple">Ammonium polyphosphate</text:a> </text:p>
          </table:table-cell>
          <table:table-cell table:style-name="ce1" office:value-type="string" calcext:value-type="string">
            <text:p><text:a xlink:href="https://en.wikipedia.org/wiki/Emulsifier" xlink:type="simple">emulsifier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550" xlink:type="simple">E550</text:a> </text:p>
          </table:table-cell>
          <table:table-cell table:style-name="ce1" office:value-type="string" calcext:value-type="string">
            <text:p><text:a xlink:href="https://en.wikipedia.org/wiki/Sodium" xlink:type="simple">Sodium</text:a> <text:a xlink:href="https://en.wikipedia.org/wiki/Silicates" xlink:type="simple">Silicates</text:a> (i) <text:a xlink:href="https://en.wikipedia.org/wiki/Sodium_silicate" xlink:type="simple">Sodium silicate</text:a> (ii) <text:a xlink:href="https://en.wikipedia.org/wiki/Sodium_metasilicate" xlink:type="simple">Sodium metasilicate</text:a> </text:p>
          </table:table-cell>
          <table:table-cell table:style-name="ce1" office:value-type="string" calcext:value-type="string">
            <text:p>anti-caking agent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51" xlink:type="simple">E551</text:a> </text:p>
          </table:table-cell>
          <table:table-cell table:style-name="ce1" office:value-type="string" calcext:value-type="string">
            <text:p><text:a xlink:href="https://en.wikipedia.org/wiki/Silicon_dioxide" xlink:type="simple">Silicon dioxide</text:a> (Silica) </text:p>
          </table:table-cell>
          <table:table-cell table:style-name="ce1" office:value-type="string" calcext:value-type="string">
            <text:p>anti-caking age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52" xlink:type="simple">E552</text:a> </text:p>
          </table:table-cell>
          <table:table-cell table:style-name="ce1" office:value-type="string" calcext:value-type="string">
            <text:p><text:a xlink:href="https://en.wikipedia.org/wiki/Calcium_silicate" xlink:type="simple">Calcium silicate</text:a> </text:p>
          </table:table-cell>
          <table:table-cell table:style-name="ce1" office:value-type="string" calcext:value-type="string">
            <text:p>anti-caking age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553a" xlink:type="simple">E553a</text:a> </text:p>
          </table:table-cell>
          <table:table-cell table:style-name="ce1" office:value-type="string" calcext:value-type="string">
            <text:p>(i) <text:a xlink:href="https://en.wikipedia.org/wiki/Magnesium_silicate" xlink:type="simple">Magnesium silicate</text:a> (ii) <text:a xlink:href="https://en.wikipedia.org/wiki/Magnesium_trisilicate" xlink:type="simple">Magnesium trisilicate</text:a> </text:p>
          </table:table-cell>
          <table:table-cell table:style-name="ce1" office:value-type="string" calcext:value-type="string">
            <text:p>anti-caking age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53b" xlink:type="simple">E553b</text:a> </text:p>
          </table:table-cell>
          <table:table-cell table:style-name="ce1" office:value-type="string" calcext:value-type="string">
            <text:p><text:a xlink:href="https://en.wikipedia.org/wiki/Talc" xlink:type="simple">Talc</text:a> </text:p>
          </table:table-cell>
          <table:table-cell table:style-name="ce1" office:value-type="string" calcext:value-type="string">
            <text:p>anti-caking age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554" xlink:type="simple">E554</text:a> </text:p>
          </table:table-cell>
          <table:table-cell table:style-name="ce1" office:value-type="string" calcext:value-type="string">
            <text:p><text:a xlink:href="https://en.wikipedia.org/wiki/Sodium_aluminosilicate" xlink:type="simple">Sodium aluminosilicate</text:a> (sodium aluminium silicate) </text:p>
          </table:table-cell>
          <table:table-cell table:style-name="ce1" office:value-type="string" calcext:value-type="string">
            <text:p>anti-caking agent </text:p>
          </table:table-cell>
          <table:table-cell table:number-columns-repeated="2"/>
          <table:table-cell table:style-name="ce1" office:value-type="string" calcext:value-type="string">
            <text:p>removed from list per Commission Regulation (EU) No 380/2012 of 3 May 2012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555" xlink:type="simple">E555</text:a> </text:p>
          </table:table-cell>
          <table:table-cell table:style-name="ce1" office:value-type="string" calcext:value-type="string">
            <text:p><text:a xlink:href="https://en.wikipedia.org/wiki/Potassium_aluminium_silicate" xlink:type="simple">Potassium aluminium silicate</text:a> </text:p>
          </table:table-cell>
          <table:table-cell table:style-name="ce1" office:value-type="string" calcext:value-type="string">
            <text:p>anti-caking agent </text:p>
          </table:table-cell>
          <table:table-cell table:number-columns-repeated="2"/>
          <table:table-cell table:style-name="ce1" office:value-type="string" calcext:value-type="string">
            <text:p>removed from list per Commission Regulation (EU) No 380/2012 of 3 May 2012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556" xlink:type="simple">E556</text:a> </text:p>
          </table:table-cell>
          <table:table-cell table:style-name="ce1" office:value-type="string" calcext:value-type="string">
            <text:p><text:a xlink:href="https://en.wikipedia.org/wiki/Calcium_aluminosilicate" xlink:type="simple">Calcium aluminosilicate</text:a> (calcium aluminium silicate) </text:p>
          </table:table-cell>
          <table:table-cell table:style-name="ce1" office:value-type="string" calcext:value-type="string">
            <text:p>anti-caking agent </text:p>
          </table:table-cell>
          <table:table-cell table:number-columns-repeated="2"/>
          <table:table-cell table:style-name="ce1" office:value-type="string" calcext:value-type="string">
            <text:p>removed from list per Commission Regulation (EU) No 380/2012 of 3 May 2012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557" xlink:type="simple">E557</text:a> </text:p>
          </table:table-cell>
          <table:table-cell table:style-name="ce1" office:value-type="string" calcext:value-type="string">
            <text:p><text:a xlink:href="https://en.wikipedia.org/wiki/Hemimorphite" xlink:type="simple">Zinc silicate</text:a> </text:p>
          </table:table-cell>
          <table:table-cell table:style-name="ce1" office:value-type="string" calcext:value-type="string">
            <text:p>anti-caking agent </text:p>
          </table:table-cell>
          <table:table-cell table:number-columns-repeated="2"/>
          <table:table-cell table:style-name="ce1" office:value-type="string" calcext:value-type="string">
            <text:p>removed from list per Commission Regulation (EU) No 380/2012 of 3 May 2012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558" xlink:type="simple">E558</text:a> </text:p>
          </table:table-cell>
          <table:table-cell table:style-name="ce1" office:value-type="string" calcext:value-type="string">
            <text:p><text:a xlink:href="https://en.wikipedia.org/wiki/Bentonite" xlink:type="simple">Bentonite</text:a> </text:p>
          </table:table-cell>
          <table:table-cell table:style-name="ce1" office:value-type="string" calcext:value-type="string">
            <text:p>anti-caking agent </text:p>
          </table:table-cell>
          <table:table-cell table:number-columns-repeated="2"/>
          <table:table-cell table:style-name="ce1" office:value-type="string" calcext:value-type="string">
            <text:p>removed from list per Commission Regulation (EU) No 380/2012 of 3 May 2012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559" xlink:type="simple">E559</text:a> </text:p>
          </table:table-cell>
          <table:table-cell table:style-name="ce1" office:value-type="string" calcext:value-type="string">
            <text:p><text:a xlink:href="https://en.wikipedia.org/wiki/Aluminium_silicate" xlink:type="simple">Aluminium silicate</text:a> (Kaolin) </text:p>
          </table:table-cell>
          <table:table-cell table:style-name="ce1" office:value-type="string" calcext:value-type="string">
            <text:p>anti-caking agent </text:p>
          </table:table-cell>
          <table:table-cell table:number-columns-repeated="2"/>
          <table:table-cell table:style-name="ce1" office:value-type="string" calcext:value-type="string">
            <text:p>removed from list per Commission Regulation (EU) No 380/2012 of 3 May 2012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560" xlink:type="simple">E560</text:a> </text:p>
          </table:table-cell>
          <table:table-cell table:style-name="ce1" office:value-type="string" calcext:value-type="string">
            <text:p><text:a xlink:href="https://en.wikipedia.org/wiki/Potassium_silicate" xlink:type="simple">Potassium silicate</text:a> </text:p>
          </table:table-cell>
          <table:table-cell table:style-name="ce1" office:value-type="string" calcext:value-type="string">
            <text:p>anti-caking agent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561" xlink:type="simple">E561</text:a> </text:p>
          </table:table-cell>
          <table:table-cell table:style-name="ce1" office:value-type="string" calcext:value-type="string">
            <text:p><text:a xlink:href="https://en.wikipedia.org/wiki/Vermiculite" xlink:type="simple">Vermiculite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Sepiolite" xlink:type="simple">E562</text:a> </text:p>
          </table:table-cell>
          <table:table-cell table:style-name="ce1" office:value-type="string" calcext:value-type="string">
            <text:p><text:a xlink:href="https://en.wikipedia.org/wiki/Sepiolite" xlink:type="simple">Sepiolite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/index.php?title=E563&amp;action=edit&amp;redlink=1" xlink:type="simple">E563</text:a> </text:p>
          </table:table-cell>
          <table:table-cell table:style-name="ce1" office:value-type="string" calcext:value-type="string">
            <text:p><text:a xlink:href="https://en.wikipedia.org/w/index.php?title=Sepiolitic_clay&amp;action=edit&amp;redlink=1" xlink:type="simple">Sepiolitic clay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565" xlink:type="simple">E565</text:a> </text:p>
          </table:table-cell>
          <table:table-cell table:style-name="ce1" office:value-type="string" calcext:value-type="string">
            <text:p><text:a xlink:href="https://en.wikipedia.org/wiki/Lignosulfonate" xlink:type="simple">Lignosulfonates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/index.php?title=E566&amp;action=edit&amp;redlink=1" xlink:type="simple">E566</text:a> </text:p>
          </table:table-cell>
          <table:table-cell table:style-name="ce1" office:value-type="string" calcext:value-type="string">
            <text:p><text:a xlink:href="https://en.wikipedia.org/w/index.php?title=Natrolite-phonolite&amp;action=edit&amp;redlink=1" xlink:type="simple">Natrolite-phonolite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570" xlink:type="simple">E570</text:a> </text:p>
          </table:table-cell>
          <table:table-cell table:style-name="ce1" office:value-type="string" calcext:value-type="string">
            <text:p><text:a xlink:href="https://en.wikipedia.org/wiki/Fatty_acid" xlink:type="simple">Fatty acids</text:a> </text:p>
          </table:table-cell>
          <table:table-cell table:style-name="ce1" office:value-type="string" calcext:value-type="string">
            <text:p>anti-caking age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Magnesium_stearate" xlink:type="simple">E572</text:a> </text:p>
          </table:table-cell>
          <table:table-cell table:style-name="ce1" office:value-type="string" calcext:value-type="string">
            <text:p><text:a xlink:href="https://en.wikipedia.org/wiki/Magnesium_stearate" xlink:type="simple">Magnesium stearate</text:a>, <text:a xlink:href="https://en.wikipedia.org/wiki/Calcium_stearate" xlink:type="simple">calcium stearate</text:a> (<text:a xlink:href="https://en.wikipedia.org/wiki/Emulsifier" xlink:type="simple">emulsifier</text:a>) </text:p>
          </table:table-cell>
          <table:table-cell table:style-name="ce1" office:value-type="string" calcext:value-type="string">
            <text:p>anti-caking agent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74" xlink:type="simple">E574</text:a> </text:p>
          </table:table-cell>
          <table:table-cell table:style-name="ce1" office:value-type="string" calcext:value-type="string">
            <text:p><text:a xlink:href="https://en.wikipedia.org/wiki/Gluconic_acid" xlink:type="simple">Gluconic acid</text:a> </text:p>
          </table:table-cell>
          <table:table-cell table:style-name="ce1" office:value-type="string" calcext:value-type="string">
            <text:p>acidity regulato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75" xlink:type="simple">E575</text:a> </text:p>
          </table:table-cell>
          <table:table-cell table:style-name="ce1" office:value-type="string" calcext:value-type="string">
            <text:p><text:a xlink:href="https://en.wikipedia.org/wiki/Glucono_delta-lactone" xlink:type="simple">Glucono delta-lactone</text:a> (<text:a xlink:href="https://en.wikipedia.org/wiki/Acidity_regulator" xlink:type="simple">acidity regulator</text:a>) </text:p>
          </table:table-cell>
          <table:table-cell table:style-name="ce1" office:value-type="string" calcext:value-type="string">
            <text:p><text:a xlink:href="https://en.wikipedia.org/wiki/Sequestrant" xlink:type="simple">sequestra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Gluconic_acid" xlink:type="simple">E576</text:a> </text:p>
          </table:table-cell>
          <table:table-cell table:style-name="ce1" office:value-type="string" calcext:value-type="string">
            <text:p><text:a xlink:href="https://en.wikipedia.org/wiki/Sodium_gluconate" xlink:type="simple">Sodium gluconate</text:a> </text:p>
          </table:table-cell>
          <table:table-cell table:style-name="ce1" office:value-type="string" calcext:value-type="string">
            <text:p><text:a xlink:href="https://en.wikipedia.org/wiki/Sequestrant" xlink:type="simple">sequestra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77" xlink:type="simple">E577</text:a> </text:p>
          </table:table-cell>
          <table:table-cell table:style-name="ce1" office:value-type="string" calcext:value-type="string">
            <text:p><text:a xlink:href="https://en.wikipedia.org/wiki/Potassium_gluconate" xlink:type="simple">Potassium gluconate</text:a> </text:p>
          </table:table-cell>
          <table:table-cell table:style-name="ce1" office:value-type="string" calcext:value-type="string">
            <text:p><text:a xlink:href="https://en.wikipedia.org/wiki/Sequestrant" xlink:type="simple">sequestra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78" xlink:type="simple">E578</text:a> </text:p>
          </table:table-cell>
          <table:table-cell table:style-name="ce1" office:value-type="string" calcext:value-type="string">
            <text:p><text:a xlink:href="https://en.wikipedia.org/wiki/Calcium_gluconate" xlink:type="simple">Calcium gluconate</text:a> </text:p>
          </table:table-cell>
          <table:table-cell table:style-name="ce1" office:value-type="string" calcext:value-type="string">
            <text:p><text:a xlink:href="https://en.wikipedia.org/wiki/Firming_agent" xlink:type="simple">firm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79" xlink:type="simple">E579</text:a> </text:p>
          </table:table-cell>
          <table:table-cell table:style-name="ce1" office:value-type="string" calcext:value-type="string">
            <text:p><text:a xlink:href="https://en.wikipedia.org/wiki/Ferrous_gluconate" xlink:type="simple">Ferrous gluconate</text:a> </text:p>
          </table:table-cell>
          <table:table-cell table:style-name="ce1" office:value-type="string" calcext:value-type="string">
            <text:p><text:a xlink:href="https://en.wikipedia.org/wiki/Food_coloring" xlink:type="simple">food colouring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80" xlink:type="simple">E580</text:a> </text:p>
          </table:table-cell>
          <table:table-cell table:style-name="ce1" office:value-type="string" calcext:value-type="string">
            <text:p><text:a xlink:href="https://en.wikipedia.org/wiki/Magnesium_gluconate" xlink:type="simple">Magnesium gluconate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85" xlink:type="simple">E585</text:a> </text:p>
          </table:table-cell>
          <table:table-cell table:style-name="ce1" office:value-type="string" calcext:value-type="string">
            <text:p><text:a xlink:href="https://en.wikipedia.org/wiki/Ferrous_lactate" xlink:type="simple">Ferrous lactate</text:a> </text:p>
          </table:table-cell>
          <table:table-cell table:style-name="ce1" office:value-type="string" calcext:value-type="string">
            <text:p><text:a xlink:href="https://en.wikipedia.org/wiki/Food_coloring" xlink:type="simple">food colouring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86" xlink:type="simple">E586</text:a> </text:p>
          </table:table-cell>
          <table:table-cell table:style-name="ce1" office:value-type="string" calcext:value-type="string">
            <text:p><text:a xlink:href="https://en.wikipedia.org/wiki/4-Hexylresorcinol" xlink:type="simple">4-Hexylresorcinol</text:a> </text:p>
          </table:table-cell>
          <table:table-cell table:style-name="ce1" office:value-type="string" calcext:value-type="string">
            <text:p><text:a xlink:href="https://en.wikipedia.org/wiki/Antioxidant" xlink:type="simple">antioxida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3-22" xlink:type="simple">[22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598" xlink:type="simple">E598</text:a> </text:p>
          </table:table-cell>
          <table:table-cell table:style-name="ce1" office:value-type="string" calcext:value-type="string">
            <text:p>Synthetic <text:a xlink:href="https://en.wikipedia.org/wiki/Calcium_aluminates" xlink:type="simple">calcium aluminates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9">
          <table:table-cell table:style-name="ce1" office:value-type="string" calcext:value-type="string">
            <text:p><text:a xlink:href="https://en.wikipedia.org/wiki/E599" xlink:type="simple">E599</text:a> </text:p>
          </table:table-cell>
          <table:table-cell table:style-name="ce1" office:value-type="string" calcext:value-type="string">
            <text:p><text:a xlink:href="https://en.wikipedia.org/wiki/Perlite" xlink:type="simple">Perlite</text:a> </text:p>
          </table:table-cell>
          <table:table-cell table:style-name="ce5"/>
          <table:table-cell table:number-columns-repeated="2"/>
          <table:table-cell table:style-name="ce5"/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620" xlink:type="simple">E620</text:a> </text:p>
          </table:table-cell>
          <table:table-cell table:style-name="ce1" office:value-type="string" calcext:value-type="string">
            <text:p><text:a xlink:href="https://en.wikipedia.org/wiki/Glutamic_acid" xlink:type="simple">Glutamic acid</text:a> </text:p>
          </table:table-cell>
          <table:table-cell table:style-name="ce1" office:value-type="string" calcext:value-type="string">
            <text:p>flavour enhanc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Monosodium_glutamate" xlink:type="simple">E621</text:a> </text:p>
          </table:table-cell>
          <table:table-cell table:style-name="ce1" office:value-type="string" calcext:value-type="string">
            <text:p><text:a xlink:href="https://en.wikipedia.org/wiki/Monosodium_glutamate" xlink:type="simple">Monosodium glutamate</text:a> (MSG) </text:p>
          </table:table-cell>
          <table:table-cell table:style-name="ce1" office:value-type="string" calcext:value-type="string">
            <text:p>flavour enhanc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622" xlink:type="simple">E622</text:a> </text:p>
          </table:table-cell>
          <table:table-cell table:style-name="ce1" office:value-type="string" calcext:value-type="string">
            <text:p><text:a xlink:href="https://en.wikipedia.org/wiki/Monopotassium_glutamate" xlink:type="simple">Monopotassium glutamate</text:a> </text:p>
          </table:table-cell>
          <table:table-cell table:style-name="ce1" office:value-type="string" calcext:value-type="string">
            <text:p>flavour enhanc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623" xlink:type="simple">E623</text:a> </text:p>
          </table:table-cell>
          <table:table-cell table:style-name="ce1" office:value-type="string" calcext:value-type="string">
            <text:p><text:a xlink:href="https://en.wikipedia.org/wiki/Calcium_diglutamate" xlink:type="simple">Calcium diglutamate</text:a> </text:p>
          </table:table-cell>
          <table:table-cell table:style-name="ce1" office:value-type="string" calcext:value-type="string">
            <text:p>flavour enhanc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624" xlink:type="simple">E624</text:a> </text:p>
          </table:table-cell>
          <table:table-cell table:style-name="ce1" office:value-type="string" calcext:value-type="string">
            <text:p><text:a xlink:href="https://en.wikipedia.org/wiki/Monoammonium_glutamate" xlink:type="simple">Monoammonium glutamate</text:a> </text:p>
          </table:table-cell>
          <table:table-cell table:style-name="ce1" office:value-type="string" calcext:value-type="string">
            <text:p>flavour enhanc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625" xlink:type="simple">E625</text:a> </text:p>
          </table:table-cell>
          <table:table-cell table:style-name="ce1" office:value-type="string" calcext:value-type="string">
            <text:p><text:a xlink:href="https://en.wikipedia.org/wiki/Magnesium_diglutamate" xlink:type="simple">Magnesium diglutamate</text:a> </text:p>
          </table:table-cell>
          <table:table-cell table:style-name="ce1" office:value-type="string" calcext:value-type="string">
            <text:p>flavour enhanc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626" xlink:type="simple">E626</text:a> </text:p>
          </table:table-cell>
          <table:table-cell table:style-name="ce1" office:value-type="string" calcext:value-type="string">
            <text:p><text:a xlink:href="https://en.wikipedia.org/wiki/Guanylic_acid" xlink:type="simple">Guanylic acid</text:a> </text:p>
          </table:table-cell>
          <table:table-cell table:style-name="ce1" office:value-type="string" calcext:value-type="string">
            <text:p>flavour enhanc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627" xlink:type="simple">E627</text:a> </text:p>
          </table:table-cell>
          <table:table-cell table:style-name="ce1" office:value-type="string" calcext:value-type="string">
            <text:p><text:a xlink:href="https://en.wikipedia.org/wiki/Disodium_guanylate" xlink:type="simple">Disodium guanylate</text:a>, sodium guanylate </text:p>
          </table:table-cell>
          <table:table-cell table:style-name="ce1" office:value-type="string" calcext:value-type="string">
            <text:p>flavour enhanc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628" xlink:type="simple">E628</text:a> </text:p>
          </table:table-cell>
          <table:table-cell table:style-name="ce1" office:value-type="string" calcext:value-type="string">
            <text:p><text:a xlink:href="https://en.wikipedia.org/wiki/Dipotassium_guanylate" xlink:type="simple">Dipotassium guanylate</text:a> </text:p>
          </table:table-cell>
          <table:table-cell table:style-name="ce1" office:value-type="string" calcext:value-type="string">
            <text:p>flavour enhanc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629" xlink:type="simple">E629</text:a> </text:p>
          </table:table-cell>
          <table:table-cell table:style-name="ce1" office:value-type="string" calcext:value-type="string">
            <text:p><text:a xlink:href="https://en.wikipedia.org/wiki/Calcium_guanylate" xlink:type="simple">Calcium guanylate</text:a> </text:p>
          </table:table-cell>
          <table:table-cell table:style-name="ce1" office:value-type="string" calcext:value-type="string">
            <text:p>flavour enhanc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630" xlink:type="simple">E630</text:a> </text:p>
          </table:table-cell>
          <table:table-cell table:style-name="ce1" office:value-type="string" calcext:value-type="string">
            <text:p><text:a xlink:href="https://en.wikipedia.org/wiki/Inosinic_acid" xlink:type="simple">Inosinic acid</text:a> </text:p>
          </table:table-cell>
          <table:table-cell table:style-name="ce1" office:value-type="string" calcext:value-type="string">
            <text:p>flavour enhanc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631" xlink:type="simple">E631</text:a> </text:p>
          </table:table-cell>
          <table:table-cell table:style-name="ce1" office:value-type="string" calcext:value-type="string">
            <text:p><text:a xlink:href="https://en.wikipedia.org/wiki/Disodium_inosinate" xlink:type="simple">Disodium inosinate</text:a> </text:p>
          </table:table-cell>
          <table:table-cell table:style-name="ce1" office:value-type="string" calcext:value-type="string">
            <text:p>flavour enhanc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Dipotassium_inosinate" xlink:type="simple">E632</text:a> </text:p>
          </table:table-cell>
          <table:table-cell table:style-name="ce1" office:value-type="string" calcext:value-type="string">
            <text:p><text:a xlink:href="https://en.wikipedia.org/wiki/Dipotassium_inosinate" xlink:type="simple">Dipotassium inosinate</text:a> </text:p>
          </table:table-cell>
          <table:table-cell table:style-name="ce1" office:value-type="string" calcext:value-type="string">
            <text:p>flavour enhanc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Calcium_inosinate" xlink:type="simple">E633</text:a> </text:p>
          </table:table-cell>
          <table:table-cell table:style-name="ce1" office:value-type="string" calcext:value-type="string">
            <text:p><text:a xlink:href="https://en.wikipedia.org/wiki/Calcium_inosinate" xlink:type="simple">Calcium inosinate</text:a> </text:p>
          </table:table-cell>
          <table:table-cell table:style-name="ce1" office:value-type="string" calcext:value-type="string">
            <text:p>flavour enhanc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634" xlink:type="simple">E634</text:a> </text:p>
          </table:table-cell>
          <table:table-cell table:style-name="ce1" office:value-type="string" calcext:value-type="string">
            <text:p><text:a xlink:href="https://en.wikipedia.org/wiki/Calcium_5%27-ribonucleotides" xlink:type="simple">Calcium 5'-ribonucleotides</text:a> </text:p>
          </table:table-cell>
          <table:table-cell table:style-name="ce1" office:value-type="string" calcext:value-type="string">
            <text:p>flavour enhanc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635" xlink:type="simple">E635</text:a> </text:p>
          </table:table-cell>
          <table:table-cell table:style-name="ce1" office:value-type="string" calcext:value-type="string">
            <text:p><text:a xlink:href="https://en.wikipedia.org/wiki/Disodium_5%27-ribonucleotide" xlink:type="simple">Disodium 5'-ribonucleotides</text:a> </text:p>
          </table:table-cell>
          <table:table-cell table:style-name="ce1" office:value-type="string" calcext:value-type="string">
            <text:p>flavour enhanc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Maltol" xlink:type="simple">E636</text:a> </text:p>
          </table:table-cell>
          <table:table-cell table:style-name="ce1" office:value-type="string" calcext:value-type="string">
            <text:p><text:a xlink:href="https://en.wikipedia.org/wiki/Maltol" xlink:type="simple">Maltol</text:a> </text:p>
          </table:table-cell>
          <table:table-cell table:style-name="ce1" office:value-type="string" calcext:value-type="string">
            <text:p>flavour enhance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thyl_maltol" xlink:type="simple">E637</text:a> </text:p>
          </table:table-cell>
          <table:table-cell table:style-name="ce1" office:value-type="string" calcext:value-type="string">
            <text:p><text:a xlink:href="https://en.wikipedia.org/wiki/Ethyl_maltol" xlink:type="simple">Ethyl maltol</text:a> </text:p>
          </table:table-cell>
          <table:table-cell table:style-name="ce1" office:value-type="string" calcext:value-type="string">
            <text:p>flavour enhance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640" xlink:type="simple">E640</text:a> </text:p>
          </table:table-cell>
          <table:table-cell table:style-name="ce1" office:value-type="string" calcext:value-type="string">
            <text:p><text:a xlink:href="https://en.wikipedia.org/wiki/Glycine" xlink:type="simple">Glycine</text:a> and its sodium salt </text:p>
          </table:table-cell>
          <table:table-cell table:style-name="ce1" office:value-type="string" calcext:value-type="string">
            <text:p>flavour enhanc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650" xlink:type="simple">E650</text:a> </text:p>
          </table:table-cell>
          <table:table-cell table:style-name="ce1" office:value-type="string" calcext:value-type="string">
            <text:p><text:a xlink:href="https://en.wikipedia.org/wiki/Zinc_acetate" xlink:type="simple">Zinc acetate</text:a> </text:p>
          </table:table-cell>
          <table:table-cell table:style-name="ce1" office:value-type="string" calcext:value-type="string">
            <text:p>flavour enhanc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701" xlink:type="simple">E701</text:a> </text:p>
          </table:table-cell>
          <table:table-cell table:style-name="ce1" office:value-type="string" calcext:value-type="string">
            <text:p><text:a xlink:href="https://en.wikipedia.org/wiki/Tetracyclines" xlink:type="simple">Tetracyclines</text:a> </text:p>
          </table:table-cell>
          <table:table-cell table:style-name="ce1" office:value-type="string" calcext:value-type="string">
            <text:p>antibiotic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<text:a xlink:href="https://en.wikipedia.org/wiki/E702" xlink:type="simple">E702</text:a> </text:p>
          </table:table-cell>
          <table:table-cell table:style-name="ce1" office:value-type="string" calcext:value-type="string">
            <text:p><text:a xlink:href="https://en.wikipedia.org/wiki/Chlortetracycline" xlink:type="simple">Chlortetracycline</text:a> </text:p>
          </table:table-cell>
          <table:table-cell table:style-name="ce1" office:value-type="string" calcext:value-type="string">
            <text:p>antibiotic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<text:a xlink:href="https://en.wikipedia.org/wiki/E703" xlink:type="simple">E703</text:a> </text:p>
          </table:table-cell>
          <table:table-cell table:style-name="ce1" office:value-type="string" calcext:value-type="string">
            <text:p><text:a xlink:href="https://en.wikipedia.org/wiki/Oxytetracycline" xlink:type="simple">Oxytetracycline</text:a> </text:p>
          </table:table-cell>
          <table:table-cell table:style-name="ce1" office:value-type="string" calcext:value-type="string">
            <text:p>antibiotic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<text:a xlink:href="https://en.wikipedia.org/wiki/E704" xlink:type="simple">E704</text:a> </text:p>
          </table:table-cell>
          <table:table-cell table:style-name="ce1" office:value-type="string" calcext:value-type="string">
            <text:p><text:a xlink:href="https://en.wikipedia.org/wiki/Oleandomycin" xlink:type="simple">Oleandomycin</text:a> </text:p>
          </table:table-cell>
          <table:table-cell table:style-name="ce1" office:value-type="string" calcext:value-type="string">
            <text:p>antibiotic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E705 </text:p>
          </table:table-cell>
          <table:table-cell table:style-name="ce1" office:value-type="string" calcext:value-type="string">
            <text:p><text:a xlink:href="https://en.wikipedia.org/wiki/Penicillin_G_potassium" xlink:type="simple">Penicillin G potassium</text:a> </text:p>
          </table:table-cell>
          <table:table-cell table:style-name="ce1" office:value-type="string" calcext:value-type="string">
            <text:p>antibiotic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E706 </text:p>
          </table:table-cell>
          <table:table-cell table:style-name="ce1" office:value-type="string" calcext:value-type="string">
            <text:p><text:a xlink:href="https://en.wikipedia.org/wiki/Penicillin_G_sodium" xlink:type="simple">Penicillin G sodium</text:a> </text:p>
          </table:table-cell>
          <table:table-cell table:style-name="ce1" office:value-type="string" calcext:value-type="string">
            <text:p>antibiotic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E707 </text:p>
          </table:table-cell>
          <table:table-cell table:style-name="ce1" office:value-type="string" calcext:value-type="string">
            <text:p><text:a xlink:href="https://en.wikipedia.org/wiki/Penicillin_G_procaine" xlink:type="simple">Penicillin G procaine</text:a> </text:p>
          </table:table-cell>
          <table:table-cell table:style-name="ce1" office:value-type="string" calcext:value-type="string">
            <text:p>antibiotic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E708 </text:p>
          </table:table-cell>
          <table:table-cell table:style-name="ce1" office:value-type="string" calcext:value-type="string">
            <text:p><text:a xlink:href="https://en.wikipedia.org/wiki/Benzathine_benzylpenicillin" xlink:type="simple">Penicillin G benzathine</text:a> </text:p>
          </table:table-cell>
          <table:table-cell table:style-name="ce1" office:value-type="string" calcext:value-type="string">
            <text:p>antibiotic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<text:a xlink:href="https://en.wikipedia.org/wiki/E710" xlink:type="simple">E710</text:a> </text:p>
          </table:table-cell>
          <table:table-cell table:style-name="ce1" office:value-type="string" calcext:value-type="string">
            <text:p><text:a xlink:href="https://en.wikipedia.org/wiki/Spiramycin" xlink:type="simple">Spiramycins</text:a> </text:p>
          </table:table-cell>
          <table:table-cell table:style-name="ce1" office:value-type="string" calcext:value-type="string">
            <text:p>antibiotic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E711 </text:p>
          </table:table-cell>
          <table:table-cell table:style-name="ce1" office:value-type="string" calcext:value-type="string">
            <text:p><text:a xlink:href="https://en.wikipedia.org/wiki/Virginiamycin" xlink:type="simple">Virginiamycins</text:a> </text:p>
          </table:table-cell>
          <table:table-cell table:style-name="ce1" office:value-type="string" calcext:value-type="string">
            <text:p>antibiotic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E712 </text:p>
          </table:table-cell>
          <table:table-cell table:style-name="ce1" office:value-type="string" calcext:value-type="string">
            <text:p><text:a xlink:href="https://en.wikipedia.org/wiki/Flavomycin" xlink:type="simple">Flavomycin</text:a> </text:p>
          </table:table-cell>
          <table:table-cell table:style-name="ce1" office:value-type="string" calcext:value-type="string">
            <text:p>antibiotic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<text:a xlink:href="https://en.wikipedia.org/wiki/E713" xlink:type="simple">E713</text:a> </text:p>
          </table:table-cell>
          <table:table-cell table:style-name="ce1" office:value-type="string" calcext:value-type="string">
            <text:p><text:a xlink:href="https://en.wikipedia.org/wiki/Tylosin" xlink:type="simple">Tylosin</text:a> </text:p>
          </table:table-cell>
          <table:table-cell table:style-name="ce1" office:value-type="string" calcext:value-type="string">
            <text:p>antibiotic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<text:a xlink:href="https://en.wikipedia.org/wiki/E714" xlink:type="simple">E714</text:a> </text:p>
          </table:table-cell>
          <table:table-cell table:style-name="ce1" office:value-type="string" calcext:value-type="string">
            <text:p><text:a xlink:href="https://en.wikipedia.org/wiki/Monensin_A" xlink:type="simple">Monensin A</text:a> </text:p>
          </table:table-cell>
          <table:table-cell table:style-name="ce1" office:value-type="string" calcext:value-type="string">
            <text:p>antibiotic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<text:a xlink:href="https://en.wikipedia.org/wiki/E715" xlink:type="simple">E715</text:a> </text:p>
          </table:table-cell>
          <table:table-cell table:style-name="ce1" office:value-type="string" calcext:value-type="string">
            <text:p><text:a xlink:href="https://en.wikipedia.org/wiki/Avoparcin" xlink:type="simple">Avoparcin</text:a> </text:p>
          </table:table-cell>
          <table:table-cell table:style-name="ce1" office:value-type="string" calcext:value-type="string">
            <text:p>antibiotic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<text:a xlink:href="https://en.wikipedia.org/wiki/E716" xlink:type="simple">E716</text:a> </text:p>
          </table:table-cell>
          <table:table-cell table:style-name="ce1" office:value-type="string" calcext:value-type="string">
            <text:p><text:a xlink:href="https://en.wikipedia.org/wiki/Salinomycin" xlink:type="simple">Salinomycin</text:a> </text:p>
          </table:table-cell>
          <table:table-cell table:style-name="ce1" office:value-type="string" calcext:value-type="string">
            <text:p>antibiotic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E717 </text:p>
          </table:table-cell>
          <table:table-cell table:style-name="ce1" office:value-type="string" calcext:value-type="string">
            <text:p><text:a xlink:href="https://en.wikipedia.org/w/index.php?title=Avilamycin&amp;action=edit&amp;redlink=1" xlink:type="simple">Avilamycin</text:a> </text:p>
          </table:table-cell>
          <table:table-cell table:style-name="ce1" office:value-type="string" calcext:value-type="string">
            <text:p>antibiotic 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<text:a xlink:href="https://en.wikipedia.org/wiki/Polydimethylsiloxane" xlink:type="simple">E900</text:a> </text:p>
          </table:table-cell>
          <table:table-cell table:style-name="ce1" office:value-type="string" calcext:value-type="string">
            <text:p><text:a xlink:href="https://en.wikipedia.org/wiki/Dimethyl_polysiloxane" xlink:type="simple">Dimethyl polysiloxane</text:a> (<text:a xlink:href="https://en.wikipedia.org/wiki/Anti-foaming_agent" xlink:type="simple">anti-foaming agent</text:a>) </text:p>
          </table:table-cell>
          <table:table-cell table:style-name="ce1" office:value-type="string" calcext:value-type="string">
            <text:p><text:a xlink:href="https://en.wikipedia.org/wiki/Anti-caking_agent" xlink:type="simple">anti-cak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01" xlink:type="simple">E901</text:a> </text:p>
          </table:table-cell>
          <table:table-cell table:style-name="ce1" office:value-type="string" calcext:value-type="string">
            <text:p><text:a xlink:href="https://en.wikipedia.org/wiki/Beeswax" xlink:type="simple">Beeswax</text:a>, white and yellow </text:p>
          </table:table-cell>
          <table:table-cell table:style-name="ce1" office:value-type="string" calcext:value-type="string">
            <text:p>glazing age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02" xlink:type="simple">E902</text:a> </text:p>
          </table:table-cell>
          <table:table-cell table:style-name="ce1" office:value-type="string" calcext:value-type="string">
            <text:p><text:a xlink:href="https://en.wikipedia.org/wiki/Candelilla_wax" xlink:type="simple">Candelilla wax</text:a> </text:p>
          </table:table-cell>
          <table:table-cell table:style-name="ce1" office:value-type="string" calcext:value-type="string">
            <text:p>glazing age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03" xlink:type="simple">E903</text:a> </text:p>
          </table:table-cell>
          <table:table-cell table:style-name="ce1" office:value-type="string" calcext:value-type="string">
            <text:p><text:a xlink:href="https://en.wikipedia.org/wiki/Carnauba_wax" xlink:type="simple">Carnauba wax</text:a> </text:p>
          </table:table-cell>
          <table:table-cell table:style-name="ce1" office:value-type="string" calcext:value-type="string">
            <text:p>glazing age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04" xlink:type="simple">E904</text:a> </text:p>
          </table:table-cell>
          <table:table-cell table:style-name="ce1" office:value-type="string" calcext:value-type="string">
            <text:p><text:a xlink:href="https://en.wikipedia.org/wiki/Shellac" xlink:type="simple">Shellac</text:a> </text:p>
          </table:table-cell>
          <table:table-cell table:style-name="ce1" office:value-type="string" calcext:value-type="string">
            <text:p>glazing age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05" xlink:type="simple">E905</text:a> </text:p>
          </table:table-cell>
          <table:table-cell table:style-name="ce1" office:value-type="string" calcext:value-type="string">
            <text:p><text:a xlink:href="https://en.wikipedia.org/wiki/Paraffin_wax" xlink:type="simple">Paraffins</text:a> </text:p>
          </table:table-cell>
          <table:table-cell table:style-name="ce4"/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05a" xlink:type="simple">E905a</text:a> </text:p>
          </table:table-cell>
          <table:table-cell table:style-name="ce1" office:value-type="string" calcext:value-type="string">
            <text:p><text:a xlink:href="https://en.wikipedia.org/wiki/Mineral_oil" xlink:type="simple">Mineral oil</text:a> </text:p>
          </table:table-cell>
          <table:table-cell table:style-name="ce1" office:value-type="string" calcext:value-type="string">
            <text:p><text:a xlink:href="https://en.wikipedia.org/wiki/Anti-foaming_agent" xlink:type="simple">anti-foaming age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05b" xlink:type="simple">E905b</text:a> </text:p>
          </table:table-cell>
          <table:table-cell table:style-name="ce1" office:value-type="string" calcext:value-type="string">
            <text:p><text:a xlink:href="https://en.wikipedia.org/wiki/Petrolatum" xlink:type="simple">Petrolatum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905c" xlink:type="simple">E905c</text:a> </text:p>
          </table:table-cell>
          <table:table-cell table:style-name="ce1" office:value-type="string" calcext:value-type="string">
            <text:p><text:a xlink:href="https://en.wikipedia.org/wiki/Petroleum_wax" xlink:type="simple">Petroleum wax</text:a> (i)<text:a xlink:href="https://en.wikipedia.org/wiki/Microcrystalline_wax" xlink:type="simple">Microcrystalline wax</text:a> (ii) <text:a xlink:href="https://en.wikipedia.org/wiki/Paraffin_wax" xlink:type="simple">Paraffin wax</text:a> </text:p>
          </table:table-cell>
          <table:table-cell table:style-name="ce1" office:value-type="string" calcext:value-type="string">
            <text:p>glazing agent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906" xlink:type="simple">E906</text:a> </text:p>
          </table:table-cell>
          <table:table-cell table:style-name="ce1" office:value-type="string" calcext:value-type="string">
            <text:p><text:a xlink:href="https://en.wikipedia.org/wiki/Gum_benzoic" xlink:type="simple">Gum benzoic</text:a> </text:p>
          </table:table-cell>
          <table:table-cell table:style-name="ce1" office:value-type="string" calcext:value-type="string">
            <text:p><text:a xlink:href="https://en.wikipedia.org/wiki/Flavour_enhancer" xlink:type="simple">flavour enhancer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907" xlink:type="simple">E907</text:a> </text:p>
          </table:table-cell>
          <table:table-cell table:style-name="ce1" office:value-type="string" calcext:value-type="string">
            <text:p><text:a xlink:href="https://en.wikipedia.org/wiki/Crystalline_wax" xlink:type="simple">Crystalline wax</text:a> </text:p>
          </table:table-cell>
          <table:table-cell table:style-name="ce1" office:value-type="string" calcext:value-type="string">
            <text:p>glazing agent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908" xlink:type="simple">E908</text:a> </text:p>
          </table:table-cell>
          <table:table-cell table:style-name="ce1" office:value-type="string" calcext:value-type="string">
            <text:p><text:a xlink:href="https://en.wikipedia.org/wiki/Rice_bran_wax" xlink:type="simple">Rice bran wax</text:a> </text:p>
          </table:table-cell>
          <table:table-cell table:style-name="ce1" office:value-type="string" calcext:value-type="string">
            <text:p>glazing agent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909" xlink:type="simple">E909</text:a> </text:p>
          </table:table-cell>
          <table:table-cell table:style-name="ce1" office:value-type="string" calcext:value-type="string">
            <text:p><text:a xlink:href="https://en.wikipedia.org/wiki/Spermaceti" xlink:type="simple">Spermaceti wax</text:a> </text:p>
          </table:table-cell>
          <table:table-cell table:style-name="ce1" office:value-type="string" calcext:value-type="string">
            <text:p>glazing agent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910" xlink:type="simple">E910</text:a> </text:p>
          </table:table-cell>
          <table:table-cell table:style-name="ce1" office:value-type="string" calcext:value-type="string">
            <text:p><text:a xlink:href="https://en.wikipedia.org/wiki/Wax_ester" xlink:type="simple">Wax esters</text:a> </text:p>
          </table:table-cell>
          <table:table-cell table:style-name="ce1" office:value-type="string" calcext:value-type="string">
            <text:p>glazing agent 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>
          <table:table-cell table:style-name="ce1" office:value-type="string" calcext:value-type="string">
            <text:p>E911 </text:p>
          </table:table-cell>
          <table:table-cell table:style-name="ce1" office:value-type="string" calcext:value-type="string">
            <text:p><text:a xlink:href="https://en.wikipedia.org/wiki/Fatty_acid_methyl_ester" xlink:type="simple">Methyl esters of fatty acids</text:a> </text:p>
          </table:table-cell>
          <table:table-cell table:style-name="ce1" office:value-type="string" calcext:value-type="string">
            <text:p>glazing agent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912" xlink:type="simple">E912</text:a> </text:p>
          </table:table-cell>
          <table:table-cell table:style-name="ce1" office:value-type="string" calcext:value-type="string">
            <text:p><text:a xlink:href="https://en.wikipedia.org/wiki/Montanic_acid" xlink:type="simple">Montanic acid</text:a> esters, <text:a xlink:href="https://en.wikipedia.org/wiki/Montan_acid_esters" xlink:type="simple">Montan acid esters</text:a> </text:p>
          </table:table-cell>
          <table:table-cell table:style-name="ce1" office:value-type="string" calcext:value-type="string">
            <text:p>glazing age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913" xlink:type="simple">E913</text:a> </text:p>
          </table:table-cell>
          <table:table-cell table:style-name="ce1" office:value-type="string" calcext:value-type="string">
            <text:p><text:a xlink:href="https://en.wikipedia.org/wiki/Lanolin" xlink:type="simple">Lanolin</text:a>, sheep wool grease </text:p>
          </table:table-cell>
          <table:table-cell table:style-name="ce1" office:value-type="string" calcext:value-type="string">
            <text:p>glazing agent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914" xlink:type="simple">E914</text:a> </text:p>
          </table:table-cell>
          <table:table-cell table:style-name="ce1" office:value-type="string" calcext:value-type="string">
            <text:p><text:a xlink:href="https://en.wikipedia.org/w/index.php?title=Oxidized_polyethylene_wax&amp;action=edit&amp;redlink=1" xlink:type="simple">Oxidized polyethylene wax</text:a>, oxidized <text:a xlink:href="https://en.wikipedia.org/wiki/Polyethylene" xlink:type="simple">polyethylene</text:a> </text:p>
          </table:table-cell>
          <table:table-cell table:style-name="ce1" office:value-type="string" calcext:value-type="string">
            <text:p>glazing agent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15" xlink:type="simple">E915</text:a> </text:p>
          </table:table-cell>
          <table:table-cell table:style-name="ce1" office:value-type="string" calcext:value-type="string">
            <text:p>Esters of <text:a xlink:href="https://en.wikipedia.org/wiki/Colophony" xlink:type="simple">colophony</text:a> </text:p>
          </table:table-cell>
          <table:table-cell table:style-name="ce1" office:value-type="string" calcext:value-type="string">
            <text:p>glazing agent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16" xlink:type="simple">E916</text:a> </text:p>
          </table:table-cell>
          <table:table-cell table:style-name="ce1" office:value-type="string" calcext:value-type="string">
            <text:p><text:a xlink:href="https://en.wikipedia.org/wiki/Calcium_iodate" xlink:type="simple">Calcium iodate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17" xlink:type="simple">E917</text:a> </text:p>
          </table:table-cell>
          <table:table-cell table:style-name="ce1" office:value-type="string" calcext:value-type="string">
            <text:p><text:a xlink:href="https://en.wikipedia.org/wiki/Potassium_iodate" xlink:type="simple">Potassium iodate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18" xlink:type="simple">E918</text:a> </text:p>
          </table:table-cell>
          <table:table-cell table:style-name="ce1" office:value-type="string" calcext:value-type="string">
            <text:p><text:a xlink:href="https://en.wikipedia.org/wiki/Nitrogen_oxide" xlink:type="simple">Nitrogen oxides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19" xlink:type="simple">E919</text:a> </text:p>
          </table:table-cell>
          <table:table-cell table:style-name="ce1" office:value-type="string" calcext:value-type="string">
            <text:p><text:a xlink:href="https://en.wikipedia.org/wiki/Nitrosyl_chloride" xlink:type="simple">Nitrosyl chloride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20" xlink:type="simple">E920</text:a> </text:p>
          </table:table-cell>
          <table:table-cell table:style-name="ce1" office:value-type="string" calcext:value-type="string">
            <text:p><text:a xlink:href="https://en.wikipedia.org/wiki/L-cysteine" xlink:type="simple">L-cysteine</text:a> </text:p>
          </table:table-cell>
          <table:table-cell table:style-name="ce1" office:value-type="string" calcext:value-type="string">
            <text:p><text:a xlink:href="https://en.wikipedia.org/wiki/Improving_agent" xlink:type="simple">improving agent</text:a> </text:p>
          </table:table-cell>
          <table:table-cell table:number-columns-repeated="2"/>
          <table:table-cell table:style-name="ce1" office:value-type="string" calcext:value-type="string">
            <text:p>Approved in the EU<text:a xlink:href="https://en.wikipedia.org/wiki/E_number#cite_note-28" xlink:type="simple">[28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21" xlink:type="simple">E921</text:a> </text:p>
          </table:table-cell>
          <table:table-cell table:style-name="ce1" office:value-type="string" calcext:value-type="string">
            <text:p><text:a xlink:href="https://en.wikipedia.org/wiki/Cystine" xlink:type="simple">L-cystine</text:a> </text:p>
          </table:table-cell>
          <table:table-cell table:style-name="ce1" office:value-type="string" calcext:value-type="string">
            <text:p><text:a xlink:href="https://en.wikipedia.org/wiki/Improving_agent" xlink:type="simple">improving age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22" xlink:type="simple">E922</text:a> </text:p>
          </table:table-cell>
          <table:table-cell table:style-name="ce1" office:value-type="string" calcext:value-type="string">
            <text:p><text:a xlink:href="https://en.wikipedia.org/wiki/Potassium_persulfate" xlink:type="simple">Potassium persulfate</text:a> </text:p>
          </table:table-cell>
          <table:table-cell table:style-name="ce1" office:value-type="string" calcext:value-type="string">
            <text:p><text:a xlink:href="https://en.wikipedia.org/wiki/Improving_agent" xlink:type="simple">improving age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23" xlink:type="simple">E923</text:a> </text:p>
          </table:table-cell>
          <table:table-cell table:style-name="ce1" office:value-type="string" calcext:value-type="string">
            <text:p><text:a xlink:href="https://en.wikipedia.org/wiki/Ammonium_persulfate" xlink:type="simple">Ammonium persulfate</text:a> </text:p>
          </table:table-cell>
          <table:table-cell table:style-name="ce1" office:value-type="string" calcext:value-type="string">
            <text:p><text:a xlink:href="https://en.wikipedia.org/wiki/Improving_agent" xlink:type="simple">improving age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24" xlink:type="simple">E924</text:a> </text:p>
          </table:table-cell>
          <table:table-cell table:style-name="ce1" office:value-type="string" calcext:value-type="string">
            <text:p><text:a xlink:href="https://en.wikipedia.org/wiki/Potassium_bromate" xlink:type="simple">Potassium bromate</text:a> </text:p>
          </table:table-cell>
          <table:table-cell table:style-name="ce1" office:value-type="string" calcext:value-type="string">
            <text:p><text:a xlink:href="https://en.wikipedia.org/wiki/Improving_agent" xlink:type="simple">improving agent</text:a> </text:p>
          </table:table-cell>
          <table:table-cell table:number-columns-repeated="2"/>
          <table:table-cell table:style-name="ce1" office:value-type="string" calcext:value-type="string">
            <text:p>Banned in the EU;<text:a xlink:href="https://en.wikipedia.org/wiki/E_number#cite_note-29" xlink:type="simple">[29]</text:a> genotoxic carcinogen<text:a xlink:href="https://en.wikipedia.org/wiki/E_number#cite_note-30" xlink:type="simple">[3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24b" xlink:type="simple">E924b</text:a> </text:p>
          </table:table-cell>
          <table:table-cell table:style-name="ce1" office:value-type="string" calcext:value-type="string">
            <text:p><text:a xlink:href="https://en.wikipedia.org/wiki/Calcium_bromate" xlink:type="simple">Calcium bromate</text:a> </text:p>
          </table:table-cell>
          <table:table-cell table:style-name="ce1" office:value-type="string" calcext:value-type="string">
            <text:p><text:a xlink:href="https://en.wikipedia.org/wiki/Improving_agent" xlink:type="simple">improving age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925" xlink:type="simple">E925</text:a> </text:p>
          </table:table-cell>
          <table:table-cell table:style-name="ce1" office:value-type="string" calcext:value-type="string">
            <text:p><text:a xlink:href="https://en.wikipedia.org/wiki/Chlorine" xlink:type="simple">Chlorine</text:a> </text:p>
          </table:table-cell>
          <table:table-cell table:style-name="ce1" office:value-type="string" calcext:value-type="string">
            <text:p><text:a xlink:href="https://en.wikipedia.org/wiki/Preservative" xlink:type="simple">preservative</text:a>, <text:a xlink:href="https://en.wikipedia.org/wiki/Flour_bleaching_agent" xlink:type="simple">bleach</text:a>, <text:a xlink:href="https://en.wikipedia.org/wiki/Improving_agent" xlink:type="simple">improving age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26" xlink:type="simple">E926</text:a> </text:p>
          </table:table-cell>
          <table:table-cell table:style-name="ce1" office:value-type="string" calcext:value-type="string">
            <text:p><text:a xlink:href="https://en.wikipedia.org/wiki/Chlorine_dioxide" xlink:type="simple">Chlorine dioxide</text:a> (<text:a xlink:href="https://en.wikipedia.org/wiki/Preservative" xlink:type="simple">preservative</text:a>) </text:p>
          </table:table-cell>
          <table:table-cell table:style-name="ce1" office:value-type="string" calcext:value-type="string">
            <text:p><text:a xlink:href="https://en.wikipedia.org/wiki/Flour_bleaching_agent" xlink:type="simple">bleach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27a" xlink:type="simple">E927a</text:a> </text:p>
          </table:table-cell>
          <table:table-cell table:style-name="ce1" office:value-type="string" calcext:value-type="string">
            <text:p><text:a xlink:href="https://en.wikipedia.org/wiki/Azodicarbonamide" xlink:type="simple">Azodicarbonamide</text:a> </text:p>
          </table:table-cell>
          <table:table-cell table:style-name="ce1" office:value-type="string" calcext:value-type="string">
            <text:p><text:a xlink:href="https://en.wikipedia.org/wiki/Improving_agent" xlink:type="simple">improving agent</text:a> </text:p>
          </table:table-cell>
          <table:table-cell table:number-columns-repeated="2"/>
          <table:table-cell table:style-name="ce1" office:value-type="string" calcext:value-type="string">
            <text:p>identified as a Substance of Very High Concern in EU.<text:a xlink:href="https://en.wikipedia.org/wiki/E_number#cite_note-31" xlink:type="simple">[31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27b" xlink:type="simple">E927b</text:a> </text:p>
          </table:table-cell>
          <table:table-cell table:style-name="ce1" office:value-type="string" calcext:value-type="string">
            <text:p><text:a xlink:href="https://en.wikipedia.org/wiki/Carbamide" xlink:type="simple">Carbamide</text:a> (urea) </text:p>
          </table:table-cell>
          <table:table-cell table:style-name="ce1" office:value-type="string" calcext:value-type="string">
            <text:p><text:a xlink:href="https://en.wikipedia.org/wiki/Improving_agent" xlink:type="simple">improv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28" xlink:type="simple">E928</text:a> </text:p>
          </table:table-cell>
          <table:table-cell table:style-name="ce1" office:value-type="string" calcext:value-type="string">
            <text:p><text:a xlink:href="https://en.wikipedia.org/wiki/Benzoyl_peroxide" xlink:type="simple">Benzoyl peroxide</text:a> (<text:a xlink:href="https://en.wikipedia.org/wiki/Improving_agent" xlink:type="simple">improving agent</text:a>) </text:p>
          </table:table-cell>
          <table:table-cell table:style-name="ce1" office:value-type="string" calcext:value-type="string">
            <text:p><text:a xlink:href="https://en.wikipedia.org/wiki/Flour_bleaching_agent" xlink:type="simple">bleach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29" xlink:type="simple">E929</text:a> </text:p>
          </table:table-cell>
          <table:table-cell table:style-name="ce1" office:value-type="string" calcext:value-type="string">
            <text:p><text:a xlink:href="https://en.wikipedia.org/wiki/Acetone_peroxide" xlink:type="simple">Acetone peroxide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30" xlink:type="simple">E930</text:a> </text:p>
          </table:table-cell>
          <table:table-cell table:style-name="ce1" office:value-type="string" calcext:value-type="string">
            <text:p><text:a xlink:href="https://en.wikipedia.org/wiki/Calcium_peroxide" xlink:type="simple">Calcium peroxide</text:a> (<text:a xlink:href="https://en.wikipedia.org/wiki/Improving_agent" xlink:type="simple">improving agent</text:a>) </text:p>
          </table:table-cell>
          <table:table-cell table:style-name="ce1" office:value-type="string" calcext:value-type="string">
            <text:p><text:a xlink:href="https://en.wikipedia.org/wiki/Flour_bleaching_agent" xlink:type="simple">bleach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38" xlink:type="simple">E938</text:a> </text:p>
          </table:table-cell>
          <table:table-cell table:style-name="ce1" office:value-type="string" calcext:value-type="string">
            <text:p><text:a xlink:href="https://en.wikipedia.org/wiki/Argon" xlink:type="simple">Argon</text:a> </text:p>
          </table:table-cell>
          <table:table-cell table:style-name="ce1" office:value-type="string" calcext:value-type="string">
            <text:p><text:a xlink:href="https://en.wikipedia.org/wiki/Packaging_gas" xlink:type="simple">packaging gas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39" xlink:type="simple">E939</text:a> </text:p>
          </table:table-cell>
          <table:table-cell table:style-name="ce1" office:value-type="string" calcext:value-type="string">
            <text:p><text:a xlink:href="https://en.wikipedia.org/wiki/Helium" xlink:type="simple">Helium</text:a> </text:p>
          </table:table-cell>
          <table:table-cell table:style-name="ce1" office:value-type="string" calcext:value-type="string">
            <text:p><text:a xlink:href="https://en.wikipedia.org/wiki/Packaging_gas" xlink:type="simple">packaging gas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40" xlink:type="simple">E940</text:a> </text:p>
          </table:table-cell>
          <table:table-cell table:style-name="ce1" office:value-type="string" calcext:value-type="string">
            <text:p><text:a xlink:href="https://en.wikipedia.org/wiki/Dichlorodifluoromethane" xlink:type="simple">Dichlorodifluoromethane</text:a> </text:p>
          </table:table-cell>
          <table:table-cell table:style-name="ce1" office:value-type="string" calcext:value-type="string">
            <text:p><text:a xlink:href="https://en.wikipedia.org/wiki/Packaging_gas" xlink:type="simple">packaging gas</text:a> </text:p>
          </table:table-cell>
          <table:table-cell table:number-columns-repeated="2"/>
          <table:table-cell table:style-name="ce1" office:value-type="string" calcext:value-type="string">
            <text:p>Banned in all countries, in compliance with the <text:a xlink:href="https://en.wikipedia.org/wiki/Montreal_Protocol" xlink:type="simple">Montreal Protocol</text:a>.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41" xlink:type="simple">E941</text:a> </text:p>
          </table:table-cell>
          <table:table-cell table:style-name="ce1" office:value-type="string" calcext:value-type="string">
            <text:p><text:a xlink:href="https://en.wikipedia.org/wiki/Nitrogen" xlink:type="simple">Nitrogen</text:a> (<text:a xlink:href="https://en.wikipedia.org/wiki/Packaging_gas" xlink:type="simple">packaging gas</text:a>) </text:p>
          </table:table-cell>
          <table:table-cell table:style-name="ce1" office:value-type="string" calcext:value-type="string">
            <text:p><text:a xlink:href="https://en.wikipedia.org/wiki/Aerosol_propellants" xlink:type="simple">propella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42" xlink:type="simple">E942</text:a> </text:p>
          </table:table-cell>
          <table:table-cell table:style-name="ce1" office:value-type="string" calcext:value-type="string">
            <text:p><text:a xlink:href="https://en.wikipedia.org/wiki/Nitrous_oxide" xlink:type="simple">Nitrous oxide</text:a> </text:p>
          </table:table-cell>
          <table:table-cell table:style-name="ce1" office:value-type="string" calcext:value-type="string">
            <text:p><text:a xlink:href="https://en.wikipedia.org/wiki/Aerosol_propellants" xlink:type="simple">propella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43a" xlink:type="simple">E943a</text:a> </text:p>
          </table:table-cell>
          <table:table-cell table:style-name="ce1" office:value-type="string" calcext:value-type="string">
            <text:p><text:a xlink:href="https://en.wikipedia.org/wiki/Butane" xlink:type="simple">Butane</text:a> </text:p>
          </table:table-cell>
          <table:table-cell table:style-name="ce1" office:value-type="string" calcext:value-type="string">
            <text:p><text:a xlink:href="https://en.wikipedia.org/wiki/Aerosol_propellants" xlink:type="simple">propella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43b" xlink:type="simple">E943b</text:a> </text:p>
          </table:table-cell>
          <table:table-cell table:style-name="ce1" office:value-type="string" calcext:value-type="string">
            <text:p><text:a xlink:href="https://en.wikipedia.org/wiki/Isobutane" xlink:type="simple">Isobutane</text:a> </text:p>
          </table:table-cell>
          <table:table-cell table:style-name="ce1" office:value-type="string" calcext:value-type="string">
            <text:p><text:a xlink:href="https://en.wikipedia.org/wiki/Aerosol_propellants" xlink:type="simple">propella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44" xlink:type="simple">E944</text:a> </text:p>
          </table:table-cell>
          <table:table-cell table:style-name="ce1" office:value-type="string" calcext:value-type="string">
            <text:p><text:a xlink:href="https://en.wikipedia.org/wiki/Propane" xlink:type="simple">Propane</text:a> </text:p>
          </table:table-cell>
          <table:table-cell table:style-name="ce1" office:value-type="string" calcext:value-type="string">
            <text:p><text:a xlink:href="https://en.wikipedia.org/wiki/Aerosol_propellants" xlink:type="simple">propella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45" xlink:type="simple">E945</text:a> </text:p>
          </table:table-cell>
          <table:table-cell table:style-name="ce1" office:value-type="string" calcext:value-type="string">
            <text:p><text:a xlink:href="https://en.wikipedia.org/wiki/Chloropentafluoroethane" xlink:type="simple">Chloropentafluoroethane</text:a> </text:p>
          </table:table-cell>
          <table:table-cell table:style-name="ce1" office:value-type="string" calcext:value-type="string">
            <text:p><text:a xlink:href="https://en.wikipedia.org/wiki/Aerosol_propellants" xlink:type="simple">propella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46" xlink:type="simple">E946</text:a> </text:p>
          </table:table-cell>
          <table:table-cell table:style-name="ce1" office:value-type="string" calcext:value-type="string">
            <text:p><text:a xlink:href="https://en.wikipedia.org/wiki/Octafluorocyclobutane" xlink:type="simple">Octafluorocyclobutane</text:a> </text:p>
          </table:table-cell>
          <table:table-cell table:style-name="ce1" office:value-type="string" calcext:value-type="string">
            <text:p><text:a xlink:href="https://en.wikipedia.org/wiki/Aerosol_propellants" xlink:type="simple">propella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48" xlink:type="simple">E948</text:a> </text:p>
          </table:table-cell>
          <table:table-cell table:style-name="ce1" office:value-type="string" calcext:value-type="string">
            <text:p><text:a xlink:href="https://en.wikipedia.org/wiki/Oxygen" xlink:type="simple">Oxygen</text:a> </text:p>
          </table:table-cell>
          <table:table-cell table:style-name="ce1" office:value-type="string" calcext:value-type="string">
            <text:p><text:a xlink:href="https://en.wikipedia.org/wiki/Packaging_gas" xlink:type="simple">packaging gas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49" xlink:type="simple">E949</text:a> </text:p>
          </table:table-cell>
          <table:table-cell table:style-name="ce1" office:value-type="string" calcext:value-type="string">
            <text:p><text:a xlink:href="https://en.wikipedia.org/wiki/Hydrogen" xlink:type="simple">Hydrogen</text:a> </text:p>
          </table:table-cell>
          <table:table-cell table:style-name="ce1" office:value-type="string" calcext:value-type="string">
            <text:p><text:a xlink:href="https://en.wikipedia.org/wiki/Packaging_gas" xlink:type="simple">packaging gas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Acesulfame_potassium" xlink:type="simple">E950</text:a> </text:p>
          </table:table-cell>
          <table:table-cell table:style-name="ce1" office:value-type="string" calcext:value-type="string">
            <text:p><text:a xlink:href="https://en.wikipedia.org/wiki/Acesulfame_potassium" xlink:type="simple">Acesulfame potassium</text:a> </text:p>
          </table:table-cell>
          <table:table-cell table:style-name="ce1" office:value-type="string" calcext:value-type="string">
            <text:p>sweeten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4-26" xlink:type="simple">[26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951" xlink:type="simple">E951</text:a> </text:p>
          </table:table-cell>
          <table:table-cell table:style-name="ce1" office:value-type="string" calcext:value-type="string">
            <text:p><text:a xlink:href="https://en.wikipedia.org/wiki/Aspartame" xlink:type="simple">Aspartame</text:a> </text:p>
          </table:table-cell>
          <table:table-cell table:style-name="ce1" office:value-type="string" calcext:value-type="string">
            <text:p>sweeten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4-26" xlink:type="simple">[26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952" xlink:type="simple">E952</text:a> </text:p>
          </table:table-cell>
          <table:table-cell table:style-name="ce1" office:value-type="string" calcext:value-type="string">
            <text:p>Cyclamic acid and its sodium and calcium salts, also known as <text:a xlink:href="https://en.wikipedia.org/wiki/Cyclamate" xlink:type="simple">Cyclamate</text:a> </text:p>
          </table:table-cell>
          <table:table-cell table:style-name="ce1" office:value-type="string" calcext:value-type="string">
            <text:p>sweeten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4-26" xlink:type="simple">[26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953" xlink:type="simple">E953</text:a> </text:p>
          </table:table-cell>
          <table:table-cell table:style-name="ce1" office:value-type="string" calcext:value-type="string">
            <text:p><text:a xlink:href="https://en.wikipedia.org/wiki/Isomalt" xlink:type="simple">Isomalt</text:a>, Isomaltitol </text:p>
          </table:table-cell>
          <table:table-cell table:style-name="ce1" office:value-type="string" calcext:value-type="string">
            <text:p>sweeten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4-26" xlink:type="simple">[26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954" xlink:type="simple">E954</text:a> </text:p>
          </table:table-cell>
          <table:table-cell table:style-name="ce1" office:value-type="string" calcext:value-type="string">
            <text:p><text:a xlink:href="https://en.wikipedia.org/wiki/Saccharin" xlink:type="simple">Saccharin</text:a> and its sodium, potassium and calcium salts </text:p>
          </table:table-cell>
          <table:table-cell table:style-name="ce1" office:value-type="string" calcext:value-type="string">
            <text:p>sweeten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4-26" xlink:type="simple">[26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955" xlink:type="simple">E955</text:a> </text:p>
          </table:table-cell>
          <table:table-cell table:style-name="ce1" office:value-type="string" calcext:value-type="string">
            <text:p><text:a xlink:href="https://en.wikipedia.org/wiki/Sucralose" xlink:type="simple">Sucralose</text:a> (Trichlorogalactosucrose) </text:p>
          </table:table-cell>
          <table:table-cell table:style-name="ce1" office:value-type="string" calcext:value-type="string">
            <text:p>sweeten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4-26" xlink:type="simple">[26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956" xlink:type="simple">E956</text:a> </text:p>
          </table:table-cell>
          <table:table-cell table:style-name="ce1" office:value-type="string" calcext:value-type="string">
            <text:p><text:a xlink:href="https://en.wikipedia.org/wiki/Alitame" xlink:type="simple">Alitame</text:a> </text:p>
          </table:table-cell>
          <table:table-cell table:style-name="ce1" office:value-type="string" calcext:value-type="string">
            <text:p>sweetener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957" xlink:type="simple">E957</text:a> </text:p>
          </table:table-cell>
          <table:table-cell table:style-name="ce1" office:value-type="string" calcext:value-type="string">
            <text:p><text:a xlink:href="https://en.wikipedia.org/wiki/Thaumatin" xlink:type="simple">Thaumatin</text:a> (sweetener) </text:p>
          </table:table-cell>
          <table:table-cell table:style-name="ce1" office:value-type="string" calcext:value-type="string">
            <text:p><text:a xlink:href="https://en.wikipedia.org/wiki/Flavour_enhancer" xlink:type="simple">flavour enhancer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4-26" xlink:type="simple">[26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958" xlink:type="simple">E958</text:a> </text:p>
          </table:table-cell>
          <table:table-cell table:style-name="ce1" office:value-type="string" calcext:value-type="string">
            <text:p><text:a xlink:href="https://en.wikipedia.org/wiki/Glycyrrhizin" xlink:type="simple">Glycyrrhizin</text:a> (sweetener) </text:p>
          </table:table-cell>
          <table:table-cell table:style-name="ce1" office:value-type="string" calcext:value-type="string">
            <text:p><text:a xlink:href="https://en.wikipedia.org/wiki/Flavour_enhancer" xlink:type="simple">flavour enhancer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959" xlink:type="simple">E959</text:a> </text:p>
          </table:table-cell>
          <table:table-cell table:style-name="ce1" office:value-type="string" calcext:value-type="string">
            <text:p><text:a xlink:href="https://en.wikipedia.org/wiki/Neohesperidine_dihydrochalcone" xlink:type="simple">Neohesperidine dihydrochalcone</text:a> (sweetener) </text:p>
          </table:table-cell>
          <table:table-cell table:style-name="ce1" office:value-type="string" calcext:value-type="string">
            <text:p><text:a xlink:href="https://en.wikipedia.org/wiki/Flavour_enhancer" xlink:type="simple">flavour enhancer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4-26" xlink:type="simple">[26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960" xlink:type="simple">E960</text:a> </text:p>
          </table:table-cell>
          <table:table-cell table:style-name="ce1" office:value-type="string" calcext:value-type="string">
            <text:p><text:a xlink:href="https://en.wikipedia.org/wiki/Steviol_glycoside" xlink:type="simple">Steviol glycosides</text:a> </text:p>
          </table:table-cell>
          <table:table-cell table:style-name="ce1" office:value-type="string" calcext:value-type="string">
            <text:p>sweeten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32" xlink:type="simple">[32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961" xlink:type="simple">E961</text:a> </text:p>
          </table:table-cell>
          <table:table-cell table:style-name="ce1" office:value-type="string" calcext:value-type="string">
            <text:p><text:a xlink:href="https://en.wikipedia.org/wiki/Neotame" xlink:type="simple">Neotame</text:a> </text:p>
          </table:table-cell>
          <table:table-cell table:style-name="ce1" office:value-type="string" calcext:value-type="string">
            <text:p>sweetener </text:p>
          </table:table-cell>
          <table:table-cell table:number-columns-repeated="2"/>
          <table:table-cell table:style-name="ce1" office:value-type="string" calcext:value-type="string">
            <text:p>Approved in 2010<text:a xlink:href="https://en.wikipedia.org/wiki/E_number#cite_note-FSA2010-25" xlink:type="simple">[25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962" xlink:type="simple">E962</text:a> </text:p>
          </table:table-cell>
          <table:table-cell table:style-name="ce1" office:value-type="string" calcext:value-type="string">
            <text:p><text:a xlink:href="https://en.wikipedia.org/wiki/Aspartame-acesulfame_salt" xlink:type="simple">Aspartame-acesulfame salt</text:a> (sweetener) </text:p>
          </table:table-cell>
          <table:table-cell table:style-name="ce1" office:value-type="string" calcext:value-type="string">
            <text:p><text:a xlink:href="https://en.wikipedia.org/wiki/Stabilizer_(food)" xlink:type="simple">stabiliser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4-26" xlink:type="simple">[26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965" xlink:type="simple">E965</text:a> </text:p>
          </table:table-cell>
          <table:table-cell table:style-name="ce1" office:value-type="string" calcext:value-type="string">
            <text:p><text:a xlink:href="https://en.wikipedia.org/wiki/Maltitol" xlink:type="simple">Maltitol</text:a> (i) Maltitol (ii) Maltitol syrup (sweetener) (<text:a xlink:href="https://en.wikipedia.org/wiki/Stabilizer_(food)" xlink:type="simple">stabiliser</text:a>) </text:p>
          </table:table-cell>
          <table:table-cell table:style-name="ce1" office:value-type="string" calcext:value-type="string">
            <text:p><text:a xlink:href="https://en.wikipedia.org/wiki/Humectant" xlink:type="simple">humecta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4-26" xlink:type="simple">[26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966" xlink:type="simple">E966</text:a> </text:p>
          </table:table-cell>
          <table:table-cell table:style-name="ce1" office:value-type="string" calcext:value-type="string">
            <text:p><text:a xlink:href="https://en.wikipedia.org/wiki/Lactitol" xlink:type="simple">Lactitol</text:a> </text:p>
          </table:table-cell>
          <table:table-cell table:style-name="ce1" office:value-type="string" calcext:value-type="string">
            <text:p>sweeten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4-26" xlink:type="simple">[26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967" xlink:type="simple">E967</text:a> </text:p>
          </table:table-cell>
          <table:table-cell table:style-name="ce1" office:value-type="string" calcext:value-type="string">
            <text:p><text:a xlink:href="https://en.wikipedia.org/wiki/Xylitol" xlink:type="simple">Xylitol</text:a> </text:p>
          </table:table-cell>
          <table:table-cell table:style-name="ce1" office:value-type="string" calcext:value-type="string">
            <text:p>sweeten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4-26" xlink:type="simple">[26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968" xlink:type="simple">E968</text:a> </text:p>
          </table:table-cell>
          <table:table-cell table:style-name="ce1" office:value-type="string" calcext:value-type="string">
            <text:p><text:a xlink:href="https://en.wikipedia.org/wiki/Erythritol" xlink:type="simple">Erythritol</text:a> </text:p>
          </table:table-cell>
          <table:table-cell table:style-name="ce1" office:value-type="string" calcext:value-type="string">
            <text:p>sweeten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4-26" xlink:type="simple">[26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969" xlink:type="simple">E969</text:a> </text:p>
          </table:table-cell>
          <table:table-cell table:style-name="ce1" office:value-type="string" calcext:value-type="string">
            <text:p><text:a xlink:href="https://en.wikipedia.org/wiki/Advantame" xlink:type="simple">Advantame</text:a> </text:p>
          </table:table-cell>
          <table:table-cell table:style-name="ce1" office:value-type="string" calcext:value-type="string">
            <text:p>sweetener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4-26" xlink:type="simple">[26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999" xlink:type="simple">E999</text:a> </text:p>
          </table:table-cell>
          <table:table-cell table:style-name="ce1" office:value-type="string" calcext:value-type="string">
            <text:p><text:a xlink:href="https://en.wikipedia.org/wiki/Quillaia" xlink:type="simple">Quillaia</text:a> extract </text:p>
          </table:table-cell>
          <table:table-cell table:style-name="ce1" office:value-type="string" calcext:value-type="string">
            <text:p><text:a xlink:href="https://en.wikipedia.org/wiki/Foaming_agent" xlink:type="simple">foam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Cholic_acid" xlink:type="simple">E1000</text:a> </text:p>
          </table:table-cell>
          <table:table-cell table:style-name="ce1" office:value-type="string" calcext:value-type="string">
            <text:p><text:a xlink:href="https://en.wikipedia.org/wiki/Cholic_acid" xlink:type="simple">Cholic acid</text:a> </text:p>
          </table:table-cell>
          <table:table-cell table:style-name="ce1" office:value-type="string" calcext:value-type="string">
            <text:p><text:a xlink:href="https://en.wikipedia.org/wiki/Emulsifier" xlink:type="simple">emulsifier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1001" xlink:type="simple">E1001</text:a> </text:p>
          </table:table-cell>
          <table:table-cell table:style-name="ce1" office:value-type="string" calcext:value-type="string">
            <text:p><text:a xlink:href="https://en.wikipedia.org/wiki/Choline" xlink:type="simple">Choline</text:a> <text:a xlink:href="https://en.wikipedia.org/wiki/Salt_(chemistry)" xlink:type="simple">salts</text:a> </text:p>
          </table:table-cell>
          <table:table-cell table:style-name="ce1" office:value-type="string" calcext:value-type="string">
            <text:p><text:a xlink:href="https://en.wikipedia.org/wiki/Emulsifier" xlink:type="simple">emulsifier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1100" xlink:type="simple">E1100</text:a> </text:p>
          </table:table-cell>
          <table:table-cell table:style-name="ce1" office:value-type="string" calcext:value-type="string">
            <text:p><text:a xlink:href="https://en.wikipedia.org/wiki/Amylase" xlink:type="simple">Amylase</text:a> </text:p>
          </table:table-cell>
          <table:table-cell table:style-name="ce1" office:value-type="string" calcext:value-type="string">
            <text:p><text:a xlink:href="https://en.wikipedia.org/wiki/Stabiliser_(food)" xlink:type="simple">stabiliser</text:a>, <text:a xlink:href="https://en.wikipedia.org/wiki/Flavour_enhancer" xlink:type="simple">flavour enhancer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1101" xlink:type="simple">E1101</text:a> </text:p>
          </table:table-cell>
          <table:table-cell table:style-name="ce1" office:value-type="string" calcext:value-type="string">
            <text:p><text:a xlink:href="https://en.wikipedia.org/wiki/Protease" xlink:type="simple">Proteases</text:a> ((i)<text:a xlink:href="https://en.wikipedia.org/wiki/Protease" xlink:type="simple">Protease</text:a>, (ii)<text:a xlink:href="https://en.wikipedia.org/wiki/Papain" xlink:type="simple">Papain</text:a>, (iii)<text:a xlink:href="https://en.wikipedia.org/wiki/Bromelain" xlink:type="simple">Bromelain</text:a>, (iv)<text:a xlink:href="https://en.wikipedia.org/wiki/Ficin" xlink:type="simple">Ficin</text:a>) </text:p>
          </table:table-cell>
          <table:table-cell table:style-name="ce1" office:value-type="string" calcext:value-type="string">
            <text:p><text:a xlink:href="https://en.wikipedia.org/wiki/Stabiliser_(food)" xlink:type="simple">stabiliser</text:a>, <text:a xlink:href="https://en.wikipedia.org/wiki/Flavour_enhancer" xlink:type="simple">flavour enhancer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102" xlink:type="simple">E1102</text:a> </text:p>
          </table:table-cell>
          <table:table-cell table:style-name="ce1" office:value-type="string" calcext:value-type="string">
            <text:p><text:a xlink:href="https://en.wikipedia.org/wiki/Glucose_oxidase" xlink:type="simple">Glucose oxidase</text:a> </text:p>
          </table:table-cell>
          <table:table-cell table:style-name="ce1" office:value-type="string" calcext:value-type="string">
            <text:p><text:a xlink:href="https://en.wikipedia.org/wiki/Antioxidant" xlink:type="simple">antioxida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103" xlink:type="simple">E1103</text:a> </text:p>
          </table:table-cell>
          <table:table-cell table:style-name="ce1" office:value-type="string" calcext:value-type="string">
            <text:p><text:a xlink:href="https://en.wikipedia.org/wiki/Invertase" xlink:type="simple">Invertase</text:a> </text:p>
          </table:table-cell>
          <table:table-cell table:style-name="ce1" office:value-type="string" calcext:value-type="string">
            <text:p><text:a xlink:href="https://en.wikipedia.org/wiki/Stabilizer_(food)" xlink:type="simple">stabiliser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104" xlink:type="simple">E1104</text:a> </text:p>
          </table:table-cell>
          <table:table-cell table:style-name="ce1" office:value-type="string" calcext:value-type="string">
            <text:p><text:a xlink:href="https://en.wikipedia.org/wiki/Lipases" xlink:type="simple">Lipases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105" xlink:type="simple">E1105</text:a> </text:p>
          </table:table-cell>
          <table:table-cell table:style-name="ce1" office:value-type="string" calcext:value-type="string">
            <text:p><text:a xlink:href="https://en.wikipedia.org/wiki/Lysozyme" xlink:type="simple">Lysozyme</text:a> </text:p>
          </table:table-cell>
          <table:table-cell table:style-name="ce1" office:value-type="string" calcext:value-type="string">
            <text:p><text:a xlink:href="https://en.wikipedia.org/wiki/Preservative" xlink:type="simple">preservative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><text:a xlink:href="https://en.wikipedia.org/wiki/E1200" xlink:type="simple">E1200</text:a> </text:p>
          </table:table-cell>
          <table:table-cell table:style-name="ce1" office:value-type="string" calcext:value-type="string">
            <text:p><text:a xlink:href="https://en.wikipedia.org/wiki/Polydextrose" xlink:type="simple">Polydextrose</text:a> </text:p>
          </table:table-cell>
          <table:table-cell table:style-name="ce1" office:value-type="string" calcext:value-type="string">
            <text:p><text:a xlink:href="https://en.wikipedia.org/wiki/Stabilizer_(food)" xlink:type="simple">stabiliser</text:a>, <text:a xlink:href="https://en.wikipedia.org/wiki/Thickening_agent" xlink:type="simple">thickening agent</text:a>, <text:a xlink:href="https://en.wikipedia.org/wiki/Humectant" xlink:type="simple">humectant</text:a>, <text:a xlink:href="https://en.wikipedia.org/w/index.php?title=Carrier_(food)&amp;action=edit&amp;redlink=1" xlink:type="simple">carrier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201" xlink:type="simple">E1201</text:a> </text:p>
          </table:table-cell>
          <table:table-cell table:style-name="ce1" office:value-type="string" calcext:value-type="string">
            <text:p><text:a xlink:href="https://en.wikipedia.org/wiki/Polyvinylpyrrolidone" xlink:type="simple">Polyvinylpyrrolidone</text:a> </text:p>
          </table:table-cell>
          <table:table-cell table:style-name="ce1" office:value-type="string" calcext:value-type="string">
            <text:p><text:a xlink:href="https://en.wikipedia.org/wiki/Stabilizer_(food)" xlink:type="simple">stabiliser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202" xlink:type="simple">E1202</text:a> </text:p>
          </table:table-cell>
          <table:table-cell table:style-name="ce1" office:value-type="string" calcext:value-type="string">
            <text:p><text:a xlink:href="https://en.wikipedia.org/wiki/Polyvinylpolypyrrolidone" xlink:type="simple">Polyvinylpolypyrrolidone</text:a> (<text:a xlink:href="https://en.wikipedia.org/w/index.php?title=Carrier_(food)&amp;action=edit&amp;redlink=1" xlink:type="simple">carrier</text:a>) </text:p>
          </table:table-cell>
          <table:table-cell table:style-name="ce1" office:value-type="string" calcext:value-type="string">
            <text:p><text:a xlink:href="https://en.wikipedia.org/wiki/Stabilizer_(food)" xlink:type="simple">stabiliser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203" xlink:type="simple">E1203</text:a> </text:p>
          </table:table-cell>
          <table:table-cell table:style-name="ce1" office:value-type="string" calcext:value-type="string">
            <text:p><text:a xlink:href="https://en.wikipedia.org/wiki/Polyvinyl_alcohol" xlink:type="simple">Polyvinyl alcohol</text:a> </text:p>
          </table:table-cell>
          <table:table-cell table:style-name="ce4"/>
          <table:table-cell table:number-columns-repeated="2"/>
          <table:table-cell table:style-name="ce1" office:value-type="string" calcext:value-type="string">
            <text:p>Approved in 2010<text:a xlink:href="https://en.wikipedia.org/wiki/E_number#cite_note-FSA2010-25" xlink:type="simple">[25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204" xlink:type="simple">E1204</text:a> </text:p>
          </table:table-cell>
          <table:table-cell table:style-name="ce1" office:value-type="string" calcext:value-type="string">
            <text:p><text:a xlink:href="https://en.wikipedia.org/wiki/Pullulan" xlink:type="simple">Pullulan</text:a> </text:p>
          </table:table-cell>
          <table:table-cell table:style-name="ce4"/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1400" xlink:type="simple">E1400</text:a> </text:p>
          </table:table-cell>
          <table:table-cell table:style-name="ce1" office:value-type="string" calcext:value-type="string">
            <text:p><text:a xlink:href="https://en.wikipedia.org/wiki/Dextrin" xlink:type="simple">Dextrin</text:a> (Dextrins, roasted starch white and yellow) (<text:a xlink:href="https://en.wikipedia.org/wiki/Stabilizer_(food)" xlink:type="simple">stabiliser</text:a>) </text:p>
          </table:table-cell>
          <table:table-cell table:style-name="ce1" office:value-type="string" calcext:value-type="string">
            <text:p><text:a xlink:href="https://en.wikipedia.org/wiki/Thickening_agent" xlink:type="simple">thickening age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1401" xlink:type="simple">E1401</text:a> </text:p>
          </table:table-cell>
          <table:table-cell table:style-name="ce1" office:value-type="string" calcext:value-type="string">
            <text:p><text:a xlink:href="https://en.wikipedia.org/wiki/Modified_starch" xlink:type="simple">Modified starch</text:a> ((Acid-treated starch) <text:a xlink:href="https://en.wikipedia.org/wiki/Stabilizer_(food)" xlink:type="simple">stabiliser</text:a>) </text:p>
          </table:table-cell>
          <table:table-cell table:style-name="ce1" office:value-type="string" calcext:value-type="string">
            <text:p><text:a xlink:href="https://en.wikipedia.org/wiki/Thickening_agent" xlink:type="simple">thickening age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/index.php?title=E1402&amp;action=edit&amp;redlink=1" xlink:type="simple">E1402</text:a> </text:p>
          </table:table-cell>
          <table:table-cell table:style-name="ce1" office:value-type="string" calcext:value-type="string">
            <text:p><text:a xlink:href="https://en.wikipedia.org/w/index.php?title=Alkaline_modified_starch&amp;action=edit&amp;redlink=1" xlink:type="simple">Alkaline modified starch</text:a> (<text:a xlink:href="https://en.wikipedia.org/wiki/Stabilizer_(food)" xlink:type="simple">stabiliser</text:a>) </text:p>
          </table:table-cell>
          <table:table-cell table:style-name="ce1" office:value-type="string" calcext:value-type="string">
            <text:p><text:a xlink:href="https://en.wikipedia.org/wiki/Thickening_agent" xlink:type="simple">thickening age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/index.php?title=E1403&amp;action=edit&amp;redlink=1" xlink:type="simple">E1403</text:a> </text:p>
          </table:table-cell>
          <table:table-cell table:style-name="ce1" office:value-type="string" calcext:value-type="string">
            <text:p><text:a xlink:href="https://en.wikipedia.org/w/index.php?title=Bleached_starch&amp;action=edit&amp;redlink=1" xlink:type="simple">Bleached starch</text:a> (<text:a xlink:href="https://en.wikipedia.org/wiki/Stabilizer_(food)" xlink:type="simple">stabiliser</text:a>) </text:p>
          </table:table-cell>
          <table:table-cell table:style-name="ce1" office:value-type="string" calcext:value-type="string">
            <text:p><text:a xlink:href="https://en.wikipedia.org/wiki/Thickening_agent" xlink:type="simple">thickening age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/index.php?title=E1404&amp;action=edit&amp;redlink=1" xlink:type="simple">E1404</text:a> </text:p>
          </table:table-cell>
          <table:table-cell table:style-name="ce1" office:value-type="string" calcext:value-type="string">
            <text:p><text:a xlink:href="https://en.wikipedia.org/w/index.php?title=Oxidized_starch&amp;action=edit&amp;redlink=1" xlink:type="simple">Oxidized starch</text:a> (<text:a xlink:href="https://en.wikipedia.org/wiki/Emulsifier" xlink:type="simple">emulsifier</text:a>) </text:p>
          </table:table-cell>
          <table:table-cell table:style-name="ce1" office:value-type="string" calcext:value-type="string">
            <text:p><text:a xlink:href="https://en.wikipedia.org/wiki/Thickening_agent" xlink:type="simple">thicken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/index.php?title=E1405&amp;action=edit&amp;redlink=1" xlink:type="simple">E1405</text:a> </text:p>
          </table:table-cell>
          <table:table-cell table:style-name="ce1" office:value-type="string" calcext:value-type="string">
            <text:p><text:a xlink:href="https://en.wikipedia.org/w/index.php?title=Enzyme_treated_starch&amp;action=edit&amp;redlink=1" xlink:type="simple">Enzyme treated starch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1410" xlink:type="simple">E1410</text:a> </text:p>
          </table:table-cell>
          <table:table-cell table:style-name="ce1" office:value-type="string" calcext:value-type="string">
            <text:p><text:a xlink:href="https://en.wikipedia.org/wiki/Monostarch_phosphate" xlink:type="simple">Monostarch phosphate</text:a> (<text:a xlink:href="https://en.wikipedia.org/wiki/Stabilizer_(food)" xlink:type="simple">stabiliser</text:a>) </text:p>
          </table:table-cell>
          <table:table-cell table:style-name="ce1" office:value-type="string" calcext:value-type="string">
            <text:p><text:a xlink:href="https://en.wikipedia.org/wiki/Thickening_agent" xlink:type="simple">thicken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/index.php?title=E1411&amp;action=edit&amp;redlink=1" xlink:type="simple">E1411</text:a> </text:p>
          </table:table-cell>
          <table:table-cell table:style-name="ce1" office:value-type="string" calcext:value-type="string">
            <text:p><text:a xlink:href="https://en.wikipedia.org/w/index.php?title=Distarch_glycerol&amp;action=edit&amp;redlink=1" xlink:type="simple">Distarch glycerol</text:a> (<text:a xlink:href="https://en.wikipedia.org/wiki/Thickening_agent" xlink:type="simple">thickening agent</text:a>) </text:p>
          </table:table-cell>
          <table:table-cell table:style-name="ce1" office:value-type="string" calcext:value-type="string">
            <text:p><text:a xlink:href="https://en.wikipedia.org/wiki/Emulsifier" xlink:type="simple">emulsifier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5">
          <table:table-cell table:style-name="ce1" office:value-type="string" calcext:value-type="string">
            <text:p><text:a xlink:href="https://en.wikipedia.org/wiki/E1412" xlink:type="simple">E1412</text:a> </text:p>
          </table:table-cell>
          <table:table-cell table:style-name="ce1" office:value-type="string" calcext:value-type="string">
            <text:p><text:a xlink:href="https://en.wikipedia.org/wiki/Distarch_phosphate" xlink:type="simple">Distarch phosphate</text:a> esterified with sodium trimetasphosphate; esterified with phosphorus oxychloride (<text:a xlink:href="https://en.wikipedia.org/wiki/Stabilizer_(food)" xlink:type="simple">stabiliser</text:a>) </text:p>
          </table:table-cell>
          <table:table-cell table:style-name="ce1" office:value-type="string" calcext:value-type="string">
            <text:p><text:a xlink:href="https://en.wikipedia.org/wiki/Thickening_agent" xlink:type="simple">thicken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1413" xlink:type="simple">E1413</text:a> </text:p>
          </table:table-cell>
          <table:table-cell table:style-name="ce1" office:value-type="string" calcext:value-type="string">
            <text:p><text:a xlink:href="https://en.wikipedia.org/wiki/Phosphated_distarch_phosphate" xlink:type="simple">Phosphated distarch phosphate</text:a> (<text:a xlink:href="https://en.wikipedia.org/wiki/Stabilizer_(food)" xlink:type="simple">stabiliser</text:a>) </text:p>
          </table:table-cell>
          <table:table-cell table:style-name="ce1" office:value-type="string" calcext:value-type="string">
            <text:p><text:a xlink:href="https://en.wikipedia.org/wiki/Thickening_agent" xlink:type="simple">thicken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1414" xlink:type="simple">E1414</text:a> </text:p>
          </table:table-cell>
          <table:table-cell table:style-name="ce1" office:value-type="string" calcext:value-type="string">
            <text:p><text:a xlink:href="https://en.wikipedia.org/wiki/Acetylated_distarch_phosphate" xlink:type="simple">Acetylated distarch phosphate</text:a> (<text:a xlink:href="https://en.wikipedia.org/wiki/Emulsifier" xlink:type="simple">emulsifier</text:a>) </text:p>
          </table:table-cell>
          <table:table-cell table:style-name="ce1" office:value-type="string" calcext:value-type="string">
            <text:p><text:a xlink:href="https://en.wikipedia.org/wiki/Thickening_agent" xlink:type="simple">thicken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1420" xlink:type="simple">E1420</text:a> </text:p>
          </table:table-cell>
          <table:table-cell table:style-name="ce1" office:value-type="string" calcext:value-type="string">
            <text:p>Starch acetate esterified with acetic anhydride (<text:a xlink:href="https://en.wikipedia.org/wiki/Stabilizer_(food)" xlink:type="simple">stabiliser</text:a>) </text:p>
          </table:table-cell>
          <table:table-cell table:style-name="ce1" office:value-type="string" calcext:value-type="string">
            <text:p><text:a xlink:href="https://en.wikipedia.org/wiki/Thickening_agent" xlink:type="simple">thicken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/index.php?title=E1421&amp;action=edit&amp;redlink=1" xlink:type="simple">E1421</text:a> </text:p>
          </table:table-cell>
          <table:table-cell table:style-name="ce1" office:value-type="string" calcext:value-type="string">
            <text:p>Starch acetate esterified with vinyl acetate (<text:a xlink:href="https://en.wikipedia.org/wiki/Stabilizer_(food)" xlink:type="simple">stabiliser</text:a>) </text:p>
          </table:table-cell>
          <table:table-cell table:style-name="ce1" office:value-type="string" calcext:value-type="string">
            <text:p><text:a xlink:href="https://en.wikipedia.org/wiki/Thickening_agent" xlink:type="simple">thickening age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1422" xlink:type="simple">E1422</text:a> </text:p>
          </table:table-cell>
          <table:table-cell table:style-name="ce1" office:value-type="string" calcext:value-type="string">
            <text:p><text:a xlink:href="https://en.wikipedia.org/wiki/Acetylated_distarch_adipate" xlink:type="simple">Acetylated distarch adipate</text:a> (<text:a xlink:href="https://en.wikipedia.org/wiki/Stabilizer_(food)" xlink:type="simple">stabiliser</text:a>) </text:p>
          </table:table-cell>
          <table:table-cell table:style-name="ce1" office:value-type="string" calcext:value-type="string">
            <text:p><text:a xlink:href="https://en.wikipedia.org/wiki/Thickening_agent" xlink:type="simple">thicken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/index.php?title=E1423&amp;action=edit&amp;redlink=1" xlink:type="simple">E1423</text:a> </text:p>
          </table:table-cell>
          <table:table-cell table:style-name="ce1" office:value-type="string" calcext:value-type="string">
            <text:p><text:a xlink:href="https://en.wikipedia.org/w/index.php?title=Acetylated_distarch_glycerol&amp;action=edit&amp;redlink=1" xlink:type="simple">Acetylated distarch glycerol</text:a> </text:p>
          </table:table-cell>
          <table:table-cell table:style-name="ce1" office:value-type="string" calcext:value-type="string">
            <text:p><text:a xlink:href="https://en.wikipedia.org/wiki/Thickening_agent" xlink:type="simple">thickening age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/index.php?title=E1430&amp;action=edit&amp;redlink=1" xlink:type="simple">E1430</text:a> </text:p>
          </table:table-cell>
          <table:table-cell table:style-name="ce1" office:value-type="string" calcext:value-type="string">
            <text:p><text:a xlink:href="https://en.wikipedia.org/w/index.php?title=Distarch_glycerine&amp;action=edit&amp;redlink=1" xlink:type="simple">Distarch glycerine</text:a> (<text:a xlink:href="https://en.wikipedia.org/wiki/Stabilizer_(food)" xlink:type="simple">stabiliser</text:a>) </text:p>
          </table:table-cell>
          <table:table-cell table:style-name="ce1" office:value-type="string" calcext:value-type="string">
            <text:p><text:a xlink:href="https://en.wikipedia.org/wiki/Thickening_agent" xlink:type="simple">thickening age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iki/E1440" xlink:type="simple">E1440</text:a> </text:p>
          </table:table-cell>
          <table:table-cell table:style-name="ce1" office:value-type="string" calcext:value-type="string">
            <text:p><text:a xlink:href="https://en.wikipedia.org/w/index.php?title=Hydroxy_propyl_starch&amp;action=edit&amp;redlink=1" xlink:type="simple">Hydroxy propyl starch</text:a> (<text:a xlink:href="https://en.wikipedia.org/wiki/Emulsifier" xlink:type="simple">emulsifier</text:a>) </text:p>
          </table:table-cell>
          <table:table-cell table:style-name="ce1" office:value-type="string" calcext:value-type="string">
            <text:p><text:a xlink:href="https://en.wikipedia.org/wiki/Thickening_agent" xlink:type="simple">thicken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/index.php?title=E1441&amp;action=edit&amp;redlink=1" xlink:type="simple">E1441</text:a> </text:p>
          </table:table-cell>
          <table:table-cell table:style-name="ce1" office:value-type="string" calcext:value-type="string">
            <text:p><text:a xlink:href="https://en.wikipedia.org/w/index.php?title=Hydroxy_propyl_distarch_glycerine&amp;action=edit&amp;redlink=1" xlink:type="simple">Hydroxy propyl distarch glycerine</text:a> (<text:a xlink:href="https://en.wikipedia.org/wiki/Stabilizer_(food)" xlink:type="simple">stabiliser</text:a>) </text:p>
          </table:table-cell>
          <table:table-cell table:style-name="ce1" office:value-type="string" calcext:value-type="string">
            <text:p><text:a xlink:href="https://en.wikipedia.org/wiki/Thickening_agent" xlink:type="simple">thickening age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1442" xlink:type="simple">E1442</text:a> </text:p>
          </table:table-cell>
          <table:table-cell table:style-name="ce1" office:value-type="string" calcext:value-type="string">
            <text:p><text:a xlink:href="https://en.wikipedia.org/wiki/Hydroxy_propyl_distarch_phosphate" xlink:type="simple">Hydroxy propyl distarch phosphate</text:a> (<text:a xlink:href="https://en.wikipedia.org/wiki/Stabilizer_(food)" xlink:type="simple">stabiliser</text:a>) </text:p>
          </table:table-cell>
          <table:table-cell table:style-name="ce1" office:value-type="string" calcext:value-type="string">
            <text:p><text:a xlink:href="https://en.wikipedia.org/wiki/Thickening_agent" xlink:type="simple">thicken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<text:a xlink:href="https://en.wikipedia.org/w/index.php?title=E1443&amp;action=edit&amp;redlink=1" xlink:type="simple">E1443</text:a> </text:p>
          </table:table-cell>
          <table:table-cell table:style-name="ce1" office:value-type="string" calcext:value-type="string">
            <text:p><text:a xlink:href="https://en.wikipedia.org/w/index.php?title=Hydroxy_propyl_distarch_glycerol&amp;action=edit&amp;redlink=1" xlink:type="simple">Hydroxy propyl distarch glycerol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1450" xlink:type="simple">E1450</text:a> </text:p>
          </table:table-cell>
          <table:table-cell table:style-name="ce1" office:value-type="string" calcext:value-type="string">
            <text:p><text:a xlink:href="https://en.wikipedia.org/wiki/Starch_sodium_octenyl_succinate" xlink:type="simple">Starch sodium octenyl succinate</text:a> (<text:a xlink:href="https://en.wikipedia.org/wiki/Emulsifier" xlink:type="simple">emulsifier</text:a>) (<text:a xlink:href="https://en.wikipedia.org/wiki/Stabilizer_(food)" xlink:type="simple">stabiliser</text:a>) </text:p>
          </table:table-cell>
          <table:table-cell table:style-name="ce1" office:value-type="string" calcext:value-type="string">
            <text:p><text:a xlink:href="https://en.wikipedia.org/wiki/Thickening_agent" xlink:type="simple">thicken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/index.php?title=E1451&amp;action=edit&amp;redlink=1" xlink:type="simple">E1451</text:a> </text:p>
          </table:table-cell>
          <table:table-cell table:style-name="ce1" office:value-type="string" calcext:value-type="string">
            <text:p><text:a xlink:href="https://en.wikipedia.org/w/index.php?title=Acetylated_oxidised_starch&amp;action=edit&amp;redlink=1" xlink:type="simple">Acetylated oxidised starch</text:a> (<text:a xlink:href="https://en.wikipedia.org/wiki/Emulsifier" xlink:type="simple">emulsifier</text:a>) </text:p>
          </table:table-cell>
          <table:table-cell table:style-name="ce1" office:value-type="string" calcext:value-type="string">
            <text:p><text:a xlink:href="https://en.wikipedia.org/wiki/Thickening_agent" xlink:type="simple">thickening ag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/index.php?title=E1452&amp;action=edit&amp;redlink=1" xlink:type="simple">E1452</text:a> </text:p>
          </table:table-cell>
          <table:table-cell table:style-name="ce1" office:value-type="string" calcext:value-type="string">
            <text:p><text:a xlink:href="https://en.wikipedia.org/w/index.php?title=Starch_aluminium_octenyl_succinate&amp;action=edit&amp;redlink=1" xlink:type="simple">Starch aluminium octenyl succinate</text:a> </text:p>
          </table:table-cell>
          <table:table-cell table:style-name="ce4"/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/index.php?title=E1501&amp;action=edit&amp;redlink=1" xlink:type="simple">E1501</text:a> </text:p>
          </table:table-cell>
          <table:table-cell table:style-name="ce1" office:value-type="string" calcext:value-type="string">
            <text:p><text:a xlink:href="https://en.wikipedia.org/w/index.php?title=Benzylated_hydrocarbons&amp;action=edit&amp;redlink=1" xlink:type="simple">Benzylated hydrocarbons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502" xlink:type="simple">E1502</text:a> </text:p>
          </table:table-cell>
          <table:table-cell table:style-name="ce1" office:value-type="string" calcext:value-type="string">
            <text:p><text:a xlink:href="https://en.wikipedia.org/wiki/Butane-1,_3-diol" xlink:type="simple">Butane-1, 3-diol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503" xlink:type="simple">E1503</text:a> </text:p>
          </table:table-cell>
          <table:table-cell table:style-name="ce1" office:value-type="string" calcext:value-type="string">
            <text:p><text:a xlink:href="https://en.wikipedia.org/wiki/Castor_oil" xlink:type="simple">Castor oil</text:a> </text:p>
          </table:table-cell>
          <table:table-cell table:style-name="ce1" office:value-type="string" calcext:value-type="string">
            <text:p><text:a xlink:href="https://en.wikipedia.org/wiki/Resolving_agent" xlink:type="simple">resolving age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504" xlink:type="simple">E1504</text:a> </text:p>
          </table:table-cell>
          <table:table-cell table:style-name="ce1" office:value-type="string" calcext:value-type="string">
            <text:p><text:a xlink:href="https://en.wikipedia.org/wiki/Ethyl_acetate" xlink:type="simple">Ethyl acetate</text:a> </text:p>
          </table:table-cell>
          <table:table-cell table:style-name="ce1" office:value-type="string" calcext:value-type="string">
            <text:p><text:a xlink:href="https://en.wikipedia.org/w/index.php?title=Flavour_solvent&amp;action=edit&amp;redlink=1" xlink:type="simple">flavour solve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505" xlink:type="simple">E1505</text:a> </text:p>
          </table:table-cell>
          <table:table-cell table:style-name="ce1" office:value-type="string" calcext:value-type="string">
            <text:p><text:a xlink:href="https://en.wikipedia.org/wiki/Triethyl_citrate" xlink:type="simple">Triethyl citrate</text:a> </text:p>
          </table:table-cell>
          <table:table-cell table:style-name="ce1" office:value-type="string" calcext:value-type="string">
            <text:p><text:a xlink:href="https://en.wikipedia.org/w/index.php?title=Foam_stabiliser&amp;action=edit&amp;redlink=1" xlink:type="simple">foam stabiliser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510" xlink:type="simple">E1510</text:a> </text:p>
          </table:table-cell>
          <table:table-cell table:style-name="ce1" office:value-type="string" calcext:value-type="string">
            <text:p><text:a xlink:href="https://en.wikipedia.org/wiki/Ethanol" xlink:type="simple">Ethanol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/index.php?title=E1516&amp;action=edit&amp;redlink=1" xlink:type="simple">E1516</text:a> </text:p>
          </table:table-cell>
          <table:table-cell table:style-name="ce1" office:value-type="string" calcext:value-type="string">
            <text:p><text:a xlink:href="https://en.wikipedia.org/w/index.php?title=Glyceryl_monoacetate&amp;action=edit&amp;redlink=1" xlink:type="simple">Glyceryl monoacetate</text:a> </text:p>
          </table:table-cell>
          <table:table-cell table:style-name="ce1" office:value-type="string" calcext:value-type="string">
            <text:p><text:a xlink:href="https://en.wikipedia.org/w/index.php?title=Flavour_solvent&amp;action=edit&amp;redlink=1" xlink:type="simple">flavour solve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517" xlink:type="simple">E1517</text:a> </text:p>
          </table:table-cell>
          <table:table-cell table:style-name="ce1" office:value-type="string" calcext:value-type="string">
            <text:p><text:a xlink:href="https://en.wikipedia.org/wiki/Glyceryl_diacetate" xlink:type="simple">Glyceryl diacetate</text:a> or <text:a xlink:href="https://en.wikipedia.org/wiki/Diacetin" xlink:type="simple">diacetin</text:a> </text:p>
          </table:table-cell>
          <table:table-cell table:style-name="ce1" office:value-type="string" calcext:value-type="string">
            <text:p><text:a xlink:href="https://en.wikipedia.org/w/index.php?title=Flavour_solvent&amp;action=edit&amp;redlink=1" xlink:type="simple">flavour solvent</text:a> </text:p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1518" xlink:type="simple">E1518</text:a> </text:p>
          </table:table-cell>
          <table:table-cell table:style-name="ce1" office:value-type="string" calcext:value-type="string">
            <text:p><text:a xlink:href="https://en.wikipedia.org/wiki/Glyceryl_triacetate" xlink:type="simple">Glyceryl triacetate</text:a> or <text:a xlink:href="https://en.wikipedia.org/wiki/Triacetin" xlink:type="simple">triacetin</text:a> </text:p>
          </table:table-cell>
          <table:table-cell table:style-name="ce1" office:value-type="string" calcext:value-type="string">
            <text:p><text:a xlink:href="https://en.wikipedia.org/wiki/Humectant" xlink:type="simple">humectant</text:a> and <text:a xlink:href="https://en.wikipedia.org/w/index.php?title=Flavour_solvent&amp;action=edit&amp;redlink=1" xlink:type="simple">flavour solv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519" xlink:type="simple">E1519</text:a> </text:p>
          </table:table-cell>
          <table:table-cell table:style-name="ce1" office:value-type="string" calcext:value-type="string">
            <text:p><text:a xlink:href="https://en.wikipedia.org/wiki/Benzyl_alcohol" xlink:type="simple">Benzyl alcohol</text:a> </text:p>
          </table:table-cell>
          <table:table-cell table:style-name="ce4" office:value-type="string" calcext:value-type="string">
            <text:p/>
          </table:table-cell>
          <table:table-cell table:number-columns-repeated="2"/>
          <table:table-cell table:style-name="ce4" office:value-type="string" calcext:value-type="string">
            <text:p/>
          </table:table-cell>
          <table:table-cell table:number-columns-repeated="1018"/>
        </table:table-row>
        <table:table-row table:style-name="ro4">
          <table:table-cell table:style-name="ce1" office:value-type="string" calcext:value-type="string">
            <text:p><text:a xlink:href="https://en.wikipedia.org/wiki/E1520" xlink:type="simple">E1520</text:a> </text:p>
          </table:table-cell>
          <table:table-cell table:style-name="ce1" office:value-type="string" calcext:value-type="string">
            <text:p><text:a xlink:href="https://en.wikipedia.org/wiki/Propylene_glycol" xlink:type="simple">Propylene glycol</text:a> </text:p>
          </table:table-cell>
          <table:table-cell table:style-name="ce1" office:value-type="string" calcext:value-type="string">
            <text:p><text:a xlink:href="https://en.wikipedia.org/wiki/Humectant" xlink:type="simple">humectant</text:a> and <text:a xlink:href="https://en.wikipedia.org/w/index.php?title=Flavour_solvent&amp;action=edit&amp;redlink=1" xlink:type="simple">flavour solvent</text:a> </text:p>
          </table:table-cell>
          <table:table-cell table:number-columns-repeated="2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521" xlink:type="simple">E1521</text:a> </text:p>
          </table:table-cell>
          <table:table-cell table:style-name="ce1" office:value-type="string" calcext:value-type="string">
            <text:p><text:a xlink:href="https://en.wikipedia.org/wiki/Polyethylene_glycol" xlink:type="simple">Polyethylene glycol</text:a> 8000<text:a xlink:href="https://en.wikipedia.org/wiki/E_number#cite_note-ibp-33" xlink:type="simple">[33]</text:a> </text:p>
          </table:table-cell>
          <table:table-cell table:style-name="ce4"/>
          <table:table-cell table:number-columns-repeated="2"/>
          <table:table-cell table:style-name="ce1" office:value-type="string" calcext:value-type="string">
            <text:p>Approved in 2010<text:a xlink:href="https://en.wikipedia.org/wiki/E_number#cite_note-FSA2010-25" xlink:type="simple">[25]</text:a> </text:p>
          </table:table-cell>
          <table:table-cell table:number-columns-repeated="1018"/>
        </table:table-row>
        <table:table-row table:style-name="ro3">
          <table:table-cell table:style-name="ce1" office:value-type="string" calcext:value-type="string">
            <text:p><text:a xlink:href="https://en.wikipedia.org/wiki/E1525" xlink:type="simple">E1525</text:a> </text:p>
          </table:table-cell>
          <table:table-cell table:style-name="ce1" office:value-type="string" calcext:value-type="string">
            <text:p><text:a xlink:href="https://en.wikipedia.org/wiki/Hydroxyethyl_cellulose" xlink:type="simple">Hydroxyethyl cellulose</text:a> </text:p>
          </table:table-cell>
          <table:table-cell table:style-name="ce1" office:value-type="string" calcext:value-type="string">
            <text:p><text:a xlink:href="https://en.wikipedia.org/wiki/Thickening_agent" xlink:type="simple">thickening agent</text:a> </text:p>
          </table:table-cell>
          <table:table-cell table:number-columns-repeated="2"/>
          <table:table-cell table:style-name="ce4"/>
          <table:table-cell table:number-columns-repeated="1018"/>
        </table:table-row>
        <table:table-row table:style-name="ro1" table:number-rows-repeated="10480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xx_color" table:style-name="ta1">
        <table:table-column table:style-name="co3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3" table:default-cell-style-name="ce2"/>
        <table:table-row table:style-name="ro1">
          <table:table-cell table:style-name="ce6" office:value-type="string" calcext:value-type="string">
            <text:p>Code </text:p>
          </table:table-cell>
          <table:table-cell table:style-name="ce6" office:value-type="string" calcext:value-type="string">
            <text:p>Name(s) </text:p>
          </table:table-cell>
          <table:table-cell table:style-name="ce6" office:value-type="string" calcext:value-type="string">
            <text:p>Colour </text:p>
          </table:table-cell>
          <table:table-cell table:style-name="ce6" office:value-type="string" calcext:value-type="string">
            <text:p>Status </text:p>
          </table:table-cell>
          <table:table-cell office:value-type="string" calcext:value-type="string">
            <text:p>color_index</text:p>
          </table:table-cell>
        </table:table-row>
        <table:table-row table:style-name="ro10">
          <table:table-cell table:style-name="ce1" office:value-type="string" calcext:value-type="string">
            <text:p>E100 </text:p>
          </table:table-cell>
          <table:table-cell table:style-name="ce1" office:value-type="string" calcext:value-type="string">
            <text:p><text:a xlink:href="https://en.wikipedia.org/wiki/Curcumin" xlink:type="simple">Curcumin</text:a> (from <text:a xlink:href="https://en.wikipedia.org/wiki/Turmeric" xlink:type="simple">turmeric</text:a>) </text:p>
          </table:table-cell>
          <table:table-cell table:style-name="ce1" office:value-type="string" calcext:value-type="string">
            <text:p>Yellow-orange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/>
        </table:table-row>
        <table:table-row table:style-name="ro10">
          <table:table-cell table:style-name="ce1" office:value-type="string" calcext:value-type="string">
            <text:p>E101 </text:p>
          </table:table-cell>
          <table:table-cell table:style-name="ce1" office:value-type="string" calcext:value-type="string">
            <text:p><text:a xlink:href="https://en.wikipedia.org/wiki/Riboflavin" xlink:type="simple">Riboflavin</text:a> (Vitamin B2), formerly called lactoflavin </text:p>
          </table:table-cell>
          <table:table-cell table:style-name="ce1" office:value-type="string" calcext:value-type="string">
            <text:p>Yellow-orange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/>
        </table:table-row>
        <table:table-row table:style-name="ro11">
          <table:table-cell table:style-name="ce1" office:value-type="string" calcext:value-type="string">
            <text:p><text:a xlink:href="https://en.wikipedia.org/wiki/E101a" xlink:type="simple">E101a</text:a> </text:p>
          </table:table-cell>
          <table:table-cell table:style-name="ce1" office:value-type="string" calcext:value-type="string">
            <text:p><text:a xlink:href="https://en.wikipedia.org/wiki/Riboflavin-5%27-Phosphate" xlink:type="simple">Riboflavin-5'-Phosphate</text:a> </text:p>
          </table:table-cell>
          <table:table-cell table:style-name="ce1" office:value-type="string" calcext:value-type="string">
            <text:p>Yellow-orange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/>
        </table:table-row>
        <table:table-row table:style-name="ro10">
          <table:table-cell table:style-name="ce1" office:value-type="string" calcext:value-type="string">
            <text:p><text:a xlink:href="https://en.wikipedia.org/wiki/E102" xlink:type="simple">E102</text:a> </text:p>
          </table:table-cell>
          <table:table-cell table:style-name="ce1" office:value-type="string" calcext:value-type="string">
            <text:p><text:a xlink:href="https://en.wikipedia.org/wiki/Tartrazine" xlink:type="simple">Tartrazine</text:a> (FD&amp;C Yellow 5) </text:p>
          </table:table-cell>
          <table:table-cell table:style-name="ce1" office:value-type="string" calcext:value-type="string">
            <text:p>Yellow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 office:value-type="float" office:value="19140" calcext:value-type="float">
            <text:p>19140</text:p>
          </table:table-cell>
        </table:table-row>
        <table:table-row table:style-name="ro1">
          <table:table-cell table:style-name="ce1" office:value-type="string" calcext:value-type="string">
            <text:p><text:a xlink:href="https://en.wikipedia.org/wiki/E103" xlink:type="simple">E103</text:a> </text:p>
          </table:table-cell>
          <table:table-cell table:style-name="ce1" office:value-type="string" calcext:value-type="string">
            <text:p><text:a xlink:href="https://en.wikipedia.org/wiki/Alkannin" xlink:type="simple">Alkannin</text:a><text:a xlink:href="https://en.wikipedia.org/wiki/E_number#cite_note-10" xlink:type="simple">[10]</text:a> </text:p>
          </table:table-cell>
          <table:table-cell table:style-name="ce1" office:value-type="string" calcext:value-type="string">
            <text:p>Red-brown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12">
          <table:table-cell table:style-name="ce1" office:value-type="string" calcext:value-type="string">
            <text:p><text:a xlink:href="https://en.wikipedia.org/wiki/E104" xlink:type="simple">E104</text:a> </text:p>
          </table:table-cell>
          <table:table-cell table:style-name="ce1" office:value-type="string" calcext:value-type="string">
            <text:p><text:a xlink:href="https://en.wikipedia.org/wiki/Quinoline_Yellow_WS" xlink:type="simple">Quinoline Yellow WS</text:a> </text:p>
          </table:table-cell>
          <table:table-cell table:style-name="ce1" office:value-type="string" calcext:value-type="string">
            <text:p>Dull or greenish yellow </text:p>
          </table:table-cell>
          <table:table-cell table:style-name="ce1" office:value-type="string" calcext:value-type="string">
            <text:p>Restricted use approved in the EU.<text:a xlink:href="https://en.wikipedia.org/wiki/E_number#cite_note-FSAlist-8" xlink:type="simple">[8]</text:a><text:a xlink:href="https://en.wikipedia.org/wiki/E_number#cite_note-1129/2011-11" xlink:type="simple">[11]</text:a> </text:p>
          </table:table-cell>
          <table:table-cell office:value-type="float" office:value="47005" calcext:value-type="float">
            <text:p>47005</text:p>
          </table:table-cell>
        </table:table-row>
        <table:table-row table:style-name="ro1">
          <table:table-cell table:style-name="ce1" office:value-type="string" calcext:value-type="string">
            <text:p><text:a xlink:href="https://en.wikipedia.org/wiki/Fast_Yellow_AB" xlink:type="simple">E105</text:a> </text:p>
          </table:table-cell>
          <table:table-cell table:style-name="ce1" office:value-type="string" calcext:value-type="string">
            <text:p><text:a xlink:href="https://en.wikipedia.org/wiki/Fast_Yellow_AB" xlink:type="simple">Fast Yellow AB</text:a> </text:p>
          </table:table-cell>
          <table:table-cell table:style-name="ce1" office:value-type="string" calcext:value-type="string">
            <text:p>Yellow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en.wikipedia.org/wiki/E106" xlink:type="simple">E106</text:a> </text:p>
          </table:table-cell>
          <table:table-cell table:style-name="ce1" office:value-type="string" calcext:value-type="string">
            <text:p><text:a xlink:href="https://en.wikipedia.org/wiki/Riboflavin-5-Sodium_Phosphate" xlink:type="simple">Riboflavin-5-Sodium Phosphate</text:a> </text:p>
          </table:table-cell>
          <table:table-cell table:style-name="ce1" office:value-type="string" calcext:value-type="string">
            <text:p>Yellow </text:p>
          </table:table-cell>
          <table:table-cell table:style-name="ce4"/>
          <table:table-cell/>
        </table:table-row>
        <table:table-row table:style-name="ro1">
          <table:table-cell table:style-name="ce1" office:value-type="string" calcext:value-type="string">
            <text:p>E107 </text:p>
          </table:table-cell>
          <table:table-cell table:style-name="ce1" office:value-type="string" calcext:value-type="string">
            <text:p><text:a xlink:href="https://en.wikipedia.org/wiki/Yellow_2G" xlink:type="simple">Yellow 2G</text:a> </text:p>
          </table:table-cell>
          <table:table-cell table:style-name="ce1" office:value-type="string" calcext:value-type="string">
            <text:p>Yellow </text:p>
          </table:table-cell>
          <table:table-cell table:style-name="ce4"/>
          <table:table-cell/>
        </table:table-row>
        <table:table-row table:style-name="ro13">
          <table:table-cell table:style-name="ce1" office:value-type="string" calcext:value-type="string">
            <text:p>E110 </text:p>
          </table:table-cell>
          <table:table-cell table:style-name="ce1" office:value-type="string" calcext:value-type="string">
            <text:p><text:a xlink:href="https://en.wikipedia.org/wiki/Sunset_Yellow_FCF" xlink:type="simple">Sunset Yellow FCF</text:a> (Orange Yellow S, FD&amp;C Yellow 6) </text:p>
          </table:table-cell>
          <table:table-cell table:style-name="ce1" office:value-type="string" calcext:value-type="string">
            <text:p>Yellow-orange </text:p>
          </table:table-cell>
          <table:table-cell table:style-name="ce1" office:value-type="string" calcext:value-type="string">
            <text:p>Restricted use approved in the EU.<text:a xlink:href="https://en.wikipedia.org/wiki/E_number#cite_note-FSAlist-8" xlink:type="simple">[8]</text:a><text:a xlink:href="https://en.wikipedia.org/wiki/E_number#cite_note-1129/2011-11" xlink:type="simple">[11]</text:a> Banned in <text:a xlink:href="https://en.wikipedia.org/wiki/Norway" xlink:type="simple">Norway</text:a>.<text:a xlink:href="https://en.wikipedia.org/wiki/E_number#cite_note-12" xlink:type="simple">[12]</text:a> Products in the EU require warnings and its use is being phased out.<text:a xlink:href="https://en.wikipedia.org/wiki/E_number#cite_note-1129/2011-11" xlink:type="simple">[11]</text:a> Approved in the US.<text:a xlink:href="https://en.wikipedia.org/wiki/E_number#cite_note-FDA_colors-9" xlink:type="simple">[9]</text:a> </text:p>
          </table:table-cell>
          <table:table-cell office:value-type="float" office:value="15985" calcext:value-type="float">
            <text:p>15985</text:p>
          </table:table-cell>
        </table:table-row>
        <table:table-row table:style-name="ro1">
          <table:table-cell table:style-name="ce1" office:value-type="string" calcext:value-type="string">
            <text:p>E111 </text:p>
          </table:table-cell>
          <table:table-cell table:style-name="ce1" office:value-type="string" calcext:value-type="string">
            <text:p><text:a xlink:href="https://en.wikipedia.org/wiki/Orange_GGN" xlink:type="simple">Orange GGN</text:a> </text:p>
          </table:table-cell>
          <table:table-cell table:style-name="ce1" office:value-type="string" calcext:value-type="string">
            <text:p>Orange </text:p>
          </table:table-cell>
          <table:table-cell table:style-name="ce4"/>
          <table:table-cell/>
        </table:table-row>
        <table:table-row table:style-name="ro10">
          <table:table-cell table:style-name="ce1" office:value-type="string" calcext:value-type="string">
            <text:p>E120 </text:p>
          </table:table-cell>
          <table:table-cell table:style-name="ce1" office:value-type="string" calcext:value-type="string">
            <text:p><text:a xlink:href="https://en.wikipedia.org/wiki/Cochineal" xlink:type="simple">Cochineal</text:a>, <text:a xlink:href="https://en.wikipedia.org/wiki/Carminic_acid" xlink:type="simple">Carminic acid</text:a>, <text:a xlink:href="https://en.wikipedia.org/wiki/Carmine" xlink:type="simple">Carmine</text:a> (Natural Red 4) </text:p>
          </table:table-cell>
          <table:table-cell table:style-name="ce1" office:value-type="string" calcext:value-type="string">
            <text:p>Crimson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/>
        </table:table-row>
        <table:table-row table:style-name="ro14">
          <table:table-cell table:style-name="ce1" office:value-type="string" calcext:value-type="string">
            <text:p>E121 </text:p>
          </table:table-cell>
          <table:table-cell table:style-name="ce1" office:value-type="string" calcext:value-type="string">
            <text:p><text:a xlink:href="https://en.wikipedia.org/wiki/Citrus_Red_2" xlink:type="simple">Citrus Red 2</text:a> </text:p>
          </table:table-cell>
          <table:table-cell table:style-name="ce1" office:value-type="string" calcext:value-type="string">
            <text:p>Dark red </text:p>
          </table:table-cell>
          <table:table-cell table:style-name="ce1" office:value-type="string" calcext:value-type="string">
            <text:p>Approved in the United States only for use in colouring the skin of oranges.<text:a xlink:href="https://en.wikipedia.org/wiki/E_number#cite_note-13" xlink:type="simple">[13]</text:a> </text:p>
          </table:table-cell>
          <table:table-cell/>
        </table:table-row>
        <table:table-row table:style-name="ro15">
          <table:table-cell table:style-name="ce1" office:value-type="string" calcext:value-type="string">
            <text:p><text:a xlink:href="https://en.wikipedia.org/wiki/E122" xlink:type="simple">E122</text:a> </text:p>
          </table:table-cell>
          <table:table-cell table:style-name="ce1" office:value-type="string" calcext:value-type="string">
            <text:p><text:a xlink:href="https://en.wikipedia.org/wiki/Carmoisine" xlink:type="simple">Carmoisine</text:a> (azorubine) </text:p>
          </table:table-cell>
          <table:table-cell table:style-name="ce1" office:value-type="string" calcext:value-type="string">
            <text:p>Red to maroon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Undergoing a voluntary phase-out in the UK. Currently banned in Canada, Japan, Norway, USA .[<text:a xlink:href="https://en.wikipedia.org/wiki/Wikipedia:Citation_needed" xlink:type="simple">citation needed</text:a>] EU currently evaluating health risks.[<text:a xlink:href="https://en.wikipedia.org/wiki/Wikipedia:Citation_needed" xlink:type="simple">citation needed</text:a>] </text:p>
          </table:table-cell>
          <table:table-cell office:value-type="float" office:value="14720" calcext:value-type="float">
            <text:p>14720</text:p>
          </table:table-cell>
        </table:table-row>
        <table:table-row table:style-name="ro16">
          <table:table-cell table:style-name="ce1" office:value-type="string" calcext:value-type="string">
            <text:p>E123 </text:p>
          </table:table-cell>
          <table:table-cell table:style-name="ce1" office:value-type="string" calcext:value-type="string">
            <text:p><text:a xlink:href="https://en.wikipedia.org/wiki/Amaranth_(dye)" xlink:type="simple">Amaranth</text:a> (FD&amp;C Red 2) </text:p>
          </table:table-cell>
          <table:table-cell table:style-name="ce1" office:value-type="string" calcext:value-type="string">
            <text:p>Red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Banned in the United States.<text:a xlink:href="https://en.wikipedia.org/wiki/E_number#cite_note-time-14" xlink:type="simple">[14]</text:a> </text:p>
          </table:table-cell>
          <table:table-cell/>
        </table:table-row>
        <table:table-row table:style-name="ro12">
          <table:table-cell table:style-name="ce1" office:value-type="string" calcext:value-type="string">
            <text:p><text:a xlink:href="https://en.wikipedia.org/wiki/E124" xlink:type="simple">E124</text:a> </text:p>
          </table:table-cell>
          <table:table-cell table:style-name="ce1" office:value-type="string" calcext:value-type="string">
            <text:p><text:a xlink:href="https://en.wikipedia.org/wiki/Ponceau_4R" xlink:type="simple">Ponceau 4R</text:a> (Cochineal Red A, Brilliant Scarlet 4R) </text:p>
          </table:table-cell>
          <table:table-cell table:style-name="ce1" office:value-type="string" calcext:value-type="string">
            <text:p>Red </text:p>
          </table:table-cell>
          <table:table-cell table:style-name="ce1" office:value-type="string" calcext:value-type="string">
            <text:p>Restricted use approved in the EU.<text:a xlink:href="https://en.wikipedia.org/wiki/E_number#cite_note-FSAlist-8" xlink:type="simple">[8]</text:a><text:a xlink:href="https://en.wikipedia.org/wiki/E_number#cite_note-1129/2011-11" xlink:type="simple">[11]</text:a> </text:p>
          </table:table-cell>
          <table:table-cell office:value-type="float" office:value="16255" calcext:value-type="float">
            <text:p>16255</text:p>
          </table:table-cell>
        </table:table-row>
        <table:table-row table:style-name="ro14">
          <table:table-cell table:style-name="ce1" office:value-type="string" calcext:value-type="string">
            <text:p>E125 </text:p>
          </table:table-cell>
          <table:table-cell table:style-name="ce1" office:value-type="string" calcext:value-type="string">
            <text:p><text:a xlink:href="https://en.wikipedia.org/wiki/Ponceau_SX" xlink:type="simple">Ponceau SX</text:a>, <text:a xlink:href="https://en.wikipedia.org/wiki/Scarlet_GN" xlink:type="simple">Scarlet GN</text:a> </text:p>
          </table:table-cell>
          <table:table-cell table:style-name="ce1" office:value-type="string" calcext:value-type="string">
            <text:p>Red </text:p>
          </table:table-cell>
          <table:table-cell table:style-name="ce1" office:value-type="string" calcext:value-type="string">
            <text:p>Only permitted for externally applied drugs and cosmetics in the US.<text:a xlink:href="https://en.wikipedia.org/wiki/E_number#cite_note-15" xlink:type="simple">[15]</text:a><text:a xlink:href="https://en.wikipedia.org/wiki/E_number#cite_note-16" xlink:type="simple">[16]</text:a><text:a xlink:href="https://en.wikipedia.org/wiki/E_number#cite_note-17" xlink:type="simple">[17]</text:a> </text:p>
          </table:table-cell>
          <table:table-cell/>
        </table:table-row>
        <table:table-row table:style-name="ro1">
          <table:table-cell table:style-name="ce1" office:value-type="string" calcext:value-type="string">
            <text:p>E126 </text:p>
          </table:table-cell>
          <table:table-cell table:style-name="ce1" office:value-type="string" calcext:value-type="string">
            <text:p><text:a xlink:href="https://en.wikipedia.org/wiki/Ponceau_6R" xlink:type="simple">Ponceau 6R</text:a> </text:p>
          </table:table-cell>
          <table:table-cell table:style-name="ce1" office:value-type="string" calcext:value-type="string">
            <text:p>Red </text:p>
          </table:table-cell>
          <table:table-cell table:style-name="ce4"/>
          <table:table-cell/>
        </table:table-row>
        <table:table-row table:style-name="ro17">
          <table:table-cell table:style-name="ce1" office:value-type="string" calcext:value-type="string">
            <text:p>E127 </text:p>
          </table:table-cell>
          <table:table-cell table:style-name="ce1" office:value-type="string" calcext:value-type="string">
            <text:p><text:a xlink:href="https://en.wikipedia.org/wiki/Erythrosine" xlink:type="simple">Erythrosine</text:a> (FD&amp;C Red 3) </text:p>
          </table:table-cell>
          <table:table-cell table:style-name="ce1" office:value-type="string" calcext:value-type="string">
            <text:p>Red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Approved in the US except for lake variant.<text:a xlink:href="https://en.wikipedia.org/wiki/E_number#cite_note-FDA_colors-9" xlink:type="simple">[9]</text:a> </text:p>
          </table:table-cell>
          <table:table-cell/>
        </table:table-row>
        <table:table-row table:style-name="ro11">
          <table:table-cell table:style-name="ce1" office:value-type="string" calcext:value-type="string">
            <text:p>E128 </text:p>
          </table:table-cell>
          <table:table-cell table:style-name="ce1" office:value-type="string" calcext:value-type="string">
            <text:p><text:a xlink:href="https://en.wikipedia.org/wiki/Red_2G" xlink:type="simple">Red 2G</text:a> </text:p>
          </table:table-cell>
          <table:table-cell table:style-name="ce1" office:value-type="string" calcext:value-type="string">
            <text:p>Red or pink </text:p>
          </table:table-cell>
          <table:table-cell table:style-name="ce1" office:value-type="string" calcext:value-type="string">
            <text:p>Not approved in the EU.<text:a xlink:href="https://en.wikipedia.org/wiki/E_number#cite_note-1129/2011-11" xlink:type="simple">[11]</text:a> </text:p>
          </table:table-cell>
          <table:table-cell/>
        </table:table-row>
        <table:table-row table:style-name="ro18">
          <table:table-cell table:style-name="ce1" office:value-type="string" calcext:value-type="string">
            <text:p>E129 </text:p>
          </table:table-cell>
          <table:table-cell table:style-name="ce1" office:value-type="string" calcext:value-type="string">
            <text:p><text:a xlink:href="https://en.wikipedia.org/wiki/Allura_Red_AC" xlink:type="simple">Allura Red AC</text:a> (FD&amp;C Red 40) </text:p>
          </table:table-cell>
          <table:table-cell table:style-name="ce1" office:value-type="string" calcext:value-type="string">
            <text:p>Red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Banned in <text:a xlink:href="https://en.wikipedia.org/wiki/Switzerland" xlink:type="simple">Switzerland</text:a>.[<text:a xlink:href="https://en.wikipedia.org/wiki/Wikipedia:Citation_needed" xlink:type="simple">citation needed</text:a>] Undergoing a voluntary phase out in the UK. Approved in the US.<text:a xlink:href="https://en.wikipedia.org/wiki/E_number#cite_note-FDA_colors-9" xlink:type="simple">[9]</text:a> </text:p>
          </table:table-cell>
          <table:table-cell office:value-type="float" office:value="16035" calcext:value-type="float">
            <text:p>16035</text:p>
          </table:table-cell>
        </table:table-row>
        <table:table-row table:style-name="ro1">
          <table:table-cell table:style-name="ce1" office:value-type="string" calcext:value-type="string">
            <text:p>E130 </text:p>
          </table:table-cell>
          <table:table-cell table:style-name="ce1" office:value-type="string" calcext:value-type="string">
            <text:p><text:a xlink:href="https://en.wikipedia.org/wiki/Indanthrene_blue_RS" xlink:type="simple">Indanthrene blue RS</text:a> </text:p>
          </table:table-cell>
          <table:table-cell table:style-name="ce1" office:value-type="string" calcext:value-type="string">
            <text:p>Blue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11">
          <table:table-cell table:style-name="ce1" office:value-type="string" calcext:value-type="string">
            <text:p><text:a xlink:href="https://en.wikipedia.org/wiki/E131" xlink:type="simple">E131</text:a> </text:p>
          </table:table-cell>
          <table:table-cell table:style-name="ce1" office:value-type="string" calcext:value-type="string">
            <text:p><text:a xlink:href="https://en.wikipedia.org/wiki/Patent_Blue_V" xlink:type="simple">Patent Blue V</text:a> </text:p>
          </table:table-cell>
          <table:table-cell table:style-name="ce1" office:value-type="string" calcext:value-type="string">
            <text:p>Dark blue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/>
        </table:table-row>
        <table:table-row table:style-name="ro10">
          <table:table-cell table:style-name="ce1" office:value-type="string" calcext:value-type="string">
            <text:p><text:a xlink:href="https://en.wikipedia.org/wiki/E132" xlink:type="simple">E132</text:a> </text:p>
          </table:table-cell>
          <table:table-cell table:style-name="ce1" office:value-type="string" calcext:value-type="string">
            <text:p><text:a xlink:href="https://en.wikipedia.org/wiki/Indigo_carmine" xlink:type="simple">Indigo carmine</text:a> (indigotine, FD&amp;C Blue 2) </text:p>
          </table:table-cell>
          <table:table-cell table:style-name="ce1" office:value-type="string" calcext:value-type="string">
            <text:p>Indigo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/>
        </table:table-row>
        <table:table-row table:style-name="ro10">
          <table:table-cell table:style-name="ce1" office:value-type="string" calcext:value-type="string">
            <text:p><text:a xlink:href="https://en.wikipedia.org/wiki/E133" xlink:type="simple">E133</text:a> </text:p>
          </table:table-cell>
          <table:table-cell table:style-name="ce1" office:value-type="string" calcext:value-type="string">
            <text:p><text:a xlink:href="https://en.wikipedia.org/wiki/Brilliant_blue_FCF" xlink:type="simple">Brilliant blue FCF</text:a> (FD&amp;C Blue 1) </text:p>
          </table:table-cell>
          <table:table-cell table:style-name="ce1" office:value-type="string" calcext:value-type="string">
            <text:p>Reddish blue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 office:value-type="float" office:value="42090" calcext:value-type="float">
            <text:p>42090</text:p>
          </table:table-cell>
        </table:table-row>
        <table:table-row table:style-name="ro11">
          <table:table-cell table:style-name="ce1" office:value-type="string" calcext:value-type="string">
            <text:p>E140 </text:p>
          </table:table-cell>
          <table:table-cell table:style-name="ce1" office:value-type="string" calcext:value-type="string">
            <text:p><text:a xlink:href="https://en.wikipedia.org/wiki/Chlorophyll" xlink:type="simple">Chlorophylls</text:a> and <text:a xlink:href="https://en.wikipedia.org/wiki/Chlorophyllin" xlink:type="simple">Chlorophyllins</text:a>: (i) Chlorophylls (ii) Chlorophyllins </text:p>
          </table:table-cell>
          <table:table-cell table:style-name="ce1" office:value-type="string" calcext:value-type="string">
            <text:p>Green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/>
        </table:table-row>
        <table:table-row table:style-name="ro10">
          <table:table-cell table:style-name="ce1" office:value-type="string" calcext:value-type="string">
            <text:p>E141 </text:p>
          </table:table-cell>
          <table:table-cell table:style-name="ce1" office:value-type="string" calcext:value-type="string">
            <text:p>Copper complexes of chlorophylls and chlorophyllins (i) Copper complexes of chlorophylls (ii) Copper complexes of chlorophyllins </text:p>
          </table:table-cell>
          <table:table-cell table:style-name="ce1" office:value-type="string" calcext:value-type="string">
            <text:p>Green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/>
        </table:table-row>
        <table:table-row table:style-name="ro11">
          <table:table-cell table:style-name="ce1" office:value-type="string" calcext:value-type="string">
            <text:p><text:a xlink:href="https://en.wikipedia.org/wiki/E142" xlink:type="simple">E142</text:a> </text:p>
          </table:table-cell>
          <table:table-cell table:style-name="ce1" office:value-type="string" calcext:value-type="string">
            <text:p><text:a xlink:href="https://en.wikipedia.org/wiki/Green_S" xlink:type="simple">Green S</text:a> </text:p>
          </table:table-cell>
          <table:table-cell table:style-name="ce1" office:value-type="string" calcext:value-type="string">
            <text:p>Green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/>
        </table:table-row>
        <table:table-row table:style-name="ro10">
          <table:table-cell table:style-name="ce1" office:value-type="string" calcext:value-type="string">
            <text:p><text:a xlink:href="https://en.wikipedia.org/wiki/E143" xlink:type="simple">E143</text:a> </text:p>
          </table:table-cell>
          <table:table-cell table:style-name="ce1" office:value-type="string" calcext:value-type="string">
            <text:p><text:a xlink:href="https://en.wikipedia.org/wiki/Fast_Green_FCF" xlink:type="simple">Fast Green FCF</text:a> (FD&amp;C Green 3) </text:p>
          </table:table-cell>
          <table:table-cell table:style-name="ce1" office:value-type="string" calcext:value-type="string">
            <text:p>Green </text:p>
          </table:table-cell>
          <table:table-cell table:style-name="ce1" office:value-type="string" calcext:value-type="string">
            <text:p>Approved in the US. Banned in the EU. </text:p>
          </table:table-cell>
          <table:table-cell/>
        </table:table-row>
        <table:table-row table:style-name="ro10">
          <table:table-cell table:style-name="ce1" office:value-type="string" calcext:value-type="string">
            <text:p><text:a xlink:href="https://en.wikipedia.org/wiki/E150a" xlink:type="simple">E150a</text:a> </text:p>
          </table:table-cell>
          <table:table-cell table:style-name="ce3" office:value-type="string" calcext:value-type="string">
            <text:p><text:a xlink:href="https://en.wikipedia.org/wiki/Caramel_coloring" xlink:type="simple">Plain caramel</text:a>, Caramel I </text:p>
          </table:table-cell>
          <table:table-cell table:style-name="ce1" office:value-type="string" calcext:value-type="string">
            <text:p>Brown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/>
        </table:table-row>
        <table:table-row table:style-name="ro10">
          <table:table-cell table:style-name="ce1" office:value-type="string" calcext:value-type="string">
            <text:p><text:a xlink:href="https://en.wikipedia.org/wiki/E150b" xlink:type="simple">E150b</text:a> </text:p>
          </table:table-cell>
          <table:table-cell table:style-name="ce3" office:value-type="string" calcext:value-type="string">
            <text:p><text:a xlink:href="https://en.wikipedia.org/wiki/Caramel_coloring" xlink:type="simple">Caustic sulfite caramel</text:a>, Caramel II</text:p>
          </table:table-cell>
          <table:table-cell table:style-name="ce1" office:value-type="string" calcext:value-type="string">
            <text:p>Brown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/>
        </table:table-row>
        <table:table-row table:style-name="ro10">
          <table:table-cell table:style-name="ce1" office:value-type="string" calcext:value-type="string">
            <text:p><text:a xlink:href="https://en.wikipedia.org/wiki/E150c" xlink:type="simple">E150c</text:a> </text:p>
          </table:table-cell>
          <table:table-cell table:style-name="ce3" office:value-type="string" calcext:value-type="string">
            <text:p><text:a xlink:href="https://en.wikipedia.org/wiki/Caramel_coloring" xlink:type="simple">Ammonia caramel</text:a>, Caramel III</text:p>
          </table:table-cell>
          <table:table-cell table:style-name="ce1" office:value-type="string" calcext:value-type="string">
            <text:p>Brown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/>
        </table:table-row>
        <table:table-row table:style-name="ro10">
          <table:table-cell table:style-name="ce1" office:value-type="string" calcext:value-type="string">
            <text:p><text:a xlink:href="https://en.wikipedia.org/wiki/E150d" xlink:type="simple">E150d</text:a> </text:p>
          </table:table-cell>
          <table:table-cell table:style-name="ce3" office:value-type="string" calcext:value-type="string">
            <text:p><text:a xlink:href="https://en.wikipedia.org/wiki/Caramel_coloring" xlink:type="simple">Sulfite ammonia caramel</text:a>, Caramel IV</text:p>
          </table:table-cell>
          <table:table-cell table:style-name="ce1" office:value-type="string" calcext:value-type="string">
            <text:p>Brown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/>
        </table:table-row>
        <table:table-row table:style-name="ro11">
          <table:table-cell table:style-name="ce1" office:value-type="string" calcext:value-type="string">
            <text:p><text:a xlink:href="https://en.wikipedia.org/wiki/E151" xlink:type="simple">E151</text:a> </text:p>
          </table:table-cell>
          <table:table-cell table:style-name="ce1" office:value-type="string" calcext:value-type="string">
            <text:p><text:a xlink:href="https://en.wikipedia.org/wiki/Black_PN" xlink:type="simple">Black PN</text:a>, <text:a xlink:href="https://en.wikipedia.org/wiki/Brilliant_Black_BN" xlink:type="simple">Brilliant Black BN</text:a> </text:p>
          </table:table-cell>
          <table:table-cell table:style-name="ce1" office:value-type="string" calcext:value-type="string">
            <text:p>Black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en.wikipedia.org/wiki/E152" xlink:type="simple">E152</text:a> </text:p>
          </table:table-cell>
          <table:table-cell table:style-name="ce1" office:value-type="string" calcext:value-type="string">
            <text:p><text:a xlink:href="https://en.wikipedia.org/wiki/Carbon_black" xlink:type="simple">Carbon black</text:a> (hydrocarbon) </text:p>
          </table:table-cell>
          <table:table-cell table:style-name="ce1" office:value-type="string" calcext:value-type="string">
            <text:p>Black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11">
          <table:table-cell table:style-name="ce1" office:value-type="string" calcext:value-type="string">
            <text:p><text:a xlink:href="https://en.wikipedia.org/wiki/E153" xlink:type="simple">E153</text:a> </text:p>
          </table:table-cell>
          <table:table-cell table:style-name="ce1" office:value-type="string" calcext:value-type="string">
            <text:p><text:a xlink:href="https://en.wikipedia.org/wiki/Vegetable_carbon" xlink:type="simple">Vegetable carbon</text:a> </text:p>
          </table:table-cell>
          <table:table-cell table:style-name="ce1" office:value-type="string" calcext:value-type="string">
            <text:p>Black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/>
        </table:table-row>
        <table:table-row table:style-name="ro19">
          <table:table-cell table:style-name="ce1" office:value-type="string" calcext:value-type="string">
            <text:p><text:a xlink:href="https://en.wikipedia.org/wiki/E154" xlink:type="simple">E154</text:a> </text:p>
          </table:table-cell>
          <table:table-cell table:style-name="ce1" office:value-type="string" calcext:value-type="string">
            <text:p><text:a xlink:href="https://en.wikipedia.org/wiki/Brown_FK" xlink:type="simple">Brown FK</text:a> (kipper brown) </text:p>
          </table:table-cell>
          <table:table-cell table:style-name="ce1" office:value-type="string" calcext:value-type="string">
            <text:p>Brown </text:p>
          </table:table-cell>
          <table:table-cell table:style-name="ce1" office:value-type="string" calcext:value-type="string">
            <text:p>Previously approved in the EU for dyeing kippers only: approval withdrawn November 2011.<text:a xlink:href="https://en.wikipedia.org/wiki/E_number#cite_note-1129/2011-11" xlink:type="simple">[11]</text:a> </text:p>
          </table:table-cell>
          <table:table-cell/>
        </table:table-row>
        <table:table-row table:style-name="ro11">
          <table:table-cell table:style-name="ce1" office:value-type="string" calcext:value-type="string">
            <text:p><text:a xlink:href="https://en.wikipedia.org/wiki/E155" xlink:type="simple">E155</text:a> </text:p>
          </table:table-cell>
          <table:table-cell table:style-name="ce1" office:value-type="string" calcext:value-type="string">
            <text:p><text:a xlink:href="https://en.wikipedia.org/wiki/Brown_HT" xlink:type="simple">Brown HT</text:a> (chocolate brown HT) </text:p>
          </table:table-cell>
          <table:table-cell table:style-name="ce1" office:value-type="string" calcext:value-type="string">
            <text:p>Brown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/>
        </table:table-row>
        <table:table-row table:style-name="ro11">
          <table:table-cell table:style-name="ce1" office:value-type="string" calcext:value-type="string">
            <text:p><text:a xlink:href="https://en.wikipedia.org/wiki/E160a" xlink:type="simple">E160a</text:a> </text:p>
          </table:table-cell>
          <table:table-cell table:style-name="ce1" office:value-type="string" calcext:value-type="string">
            <text:p><text:a xlink:href="https://en.wikipedia.org/wiki/Alpha-carotene" xlink:type="simple">Alpha-carotene</text:a>, <text:a xlink:href="https://en.wikipedia.org/wiki/Beta-carotene" xlink:type="simple">Beta-carotene</text:a>, <text:a xlink:href="https://en.wikipedia.org/wiki/Gamma-carotene" xlink:type="simple">Gamma-carotene</text:a> </text:p>
          </table:table-cell>
          <table:table-cell table:style-name="ce1" office:value-type="string" calcext:value-type="string">
            <text:p>Yellow-orange to brown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/>
        </table:table-row>
        <table:table-row table:style-name="ro10">
          <table:table-cell table:style-name="ce1" office:value-type="string" calcext:value-type="string">
            <text:p><text:a xlink:href="https://en.wikipedia.org/wiki/E160b" xlink:type="simple">E160b</text:a> </text:p>
          </table:table-cell>
          <table:table-cell table:style-name="ce1" office:value-type="string" calcext:value-type="string">
            <text:p><text:a xlink:href="https://en.wikipedia.org/wiki/Annatto" xlink:type="simple">Annatto</text:a>, <text:a xlink:href="https://en.wikipedia.org/wiki/Bixin" xlink:type="simple">bixin</text:a>, <text:a xlink:href="https://en.wikipedia.org/wiki/Norbixin" xlink:type="simple">norbixin</text:a> </text:p>
          </table:table-cell>
          <table:table-cell table:style-name="ce1" office:value-type="string" calcext:value-type="string">
            <text:p>Orange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/>
        </table:table-row>
        <table:table-row table:style-name="ro10">
          <table:table-cell table:style-name="ce1" office:value-type="string" calcext:value-type="string">
            <text:p><text:a xlink:href="https://en.wikipedia.org/wiki/E160c" xlink:type="simple">E160c</text:a> </text:p>
          </table:table-cell>
          <table:table-cell table:style-name="ce1" office:value-type="string" calcext:value-type="string">
            <text:p><text:a xlink:href="https://en.wikipedia.org/wiki/Paprika_oleoresin" xlink:type="simple">Paprika oleoresin</text:a>: (i) <text:a xlink:href="https://en.wikipedia.org/wiki/Capsanthin" xlink:type="simple">capsanthin</text:a>, (ii) <text:a xlink:href="https://en.wikipedia.org/wiki/Capsorubin" xlink:type="simple">capsorubin</text:a> </text:p>
          </table:table-cell>
          <table:table-cell table:style-name="ce1" office:value-type="string" calcext:value-type="string">
            <text:p>Red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/>
        </table:table-row>
        <table:table-row table:style-name="ro16">
          <table:table-cell table:style-name="ce1" office:value-type="string" calcext:value-type="string">
            <text:p><text:a xlink:href="https://en.wikipedia.org/wiki/E160d" xlink:type="simple">E160d</text:a> </text:p>
          </table:table-cell>
          <table:table-cell table:style-name="ce1" office:value-type="string" calcext:value-type="string">
            <text:p><text:a xlink:href="https://en.wikipedia.org/wiki/Lycopene" xlink:type="simple">Lycopene</text:a> </text:p>
          </table:table-cell>
          <table:table-cell table:style-name="ce1" office:value-type="string" calcext:value-type="string">
            <text:p>Bright to deep red </text:p>
          </table:table-cell>
          <table:table-cell table:style-name="ce1" office:value-type="string" calcext:value-type="string">
            <text:p>Restricted use approved in the EU.<text:a xlink:href="https://en.wikipedia.org/wiki/E_number#cite_note-FSAlist-8" xlink:type="simple">[8]</text:a><text:a xlink:href="https://en.wikipedia.org/wiki/E_number#cite_note-1129/2011-11" xlink:type="simple">[11]</text:a> Approved in the US.<text:a xlink:href="https://en.wikipedia.org/wiki/E_number#cite_note-FDA_colors-9" xlink:type="simple">[9]</text:a> </text:p>
          </table:table-cell>
          <table:table-cell/>
        </table:table-row>
        <table:table-row table:style-name="ro10">
          <table:table-cell table:style-name="ce1" office:value-type="string" calcext:value-type="string">
            <text:p><text:a xlink:href="https://en.wikipedia.org/wiki/E160e" xlink:type="simple">E160e</text:a> </text:p>
          </table:table-cell>
          <table:table-cell table:style-name="ce1" office:value-type="string" calcext:value-type="string">
            <text:p><text:a xlink:href="https://en.wikipedia.org/wiki/Beta-apo-8%27-carotenal" xlink:type="simple">Beta-apo-8'-carotenal</text:a> (C 30) </text:p>
          </table:table-cell>
          <table:table-cell table:style-name="ce1" office:value-type="string" calcext:value-type="string">
            <text:p>Orange-red to yellow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/>
        </table:table-row>
        <table:table-row table:style-name="ro11">
          <table:table-cell table:style-name="ce1" office:value-type="string" calcext:value-type="string">
            <text:p><text:a xlink:href="https://en.wikipedia.org/wiki/E160f" xlink:type="simple">E160f</text:a> </text:p>
          </table:table-cell>
          <table:table-cell table:style-name="ce1" office:value-type="string" calcext:value-type="string">
            <text:p><text:a xlink:href="https://en.wikipedia.org/wiki/Ethyl_ester_of_beta-apo-8%27-carotenic_acid" xlink:type="simple">Ethyl ester of beta-apo-8'-carotenic acid</text:a> (C 30) </text:p>
          </table:table-cell>
          <table:table-cell table:style-name="ce1" office:value-type="string" calcext:value-type="string">
            <text:p>Orange-red to yellow </text:p>
          </table:table-cell>
          <table:table-cell table:style-name="ce1" office:value-type="string" calcext:value-type="string">
            <text:p>Not approved in the EU.<text:a xlink:href="https://en.wikipedia.org/wiki/E_number#cite_note-1129/2011-11" xlink:type="simple">[11]</text:a> </text:p>
          </table:table-cell>
          <table:table-cell/>
        </table:table-row>
        <table:table-row table:style-name="ro11">
          <table:table-cell table:style-name="ce1" office:value-type="string" calcext:value-type="string">
            <text:p><text:a xlink:href="https://en.wikipedia.org/wiki/E161a" xlink:type="simple">E161a</text:a> </text:p>
          </table:table-cell>
          <table:table-cell table:style-name="ce1" office:value-type="string" calcext:value-type="string">
            <text:p><text:a xlink:href="https://en.wikipedia.org/wiki/Flavoxanthin" xlink:type="simple">Flavoxanthin</text:a> </text:p>
          </table:table-cell>
          <table:table-cell table:style-name="ce1" office:value-type="string" calcext:value-type="string">
            <text:p>Golden-yellow and brownish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11">
          <table:table-cell table:style-name="ce1" office:value-type="string" calcext:value-type="string">
            <text:p><text:a xlink:href="https://en.wikipedia.org/wiki/E161b" xlink:type="simple">E161b</text:a> </text:p>
          </table:table-cell>
          <table:table-cell table:style-name="ce1" office:value-type="string" calcext:value-type="string">
            <text:p><text:a xlink:href="https://en.wikipedia.org/wiki/Lutein" xlink:type="simple">Lutein</text:a> </text:p>
          </table:table-cell>
          <table:table-cell table:style-name="ce1" office:value-type="string" calcext:value-type="string">
            <text:p>Orange-red to yellow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en.wikipedia.org/wiki/E161c" xlink:type="simple">E161c</text:a> </text:p>
          </table:table-cell>
          <table:table-cell table:style-name="ce1" office:value-type="string" calcext:value-type="string">
            <text:p><text:a xlink:href="https://en.wikipedia.org/wiki/Cryptoxanthin" xlink:type="simple">Cryptoxanthin</text:a> </text:p>
          </table:table-cell>
          <table:table-cell table:style-name="ce1" office:value-type="string" calcext:value-type="string">
            <text:p>Orange-red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en.wikipedia.org/wiki/E161d" xlink:type="simple">E161d</text:a> </text:p>
          </table:table-cell>
          <table:table-cell table:style-name="ce1" office:value-type="string" calcext:value-type="string">
            <text:p><text:a xlink:href="https://en.wikipedia.org/wiki/Rubixanthin" xlink:type="simple">Rubixanthin</text:a> </text:p>
          </table:table-cell>
          <table:table-cell table:style-name="ce1" office:value-type="string" calcext:value-type="string">
            <text:p>Orange-red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en.wikipedia.org/wiki/E161e" xlink:type="simple">E161e</text:a> </text:p>
          </table:table-cell>
          <table:table-cell table:style-name="ce1" office:value-type="string" calcext:value-type="string">
            <text:p><text:a xlink:href="https://en.wikipedia.org/wiki/Violaxanthin" xlink:type="simple">Violaxanthin</text:a> </text:p>
          </table:table-cell>
          <table:table-cell table:style-name="ce1" office:value-type="string" calcext:value-type="string">
            <text:p>Orange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en.wikipedia.org/wiki/E161f" xlink:type="simple">E161f</text:a> </text:p>
          </table:table-cell>
          <table:table-cell table:style-name="ce1" office:value-type="string" calcext:value-type="string">
            <text:p><text:a xlink:href="https://en.wikipedia.org/wiki/Rhodoxanthin" xlink:type="simple">Rhodoxanthin</text:a> </text:p>
          </table:table-cell>
          <table:table-cell table:style-name="ce1" office:value-type="string" calcext:value-type="string">
            <text:p>Purple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10">
          <table:table-cell table:style-name="ce1" office:value-type="string" calcext:value-type="string">
            <text:p><text:a xlink:href="https://en.wikipedia.org/wiki/E161g" xlink:type="simple">E161g</text:a> </text:p>
          </table:table-cell>
          <table:table-cell table:style-name="ce1" office:value-type="string" calcext:value-type="string">
            <text:p><text:a xlink:href="https://en.wikipedia.org/wiki/Canthaxanthin" xlink:type="simple">Canthaxanthin</text:a> </text:p>
          </table:table-cell>
          <table:table-cell table:style-name="ce1" office:value-type="string" calcext:value-type="string">
            <text:p>Violet </text:p>
          </table:table-cell>
          <table:table-cell table:style-name="ce1" office:value-type="string" calcext:value-type="string">
            <text:p>Not approved in the EU.<text:a xlink:href="https://en.wikipedia.org/wiki/E_number#cite_note-1129/2011-11" xlink:type="simple">[11]</text:a> Approved in the US.<text:a xlink:href="https://en.wikipedia.org/wiki/E_number#cite_note-FDA_colors-9" xlink:type="simple">[9]</text:a> 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en.wikipedia.org/wiki/E161h" xlink:type="simple">E161h</text:a> </text:p>
          </table:table-cell>
          <table:table-cell table:style-name="ce1" office:value-type="string" calcext:value-type="string">
            <text:p><text:a xlink:href="https://en.wikipedia.org/wiki/Zeaxanthin" xlink:type="simple">Zeaxanthin</text:a> </text:p>
          </table:table-cell>
          <table:table-cell table:style-name="ce1" office:value-type="string" calcext:value-type="string">
            <text:p>Orange-red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en.wikipedia.org/wiki/E161i" xlink:type="simple">E161i</text:a> </text:p>
          </table:table-cell>
          <table:table-cell table:style-name="ce1" office:value-type="string" calcext:value-type="string">
            <text:p><text:a xlink:href="https://en.wikipedia.org/wiki/Citranaxanthin" xlink:type="simple">Citranaxanthin</text:a> </text:p>
          </table:table-cell>
          <table:table-cell table:style-name="ce1" office:value-type="string" calcext:value-type="string">
            <text:p>Deep violet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en.wikipedia.org/wiki/E161j" xlink:type="simple">E161j</text:a> </text:p>
          </table:table-cell>
          <table:table-cell table:style-name="ce1" office:value-type="string" calcext:value-type="string">
            <text:p><text:a xlink:href="https://en.wikipedia.org/wiki/Astaxanthin" xlink:type="simple">Astaxanthin</text:a> </text:p>
          </table:table-cell>
          <table:table-cell table:style-name="ce1" office:value-type="string" calcext:value-type="string">
            <text:p>Red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10">
          <table:table-cell table:style-name="ce1" office:value-type="string" calcext:value-type="string">
            <text:p><text:a xlink:href="https://en.wikipedia.org/wiki/E162" xlink:type="simple">E162</text:a> </text:p>
          </table:table-cell>
          <table:table-cell table:style-name="ce1" office:value-type="string" calcext:value-type="string">
            <text:p><text:a xlink:href="https://en.wikipedia.org/wiki/Beetroot_Red" xlink:type="simple">Beetroot Red</text:a>, <text:a xlink:href="https://en.wikipedia.org/wiki/Betanin" xlink:type="simple">Betanin</text:a> </text:p>
          </table:table-cell>
          <table:table-cell table:style-name="ce1" office:value-type="string" calcext:value-type="string">
            <text:p>Red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Approved in the US.<text:a xlink:href="https://en.wikipedia.org/wiki/E_number#cite_note-FDA_colors-9" xlink:type="simple">[9]</text:a> </text:p>
          </table:table-cell>
          <table:table-cell/>
        </table:table-row>
        <table:table-row table:style-name="ro10">
          <table:table-cell table:style-name="ce1" office:value-type="string" calcext:value-type="string">
            <text:p><text:a xlink:href="https://en.wikipedia.org/wiki/E163" xlink:type="simple">E163</text:a> </text:p>
          </table:table-cell>
          <table:table-cell table:style-name="ce1" office:value-type="string" calcext:value-type="string">
            <text:p><text:a xlink:href="https://en.wikipedia.org/wiki/Anthocyanins" xlink:type="simple">Anthocyanins</text:a> </text:p>
          </table:table-cell>
          <table:table-cell table:style-name="ce1" office:value-type="string" calcext:value-type="string">
            <text:p><text:a xlink:href="https://en.wikipedia.org/wiki/PH_indicator" xlink:type="simple">pH dependent</text:a>(Red, green and purple ranges)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/>
        </table:table-row>
        <table:table-row table:style-name="ro11">
          <table:table-cell table:style-name="ce1" office:value-type="string" calcext:value-type="string">
            <text:p><text:a xlink:href="https://en.wikipedia.org/wiki/E164_(E_number)" xlink:type="simple">E164</text:a> </text:p>
          </table:table-cell>
          <table:table-cell table:style-name="ce1" office:value-type="string" calcext:value-type="string">
            <text:p><text:a xlink:href="https://en.wikipedia.org/wiki/Saffron" xlink:type="simple">Saffron</text:a> </text:p>
          </table:table-cell>
          <table:table-cell table:style-name="ce1" office:value-type="string" calcext:value-type="string">
            <text:p>Orange-red[colour?] </text:p>
          </table:table-cell>
          <table:table-cell table:style-name="ce1" office:value-type="string" calcext:value-type="string">
            <text:p>Approved in the US.<text:a xlink:href="https://en.wikipedia.org/wiki/E_number#cite_note-FDA_colors-9" xlink:type="simple">[9]</text:a> </text:p>
          </table:table-cell>
          <table:table-cell/>
        </table:table-row>
        <table:table-row table:style-name="ro11">
          <table:table-cell table:style-name="ce1" office:value-type="string" calcext:value-type="string">
            <text:p>E170 </text:p>
          </table:table-cell>
          <table:table-cell table:style-name="ce1" office:value-type="string" calcext:value-type="string">
            <text:p><text:a xlink:href="https://en.wikipedia.org/wiki/Calcium_carbonate" xlink:type="simple">Calcium carbonate</text:a>, <text:a xlink:href="https://en.wikipedia.org/wiki/Chalk" xlink:type="simple">Chalk</text:a> </text:p>
          </table:table-cell>
          <table:table-cell table:style-name="ce1" office:value-type="string" calcext:value-type="string">
            <text:p>White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/>
        </table:table-row>
        <table:table-row table:style-name="ro18">
          <table:table-cell table:style-name="ce1" office:value-type="string" calcext:value-type="string">
            <text:p><text:a xlink:href="https://en.wikipedia.org/wiki/E171" xlink:type="simple">E171</text:a> </text:p>
          </table:table-cell>
          <table:table-cell table:style-name="ce1" office:value-type="string" calcext:value-type="string">
            <text:p><text:a xlink:href="https://en.wikipedia.org/wiki/Titanium_dioxide" xlink:type="simple">Titanium dioxide</text:a> </text:p>
          </table:table-cell>
          <table:table-cell table:style-name="ce1" office:value-type="string" calcext:value-type="string">
            <text:p>White </text:p>
          </table:table-cell>
          <table:table-cell table:style-name="ce1" office:value-type="string" calcext:value-type="string">
            <text:p>No longer approved in the EU as of June 2022,<text:a xlink:href="https://en.wikipedia.org/wiki/E_number#cite_note-18" xlink:type="simple">[18]</text:a> due to the identification of potential carcinogenic effects.<text:a xlink:href="https://en.wikipedia.org/wiki/E_number#cite_note-19" xlink:type="simple">[19]</text:a> Approved in the US.<text:a xlink:href="https://en.wikipedia.org/wiki/E_number#cite_note-FDA_colors-9" xlink:type="simple">[9]</text:a> </text:p>
          </table:table-cell>
          <table:table-cell office:value-type="float" office:value="77891" calcext:value-type="float">
            <text:p>77891</text:p>
          </table:table-cell>
        </table:table-row>
        <table:table-row table:style-name="ro17">
          <table:table-cell table:style-name="ce1" office:value-type="string" calcext:value-type="string">
            <text:p><text:a xlink:href="https://en.wikipedia.org/wiki/E172" xlink:type="simple">E172</text:a> </text:p>
          </table:table-cell>
          <table:table-cell table:style-name="ce1" office:value-type="string" calcext:value-type="string">
            <text:p><text:a xlink:href="https://en.wikipedia.org/wiki/Iron_oxide" xlink:type="simple">Iron oxides</text:a> and <text:a xlink:href="https://en.wikipedia.org/wiki/Iron_hydroxide" xlink:type="simple">iron hydroxides</text:a> </text:p>
          </table:table-cell>
          <table:table-cell table:style-name="ce1" office:value-type="string" calcext:value-type="string">
            <text:p>Brown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Approved in the US for sausage casings.<text:a xlink:href="https://en.wikipedia.org/wiki/E_number#cite_note-FDA_colors-9" xlink:type="simple">[9]</text:a> </text:p>
          </table:table-cell>
          <table:table-cell/>
        </table:table-row>
        <table:table-row table:style-name="ro11">
          <table:table-cell table:style-name="ce1" office:value-type="string" calcext:value-type="string">
            <text:p><text:a xlink:href="https://en.wikipedia.org/wiki/E173" xlink:type="simple">E173</text:a> </text:p>
          </table:table-cell>
          <table:table-cell table:style-name="ce1" office:value-type="string" calcext:value-type="string">
            <text:p><text:a xlink:href="https://en.wikipedia.org/wiki/Aluminium" xlink:type="simple">Aluminium</text:a> </text:p>
          </table:table-cell>
          <table:table-cell table:style-name="ce1" office:value-type="string" calcext:value-type="string">
            <text:p>Silver to grey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/>
        </table:table-row>
        <table:table-row table:style-name="ro11">
          <table:table-cell table:style-name="ce1" office:value-type="string" calcext:value-type="string">
            <text:p><text:a xlink:href="https://en.wikipedia.org/wiki/E174" xlink:type="simple">E174</text:a> </text:p>
          </table:table-cell>
          <table:table-cell table:style-name="ce1" office:value-type="string" calcext:value-type="string">
            <text:p><text:a xlink:href="https://en.wikipedia.org/wiki/Silver" xlink:type="simple">Silver</text:a> </text:p>
          </table:table-cell>
          <table:table-cell table:style-name="ce1" office:value-type="string" calcext:value-type="string">
            <text:p>Silver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/>
        </table:table-row>
        <table:table-row table:style-name="ro11">
          <table:table-cell table:style-name="ce1" office:value-type="string" calcext:value-type="string">
            <text:p><text:a xlink:href="https://en.wikipedia.org/wiki/E175_(E_number)" xlink:type="simple">E175</text:a> </text:p>
          </table:table-cell>
          <table:table-cell table:style-name="ce1" office:value-type="string" calcext:value-type="string">
            <text:p><text:a xlink:href="https://en.wikipedia.org/wiki/Gold" xlink:type="simple">Gold</text:a> </text:p>
          </table:table-cell>
          <table:table-cell table:style-name="ce1" office:value-type="string" calcext:value-type="string">
            <text:p>Gold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/>
        </table:table-row>
        <table:table-row table:style-name="ro11">
          <table:table-cell table:style-name="ce1" office:value-type="string" calcext:value-type="string">
            <text:p><text:a xlink:href="https://en.wikipedia.org/wiki/E180" xlink:type="simple">E180</text:a> </text:p>
          </table:table-cell>
          <table:table-cell table:style-name="ce1" office:value-type="string" calcext:value-type="string">
            <text:p><text:a xlink:href="https://en.wikipedia.org/wiki/Pigment_Rubine" xlink:type="simple">Pigment Rubine</text:a>, <text:a xlink:href="https://en.wikipedia.org/wiki/Lithol_Rubine_BK" xlink:type="simple">Lithol Rubine BK</text:a> </text:p>
          </table:table-cell>
          <table:table-cell table:style-name="ce1" office:value-type="string" calcext:value-type="string">
            <text:p>Red </text:p>
          </table:table-cell>
          <table:table-cell table:style-name="ce1" office:value-type="string" calcext:value-type="string">
            <text:p>Approved in the EU.<text:a xlink:href="https://en.wikipedia.org/wiki/E_number#cite_note-FSAlist-8" xlink:type="simple">[8]</text:a> </text:p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en.wikipedia.org/wiki/Tannic_acid" xlink:type="simple">E181</text:a> </text:p>
          </table:table-cell>
          <table:table-cell table:style-name="ce1" office:value-type="string" calcext:value-type="string">
            <text:p><text:a xlink:href="https://en.wikipedia.org/wiki/Tannin" xlink:type="simple">Tannin</text:a> </text:p>
          </table:table-cell>
          <table:table-cell table:style-name="ce1" office:value-type="string" calcext:value-type="string">
            <text:p>Brown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1">
          <table:table-cell table:style-name="ce1" office:value-type="string" calcext:value-type="string">
            <text:p><text:a xlink:href="https://en.wikipedia.org/wiki/E182" xlink:type="simple">E182</text:a> </text:p>
          </table:table-cell>
          <table:table-cell table:style-name="ce1" office:value-type="string" calcext:value-type="string">
            <text:p><text:a xlink:href="https://en.wikipedia.org/wiki/Orcein" xlink:type="simple">Orcein</text:a>, <text:a xlink:href="https://en.wikipedia.org/wiki/Orchil" xlink:type="simple">Orchil</text:a> </text:p>
          </table:table-cell>
          <table:table-cell table:style-name="ce1" office:value-type="string" calcext:value-type="string">
            <text:p>Purple </text:p>
          </table:table-cell>
          <table:table-cell table:style-name="ce4"/>
          <table:table-cell/>
        </table:table-row>
        <table:table-row table:style-name="ro1" table:number-rows-repeated="1048508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2xx_preservative" table:style-name="ta1">
        <table:table-column table:style-name="co3" table:number-columns-repeated="4" table:default-cell-style-name="ce1"/>
        <table:table-row table:style-name="ro1">
          <table:table-cell table:style-name="ce6" office:value-type="string" calcext:value-type="string">
            <text:p>Code </text:p>
          </table:table-cell>
          <table:table-cell table:style-name="ce6" office:value-type="string" calcext:value-type="string">
            <text:p>Name(s) </text:p>
          </table:table-cell>
          <table:table-cell table:style-name="ce6" office:value-type="string" calcext:value-type="string">
            <text:p>Purpose </text:p>
          </table:table-cell>
          <table:table-cell table:style-name="ce6" office:value-type="string" calcext:value-type="string">
            <text:p>Status </text:p>
          </table:table-cell>
        </table:table-row>
        <table:table-row table:style-name="ro11">
          <table:table-cell office:value-type="string" calcext:value-type="string">
            <text:p>E200 </text:p>
          </table:table-cell>
          <table:table-cell office:value-type="string" calcext:value-type="string">
            <text:p><text:a xlink:href="https://en.wikipedia.org/wiki/Sorbic_acid" xlink:type="simple">Sorbic acid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11">
          <table:table-cell office:value-type="string" calcext:value-type="string">
            <text:p>E201 </text:p>
          </table:table-cell>
          <table:table-cell office:value-type="string" calcext:value-type="string">
            <text:p><text:a xlink:href="https://en.wikipedia.org/wiki/Sodium_sorbate" xlink:type="simple">Sodium sorbate</text:a> </text:p>
          </table:table-cell>
          <table:table-cell office:value-type="string" calcext:value-type="string">
            <text:p>preservative </text:p>
          </table:table-cell>
          <table:table-cell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202" xlink:type="simple">E202</text:a> </text:p>
          </table:table-cell>
          <table:table-cell office:value-type="string" calcext:value-type="string">
            <text:p><text:a xlink:href="https://en.wikipedia.org/wiki/Potassium_sorbate" xlink:type="simple">Potassium sorbate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203" xlink:type="simple">E203</text:a> </text:p>
          </table:table-cell>
          <table:table-cell office:value-type="string" calcext:value-type="string">
            <text:p><text:a xlink:href="https://en.wikipedia.org/wiki/Calcium_sorbate" xlink:type="simple">Calcium sorbate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209" xlink:type="simple">E209</text:a> </text:p>
          </table:table-cell>
          <table:table-cell office:value-type="string" calcext:value-type="string">
            <text:p><text:a xlink:href="https://en.wikipedia.org/wiki/Heptyl_p-hydroxybenzoate" xlink:type="simple">Heptyl p-hydroxybenzoate</text:a> </text:p>
          </table:table-cell>
          <table:table-cell office:value-type="string" calcext:value-type="string">
            <text:p>preservative </text:p>
          </table:table-cell>
          <table:table-cell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210" xlink:type="simple">E210</text:a> </text:p>
          </table:table-cell>
          <table:table-cell office:value-type="string" calcext:value-type="string">
            <text:p><text:a xlink:href="https://en.wikipedia.org/wiki/Benzoic_acid" xlink:type="simple">Benzoic acid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211" xlink:type="simple">E211</text:a> </text:p>
          </table:table-cell>
          <table:table-cell office:value-type="string" calcext:value-type="string">
            <text:p><text:a xlink:href="https://en.wikipedia.org/wiki/Sodium_benzoate" xlink:type="simple">Sodium benzoate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212" xlink:type="simple">E212</text:a> </text:p>
          </table:table-cell>
          <table:table-cell office:value-type="string" calcext:value-type="string">
            <text:p><text:a xlink:href="https://en.wikipedia.org/wiki/Potassium_benzoate" xlink:type="simple">Potassium benzoate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213" xlink:type="simple">E213</text:a> </text:p>
          </table:table-cell>
          <table:table-cell office:value-type="string" calcext:value-type="string">
            <text:p><text:a xlink:href="https://en.wikipedia.org/wiki/Calcium_benzoate" xlink:type="simple">Calcium benzoate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10">
          <table:table-cell office:value-type="string" calcext:value-type="string">
            <text:p><text:a xlink:href="https://en.wikipedia.org/wiki/E214" xlink:type="simple">E214</text:a> </text:p>
          </table:table-cell>
          <table:table-cell office:value-type="string" calcext:value-type="string">
            <text:p><text:a xlink:href="https://en.wikipedia.org/wiki/Ethylparaben" xlink:type="simple">Ethylparaben</text:a> (ethyl para-hydroxybenzoate)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215" xlink:type="simple">E215</text:a> </text:p>
          </table:table-cell>
          <table:table-cell office:value-type="string" calcext:value-type="string">
            <text:p><text:a xlink:href="https://en.wikipedia.org/wiki/Sodium_ethyl_para-hydroxybenzoate" xlink:type="simple">Sodium ethyl para-hydroxybenzoate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10">
          <table:table-cell office:value-type="string" calcext:value-type="string">
            <text:p><text:a xlink:href="https://en.wikipedia.org/wiki/E216" xlink:type="simple">E216</text:a> </text:p>
          </table:table-cell>
          <table:table-cell office:value-type="string" calcext:value-type="string">
            <text:p><text:a xlink:href="https://en.wikipedia.org/wiki/Propylparaben" xlink:type="simple">Propylparaben</text:a> (propyl para-hydroxybenzoate) </text:p>
          </table:table-cell>
          <table:table-cell office:value-type="string" calcext:value-type="string">
            <text:p>preservative </text:p>
          </table:table-cell>
          <table:table-cell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Sodium_propyl_para-hydroxybenzoate" xlink:type="simple">E217</text:a> </text:p>
          </table:table-cell>
          <table:table-cell office:value-type="string" calcext:value-type="string">
            <text:p><text:a xlink:href="https://en.wikipedia.org/wiki/Sodium_propyl_para-hydroxybenzoate" xlink:type="simple">Sodium propyl para-hydroxybenzoate</text:a> </text:p>
          </table:table-cell>
          <table:table-cell office:value-type="string" calcext:value-type="string">
            <text:p>preservative </text:p>
          </table:table-cell>
          <table:table-cell table:style-name="ce4" office:value-type="string" calcext:value-type="string">
            <text:p/>
          </table:table-cell>
        </table:table-row>
        <table:table-row table:style-name="ro10">
          <table:table-cell office:value-type="string" calcext:value-type="string">
            <text:p><text:a xlink:href="https://en.wikipedia.org/wiki/E218" xlink:type="simple">E218</text:a> </text:p>
          </table:table-cell>
          <table:table-cell office:value-type="string" calcext:value-type="string">
            <text:p><text:a xlink:href="https://en.wikipedia.org/wiki/Methylparaben" xlink:type="simple">Methylparaben</text:a> (methyl para-hydroxybenzoate)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219" xlink:type="simple">E219</text:a> </text:p>
          </table:table-cell>
          <table:table-cell office:value-type="string" calcext:value-type="string">
            <text:p><text:a xlink:href="https://en.wikipedia.org/wiki/Sodium_methyl_para-hydroxybenzoate" xlink:type="simple">Sodium methyl para-hydroxybenzoate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11">
          <table:table-cell office:value-type="string" calcext:value-type="string">
            <text:p>E220 </text:p>
          </table:table-cell>
          <table:table-cell office:value-type="string" calcext:value-type="string">
            <text:p><text:a xlink:href="https://en.wikipedia.org/wiki/Sulfur_dioxide" xlink:type="simple">Sulfur dioxide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221" xlink:type="simple">E221</text:a> </text:p>
          </table:table-cell>
          <table:table-cell office:value-type="string" calcext:value-type="string">
            <text:p><text:a xlink:href="https://en.wikipedia.org/wiki/Sodium_sulfite" xlink:type="simple">Sodium sulfite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10">
          <table:table-cell office:value-type="string" calcext:value-type="string">
            <text:p><text:a xlink:href="https://en.wikipedia.org/wiki/E222" xlink:type="simple">E222</text:a> </text:p>
          </table:table-cell>
          <table:table-cell office:value-type="string" calcext:value-type="string">
            <text:p><text:a xlink:href="https://en.wikipedia.org/wiki/Sodium_bisulfite" xlink:type="simple">Sodium bisulfite</text:a> (sodium hydrogen sulfite)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223" xlink:type="simple">E223</text:a> </text:p>
          </table:table-cell>
          <table:table-cell office:value-type="string" calcext:value-type="string">
            <text:p><text:a xlink:href="https://en.wikipedia.org/wiki/Sodium_metabisulfite" xlink:type="simple">Sodium metabisulfite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224" xlink:type="simple">E224</text:a> </text:p>
          </table:table-cell>
          <table:table-cell office:value-type="string" calcext:value-type="string">
            <text:p><text:a xlink:href="https://en.wikipedia.org/wiki/Potassium_metabisulfite" xlink:type="simple">Potassium metabisulfite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225" xlink:type="simple">E225</text:a> </text:p>
          </table:table-cell>
          <table:table-cell office:value-type="string" calcext:value-type="string">
            <text:p><text:a xlink:href="https://en.wikipedia.org/wiki/Potassium_sulfite" xlink:type="simple">Potassium sulfite</text:a> </text:p>
          </table:table-cell>
          <table:table-cell office:value-type="string" calcext:value-type="string">
            <text:p>preservative </text:p>
          </table:table-cell>
          <table:table-cell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226" xlink:type="simple">E226</text:a> </text:p>
          </table:table-cell>
          <table:table-cell office:value-type="string" calcext:value-type="string">
            <text:p><text:a xlink:href="https://en.wikipedia.org/wiki/Calcium_sulfite" xlink:type="simple">Calcium sulfite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227" xlink:type="simple">E227</text:a> </text:p>
          </table:table-cell>
          <table:table-cell office:value-type="string" calcext:value-type="string">
            <text:p><text:a xlink:href="https://en.wikipedia.org/wiki/Calcium_hydrogen_sulfite" xlink:type="simple">Calcium hydrogen sulfite</text:a> (<text:a xlink:href="https://en.wikipedia.org/wiki/Preservative" xlink:type="simple">preservative</text:a>) </text:p>
          </table:table-cell>
          <table:table-cell office:value-type="string" calcext:value-type="string">
            <text:p><text:a xlink:href="https://en.wikipedia.org/wiki/Firming_agent" xlink:type="simple">firming agent</text:a>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228" xlink:type="simple">E228</text:a> </text:p>
          </table:table-cell>
          <table:table-cell office:value-type="string" calcext:value-type="string">
            <text:p><text:a xlink:href="https://en.wikipedia.org/wiki/Potassium_hydrogen_sulfite" xlink:type="simple">Potassium hydrogen sulfite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230" xlink:type="simple">E230</text:a> </text:p>
          </table:table-cell>
          <table:table-cell office:value-type="string" calcext:value-type="string">
            <text:p><text:a xlink:href="https://en.wikipedia.org/wiki/Biphenyl" xlink:type="simple">Biphenyl, diphenyl</text:a> </text:p>
          </table:table-cell>
          <table:table-cell office:value-type="string" calcext:value-type="string">
            <text:p>preservative </text:p>
          </table:table-cell>
          <table:table-cell table:style-name="ce6" office:value-type="string" calcext:value-type="string">
            <text:p>Not approved in the EU. </text:p>
          </table:table-cell>
        </table:table-row>
        <table:table-row table:style-name="ro11">
          <table:table-cell office:value-type="string" calcext:value-type="string">
            <text:p><text:a xlink:href="https://en.wikipedia.org/wiki/2-Phenylphenol" xlink:type="simple">E231</text:a> </text:p>
          </table:table-cell>
          <table:table-cell office:value-type="string" calcext:value-type="string">
            <text:p><text:a xlink:href="https://en.wikipedia.org/wiki/Orthophenyl_phenol" xlink:type="simple">Orthophenyl phenol</text:a> </text:p>
          </table:table-cell>
          <table:table-cell office:value-type="string" calcext:value-type="string">
            <text:p>preservative </text:p>
          </table:table-cell>
          <table:table-cell table:style-name="ce6" office:value-type="string" calcext:value-type="string">
            <text:p>Not approved in the EU. </text:p>
          </table:table-cell>
        </table:table-row>
        <table:table-row table:style-name="ro11">
          <table:table-cell office:value-type="string" calcext:value-type="string">
            <text:p><text:a xlink:href="https://en.wikipedia.org/wiki/E232" xlink:type="simple">E232</text:a> </text:p>
          </table:table-cell>
          <table:table-cell office:value-type="string" calcext:value-type="string">
            <text:p><text:a xlink:href="https://en.wikipedia.org/wiki/Sodium_orthophenyl_phenol" xlink:type="simple">Sodium orthophenyl phenol</text:a> </text:p>
          </table:table-cell>
          <table:table-cell office:value-type="string" calcext:value-type="string">
            <text:p>preservative </text:p>
          </table:table-cell>
          <table:table-cell table:style-name="ce6" office:value-type="string" calcext:value-type="string">
            <text:p>Not approved in the EU. </text:p>
          </table:table-cell>
        </table:table-row>
        <table:table-row table:style-name="ro11">
          <table:table-cell office:value-type="string" calcext:value-type="string">
            <text:p><text:a xlink:href="https://en.wikipedia.org/wiki/Thiabendazole" xlink:type="simple">E233</text:a> </text:p>
          </table:table-cell>
          <table:table-cell office:value-type="string" calcext:value-type="string">
            <text:p><text:a xlink:href="https://en.wikipedia.org/wiki/Thiabendazole" xlink:type="simple">Thiabendazole</text:a> </text:p>
          </table:table-cell>
          <table:table-cell office:value-type="string" calcext:value-type="string">
            <text:p>preservative </text:p>
          </table:table-cell>
          <table:table-cell table:style-name="ce6" office:value-type="string" calcext:value-type="string">
            <text:p>Not approved in the EU. </text:p>
          </table:table-cell>
        </table:table-row>
        <table:table-row table:style-name="ro11">
          <table:table-cell office:value-type="string" calcext:value-type="string">
            <text:p><text:a xlink:href="https://en.wikipedia.org/wiki/Nisin" xlink:type="simple">E234</text:a> </text:p>
          </table:table-cell>
          <table:table-cell office:value-type="string" calcext:value-type="string">
            <text:p><text:a xlink:href="https://en.wikipedia.org/wiki/Nisin" xlink:type="simple">Nisin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235" xlink:type="simple">E235</text:a> </text:p>
          </table:table-cell>
          <table:table-cell office:value-type="string" calcext:value-type="string">
            <text:p><text:a xlink:href="https://en.wikipedia.org/wiki/Natamycin" xlink:type="simple">Natamycin, Pimaracin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1">
          <table:table-cell office:value-type="string" calcext:value-type="string">
            <text:p><text:a xlink:href="https://en.wikipedia.org/wiki/E236" xlink:type="simple">E236</text:a> </text:p>
          </table:table-cell>
          <table:table-cell office:value-type="string" calcext:value-type="string">
            <text:p><text:a xlink:href="https://en.wikipedia.org/wiki/Formic_acid" xlink:type="simple">Formic acid</text:a> </text:p>
          </table:table-cell>
          <table:table-cell office:value-type="string" calcext:value-type="string">
            <text:p>preservative </text:p>
          </table:table-cell>
          <table:table-cell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237" xlink:type="simple">E237</text:a> </text:p>
          </table:table-cell>
          <table:table-cell office:value-type="string" calcext:value-type="string">
            <text:p><text:a xlink:href="https://en.wikipedia.org/wiki/Sodium_formate" xlink:type="simple">Sodium formate</text:a> </text:p>
          </table:table-cell>
          <table:table-cell office:value-type="string" calcext:value-type="string">
            <text:p>preservative </text:p>
          </table:table-cell>
          <table:table-cell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238" xlink:type="simple">E238</text:a> </text:p>
          </table:table-cell>
          <table:table-cell office:value-type="string" calcext:value-type="string">
            <text:p><text:a xlink:href="https://en.wikipedia.org/wiki/Calcium_formate" xlink:type="simple">Calcium formate</text:a> </text:p>
          </table:table-cell>
          <table:table-cell office:value-type="string" calcext:value-type="string">
            <text:p>preservative </text:p>
          </table:table-cell>
          <table:table-cell table:style-name="ce4" office:value-type="string" calcext:value-type="string">
            <text:p/>
          </table:table-cell>
        </table:table-row>
        <table:table-row table:style-name="ro12">
          <table:table-cell office:value-type="string" calcext:value-type="string">
            <text:p><text:a xlink:href="https://en.wikipedia.org/wiki/E239" xlink:type="simple">E239</text:a> </text:p>
          </table:table-cell>
          <table:table-cell office:value-type="string" calcext:value-type="string">
            <text:p><text:a xlink:href="https://en.wikipedia.org/wiki/Hexamine" xlink:type="simple">Hexamine</text:a> (hexamethylene tetramine)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1">
          <table:table-cell office:value-type="string" calcext:value-type="string">
            <text:p><text:a xlink:href="https://en.wikipedia.org/wiki/E240" xlink:type="simple">E240</text:a> </text:p>
          </table:table-cell>
          <table:table-cell office:value-type="string" calcext:value-type="string">
            <text:p><text:a xlink:href="https://en.wikipedia.org/wiki/Formaldehyde" xlink:type="simple">Formaldehyde</text:a> </text:p>
          </table:table-cell>
          <table:table-cell office:value-type="string" calcext:value-type="string">
            <text:p>preservative </text:p>
          </table:table-cell>
          <table:table-cell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242" xlink:type="simple">E242</text:a> </text:p>
          </table:table-cell>
          <table:table-cell office:value-type="string" calcext:value-type="string">
            <text:p><text:a xlink:href="https://en.wikipedia.org/wiki/Dimethyl_dicarbonate" xlink:type="simple">Dimethyl dicarbonate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249" xlink:type="simple">E249</text:a> </text:p>
          </table:table-cell>
          <table:table-cell office:value-type="string" calcext:value-type="string">
            <text:p><text:a xlink:href="https://en.wikipedia.org/wiki/Potassium_nitrite" xlink:type="simple">Potassium nitrite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Sodium_nitrite" xlink:type="simple">E250</text:a> </text:p>
          </table:table-cell>
          <table:table-cell office:value-type="string" calcext:value-type="string">
            <text:p><text:a xlink:href="https://en.wikipedia.org/wiki/Sodium_nitrite" xlink:type="simple">Sodium nitrite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12">
          <table:table-cell office:value-type="string" calcext:value-type="string">
            <text:p><text:a xlink:href="https://en.wikipedia.org/wiki/E251" xlink:type="simple">E251</text:a> </text:p>
          </table:table-cell>
          <table:table-cell office:value-type="string" calcext:value-type="string">
            <text:p><text:a xlink:href="https://en.wikipedia.org/wiki/Sodium_nitrate" xlink:type="simple">Sodium nitrate</text:a> (Chile saltpetre)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252" xlink:type="simple">E252</text:a> </text:p>
          </table:table-cell>
          <table:table-cell office:value-type="string" calcext:value-type="string">
            <text:p><text:a xlink:href="https://en.wikipedia.org/wiki/Potassium_nitrate" xlink:type="simple">Potassium nitrate</text:a> (Saltpetre)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11">
          <table:table-cell office:value-type="string" calcext:value-type="string">
            <text:p>E260 </text:p>
          </table:table-cell>
          <table:table-cell office:value-type="string" calcext:value-type="string">
            <text:p><text:a xlink:href="https://en.wikipedia.org/wiki/Acetic_acid" xlink:type="simple">Acetic acid</text:a> (<text:a xlink:href="https://en.wikipedia.org/wiki/Preservative" xlink:type="simple">preservative</text:a>) </text:p>
          </table:table-cell>
          <table:table-cell office:value-type="string" calcext:value-type="string">
            <text:p><text:a xlink:href="https://en.wikipedia.org/wiki/Acidity_regulator" xlink:type="simple">acidity regulator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E261 </text:p>
          </table:table-cell>
          <table:table-cell office:value-type="string" calcext:value-type="string">
            <text:p><text:a xlink:href="https://en.wikipedia.org/wiki/Potassium_acetate" xlink:type="simple">Potassium acetate</text:a> (<text:a xlink:href="https://en.wikipedia.org/wiki/Preservative" xlink:type="simple">preservative</text:a>)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9">
          <table:table-cell office:value-type="string" calcext:value-type="string">
            <text:p>E262 </text:p>
          </table:table-cell>
          <table:table-cell office:value-type="string" calcext:value-type="string">
            <text:p>Sodium acetates (i) <text:a xlink:href="https://en.wikipedia.org/wiki/Sodium_acetate" xlink:type="simple">Sodium acetate</text:a> (ii) <text:a xlink:href="https://en.wikipedia.org/wiki/Sodium_diacetate" xlink:type="simple">Sodium diacetate</text:a> (sodium hydrogen acetate) </text:p>
          </table:table-cell>
          <table:table-cell office:value-type="string" calcext:value-type="string">
            <text:p>preservative, 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Calcium_acetate" xlink:type="simple">E263</text:a> </text:p>
          </table:table-cell>
          <table:table-cell office:value-type="string" calcext:value-type="string">
            <text:p><text:a xlink:href="https://en.wikipedia.org/wiki/Calcium_acetate" xlink:type="simple">Calcium acetate</text:a> (<text:a xlink:href="https://en.wikipedia.org/wiki/Preservative" xlink:type="simple">preservative</text:a>)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0">
          <table:table-cell office:value-type="string" calcext:value-type="string">
            <text:p><text:a xlink:href="https://en.wikipedia.org/wiki/Ammonium_acetate" xlink:type="simple">E264</text:a> </text:p>
          </table:table-cell>
          <table:table-cell office:value-type="string" calcext:value-type="string">
            <text:p><text:a xlink:href="https://en.wikipedia.org/wiki/Ammonium_acetate" xlink:type="simple">Ammonium acetate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Australia and New Zealand<text:a xlink:href="https://en.wikipedia.org/wiki/E_number#cite_note-21" xlink:type="simple">[21]</text:a> </text:p>
          </table:table-cell>
        </table:table-row>
        <table:table-row table:style-name="ro11">
          <table:table-cell office:value-type="string" calcext:value-type="string">
            <text:p>E265 </text:p>
          </table:table-cell>
          <table:table-cell office:value-type="string" calcext:value-type="string">
            <text:p><text:a xlink:href="https://en.wikipedia.org/wiki/Dehydroacetic_acid" xlink:type="simple">Dehydroacetic acid</text:a> </text:p>
          </table:table-cell>
          <table:table-cell office:value-type="string" calcext:value-type="string">
            <text:p>preservative </text:p>
          </table:table-cell>
          <table:table-cell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266" xlink:type="simple">E266</text:a> </text:p>
          </table:table-cell>
          <table:table-cell office:value-type="string" calcext:value-type="string">
            <text:p><text:a xlink:href="https://en.wikipedia.org/wiki/Sodium_dehydroacetate" xlink:type="simple">Sodium dehydroacetate</text:a> </text:p>
          </table:table-cell>
          <table:table-cell office:value-type="string" calcext:value-type="string">
            <text:p>preservative </text:p>
          </table:table-cell>
          <table:table-cell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270" xlink:type="simple">E270</text:a> </text:p>
          </table:table-cell>
          <table:table-cell office:value-type="string" calcext:value-type="string">
            <text:p><text:a xlink:href="https://en.wikipedia.org/wiki/Lactic_acid" xlink:type="simple">Lactic acid</text:a> (preservative) </text:p>
          </table:table-cell>
          <table:table-cell office:value-type="string" calcext:value-type="string">
            <text:p><text:a xlink:href="https://en.wikipedia.org/wiki/Antioxidant" xlink:type="simple">antioxida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280" xlink:type="simple">E280</text:a> </text:p>
          </table:table-cell>
          <table:table-cell office:value-type="string" calcext:value-type="string">
            <text:p><text:a xlink:href="https://en.wikipedia.org/wiki/Propionic_acid" xlink:type="simple">Propionic acid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281" xlink:type="simple">E281</text:a> </text:p>
          </table:table-cell>
          <table:table-cell office:value-type="string" calcext:value-type="string">
            <text:p><text:a xlink:href="https://en.wikipedia.org/wiki/Sodium_propionate" xlink:type="simple">Sodium propionate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282" xlink:type="simple">E282</text:a> </text:p>
          </table:table-cell>
          <table:table-cell office:value-type="string" calcext:value-type="string">
            <text:p><text:a xlink:href="https://en.wikipedia.org/wiki/Calcium_propionate" xlink:type="simple">Calcium propionate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283" xlink:type="simple">E283</text:a> </text:p>
          </table:table-cell>
          <table:table-cell office:value-type="string" calcext:value-type="string">
            <text:p><text:a xlink:href="https://en.wikipedia.org/wiki/Potassium_propionate" xlink:type="simple">Potassium propionate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284" xlink:type="simple">E284</text:a> </text:p>
          </table:table-cell>
          <table:table-cell office:value-type="string" calcext:value-type="string">
            <text:p><text:a xlink:href="https://en.wikipedia.org/wiki/Boric_acid" xlink:type="simple">Boric acid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285" xlink:type="simple">E285</text:a> </text:p>
          </table:table-cell>
          <table:table-cell office:value-type="string" calcext:value-type="string">
            <text:p><text:a xlink:href="https://en.wikipedia.org/wiki/Sodium_tetraborate" xlink:type="simple">Sodium tetraborate (borax)</text:a> </text:p>
          </table:table-cell>
          <table:table-cell office:value-type="string" calcext:value-type="string">
            <text:p>preservative </text:p>
          </table:table-cell>
          <table:table-cell office:value-type="string" calcext:value-type="string">
            <text:p>Approved in the EU.<text:a xlink:href="https://en.wikipedia.org/wiki/E_number#cite_note-FSAlist-8" xlink:type="simple">[8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290" xlink:type="simple">E290</text:a> </text:p>
          </table:table-cell>
          <table:table-cell office:value-type="string" calcext:value-type="string">
            <text:p><text:a xlink:href="https://en.wikipedia.org/wiki/Carbon_dioxide" xlink:type="simple">Carbon dioxide</text:a> </text:p>
          </table:table-cell>
          <table:table-cell office:value-type="string" calcext:value-type="string">
            <text:p><text:a xlink:href="https://en.wikipedia.org/wiki/Acidity_regulator" xlink:type="simple">acidity regulator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296" xlink:type="simple">E296</text:a> </text:p>
          </table:table-cell>
          <table:table-cell office:value-type="string" calcext:value-type="string">
            <text:p><text:a xlink:href="https://en.wikipedia.org/wiki/Malic_acid" xlink:type="simple">Malic acid</text:a> (acid)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297" xlink:type="simple">E297</text:a> </text:p>
          </table:table-cell>
          <table:table-cell office:value-type="string" calcext:value-type="string">
            <text:p><text:a xlink:href="https://en.wikipedia.org/wiki/Fumaric_acid" xlink:type="simple">Fumaric acid</text:a>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9">
          <table:table-cell table:style-name="ce7"/>
          <table:table-cell table:style-name="Default" table:number-columns-repeated="3"/>
        </table:table-row>
        <table:table-row table:style-name="ro1">
          <table:table-cell table:style-name="ce6" table:number-columns-repeated="4"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3"/>
          <table:table-cell table:style-name="ce4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4"/>
        </table:table-row>
        <table:table-row table:style-name="ro1" table:number-rows-repeated="7"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4"/>
        </table:table-row>
        <table:table-row table:style-name="ro1" table:number-rows-repeated="2"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4"/>
        </table:table-row>
        <table:table-row table:style-name="ro1" table:number-rows-repeated="4"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4"/>
        </table:table-row>
        <table:table-row table:style-name="ro1" table:number-rows-repeated="3"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4"/>
        </table:table-row>
        <table:table-row table:style-name="ro1" table:number-rows-repeated="12">
          <table:table-cell table:number-columns-repeated="4"/>
        </table:table-row>
        <table:table-row table:style-name="ro1">
          <table:table-cell table:number-columns-repeated="2"/>
          <table:table-cell table:style-name="ce4"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6"/>
        </table:table-row>
        <table:table-row table:style-name="ro1" table:number-rows-repeated="2">
          <table:table-cell table:number-columns-repeated="3"/>
          <table:table-cell table:style-name="ce4"/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number-columns-repeated="3"/>
          <table:table-cell table:style-name="ce4"/>
        </table:table-row>
        <table:table-row table:style-name="ro1">
          <table:table-cell table:number-columns-repeated="4"/>
        </table:table-row>
        <table:table-row table:style-name="ro1" table:number-rows-repeated="6">
          <table:table-cell table:number-columns-repeated="3"/>
          <table:table-cell table:style-name="ce4"/>
        </table:table-row>
        <table:table-row table:style-name="ro1">
          <table:table-cell table:number-columns-repeated="4"/>
        </table:table-row>
        <table:table-row table:style-name="ro1" table:number-rows-repeated="3">
          <table:table-cell table:number-columns-repeated="3"/>
          <table:table-cell table:style-name="ce4"/>
        </table:table-row>
        <table:table-row table:style-name="ro1"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ce4"/>
        </table:table-row>
        <table:table-row table:style-name="ro1" table:number-rows-repeated="4">
          <table:table-cell table:number-columns-repeated="2"/>
          <table:table-cell table:style-name="ce4" table:number-columns-repeated="2"/>
        </table:table-row>
        <table:table-row table:style-name="ro1">
          <table:table-cell table:number-columns-repeated="2"/>
          <table:table-cell table:style-name="ce4"/>
          <table:table-cell/>
        </table:table-row>
        <table:table-row table:style-name="ro1">
          <table:table-cell table:number-columns-repeated="2"/>
          <table:table-cell table:style-name="ce4" table:number-columns-repeated="2"/>
        </table:table-row>
      </table:table>
      <table:table table:name="3xx_antioxidant_acidity_regulator" table:style-name="ta1">
        <table:table-column table:style-name="co3" table:number-columns-repeated="4" table:default-cell-style-name="ce1"/>
        <table:table-row table:style-name="ro1">
          <table:table-cell table:style-name="ce6" office:value-type="string" calcext:value-type="string">
            <text:p>Code </text:p>
          </table:table-cell>
          <table:table-cell table:style-name="ce6" office:value-type="string" calcext:value-type="string">
            <text:p>Name(s) </text:p>
          </table:table-cell>
          <table:table-cell table:style-name="ce6" office:value-type="string" calcext:value-type="string">
            <text:p>Purpose </text:p>
          </table:table-cell>
          <table:table-cell table:style-name="ce6" office:value-type="string" calcext:value-type="string">
            <text:p>Status </text:p>
          </table:table-cell>
        </table:table-row>
        <table:table-row table:style-name="ro11">
          <table:table-cell office:value-type="string" calcext:value-type="string">
            <text:p><text:a xlink:href="https://en.wikipedia.org/wiki/Ascorbic_acid" xlink:type="simple">E300</text:a> </text:p>
          </table:table-cell>
          <table:table-cell office:value-type="string" calcext:value-type="string">
            <text:p><text:a xlink:href="https://en.wikipedia.org/wiki/Ascorbic_acid" xlink:type="simple">Ascorbic acid</text:a> (<text:a xlink:href="https://en.wikipedia.org/wiki/Vitamin_C" xlink:type="simple">Vitamin C</text:a>) </text:p>
          </table:table-cell>
          <table:table-cell office:value-type="string" calcext:value-type="string">
            <text:p>antioxidant </text:p>
          </table:table-cell>
          <table:table-cell office:value-type="string" calcext:value-type="string">
            <text:p>Approved in the EU.<text:a xlink:href="https://en.wikipedia.org/wiki/E_number#cite_note-FSA3-22" xlink:type="simple">[22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301" xlink:type="simple">E301</text:a> </text:p>
          </table:table-cell>
          <table:table-cell office:value-type="string" calcext:value-type="string">
            <text:p><text:a xlink:href="https://en.wikipedia.org/wiki/Sodium_ascorbate" xlink:type="simple">Sodium ascorbate</text:a> </text:p>
          </table:table-cell>
          <table:table-cell office:value-type="string" calcext:value-type="string">
            <text:p>antioxidant </text:p>
          </table:table-cell>
          <table:table-cell office:value-type="string" calcext:value-type="string">
            <text:p>Approved in the EU.<text:a xlink:href="https://en.wikipedia.org/wiki/E_number#cite_note-FSA3-22" xlink:type="simple">[22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302" xlink:type="simple">E302</text:a> </text:p>
          </table:table-cell>
          <table:table-cell office:value-type="string" calcext:value-type="string">
            <text:p><text:a xlink:href="https://en.wikipedia.org/wiki/Calcium_ascorbate" xlink:type="simple">Calcium ascorbate</text:a> </text:p>
          </table:table-cell>
          <table:table-cell office:value-type="string" calcext:value-type="string">
            <text:p>antioxidant </text:p>
          </table:table-cell>
          <table:table-cell office:value-type="string" calcext:value-type="string">
            <text:p>Approved in the EU.<text:a xlink:href="https://en.wikipedia.org/wiki/E_number#cite_note-FSA3-22" xlink:type="simple">[22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303" xlink:type="simple">E303</text:a> </text:p>
          </table:table-cell>
          <table:table-cell office:value-type="string" calcext:value-type="string">
            <text:p><text:a xlink:href="https://en.wikipedia.org/wiki/Potassium_ascorbate" xlink:type="simple">Potassium ascorbate</text:a> </text:p>
          </table:table-cell>
          <table:table-cell office:value-type="string" calcext:value-type="string">
            <text:p>antioxidant </text:p>
          </table:table-cell>
          <table:table-cell table:style-name="ce4" office:value-type="string" calcext:value-type="string">
            <text:p/>
          </table:table-cell>
        </table:table-row>
        <table:table-row table:style-name="ro16">
          <table:table-cell office:value-type="string" calcext:value-type="string">
            <text:p><text:a xlink:href="https://en.wikipedia.org/wiki/E304" xlink:type="simple">E304</text:a> </text:p>
          </table:table-cell>
          <table:table-cell office:value-type="string" calcext:value-type="string">
            <text:p><text:a xlink:href="https://en.wikipedia.org/wiki/Fatty_acid" xlink:type="simple">Fatty acid</text:a> <text:a xlink:href="https://en.wikipedia.org/wiki/Ester" xlink:type="simple">esters</text:a> of <text:a xlink:href="https://en.wikipedia.org/wiki/Ascorbic_acid" xlink:type="simple">ascorbic acid</text:a> (<text:a xlink:href="https://en.wikipedia.org/wiki/Ascorbyl_palmitate" xlink:type="simple">Ascorbyl palmitate</text:a>) </text:p>
          </table:table-cell>
          <table:table-cell office:value-type="string" calcext:value-type="string">
            <text:p>antioxidant </text:p>
          </table:table-cell>
          <table:table-cell office:value-type="string" calcext:value-type="string">
            <text:p>Approved in the EU.<text:a xlink:href="https://en.wikipedia.org/wiki/E_number#cite_note-FSA3-22" xlink:type="simple">[22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305" xlink:type="simple">E305</text:a> </text:p>
          </table:table-cell>
          <table:table-cell office:value-type="string" calcext:value-type="string">
            <text:p><text:a xlink:href="https://en.wikipedia.org/wiki/Ascorbyl_stearate" xlink:type="simple">Ascorbyl stearate</text:a> </text:p>
          </table:table-cell>
          <table:table-cell office:value-type="string" calcext:value-type="string">
            <text:p>antioxidant </text:p>
          </table:table-cell>
          <table:table-cell table:style-name="ce4" office:value-type="string" calcext:value-type="string">
            <text:p/>
          </table:table-cell>
        </table:table-row>
        <table:table-row table:style-name="ro12">
          <table:table-cell office:value-type="string" calcext:value-type="string">
            <text:p><text:a xlink:href="https://en.wikipedia.org/wiki/E306" xlink:type="simple">E306</text:a> </text:p>
          </table:table-cell>
          <table:table-cell office:value-type="string" calcext:value-type="string">
            <text:p><text:a xlink:href="https://en.wikipedia.org/wiki/Tocopherol" xlink:type="simple">Tocopherols</text:a> (Vitamin E, natural) </text:p>
          </table:table-cell>
          <table:table-cell office:value-type="string" calcext:value-type="string">
            <text:p>antioxidant </text:p>
          </table:table-cell>
          <table:table-cell office:value-type="string" calcext:value-type="string">
            <text:p>Approved in the EU.<text:a xlink:href="https://en.wikipedia.org/wiki/E_number#cite_note-FSA3-22" xlink:type="simple">[22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307" xlink:type="simple">E307</text:a> </text:p>
          </table:table-cell>
          <table:table-cell office:value-type="string" calcext:value-type="string">
            <text:p><text:a xlink:href="https://en.wikipedia.org/wiki/Alpha-Tocopherol" xlink:type="simple">Alpha-Tocopherol</text:a> (synthetic) </text:p>
          </table:table-cell>
          <table:table-cell office:value-type="string" calcext:value-type="string">
            <text:p>antioxidant </text:p>
          </table:table-cell>
          <table:table-cell office:value-type="string" calcext:value-type="string">
            <text:p>Approved in the EU.<text:a xlink:href="https://en.wikipedia.org/wiki/E_number#cite_note-FSA3-22" xlink:type="simple">[22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308" xlink:type="simple">E308</text:a> </text:p>
          </table:table-cell>
          <table:table-cell office:value-type="string" calcext:value-type="string">
            <text:p><text:a xlink:href="https://en.wikipedia.org/wiki/Gamma-Tocopherol" xlink:type="simple">Gamma-Tocopherol</text:a> (synthetic) </text:p>
          </table:table-cell>
          <table:table-cell office:value-type="string" calcext:value-type="string">
            <text:p>antioxidant </text:p>
          </table:table-cell>
          <table:table-cell office:value-type="string" calcext:value-type="string">
            <text:p>Approved in the EU.<text:a xlink:href="https://en.wikipedia.org/wiki/E_number#cite_note-FSA3-22" xlink:type="simple">[22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309" xlink:type="simple">E309</text:a> </text:p>
          </table:table-cell>
          <table:table-cell office:value-type="string" calcext:value-type="string">
            <text:p><text:a xlink:href="https://en.wikipedia.org/wiki/Delta-Tocopherol" xlink:type="simple">Delta-Tocopherol</text:a> (synthetic) </text:p>
          </table:table-cell>
          <table:table-cell office:value-type="string" calcext:value-type="string">
            <text:p>antioxidant </text:p>
          </table:table-cell>
          <table:table-cell office:value-type="string" calcext:value-type="string">
            <text:p>Approved in the EU.<text:a xlink:href="https://en.wikipedia.org/wiki/E_number#cite_note-FSA3-22" xlink:type="simple">[22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Propyl_gallate" xlink:type="simple">E310</text:a> </text:p>
          </table:table-cell>
          <table:table-cell office:value-type="string" calcext:value-type="string">
            <text:p><text:a xlink:href="https://en.wikipedia.org/wiki/Propyl_gallate" xlink:type="simple">Propyl gallate</text:a> </text:p>
          </table:table-cell>
          <table:table-cell office:value-type="string" calcext:value-type="string">
            <text:p>antioxidant </text:p>
          </table:table-cell>
          <table:table-cell office:value-type="string" calcext:value-type="string">
            <text:p>Approved in the EU.<text:a xlink:href="https://en.wikipedia.org/wiki/E_number#cite_note-FSA3-22" xlink:type="simple">[22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Octyl_gallate" xlink:type="simple">E311</text:a> </text:p>
          </table:table-cell>
          <table:table-cell office:value-type="string" calcext:value-type="string">
            <text:p><text:a xlink:href="https://en.wikipedia.org/wiki/Octyl_gallate" xlink:type="simple">Octyl gallate</text:a> </text:p>
          </table:table-cell>
          <table:table-cell office:value-type="string" calcext:value-type="string">
            <text:p>antioxidant </text:p>
          </table:table-cell>
          <table:table-cell office:value-type="string" calcext:value-type="string">
            <text:p>Approved in the EU.<text:a xlink:href="https://en.wikipedia.org/wiki/E_number#cite_note-FSA3-22" xlink:type="simple">[22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Dodecyl_gallate" xlink:type="simple">E312</text:a> </text:p>
          </table:table-cell>
          <table:table-cell office:value-type="string" calcext:value-type="string">
            <text:p><text:a xlink:href="https://en.wikipedia.org/wiki/Dodecyl_gallate" xlink:type="simple">Dodecyl gallate</text:a> </text:p>
          </table:table-cell>
          <table:table-cell office:value-type="string" calcext:value-type="string">
            <text:p>antioxidant </text:p>
          </table:table-cell>
          <table:table-cell office:value-type="string" calcext:value-type="string">
            <text:p>Approved in the EU.<text:a xlink:href="https://en.wikipedia.org/wiki/E_number#cite_note-FSA3-22" xlink:type="simple">[22]</text:a> </text:p>
          </table:table-cell>
        </table:table-row>
        <table:table-row table:style-name="ro1">
          <table:table-cell office:value-type="string" calcext:value-type="string">
            <text:p><text:a xlink:href="https://en.wikipedia.org/wiki/Ethyl_gallate" xlink:type="simple">E313</text:a> </text:p>
          </table:table-cell>
          <table:table-cell office:value-type="string" calcext:value-type="string">
            <text:p><text:a xlink:href="https://en.wikipedia.org/wiki/Ethyl_gallate" xlink:type="simple">Ethyl gallate</text:a> </text:p>
          </table:table-cell>
          <table:table-cell office:value-type="string" calcext:value-type="string">
            <text:p>antioxidant </text:p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en.wikipedia.org/wiki/Guaiacum" xlink:type="simple">E314</text:a> </text:p>
          </table:table-cell>
          <table:table-cell office:value-type="string" calcext:value-type="string">
            <text:p><text:a xlink:href="https://en.wikipedia.org/wiki/Guaiac_resin" xlink:type="simple">Guaiac resin</text:a> </text:p>
          </table:table-cell>
          <table:table-cell office:value-type="string" calcext:value-type="string">
            <text:p>antioxidant </text:p>
          </table:table-cell>
          <table:table-cell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315" xlink:type="simple">E315</text:a> </text:p>
          </table:table-cell>
          <table:table-cell office:value-type="string" calcext:value-type="string">
            <text:p><text:a xlink:href="https://en.wikipedia.org/wiki/Erythorbic_acid" xlink:type="simple">Erythorbic acid</text:a> </text:p>
          </table:table-cell>
          <table:table-cell office:value-type="string" calcext:value-type="string">
            <text:p>antioxidant </text:p>
          </table:table-cell>
          <table:table-cell office:value-type="string" calcext:value-type="string">
            <text:p>Approved in the EU.<text:a xlink:href="https://en.wikipedia.org/wiki/E_number#cite_note-FSA3-22" xlink:type="simple">[22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316" xlink:type="simple">E316</text:a> </text:p>
          </table:table-cell>
          <table:table-cell office:value-type="string" calcext:value-type="string">
            <text:p><text:a xlink:href="https://en.wikipedia.org/wiki/Sodium_erythorbate" xlink:type="simple">Sodium erythorbate</text:a> </text:p>
          </table:table-cell>
          <table:table-cell office:value-type="string" calcext:value-type="string">
            <text:p>antioxidant </text:p>
          </table:table-cell>
          <table:table-cell office:value-type="string" calcext:value-type="string">
            <text:p>Approved in the EU.<text:a xlink:href="https://en.wikipedia.org/wiki/E_number#cite_note-FSA3-22" xlink:type="simple">[22]</text:a> </text:p>
          </table:table-cell>
        </table:table-row>
        <table:table-row table:style-name="ro10">
          <table:table-cell office:value-type="string" calcext:value-type="string">
            <text:p><text:a xlink:href="https://en.wikipedia.org/wiki/E317" xlink:type="simple">E317</text:a> </text:p>
          </table:table-cell>
          <table:table-cell office:value-type="string" calcext:value-type="string">
            <text:p><text:a xlink:href="https://en.wikipedia.org/wiki/Erythorbin_acid" xlink:type="simple">Erythorbin acid</text:a>[<text:a xlink:href="https://en.wikipedia.org/wiki/Wikipedia:Citation_needed" xlink:type="simple">citation needed</text:a>] </text:p>
          </table:table-cell>
          <table:table-cell office:value-type="string" calcext:value-type="string">
            <text:p>antioxidant </text:p>
          </table:table-cell>
          <table:table-cell table:style-name="ce4" office:value-type="string" calcext:value-type="string">
            <text:p/>
          </table:table-cell>
        </table:table-row>
        <table:table-row table:style-name="ro10">
          <table:table-cell office:value-type="string" calcext:value-type="string">
            <text:p><text:a xlink:href="https://en.wikipedia.org/wiki/E318" xlink:type="simple">E318</text:a> </text:p>
          </table:table-cell>
          <table:table-cell office:value-type="string" calcext:value-type="string">
            <text:p><text:a xlink:href="https://en.wikipedia.org/wiki/Calcium_erythorbate" xlink:type="simple">Sodium erythorbin</text:a>[<text:a xlink:href="https://en.wikipedia.org/wiki/Wikipedia:Citation_needed" xlink:type="simple">citation needed</text:a>] </text:p>
          </table:table-cell>
          <table:table-cell office:value-type="string" calcext:value-type="string">
            <text:p>antioxidant </text:p>
          </table:table-cell>
          <table:table-cell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319" xlink:type="simple">E319</text:a> </text:p>
          </table:table-cell>
          <table:table-cell office:value-type="string" calcext:value-type="string">
            <text:p><text:a xlink:href="https://en.wikipedia.org/wiki/Tert-Butylhydroquinone" xlink:type="simple">tert-Butylhydroquinone</text:a> (TBHQ) </text:p>
          </table:table-cell>
          <table:table-cell office:value-type="string" calcext:value-type="string">
            <text:p>antioxidant </text:p>
          </table:table-cell>
          <table:table-cell office:value-type="string" calcext:value-type="string">
            <text:p>Approved in the EU.<text:a xlink:href="https://en.wikipedia.org/wiki/E_number#cite_note-FSA3-22" xlink:type="simple">[22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320" xlink:type="simple">E320</text:a> </text:p>
          </table:table-cell>
          <table:table-cell office:value-type="string" calcext:value-type="string">
            <text:p><text:a xlink:href="https://en.wikipedia.org/wiki/Butylated_hydroxyanisole" xlink:type="simple">Butylated hydroxyanisole</text:a> (BHA) </text:p>
          </table:table-cell>
          <table:table-cell office:value-type="string" calcext:value-type="string">
            <text:p>antioxidant </text:p>
          </table:table-cell>
          <table:table-cell office:value-type="string" calcext:value-type="string">
            <text:p>Approved in the EU.<text:a xlink:href="https://en.wikipedia.org/wiki/E_number#cite_note-FSA3-22" xlink:type="simple">[22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321" xlink:type="simple">E321</text:a> </text:p>
          </table:table-cell>
          <table:table-cell office:value-type="string" calcext:value-type="string">
            <text:p><text:a xlink:href="https://en.wikipedia.org/wiki/Butylated_hydroxytoluene" xlink:type="simple">Butylated hydroxytoluene</text:a> (BHT) </text:p>
          </table:table-cell>
          <table:table-cell office:value-type="string" calcext:value-type="string">
            <text:p>antioxidant </text:p>
          </table:table-cell>
          <table:table-cell office:value-type="string" calcext:value-type="string">
            <text:p>Approved in the EU.<text:a xlink:href="https://en.wikipedia.org/wiki/E_number#cite_note-FSA3-22" xlink:type="simple">[22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322" xlink:type="simple">E322</text:a> </text:p>
          </table:table-cell>
          <table:table-cell office:value-type="string" calcext:value-type="string">
            <text:p><text:a xlink:href="https://en.wikipedia.org/wiki/Lecithin" xlink:type="simple">Lecithin</text:a> </text:p>
          </table:table-cell>
          <table:table-cell office:value-type="string" calcext:value-type="string">
            <text:p><text:a xlink:href="https://en.wikipedia.org/wiki/Emulsifier" xlink:type="simple">emulsifier</text:a>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">
          <table:table-cell office:value-type="string" calcext:value-type="string">
            <text:p><text:a xlink:href="https://en.wikipedia.org/wiki/E323" xlink:type="simple">E323</text:a> </text:p>
          </table:table-cell>
          <table:table-cell office:value-type="string" calcext:value-type="string">
            <text:p><text:a xlink:href="https://en.wikipedia.org/wiki/Anoxomer" xlink:type="simple">Anoxomer</text:a> </text:p>
          </table:table-cell>
          <table:table-cell office:value-type="string" calcext:value-type="string">
            <text:p>antioxidant </text:p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en.wikipedia.org/wiki/E324" xlink:type="simple">E324</text:a> </text:p>
          </table:table-cell>
          <table:table-cell office:value-type="string" calcext:value-type="string">
            <text:p><text:a xlink:href="https://en.wikipedia.org/wiki/Ethoxyquin" xlink:type="simple">Ethoxyquin</text:a> </text:p>
          </table:table-cell>
          <table:table-cell office:value-type="string" calcext:value-type="string">
            <text:p>antioxidant </text:p>
          </table:table-cell>
          <table:table-cell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325" xlink:type="simple">E325</text:a> </text:p>
          </table:table-cell>
          <table:table-cell office:value-type="string" calcext:value-type="string">
            <text:p><text:a xlink:href="https://en.wikipedia.org/wiki/Sodium_lactate" xlink:type="simple">Sodium lactate</text:a>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326" xlink:type="simple">E326</text:a> </text:p>
          </table:table-cell>
          <table:table-cell office:value-type="string" calcext:value-type="string">
            <text:p><text:a xlink:href="https://en.wikipedia.org/wiki/Potassium_lactate" xlink:type="simple">Potassium lactate</text:a> (<text:a xlink:href="https://en.wikipedia.org/wiki/Antioxidant" xlink:type="simple">antioxidant</text:a>)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327" xlink:type="simple">E327</text:a> </text:p>
          </table:table-cell>
          <table:table-cell office:value-type="string" calcext:value-type="string">
            <text:p><text:a xlink:href="https://en.wikipedia.org/wiki/Calcium_lactate" xlink:type="simple">Calcium lactate</text:a>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328" xlink:type="simple">E328</text:a> </text:p>
          </table:table-cell>
          <table:table-cell office:value-type="string" calcext:value-type="string">
            <text:p><text:a xlink:href="https://en.wikipedia.org/wiki/Ammonium_lactate" xlink:type="simple">Ammonium lactate</text:a> </text:p>
          </table:table-cell>
          <table:table-cell office:value-type="string" calcext:value-type="string">
            <text:p>acidity regulator </text:p>
          </table:table-cell>
          <table:table-cell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329" xlink:type="simple">E329</text:a> </text:p>
          </table:table-cell>
          <table:table-cell office:value-type="string" calcext:value-type="string">
            <text:p><text:a xlink:href="https://en.wikipedia.org/wiki/Magnesium_lactate" xlink:type="simple">Magnesium lactate</text:a> </text:p>
          </table:table-cell>
          <table:table-cell office:value-type="string" calcext:value-type="string">
            <text:p>acidity regulator </text:p>
          </table:table-cell>
          <table:table-cell table:style-name="ce4" office:value-type="string" calcext:value-type="string">
            <text:p/>
          </table:table-cell>
        </table:table-row>
        <table:table-row table:style-name="ro12">
          <table:table-cell office:value-type="string" calcext:value-type="string">
            <text:p><text:a xlink:href="https://en.wikipedia.org/wiki/E330" xlink:type="simple">E330</text:a> </text:p>
          </table:table-cell>
          <table:table-cell office:value-type="string" calcext:value-type="string">
            <text:p><text:a xlink:href="https://en.wikipedia.org/wiki/Citric_acid" xlink:type="simple">Citric acid</text:a> </text:p>
          </table:table-cell>
          <table:table-cell office:value-type="string" calcext:value-type="string">
            <text:p><text:a xlink:href="https://en.wikipedia.org/wiki/Stabilizer_(food)" xlink:type="simple">acid</text:a>, <text:a xlink:href="https://en.wikipedia.org/wiki/Acidity_regulator" xlink:type="simple">acidity regulator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20">
          <table:table-cell office:value-type="string" calcext:value-type="string">
            <text:p><text:a xlink:href="https://en.wikipedia.org/wiki/Sodium_citrate" xlink:type="simple">E331</text:a> </text:p>
          </table:table-cell>
          <table:table-cell office:value-type="string" calcext:value-type="string">
            <text:p><text:a xlink:href="https://en.wikipedia.org/wiki/Sodium_citrate" xlink:type="simple">Sodium citrates</text:a> (i) <text:a xlink:href="https://en.wikipedia.org/wiki/Monosodium_citrate" xlink:type="simple">Monosodium citrate</text:a> (ii) <text:a xlink:href="https://en.wikipedia.org/wiki/Disodium_citrate" xlink:type="simple">Disodium citrate</text:a> (iii) <text:a xlink:href="https://en.wikipedia.org/wiki/Trisodium_citrate" xlink:type="simple">Sodium citrate</text:a> (trisodium citrate)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4">
          <table:table-cell office:value-type="string" calcext:value-type="string">
            <text:p><text:a xlink:href="https://en.wikipedia.org/wiki/E332" xlink:type="simple">E332</text:a> </text:p>
          </table:table-cell>
          <table:table-cell office:value-type="string" calcext:value-type="string">
            <text:p><text:a xlink:href="https://en.wikipedia.org/wiki/Potassium" xlink:type="simple">Potassium</text:a> <text:a xlink:href="https://en.wikipedia.org/wiki/Citrate" xlink:type="simple">citrates</text:a> (i) <text:a xlink:href="https://en.wikipedia.org/wiki/Monopotassium_citrate" xlink:type="simple">Monopotassium citrate</text:a> (ii) <text:a xlink:href="https://en.wikipedia.org/wiki/Potassium_citrate" xlink:type="simple">Potassium citrate</text:a> (tripotassium citrate)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20">
          <table:table-cell office:value-type="string" calcext:value-type="string">
            <text:p><text:a xlink:href="https://en.wikipedia.org/wiki/E333" xlink:type="simple">E333</text:a> </text:p>
          </table:table-cell>
          <table:table-cell office:value-type="string" calcext:value-type="string">
            <text:p><text:a xlink:href="https://en.wikipedia.org/wiki/Calcium" xlink:type="simple">Calcium</text:a> <text:a xlink:href="https://en.wikipedia.org/wiki/Citrate" xlink:type="simple">citrates</text:a> (i) <text:a xlink:href="https://en.wikipedia.org/wiki/Monocalcium_citrate" xlink:type="simple">Monocalcium citrate</text:a> (ii) <text:a xlink:href="https://en.wikipedia.org/wiki/Dicalcium_citrate" xlink:type="simple">Dicalcium citrate</text:a> (iii) <text:a xlink:href="https://en.wikipedia.org/wiki/Calcium_citrate" xlink:type="simple">Calcium citrate</text:a> (tricalcium citrate) </text:p>
          </table:table-cell>
          <table:table-cell office:value-type="string" calcext:value-type="string">
            <text:p>acidity regulator, <text:a xlink:href="https://en.wikipedia.org/wiki/Firming_agent" xlink:type="simple">firming agent</text:a>, <text:a xlink:href="https://en.wikipedia.org/wiki/Sequestrant" xlink:type="simple">sequestra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334" xlink:type="simple">E334</text:a> </text:p>
          </table:table-cell>
          <table:table-cell office:value-type="string" calcext:value-type="string">
            <text:p><text:a xlink:href="https://en.wikipedia.org/wiki/Tartaric_acid" xlink:type="simple">Tartaric acid</text:a> (L(+)-) </text:p>
          </table:table-cell>
          <table:table-cell office:value-type="string" calcext:value-type="string">
            <text:p>(<text:a xlink:href="https://en.wikipedia.org/wiki/Stabilizer_(food)" xlink:type="simple">acid</text:a>)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7">
          <table:table-cell office:value-type="string" calcext:value-type="string">
            <text:p><text:a xlink:href="https://en.wikipedia.org/wiki/E335" xlink:type="simple">E335</text:a> </text:p>
          </table:table-cell>
          <table:table-cell office:value-type="string" calcext:value-type="string">
            <text:p><text:a xlink:href="https://en.wikipedia.org/wiki/Sodium_tartrate" xlink:type="simple">Sodium tartrates</text:a> (i) <text:a xlink:href="https://en.wikipedia.org/wiki/Monosodium_tartrate" xlink:type="simple">Monosodium tartrate</text:a> (ii), <text:a xlink:href="https://en.wikipedia.org/wiki/Disodium_tartrate" xlink:type="simple">Disodium tartrate</text:a>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4">
          <table:table-cell office:value-type="string" calcext:value-type="string">
            <text:p><text:a xlink:href="https://en.wikipedia.org/wiki/E336" xlink:type="simple">E336</text:a> </text:p>
          </table:table-cell>
          <table:table-cell office:value-type="string" calcext:value-type="string">
            <text:p><text:a xlink:href="https://en.wikipedia.org/wiki/Potassium" xlink:type="simple">Potassium</text:a> <text:a xlink:href="https://en.wikipedia.org/wiki/Tartrate" xlink:type="simple">tartrates</text:a> (i) <text:a xlink:href="https://en.wikipedia.org/wiki/Monopotassium_tartrate" xlink:type="simple">Monopotassium tartrate</text:a> (cream of tartar) (ii) <text:a xlink:href="https://en.wikipedia.org/wiki/Dipotassium_tartrate" xlink:type="simple">Dipotassium tartrate</text:a>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337" xlink:type="simple">E337</text:a> </text:p>
          </table:table-cell>
          <table:table-cell office:value-type="string" calcext:value-type="string">
            <text:p><text:a xlink:href="https://en.wikipedia.org/wiki/Sodium_potassium_tartrate" xlink:type="simple">Sodium potassium tartrate</text:a>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338" xlink:type="simple">E338</text:a> </text:p>
          </table:table-cell>
          <table:table-cell office:value-type="string" calcext:value-type="string">
            <text:p><text:a xlink:href="https://en.wikipedia.org/wiki/Phosphoric_acid" xlink:type="simple">Phosphoric acid</text:a> </text:p>
          </table:table-cell>
          <table:table-cell office:value-type="string" calcext:value-type="string">
            <text:p><text:a xlink:href="https://en.wikipedia.org/wiki/Stabilizer_(food)" xlink:type="simple">acid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9">
          <table:table-cell office:value-type="string" calcext:value-type="string">
            <text:p><text:a xlink:href="https://en.wikipedia.org/wiki/E339" xlink:type="simple">E339</text:a> </text:p>
          </table:table-cell>
          <table:table-cell office:value-type="string" calcext:value-type="string">
            <text:p><text:a xlink:href="https://en.wikipedia.org/wiki/Sodium_phosphate" xlink:type="simple">Sodium phosphates</text:a> (i) <text:a xlink:href="https://en.wikipedia.org/wiki/Monosodium_phosphate" xlink:type="simple">Monosodium phosphate</text:a> (ii) <text:a xlink:href="https://en.wikipedia.org/wiki/Disodium_phosphate" xlink:type="simple">Disodium phosphate</text:a> (iii) <text:a xlink:href="https://en.wikipedia.org/wiki/Trisodium_phosphate" xlink:type="simple">Trisodium phosphate</text:a> </text:p>
          </table:table-cell>
          <table:table-cell office:value-type="string" calcext:value-type="string">
            <text:p>antioxidant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9">
          <table:table-cell office:value-type="string" calcext:value-type="string">
            <text:p><text:a xlink:href="https://en.wikipedia.org/wiki/E340" xlink:type="simple">E340</text:a> </text:p>
          </table:table-cell>
          <table:table-cell office:value-type="string" calcext:value-type="string">
            <text:p><text:a xlink:href="https://en.wikipedia.org/wiki/Potassium" xlink:type="simple">Potassium</text:a> <text:a xlink:href="https://en.wikipedia.org/wiki/Phosphate" xlink:type="simple">phosphates</text:a> (i) <text:a xlink:href="https://en.wikipedia.org/wiki/Monopotassium_phosphate" xlink:type="simple">Monopotassium phosphate</text:a> (ii) <text:a xlink:href="https://en.wikipedia.org/wiki/Dipotassium_phosphate" xlink:type="simple">Dipotassium phosphate</text:a> (iii) <text:a xlink:href="https://en.wikipedia.org/wiki/Tripotassium_phosphate" xlink:type="simple">Tripotassium phosphate</text:a> </text:p>
          </table:table-cell>
          <table:table-cell office:value-type="string" calcext:value-type="string">
            <text:p>antioxidant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9">
          <table:table-cell office:value-type="string" calcext:value-type="string">
            <text:p><text:a xlink:href="https://en.wikipedia.org/wiki/E341" xlink:type="simple">E341</text:a> </text:p>
          </table:table-cell>
          <table:table-cell office:value-type="string" calcext:value-type="string">
            <text:p><text:a xlink:href="https://en.wikipedia.org/wiki/Calcium_phosphate" xlink:type="simple">Calcium phosphates</text:a> (i) <text:a xlink:href="https://en.wikipedia.org/wiki/Monocalcium_phosphate" xlink:type="simple">Monocalcium phosphate</text:a> (ii) <text:a xlink:href="https://en.wikipedia.org/wiki/Dicalcium_phosphate" xlink:type="simple">Dicalcium phosphate</text:a> (iii) <text:a xlink:href="https://en.wikipedia.org/wiki/Tricalcium_phosphate" xlink:type="simple">Tricalcium phosphate</text:a> </text:p>
          </table:table-cell>
          <table:table-cell office:value-type="string" calcext:value-type="string">
            <text:p><text:a xlink:href="https://en.wikipedia.org/wiki/Anti-caking_agent" xlink:type="simple">anti-caking agent</text:a>, <text:a xlink:href="https://en.wikipedia.org/wiki/Firming_agent" xlink:type="simple">firming age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7">
          <table:table-cell office:value-type="string" calcext:value-type="string">
            <text:p><text:a xlink:href="https://en.wikipedia.org/wiki/E342" xlink:type="simple">E342</text:a> </text:p>
          </table:table-cell>
          <table:table-cell office:value-type="string" calcext:value-type="string">
            <text:p><text:a xlink:href="https://en.wikipedia.org/wiki/Ammonium_phosphate" xlink:type="simple">Ammonium phosphates</text:a>: (i) <text:a xlink:href="https://en.wikipedia.org/wiki/Monoammonium_phosphate" xlink:type="simple">monoammonium phosphate</text:a> (ii) <text:a xlink:href="https://en.wikipedia.org/wiki/Diammonium_phosphate" xlink:type="simple">diammonium phosphate</text:a> </text:p>
          </table:table-cell>
          <table:table-cell table:number-columns-repeated="2" table:style-name="ce4" office:value-type="string" calcext:value-type="string">
            <text:p/>
          </table:table-cell>
        </table:table-row>
        <table:table-row table:style-name="ro21">
          <table:table-cell office:value-type="string" calcext:value-type="string">
            <text:p><text:a xlink:href="https://en.wikipedia.org/wiki/E343" xlink:type="simple">E343</text:a> </text:p>
          </table:table-cell>
          <table:table-cell office:value-type="string" calcext:value-type="string">
            <text:p><text:a xlink:href="https://en.wikipedia.org/wiki/Magnesium_phosphate" xlink:type="simple">Magnesium phosphates</text:a> (i) <text:a xlink:href="https://en.wikipedia.org/wiki/Monomagnesium_phosphate" xlink:type="simple">monomagnesium phosphate</text:a> (ii) <text:a xlink:href="https://en.wikipedia.org/wiki/Dimagnesium_phosphate" xlink:type="simple">Dimagnesium phosphate</text:a> </text:p>
          </table:table-cell>
          <table:table-cell office:value-type="string" calcext:value-type="string">
            <text:p><text:a xlink:href="https://en.wikipedia.org/wiki/Anti-caking_agent" xlink:type="simple">anti-caking age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This additive is under discussion and may be included in a future amendment to the Directive on miscellaneous additives. </text:p>
          </table:table-cell>
        </table:table-row>
        <table:table-row table:style-name="ro11">
          <table:table-cell office:value-type="string" calcext:value-type="string">
            <text:p><text:a xlink:href="https://en.wikipedia.org/wiki/E344" xlink:type="simple">E344</text:a> </text:p>
          </table:table-cell>
          <table:table-cell office:value-type="string" calcext:value-type="string">
            <text:p><text:a xlink:href="https://en.wikipedia.org/wiki/Lecithin_citrate" xlink:type="simple">Lecithin citrate</text:a> </text:p>
          </table:table-cell>
          <table:table-cell office:value-type="string" calcext:value-type="string">
            <text:p>acidity regulator </text:p>
          </table:table-cell>
          <table:table-cell table:style-name="ce6" office:value-type="string" calcext:value-type="string">
            <text:p>Not approved in the UK<text:a xlink:href="https://en.wikipedia.org/wiki/E_number#cite_note-24" xlink:type="simple">[24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345" xlink:type="simple">E345</text:a> </text:p>
          </table:table-cell>
          <table:table-cell office:value-type="string" calcext:value-type="string">
            <text:p><text:a xlink:href="https://en.wikipedia.org/wiki/Magnesium_citrate" xlink:type="simple">Magnesium citrate</text:a> </text:p>
          </table:table-cell>
          <table:table-cell office:value-type="string" calcext:value-type="string">
            <text:p>acidity regulator </text:p>
          </table:table-cell>
          <table:table-cell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349" xlink:type="simple">E349</text:a> </text:p>
          </table:table-cell>
          <table:table-cell office:value-type="string" calcext:value-type="string">
            <text:p><text:a xlink:href="https://en.wikipedia.org/wiki/Ammonium_malate" xlink:type="simple">Ammonium malate</text:a> </text:p>
          </table:table-cell>
          <table:table-cell office:value-type="string" calcext:value-type="string">
            <text:p>acidity regulator </text:p>
          </table:table-cell>
          <table:table-cell table:style-name="ce4" office:value-type="string" calcext:value-type="string">
            <text:p/>
          </table:table-cell>
        </table:table-row>
        <table:table-row table:style-name="ro17">
          <table:table-cell office:value-type="string" calcext:value-type="string">
            <text:p><text:a xlink:href="https://en.wikipedia.org/wiki/E350_(food_additive)" xlink:type="simple">E350</text:a> </text:p>
          </table:table-cell>
          <table:table-cell office:value-type="string" calcext:value-type="string">
            <text:p><text:a xlink:href="https://en.wikipedia.org/wiki/Sodium" xlink:type="simple">Sodium</text:a> <text:a xlink:href="https://en.wikipedia.org/wiki/Malate" xlink:type="simple">malates</text:a> (i) <text:a xlink:href="https://en.wikipedia.org/wiki/Sodium_malate" xlink:type="simple">Sodium malate</text:a> (ii) <text:a xlink:href="https://en.wikipedia.org/w/index.php?title=Sodium_hydrogen_malate&amp;action=edit&amp;redlink=1" xlink:type="simple">Sodium hydrogen malate</text:a>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351" xlink:type="simple">E351</text:a> </text:p>
          </table:table-cell>
          <table:table-cell office:value-type="string" calcext:value-type="string">
            <text:p><text:a xlink:href="https://en.wikipedia.org/wiki/Potassium_malate" xlink:type="simple">Potassium malate</text:a>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7">
          <table:table-cell office:value-type="string" calcext:value-type="string">
            <text:p><text:a xlink:href="https://en.wikipedia.org/wiki/E352" xlink:type="simple">E352</text:a> </text:p>
          </table:table-cell>
          <table:table-cell office:value-type="string" calcext:value-type="string">
            <text:p><text:a xlink:href="https://en.wikipedia.org/wiki/Calcium" xlink:type="simple">Calcium</text:a> <text:a xlink:href="https://en.wikipedia.org/wiki/Malate" xlink:type="simple">malates</text:a> (i) <text:a xlink:href="https://en.wikipedia.org/wiki/Calcium_malate" xlink:type="simple">Calcium malate</text:a> (ii) <text:a xlink:href="https://en.wikipedia.org/w/index.php?title=Calcium_hydrogen_malate&amp;action=edit&amp;redlink=1" xlink:type="simple">Calcium hydrogen malate</text:a>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Metatartaric_acid" xlink:type="simple">E353</text:a> </text:p>
          </table:table-cell>
          <table:table-cell office:value-type="string" calcext:value-type="string">
            <text:p><text:a xlink:href="https://en.wikipedia.org/wiki/Metatartaric_acid" xlink:type="simple">Metatartaric acid</text:a> </text:p>
          </table:table-cell>
          <table:table-cell office:value-type="string" calcext:value-type="string">
            <text:p><text:a xlink:href="https://en.wikipedia.org/wiki/Emulsifier" xlink:type="simple">emulsifier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354" xlink:type="simple">E354</text:a> </text:p>
          </table:table-cell>
          <table:table-cell office:value-type="string" calcext:value-type="string">
            <text:p><text:a xlink:href="https://en.wikipedia.org/wiki/Calcium_tartrate" xlink:type="simple">Calcium tartrate</text:a> </text:p>
          </table:table-cell>
          <table:table-cell office:value-type="string" calcext:value-type="string">
            <text:p><text:a xlink:href="https://en.wikipedia.org/wiki/Emulsifier" xlink:type="simple">emulsifier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Adipic_acid" xlink:type="simple">E355</text:a> </text:p>
          </table:table-cell>
          <table:table-cell office:value-type="string" calcext:value-type="string">
            <text:p><text:a xlink:href="https://en.wikipedia.org/wiki/Adipic_acid" xlink:type="simple">Adipic acid</text:a>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356" xlink:type="simple">E356</text:a> </text:p>
          </table:table-cell>
          <table:table-cell office:value-type="string" calcext:value-type="string">
            <text:p><text:a xlink:href="https://en.wikipedia.org/wiki/Sodium_adipate" xlink:type="simple">Sodium adipate</text:a>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357" xlink:type="simple">E357</text:a> </text:p>
          </table:table-cell>
          <table:table-cell office:value-type="string" calcext:value-type="string">
            <text:p><text:a xlink:href="https://en.wikipedia.org/wiki/Potassium_adipate" xlink:type="simple">Potassium adipate</text:a>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359" xlink:type="simple">E359</text:a> </text:p>
          </table:table-cell>
          <table:table-cell office:value-type="string" calcext:value-type="string">
            <text:p><text:a xlink:href="https://en.wikipedia.org/wiki/Ammonium_adipate" xlink:type="simple">Ammonium adipate</text:a> </text:p>
          </table:table-cell>
          <table:table-cell office:value-type="string" calcext:value-type="string">
            <text:p>acidity regulator </text:p>
          </table:table-cell>
          <table:table-cell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363" xlink:type="simple">E363</text:a> </text:p>
          </table:table-cell>
          <table:table-cell office:value-type="string" calcext:value-type="string">
            <text:p><text:a xlink:href="https://en.wikipedia.org/wiki/Succinic_acid" xlink:type="simple">Succinic acid</text:a>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Sodium_fumarate" xlink:type="simple">E365</text:a> </text:p>
          </table:table-cell>
          <table:table-cell office:value-type="string" calcext:value-type="string">
            <text:p><text:a xlink:href="https://en.wikipedia.org/w/index.php?title=Monosodium_fumarate&amp;action=edit&amp;redlink=1" xlink:type="simple">Monosodium fumarate</text:a> </text:p>
          </table:table-cell>
          <table:table-cell office:value-type="string" calcext:value-type="string">
            <text:p>acidity regulator </text:p>
          </table:table-cell>
          <table:table-cell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366" xlink:type="simple">E366</text:a> </text:p>
          </table:table-cell>
          <table:table-cell office:value-type="string" calcext:value-type="string">
            <text:p><text:a xlink:href="https://en.wikipedia.org/wiki/Potassium_fumarate" xlink:type="simple">Potassium fumarate</text:a> </text:p>
          </table:table-cell>
          <table:table-cell office:value-type="string" calcext:value-type="string">
            <text:p>acidity regulator </text:p>
          </table:table-cell>
          <table:table-cell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367" xlink:type="simple">E367</text:a> </text:p>
          </table:table-cell>
          <table:table-cell office:value-type="string" calcext:value-type="string">
            <text:p><text:a xlink:href="https://en.wikipedia.org/wiki/Calcium_fumarate" xlink:type="simple">Calcium fumarate</text:a> </text:p>
          </table:table-cell>
          <table:table-cell office:value-type="string" calcext:value-type="string">
            <text:p>acidity regulator </text:p>
          </table:table-cell>
          <table:table-cell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368" xlink:type="simple">E368</text:a> </text:p>
          </table:table-cell>
          <table:table-cell office:value-type="string" calcext:value-type="string">
            <text:p><text:a xlink:href="https://en.wikipedia.org/wiki/Ammonium_fumarate" xlink:type="simple">Ammonium fumarate</text:a> </text:p>
          </table:table-cell>
          <table:table-cell office:value-type="string" calcext:value-type="string">
            <text:p>acidity regulator </text:p>
          </table:table-cell>
          <table:table-cell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/index.php?title=1,4-Heptonolactone&amp;action=edit&amp;redlink=1" xlink:type="simple">E370</text:a> </text:p>
          </table:table-cell>
          <table:table-cell office:value-type="string" calcext:value-type="string">
            <text:p><text:a xlink:href="https://en.wikipedia.org/w/index.php?title=1,4-Heptonolactone&amp;action=edit&amp;redlink=1" xlink:type="simple">1,4-Heptonolactone</text:a> </text:p>
          </table:table-cell>
          <table:table-cell office:value-type="string" calcext:value-type="string">
            <text:p>acidity regulator </text:p>
          </table:table-cell>
          <table:table-cell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Niacin_(substance)" xlink:type="simple">E375</text:a> </text:p>
          </table:table-cell>
          <table:table-cell office:value-type="string" calcext:value-type="string">
            <text:p><text:a xlink:href="https://en.wikipedia.org/wiki/Niacin_(substance)" xlink:type="simple">Niacin</text:a> </text:p>
          </table:table-cell>
          <table:table-cell office:value-type="string" calcext:value-type="string">
            <text:p>acidity regulator </text:p>
          </table:table-cell>
          <table:table-cell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Triammonium_citrate" xlink:type="simple">E380</text:a> </text:p>
          </table:table-cell>
          <table:table-cell office:value-type="string" calcext:value-type="string">
            <text:p><text:a xlink:href="https://en.wikipedia.org/wiki/Triammonium_citrate" xlink:type="simple">Triammonium citrate</text:a>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381" xlink:type="simple">E381</text:a> </text:p>
          </table:table-cell>
          <table:table-cell office:value-type="string" calcext:value-type="string">
            <text:p><text:a xlink:href="https://en.wikipedia.org/wiki/Ammonium_ferric_citrate" xlink:type="simple">Ammonium ferric citrate</text:a> </text:p>
          </table:table-cell>
          <table:table-cell office:value-type="string" calcext:value-type="string">
            <text:p>acidity regulator </text:p>
          </table:table-cell>
          <table:table-cell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383" xlink:type="simple">E383</text:a> </text:p>
          </table:table-cell>
          <table:table-cell office:value-type="string" calcext:value-type="string">
            <text:p><text:a xlink:href="https://en.wikipedia.org/wiki/Calcium_glycerylphosphate" xlink:type="simple">Calcium glycerylphosphate</text:a> </text:p>
          </table:table-cell>
          <table:table-cell office:value-type="string" calcext:value-type="string">
            <text:p>acidity regulator </text:p>
          </table:table-cell>
          <table:table-cell table:style-name="ce4"/>
        </table:table-row>
        <table:table-row table:style-name="ro11">
          <table:table-cell office:value-type="string" calcext:value-type="string">
            <text:p>E384 </text:p>
          </table:table-cell>
          <table:table-cell office:value-type="string" calcext:value-type="string">
            <text:p><text:a xlink:href="https://en.wikipedia.org/w/index.php?title=Isopropyl_citrate&amp;action=edit&amp;redlink=1" xlink:type="simple">Isopropyl citrate</text:a> </text:p>
          </table:table-cell>
          <table:table-cell office:value-type="string" calcext:value-type="string">
            <text:p>acidity regulator </text:p>
          </table:table-cell>
          <table:table-cell table:style-name="ce4" office:value-type="string" calcext:value-type="string">
            <text:p/>
          </table:table-cell>
        </table:table-row>
        <table:table-row table:style-name="ro10">
          <table:table-cell office:value-type="string" calcext:value-type="string">
            <text:p><text:a xlink:href="https://en.wikipedia.org/wiki/E385" xlink:type="simple">E385</text:a> </text:p>
          </table:table-cell>
          <table:table-cell office:value-type="string" calcext:value-type="string">
            <text:p><text:a xlink:href="https://en.wikipedia.org/wiki/Calcium_disodium_ethylene_diamine_tetraacetate" xlink:type="simple">Calcium disodium ethylene diamine tetraacetate</text:a>, (Calcium disodium EDTA) </text:p>
          </table:table-cell>
          <table:table-cell office:value-type="string" calcext:value-type="string">
            <text:p><text:a xlink:href="https://en.wikipedia.org/wiki/Sequestrant" xlink:type="simple">sequestra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2">
          <table:table-cell office:value-type="string" calcext:value-type="string">
            <text:p><text:a xlink:href="https://en.wikipedia.org/wiki/E386" xlink:type="simple">E386</text:a> </text:p>
          </table:table-cell>
          <table:table-cell office:value-type="string" calcext:value-type="string">
            <text:p><text:a xlink:href="https://en.wikipedia.org/wiki/Disodium_ethylene_diamine_tetraacetate" xlink:type="simple">Disodium ethylene diamine tetraacetate</text:a> (Disodium EDTA) </text:p>
          </table:table-cell>
          <table:table-cell office:value-type="string" calcext:value-type="string">
            <text:p><text:a xlink:href="https://en.wikipedia.org/wiki/Sequestrant" xlink:type="simple">sequestrant</text:a> </text:p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en.wikipedia.org/w/index.php?title=E387&amp;action=edit&amp;redlink=1" xlink:type="simple">E387</text:a> </text:p>
          </table:table-cell>
          <table:table-cell office:value-type="string" calcext:value-type="string">
            <text:p><text:a xlink:href="https://en.wikipedia.org/w/index.php?title=Oxystearin&amp;action=edit&amp;redlink=1" xlink:type="simple">Oxystearin</text:a> </text:p>
          </table:table-cell>
          <table:table-cell office:value-type="string" calcext:value-type="string">
            <text:p><text:a xlink:href="https://en.wikipedia.org/wiki/Stabiliser_(food)" xlink:type="simple">stabiliser</text:a> </text:p>
          </table:table-cell>
          <table:table-cell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/index.php?title=E388&amp;action=edit&amp;redlink=1" xlink:type="simple">E388</text:a> </text:p>
          </table:table-cell>
          <table:table-cell office:value-type="string" calcext:value-type="string">
            <text:p><text:a xlink:href="https://en.wikipedia.org/w/index.php?title=Thiodipropionic_acid&amp;action=edit&amp;redlink=1" xlink:type="simple">Thiodipropionic acid</text:a> </text:p>
          </table:table-cell>
          <table:table-cell table:number-columns-repeated="2"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/index.php?title=E389&amp;action=edit&amp;redlink=1" xlink:type="simple">E389</text:a> </text:p>
          </table:table-cell>
          <table:table-cell office:value-type="string" calcext:value-type="string">
            <text:p><text:a xlink:href="https://en.wikipedia.org/w/index.php?title=Dilauryl_thiodipropionate&amp;action=edit&amp;redlink=1" xlink:type="simple">Dilauryl thiodipropionate</text:a> </text:p>
          </table:table-cell>
          <table:table-cell table:number-columns-repeated="2"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/index.php?title=E390&amp;action=edit&amp;redlink=1" xlink:type="simple">E390</text:a> </text:p>
          </table:table-cell>
          <table:table-cell office:value-type="string" calcext:value-type="string">
            <text:p><text:a xlink:href="https://en.wikipedia.org/w/index.php?title=Distearyl_thiodipropionate&amp;action=edit&amp;redlink=1" xlink:type="simple">Distearyl thiodipropionate</text:a> </text:p>
          </table:table-cell>
          <table:table-cell table:number-columns-repeated="2" table:style-name="ce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en.wikipedia.org/wiki/E391" xlink:type="simple">E391</text:a> </text:p>
          </table:table-cell>
          <table:table-cell office:value-type="string" calcext:value-type="string">
            <text:p><text:a xlink:href="https://en.wikipedia.org/wiki/Phytic_acid" xlink:type="simple">Phytic acid</text:a> </text:p>
          </table:table-cell>
          <table:table-cell table:number-columns-repeated="2"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392" xlink:type="simple">E392</text:a> </text:p>
          </table:table-cell>
          <table:table-cell office:value-type="string" calcext:value-type="string">
            <text:p>Extracts of <text:a xlink:href="https://en.wikipedia.org/wiki/Rosemary" xlink:type="simple">rosemary</text:a> </text:p>
          </table:table-cell>
          <table:table-cell table:style-name="ce4"/>
          <table:table-cell office:value-type="string" calcext:value-type="string">
            <text:p>Approved in 2010<text:a xlink:href="https://en.wikipedia.org/wiki/E_number#cite_note-FSA2010-25" xlink:type="simple">[25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399" xlink:type="simple">E399</text:a> </text:p>
          </table:table-cell>
          <table:table-cell office:value-type="string" calcext:value-type="string">
            <text:p><text:a xlink:href="https://en.wikipedia.org/wiki/Calcium_lactobionate" xlink:type="simple">Calcium lactobionate</text:a> </text:p>
          </table:table-cell>
          <table:table-cell table:style-name="ce4" table:number-columns-repeated="2"/>
        </table:table-row>
      </table:table>
      <table:table table:name="4xx_thickener_stabilizer_emulsifier" table:style-name="ta1">
        <table:table-column table:style-name="co3" table:number-columns-repeated="4" table:default-cell-style-name="ce1"/>
        <table:table-row table:style-name="ro1">
          <table:table-cell table:style-name="ce6" office:value-type="string" calcext:value-type="string">
            <text:p>Code </text:p>
          </table:table-cell>
          <table:table-cell table:style-name="ce6" office:value-type="string" calcext:value-type="string">
            <text:p>Name(s) </text:p>
          </table:table-cell>
          <table:table-cell table:style-name="ce6" office:value-type="string" calcext:value-type="string">
            <text:p>Purpose </text:p>
          </table:table-cell>
          <table:table-cell table:style-name="ce6" office:value-type="string" calcext:value-type="string">
            <text:p>Status </text:p>
          </table:table-cell>
        </table:table-row>
        <table:table-row table:style-name="ro10">
          <table:table-cell office:value-type="string" calcext:value-type="string">
            <text:p><text:a xlink:href="https://en.wikipedia.org/wiki/Alginic_acid" xlink:type="simple">E400</text:a> </text:p>
          </table:table-cell>
          <table:table-cell office:value-type="string" calcext:value-type="string">
            <text:p><text:a xlink:href="https://en.wikipedia.org/wiki/Alginic_acid" xlink:type="simple">Alginic acid</text:a> (thickener) (stabiliser) (<text:a xlink:href="https://en.wikipedia.org/wiki/Gelling_agent" xlink:type="simple">gelling agent</text:a>)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0">
          <table:table-cell office:value-type="string" calcext:value-type="string">
            <text:p><text:a xlink:href="https://en.wikipedia.org/wiki/E401" xlink:type="simple">E401</text:a> </text:p>
          </table:table-cell>
          <table:table-cell office:value-type="string" calcext:value-type="string">
            <text:p><text:a xlink:href="https://en.wikipedia.org/wiki/Sodium_alginate" xlink:type="simple">Sodium alginate</text:a> (thickener) (stabiliser) (<text:a xlink:href="https://en.wikipedia.org/wiki/Gelling_agent" xlink:type="simple">gelling agent</text:a>)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0">
          <table:table-cell office:value-type="string" calcext:value-type="string">
            <text:p><text:a xlink:href="https://en.wikipedia.org/wiki/E402" xlink:type="simple">E402</text:a> </text:p>
          </table:table-cell>
          <table:table-cell office:value-type="string" calcext:value-type="string">
            <text:p><text:a xlink:href="https://en.wikipedia.org/wiki/Potassium_alginate" xlink:type="simple">Potassium alginate</text:a> (thickener) (stabiliser) (<text:a xlink:href="https://en.wikipedia.org/wiki/Gelling_agent" xlink:type="simple">gelling agent</text:a>)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2">
          <table:table-cell office:value-type="string" calcext:value-type="string">
            <text:p><text:a xlink:href="https://en.wikipedia.org/wiki/E403" xlink:type="simple">E403</text:a> </text:p>
          </table:table-cell>
          <table:table-cell office:value-type="string" calcext:value-type="string">
            <text:p><text:a xlink:href="https://en.wikipedia.org/w/index.php?title=Ammonium_alginate&amp;action=edit&amp;redlink=1" xlink:type="simple">Ammonium alginate</text:a> (thickener) (stabiliser)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0">
          <table:table-cell office:value-type="string" calcext:value-type="string">
            <text:p><text:a xlink:href="https://en.wikipedia.org/wiki/E404" xlink:type="simple">E404</text:a> </text:p>
          </table:table-cell>
          <table:table-cell office:value-type="string" calcext:value-type="string">
            <text:p><text:a xlink:href="https://en.wikipedia.org/wiki/Calcium_alginate" xlink:type="simple">Calcium alginate</text:a> (thickener) (stabiliser) (<text:a xlink:href="https://en.wikipedia.org/wiki/Gelling_agent" xlink:type="simple">gelling agent</text:a>)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6">
          <table:table-cell office:value-type="string" calcext:value-type="string">
            <text:p><text:a xlink:href="https://en.wikipedia.org/wiki/E405" xlink:type="simple">E405</text:a> </text:p>
          </table:table-cell>
          <table:table-cell office:value-type="string" calcext:value-type="string">
            <text:p><text:a xlink:href="https://en.wikipedia.org/wiki/Propane-1,2-diol_alginate" xlink:type="simple">Propane-1,2-diol alginate</text:a> (<text:a xlink:href="https://en.wikipedia.org/wiki/Propylene_glycol_alginate" xlink:type="simple">Propylene glycol alginate</text:a>) (thickener) (stabiliser)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2">
          <table:table-cell office:value-type="string" calcext:value-type="string">
            <text:p><text:a xlink:href="https://en.wikipedia.org/wiki/E406" xlink:type="simple">E406</text:a> </text:p>
          </table:table-cell>
          <table:table-cell office:value-type="string" calcext:value-type="string">
            <text:p><text:a xlink:href="https://en.wikipedia.org/wiki/Agar" xlink:type="simple">Agar</text:a> (thickener) (<text:a xlink:href="https://en.wikipedia.org/wiki/Gelling_agent" xlink:type="simple">gelling agent</text:a>) </text:p>
          </table:table-cell>
          <table:table-cell office:value-type="string" calcext:value-type="string">
            <text:p>stabilis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0">
          <table:table-cell office:value-type="string" calcext:value-type="string">
            <text:p><text:a xlink:href="https://en.wikipedia.org/wiki/E407" xlink:type="simple">E407</text:a> </text:p>
          </table:table-cell>
          <table:table-cell office:value-type="string" calcext:value-type="string">
            <text:p><text:a xlink:href="https://en.wikipedia.org/wiki/Carrageenan" xlink:type="simple">Carrageenan</text:a> (thickener) (stabiliser) (<text:a xlink:href="https://en.wikipedia.org/wiki/Gelling_agent" xlink:type="simple">gelling agent</text:a>)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0">
          <table:table-cell office:value-type="string" calcext:value-type="string">
            <text:p><text:a xlink:href="https://en.wikipedia.org/wiki/E407a" xlink:type="simple">E407a</text:a> </text:p>
          </table:table-cell>
          <table:table-cell office:value-type="string" calcext:value-type="string">
            <text:p><text:a xlink:href="https://en.wikipedia.org/wiki/Carrageenan" xlink:type="simple">Processed eucheuma seaweed</text:a> (thickener) (stabiliser) (<text:a xlink:href="https://en.wikipedia.org/wiki/Gelling_agent" xlink:type="simple">gelling agent</text:a>)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1">
          <table:table-cell office:value-type="string" calcext:value-type="string">
            <text:p><text:a xlink:href="https://en.wikipedia.org/w/index.php?title=E408&amp;action=edit&amp;redlink=1" xlink:type="simple">E408</text:a> </text:p>
          </table:table-cell>
          <table:table-cell office:value-type="string" calcext:value-type="string">
            <text:p><text:a xlink:href="https://en.wikipedia.org/w/index.php?title=Bakers_yeast_glycan&amp;action=edit&amp;redlink=1" xlink:type="simple">Bakers yeast glycan</text:a> </text:p>
          </table:table-cell>
          <table:table-cell table:number-columns-repeated="2"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409" xlink:type="simple">E409</text:a> </text:p>
          </table:table-cell>
          <table:table-cell office:value-type="string" calcext:value-type="string">
            <text:p><text:a xlink:href="https://en.wikipedia.org/wiki/Arabinogalactan" xlink:type="simple">Arabinogalactan</text:a> </text:p>
          </table:table-cell>
          <table:table-cell table:number-columns-repeated="2" table:style-name="ce4" office:value-type="string" calcext:value-type="string">
            <text:p/>
          </table:table-cell>
        </table:table-row>
        <table:table-row table:style-name="ro16">
          <table:table-cell office:value-type="string" calcext:value-type="string">
            <text:p><text:a xlink:href="https://en.wikipedia.org/wiki/Locust_bean_gum" xlink:type="simple">E410</text:a> </text:p>
          </table:table-cell>
          <table:table-cell office:value-type="string" calcext:value-type="string">
            <text:p><text:a xlink:href="https://en.wikipedia.org/wiki/Locust_bean_gum" xlink:type="simple">Locust bean gum</text:a> (Carob gum) (thickener) (stabiliser) (<text:a xlink:href="https://en.wikipedia.org/wiki/Gelling_agent" xlink:type="simple">gelling agent</text:a>)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1">
          <table:table-cell office:value-type="string" calcext:value-type="string">
            <text:p><text:a xlink:href="https://en.wikipedia.org/w/index.php?title=Oat_gum&amp;action=edit&amp;redlink=1" xlink:type="simple">E411</text:a> </text:p>
          </table:table-cell>
          <table:table-cell office:value-type="string" calcext:value-type="string">
            <text:p><text:a xlink:href="https://en.wikipedia.org/w/index.php?title=Oat_gum&amp;action=edit&amp;redlink=1" xlink:type="simple">Oat gum</text:a> (thickener) </text:p>
          </table:table-cell>
          <table:table-cell office:value-type="string" calcext:value-type="string">
            <text:p>stabiliser </text:p>
          </table:table-cell>
          <table:table-cell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Guar_gum" xlink:type="simple">E412</text:a> </text:p>
          </table:table-cell>
          <table:table-cell office:value-type="string" calcext:value-type="string">
            <text:p><text:a xlink:href="https://en.wikipedia.org/wiki/Guar_gum" xlink:type="simple">Guar gum</text:a> (thickener) </text:p>
          </table:table-cell>
          <table:table-cell office:value-type="string" calcext:value-type="string">
            <text:p>stabilis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2">
          <table:table-cell office:value-type="string" calcext:value-type="string">
            <text:p><text:a xlink:href="https://en.wikipedia.org/wiki/E413" xlink:type="simple">E413</text:a> </text:p>
          </table:table-cell>
          <table:table-cell office:value-type="string" calcext:value-type="string">
            <text:p><text:a xlink:href="https://en.wikipedia.org/wiki/Tragacanth" xlink:type="simple">Tragacanth</text:a> (thickener) (stabiliser)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0">
          <table:table-cell office:value-type="string" calcext:value-type="string">
            <text:p><text:a xlink:href="https://en.wikipedia.org/wiki/E414" xlink:type="simple">E414</text:a> </text:p>
          </table:table-cell>
          <table:table-cell office:value-type="string" calcext:value-type="string">
            <text:p><text:a xlink:href="https://en.wikipedia.org/wiki/Acacia_gum" xlink:type="simple">Acacia gum</text:a> (<text:a xlink:href="https://en.wikipedia.org/wiki/Gum_arabic" xlink:type="simple">gum arabic</text:a>) (thickener) (stabiliser)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415" xlink:type="simple">E415</text:a> </text:p>
          </table:table-cell>
          <table:table-cell office:value-type="string" calcext:value-type="string">
            <text:p><text:a xlink:href="https://en.wikipedia.org/wiki/Xanthan_gum" xlink:type="simple">Xanthan gum</text:a> (thickener) </text:p>
          </table:table-cell>
          <table:table-cell office:value-type="string" calcext:value-type="string">
            <text:p>stabilis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2">
          <table:table-cell office:value-type="string" calcext:value-type="string">
            <text:p><text:a xlink:href="https://en.wikipedia.org/wiki/E416" xlink:type="simple">E416</text:a> </text:p>
          </table:table-cell>
          <table:table-cell office:value-type="string" calcext:value-type="string">
            <text:p><text:a xlink:href="https://en.wikipedia.org/wiki/Karaya_gum" xlink:type="simple">Karaya gum</text:a> (thickener) (stabiliser)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417" xlink:type="simple">E417</text:a> </text:p>
          </table:table-cell>
          <table:table-cell office:value-type="string" calcext:value-type="string">
            <text:p><text:a xlink:href="https://en.wikipedia.org/wiki/Tara_gum" xlink:type="simple">Tara gum</text:a> (thickener) </text:p>
          </table:table-cell>
          <table:table-cell office:value-type="string" calcext:value-type="string">
            <text:p>stabilis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2">
          <table:table-cell office:value-type="string" calcext:value-type="string">
            <text:p><text:a xlink:href="https://en.wikipedia.org/wiki/E418" xlink:type="simple">E418</text:a> </text:p>
          </table:table-cell>
          <table:table-cell office:value-type="string" calcext:value-type="string">
            <text:p><text:a xlink:href="https://en.wikipedia.org/wiki/Gellan_gum" xlink:type="simple">Gellan gum</text:a> (thickener) (stabiliser)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2">
          <table:table-cell office:value-type="string" calcext:value-type="string">
            <text:p><text:a xlink:href="https://en.wikipedia.org/wiki/E419" xlink:type="simple">E419</text:a> </text:p>
          </table:table-cell>
          <table:table-cell office:value-type="string" calcext:value-type="string">
            <text:p><text:a xlink:href="https://en.wikipedia.org/wiki/Gum_ghatti" xlink:type="simple">Gum ghatti</text:a> (thickener) (stabiliser) </text:p>
          </table:table-cell>
          <table:table-cell office:value-type="string" calcext:value-type="string">
            <text:p>emulsifier </text:p>
          </table:table-cell>
          <table:table-cell table:style-name="ce4" office:value-type="string" calcext:value-type="string">
            <text:p/>
          </table:table-cell>
        </table:table-row>
        <table:table-row table:style-name="ro16">
          <table:table-cell office:value-type="string" calcext:value-type="string">
            <text:p><text:a xlink:href="https://en.wikipedia.org/wiki/E420" xlink:type="simple">E420</text:a> </text:p>
          </table:table-cell>
          <table:table-cell office:value-type="string" calcext:value-type="string">
            <text:p><text:a xlink:href="https://en.wikipedia.org/wiki/Sorbitol" xlink:type="simple">Sorbitol</text:a> (i) Sorbitol (ii) Sorbitol syrup (emulsifier) (<text:a xlink:href="https://en.wikipedia.org/wiki/Sugar_substitute" xlink:type="simple">sweetener</text:a>) </text:p>
          </table:table-cell>
          <table:table-cell office:value-type="string" calcext:value-type="string">
            <text:p><text:a xlink:href="https://en.wikipedia.org/wiki/Humectant" xlink:type="simple">humectant</text:a> </text:p>
          </table:table-cell>
          <table:table-cell office:value-type="string" calcext:value-type="string">
            <text:p>Approved in the EU.<text:a xlink:href="https://en.wikipedia.org/wiki/E_number#cite_note-FSA4-26" xlink:type="simple">[26]</text:a> </text:p>
          </table:table-cell>
        </table:table-row>
        <table:table-row table:style-name="ro12">
          <table:table-cell office:value-type="string" calcext:value-type="string">
            <text:p><text:a xlink:href="https://en.wikipedia.org/wiki/E421" xlink:type="simple">E421</text:a> </text:p>
          </table:table-cell>
          <table:table-cell office:value-type="string" calcext:value-type="string">
            <text:p><text:a xlink:href="https://en.wikipedia.org/wiki/Mannitol" xlink:type="simple">Mannitol</text:a> (<text:a xlink:href="https://en.wikipedia.org/wiki/Anti-caking_agent" xlink:type="simple">anti-caking agent</text:a>) </text:p>
          </table:table-cell>
          <table:table-cell office:value-type="string" calcext:value-type="string">
            <text:p><text:a xlink:href="https://en.wikipedia.org/wiki/Sugar_substitute" xlink:type="simple">sweetener</text:a> </text:p>
          </table:table-cell>
          <table:table-cell office:value-type="string" calcext:value-type="string">
            <text:p>Approved in the EU.<text:a xlink:href="https://en.wikipedia.org/wiki/E_number#cite_note-FSA4-26" xlink:type="simple">[26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422" xlink:type="simple">E422</text:a> </text:p>
          </table:table-cell>
          <table:table-cell office:value-type="string" calcext:value-type="string">
            <text:p><text:a xlink:href="https://en.wikipedia.org/wiki/Glycerol" xlink:type="simple">Glycerol</text:a> (emulsifier) </text:p>
          </table:table-cell>
          <table:table-cell office:value-type="string" calcext:value-type="string">
            <text:p><text:a xlink:href="https://en.wikipedia.org/wiki/Sugar_substitute" xlink:type="simple">sweetener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">
          <table:table-cell office:value-type="string" calcext:value-type="string">
            <text:p><text:a xlink:href="https://en.wikipedia.org/wiki/E424" xlink:type="simple">E424</text:a> </text:p>
          </table:table-cell>
          <table:table-cell office:value-type="string" calcext:value-type="string">
            <text:p><text:a xlink:href="https://en.wikipedia.org/wiki/Curdlan" xlink:type="simple">Curdlan</text:a> </text:p>
          </table:table-cell>
          <table:table-cell office:value-type="string" calcext:value-type="string">
            <text:p>gelling agent </text:p>
          </table:table-cell>
          <table:table-cell table:style-name="ce4" office:value-type="string" calcext:value-type="string">
            <text:p/>
          </table:table-cell>
        </table:table-row>
        <table:table-row table:style-name="ro20">
          <table:table-cell office:value-type="string" calcext:value-type="string">
            <text:p><text:a xlink:href="https://en.wikipedia.org/wiki/E425" xlink:type="simple">E425</text:a> </text:p>
          </table:table-cell>
          <table:table-cell office:value-type="string" calcext:value-type="string">
            <text:p><text:a xlink:href="https://en.wikipedia.org/wiki/Konjac" xlink:type="simple">Konjac</text:a> (i) <text:a xlink:href="https://en.wikipedia.org/wiki/Konjac_gum" xlink:type="simple">Konjac gum</text:a> (ii) <text:a xlink:href="https://en.wikipedia.org/wiki/Konjac_glucomannane" xlink:type="simple">Konjac glucomannane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May not be used in confectionery owing to choking risk.[<text:a xlink:href="https://en.wikipedia.org/wiki/Wikipedia:Citation_needed" xlink:type="simple">citation needed</text:a>] </text:p>
          </table:table-cell>
        </table:table-row>
        <table:table-row table:style-name="ro11">
          <table:table-cell office:value-type="string" calcext:value-type="string">
            <text:p><text:a xlink:href="https://en.wikipedia.org/w/index.php?title=E426&amp;action=edit&amp;redlink=1" xlink:type="simple">E426</text:a> </text:p>
          </table:table-cell>
          <table:table-cell office:value-type="string" calcext:value-type="string">
            <text:p><text:a xlink:href="https://en.wikipedia.org/w/index.php?title=Soybean_hemicellulose&amp;action=edit&amp;redlink=1" xlink:type="simple">Soybean hemicellulose</text:a> </text:p>
          </table:table-cell>
          <table:table-cell table:style-name="ce4"/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427" xlink:type="simple">E427</text:a> </text:p>
          </table:table-cell>
          <table:table-cell office:value-type="string" calcext:value-type="string">
            <text:p><text:a xlink:href="https://en.wikipedia.org/wiki/Cassia_gum" xlink:type="simple">Cassia gum</text:a> </text:p>
          </table:table-cell>
          <table:table-cell table:style-name="ce4"/>
          <table:table-cell office:value-type="string" calcext:value-type="string">
            <text:p>Approved in 2010<text:a xlink:href="https://en.wikipedia.org/wiki/E_number#cite_note-FSA2010-25" xlink:type="simple">[25]</text:a> </text:p>
          </table:table-cell>
        </table:table-row>
        <table:table-row table:style-name="ro1">
          <table:table-cell office:value-type="string" calcext:value-type="string">
            <text:p><text:a xlink:href="https://en.wikipedia.org/wiki/E429" xlink:type="simple">E429</text:a> </text:p>
          </table:table-cell>
          <table:table-cell office:value-type="string" calcext:value-type="string">
            <text:p><text:a xlink:href="https://en.wikipedia.org/wiki/Peptone" xlink:type="simple">Peptones</text:a> </text:p>
          </table:table-cell>
          <table:table-cell table:number-columns-repeated="2"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/index.php?title=Polyoxyethene_(8)_stearate&amp;action=edit&amp;redlink=1" xlink:type="simple">E430</text:a> </text:p>
          </table:table-cell>
          <table:table-cell office:value-type="string" calcext:value-type="string">
            <text:p><text:a xlink:href="https://en.wikipedia.org/w/index.php?title=Polyoxyethene_(8)_stearate&amp;action=edit&amp;redlink=1" xlink:type="simple">Polyoxyethene (8) stearate</text:a> (emulsifier) </text:p>
          </table:table-cell>
          <table:table-cell office:value-type="string" calcext:value-type="string">
            <text:p>stabiliser </text:p>
          </table:table-cell>
          <table:table-cell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431" xlink:type="simple">E431</text:a> </text:p>
          </table:table-cell>
          <table:table-cell office:value-type="string" calcext:value-type="string">
            <text:p><text:a xlink:href="https://en.wikipedia.org/w/index.php?title=Polyoxyethene_(40)_stearate&amp;action=edit&amp;redlink=1" xlink:type="simple">Polyoxyethene (40) stearate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0">
          <table:table-cell office:value-type="string" calcext:value-type="string">
            <text:p><text:a xlink:href="https://en.wikipedia.org/wiki/E432" xlink:type="simple">E432</text:a> </text:p>
          </table:table-cell>
          <table:table-cell office:value-type="string" calcext:value-type="string">
            <text:p><text:a xlink:href="https://en.wikipedia.org/wiki/Polyoxyethene_(20)_sorbitan_monolaurate" xlink:type="simple">Polyoxyethene (20) sorbitan monolaurate</text:a> (<text:a xlink:href="https://en.wikipedia.org/wiki/Polysorbate_20" xlink:type="simple">polysorbate 20</text:a>)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0">
          <table:table-cell office:value-type="string" calcext:value-type="string">
            <text:p><text:a xlink:href="https://en.wikipedia.org/wiki/E433" xlink:type="simple">E433</text:a> </text:p>
          </table:table-cell>
          <table:table-cell office:value-type="string" calcext:value-type="string">
            <text:p><text:a xlink:href="https://en.wikipedia.org/wiki/Polyoxyethene_(20)_sorbitan_monooleate" xlink:type="simple">Polyoxyethene (20) sorbitan monooleate</text:a> (<text:a xlink:href="https://en.wikipedia.org/wiki/Polysorbate_80" xlink:type="simple">polysorbate 80</text:a>)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0">
          <table:table-cell office:value-type="string" calcext:value-type="string">
            <text:p><text:a xlink:href="https://en.wikipedia.org/wiki/E434" xlink:type="simple">E434</text:a> </text:p>
          </table:table-cell>
          <table:table-cell office:value-type="string" calcext:value-type="string">
            <text:p><text:a xlink:href="https://en.wikipedia.org/w/index.php?title=Polyoxyethene_(20)_sorbitan_monopalmitate&amp;action=edit&amp;redlink=1" xlink:type="simple">Polyoxyethene (20) sorbitan monopalmitate</text:a> (<text:a xlink:href="https://en.wikipedia.org/wiki/Polysorbate_40" xlink:type="simple">polysorbate 40</text:a>)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0">
          <table:table-cell office:value-type="string" calcext:value-type="string">
            <text:p><text:a xlink:href="https://en.wikipedia.org/wiki/E435" xlink:type="simple">E435</text:a> </text:p>
          </table:table-cell>
          <table:table-cell office:value-type="string" calcext:value-type="string">
            <text:p><text:a xlink:href="https://en.wikipedia.org/w/index.php?title=Polyoxyethene_(20)_sorbitan_monostearate&amp;action=edit&amp;redlink=1" xlink:type="simple">Polyoxyethene (20) sorbitan monostearate</text:a> (<text:a xlink:href="https://en.wikipedia.org/wiki/Polysorbate_60" xlink:type="simple">polysorbate 60</text:a>)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0">
          <table:table-cell office:value-type="string" calcext:value-type="string">
            <text:p><text:a xlink:href="https://en.wikipedia.org/wiki/E436" xlink:type="simple">E436</text:a> </text:p>
          </table:table-cell>
          <table:table-cell office:value-type="string" calcext:value-type="string">
            <text:p><text:a xlink:href="https://en.wikipedia.org/w/index.php?title=Polyoxyethene_(20)_sorbitan_tristearate&amp;action=edit&amp;redlink=1" xlink:type="simple">Polyoxyethene (20) sorbitan tristearate</text:a> (<text:a xlink:href="https://en.wikipedia.org/wiki/Polysorbate_65" xlink:type="simple">polysorbate 65</text:a>)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0">
          <table:table-cell office:value-type="string" calcext:value-type="string">
            <text:p><text:a xlink:href="https://en.wikipedia.org/wiki/E440" xlink:type="simple">E440</text:a> </text:p>
          </table:table-cell>
          <table:table-cell office:value-type="string" calcext:value-type="string">
            <text:p><text:a xlink:href="https://en.wikipedia.org/wiki/Pectin" xlink:type="simple">Pectins</text:a> (i) pectin (ii) amidated pectin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441" xlink:type="simple">E441</text:a> </text:p>
          </table:table-cell>
          <table:table-cell office:value-type="string" calcext:value-type="string">
            <text:p><text:a xlink:href="https://en.wikipedia.org/wiki/Gelatine" xlink:type="simple">Gelatine</text:a> (emulsifier) </text:p>
          </table:table-cell>
          <table:table-cell office:value-type="string" calcext:value-type="string">
            <text:p><text:a xlink:href="https://en.wikipedia.org/wiki/Gelling_agent" xlink:type="simple">gelling agent</text:a> </text:p>
          </table:table-cell>
          <table:table-cell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442" xlink:type="simple">E442</text:a> </text:p>
          </table:table-cell>
          <table:table-cell office:value-type="string" calcext:value-type="string">
            <text:p><text:a xlink:href="https://en.wikipedia.org/wiki/Ammonium_phosphatides" xlink:type="simple">Ammonium phosphatides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443" xlink:type="simple">E443</text:a> </text:p>
          </table:table-cell>
          <table:table-cell office:value-type="string" calcext:value-type="string">
            <text:p><text:a xlink:href="https://en.wikipedia.org/wiki/Brominated_vegetable_oil" xlink:type="simple">Brominated vegetable oil</text:a> </text:p>
          </table:table-cell>
          <table:table-cell office:value-type="string" calcext:value-type="string">
            <text:p>emulsifier </text:p>
          </table:table-cell>
          <table:table-cell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Sucrose_acetate_isobutyrate" xlink:type="simple">E444</text:a> </text:p>
          </table:table-cell>
          <table:table-cell office:value-type="string" calcext:value-type="string">
            <text:p><text:a xlink:href="https://en.wikipedia.org/wiki/Sucrose_acetate_isobutyrate" xlink:type="simple">Sucrose acetate isobutyrate</text:a> </text:p>
          </table:table-cell>
          <table:table-cell office:value-type="string" calcext:value-type="string">
            <text:p>emulsifier </text:p>
          </table:table-cell>
          <table:table-cell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445" xlink:type="simple">E445</text:a> </text:p>
          </table:table-cell>
          <table:table-cell office:value-type="string" calcext:value-type="string">
            <text:p><text:a xlink:href="https://en.wikipedia.org/wiki/Glycerol_esters_of_wood_rosins" xlink:type="simple">Glycerol esters of wood rosins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E446&amp;action=edit&amp;redlink=1" xlink:type="simple">E446</text:a> </text:p>
          </table:table-cell>
          <table:table-cell office:value-type="string" calcext:value-type="string">
            <text:p><text:a xlink:href="https://en.wikipedia.org/w/index.php?title=Succistearin&amp;action=edit&amp;redlink=1" xlink:type="simple">Succistearin</text:a> </text:p>
          </table:table-cell>
          <table:table-cell table:number-columns-repeated="2" table:style-name="ce4" office:value-type="string" calcext:value-type="string">
            <text:p/>
          </table:table-cell>
        </table:table-row>
        <table:table-row table:style-name="ro22">
          <table:table-cell office:value-type="string" calcext:value-type="string">
            <text:p><text:a xlink:href="https://en.wikipedia.org/wiki/E450_(food_additive)" xlink:type="simple">E450</text:a> </text:p>
          </table:table-cell>
          <table:table-cell office:value-type="string" calcext:value-type="string">
            <text:p><text:a xlink:href="https://en.wikipedia.org/wiki/Diphosphate" xlink:type="simple">Diphosphates</text:a> (i) <text:a xlink:href="https://en.wikipedia.org/wiki/Disodium_diphosphate" xlink:type="simple">Disodium diphosphate</text:a> (ii) <text:a xlink:href="https://en.wikipedia.org/w/index.php?title=Trisodium_diphosphate&amp;action=edit&amp;redlink=1" xlink:type="simple">Trisodium diphosphate</text:a> (iii) <text:a xlink:href="https://en.wikipedia.org/wiki/Tetrasodium_diphosphate" xlink:type="simple">Tetrasodium diphosphate</text:a> (iv) <text:a xlink:href="https://en.wikipedia.org/w/index.php?title=Dipotassium_diphosphate&amp;action=edit&amp;redlink=1" xlink:type="simple">Dipotassium diphosphate</text:a> (v) <text:a xlink:href="https://en.wikipedia.org/w/index.php?title=Tetrapotassium_diphosphate&amp;action=edit&amp;redlink=1" xlink:type="simple">Tetrapotassium diphosphate</text:a> (vi) <text:a xlink:href="https://en.wikipedia.org/wiki/Dicalcium_diphosphate" xlink:type="simple">Dicalcium diphosphate</text:a> (vii) <text:a xlink:href="https://en.wikipedia.org/w/index.php?title=Calcium_dihydrogen_diphosphate&amp;action=edit&amp;redlink=1" xlink:type="simple">Calcium dihydrogen diphosphate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9">
          <table:table-cell office:value-type="string" calcext:value-type="string">
            <text:p><text:a xlink:href="https://en.wikipedia.org/wiki/E451" xlink:type="simple">E451</text:a> </text:p>
          </table:table-cell>
          <table:table-cell office:value-type="string" calcext:value-type="string">
            <text:p><text:a xlink:href="https://en.wikipedia.org/wiki/Triphosphate" xlink:type="simple">Triphosphates</text:a> (i) <text:a xlink:href="https://en.wikipedia.org/wiki/Sodium_triphosphate" xlink:type="simple">Sodium triphosphate</text:a> (pentasodium triphosphate) (ii) <text:a xlink:href="https://en.wikipedia.org/w/index.php?title=Pentapotassium_triphosphate&amp;action=edit&amp;redlink=1" xlink:type="simple">Pentapotassium triphosphate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3">
          <table:table-cell office:value-type="string" calcext:value-type="string">
            <text:p><text:a xlink:href="https://en.wikipedia.org/wiki/E452" xlink:type="simple">E452</text:a> </text:p>
          </table:table-cell>
          <table:table-cell office:value-type="string" calcext:value-type="string">
            <text:p><text:a xlink:href="https://en.wikipedia.org/wiki/Polyphosphate" xlink:type="simple">Polyphosphates</text:a> (i) <text:a xlink:href="https://en.wikipedia.org/wiki/Sodium_polyphosphate" xlink:type="simple">Sodium polyphosphates</text:a> (ii) <text:a xlink:href="https://en.wikipedia.org/w/index.php?title=Potassium_polyphosphate&amp;action=edit&amp;redlink=1" xlink:type="simple">Potassium polyphosphates</text:a> (iii) <text:a xlink:href="https://en.wikipedia.org/w/index.php?title=Sodium_calcium_polyphosphate&amp;action=edit&amp;redlink=1" xlink:type="simple">Sodium calcium polyphosphate</text:a> (iv) <text:a xlink:href="https://en.wikipedia.org/w/index.php?title=Calcium_polyphosphate&amp;action=edit&amp;redlink=1" xlink:type="simple">Calcium polyphosphates</text:a> (v) <text:a xlink:href="https://en.wikipedia.org/wiki/Ammonium_polyphosphate" xlink:type="simple">Ammonium polyphosphate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459" xlink:type="simple">E459</text:a> </text:p>
          </table:table-cell>
          <table:table-cell office:value-type="string" calcext:value-type="string">
            <text:p><text:a xlink:href="https://en.wikipedia.org/wiki/Beta-cyclodextrin" xlink:type="simple">Beta-cyclodextrin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6">
          <table:table-cell office:value-type="string" calcext:value-type="string">
            <text:p><text:a xlink:href="https://en.wikipedia.org/wiki/E460" xlink:type="simple">E460</text:a> </text:p>
          </table:table-cell>
          <table:table-cell office:value-type="string" calcext:value-type="string">
            <text:p><text:a xlink:href="https://en.wikipedia.org/wiki/Cellulose" xlink:type="simple">Cellulose</text:a> (i) <text:a xlink:href="https://en.wikipedia.org/wiki/Microcrystalline_cellulose" xlink:type="simple">Microcrystalline cellulose</text:a> (ii) <text:a xlink:href="https://en.wikipedia.org/w/index.php?title=Powdered_cellulose&amp;action=edit&amp;redlink=1" xlink:type="simple">Powdered cellulose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461" xlink:type="simple">E461</text:a> </text:p>
          </table:table-cell>
          <table:table-cell office:value-type="string" calcext:value-type="string">
            <text:p><text:a xlink:href="https://en.wikipedia.org/wiki/Methyl_cellulose" xlink:type="simple">Methyl cellulose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462" xlink:type="simple">E462</text:a> </text:p>
          </table:table-cell>
          <table:table-cell office:value-type="string" calcext:value-type="string">
            <text:p><text:a xlink:href="https://en.wikipedia.org/wiki/Ethyl_cellulose" xlink:type="simple">Ethyl cellulose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463" xlink:type="simple">E463</text:a> </text:p>
          </table:table-cell>
          <table:table-cell office:value-type="string" calcext:value-type="string">
            <text:p><text:a xlink:href="https://en.wikipedia.org/wiki/Hydroxypropyl_cellulose" xlink:type="simple">Hydroxypropyl cellulose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6">
          <table:table-cell office:value-type="string" calcext:value-type="string">
            <text:p><text:a xlink:href="https://en.wikipedia.org/wiki/Hypromellose" xlink:type="simple">E464</text:a> </text:p>
          </table:table-cell>
          <table:table-cell office:value-type="string" calcext:value-type="string">
            <text:p><text:a xlink:href="https://en.wikipedia.org/wiki/Hypromellose" xlink:type="simple">Hypromellose</text:a> (hydroxypropyl methylcellulose)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465" xlink:type="simple">E465</text:a> </text:p>
          </table:table-cell>
          <table:table-cell office:value-type="string" calcext:value-type="string">
            <text:p><text:a xlink:href="https://en.wikipedia.org/wiki/Ethyl_methyl_cellulose" xlink:type="simple">Ethyl methyl cellulose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0">
          <table:table-cell office:value-type="string" calcext:value-type="string">
            <text:p><text:a xlink:href="https://en.wikipedia.org/wiki/E466" xlink:type="simple">E466</text:a> </text:p>
          </table:table-cell>
          <table:table-cell office:value-type="string" calcext:value-type="string">
            <text:p><text:a xlink:href="https://en.wikipedia.org/wiki/Carboxymethyl_cellulose" xlink:type="simple">Carboxymethyl cellulose</text:a>, <text:a xlink:href="https://en.wikipedia.org/wiki/Sodium_carboxymethyl_cellulose" xlink:type="simple">Sodium carboxymethyl cellulose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467" xlink:type="simple">E467</text:a> </text:p>
          </table:table-cell>
          <table:table-cell office:value-type="string" calcext:value-type="string">
            <text:p><text:a xlink:href="https://en.wikipedia.org/wiki/Ethyl_hydroxyethyl_cellulose" xlink:type="simple">Ethyl hydroxyethyl cellulose</text:a> </text:p>
          </table:table-cell>
          <table:table-cell table:number-columns-repeated="2" table:style-name="ce4" office:value-type="string" calcext:value-type="string">
            <text:p/>
          </table:table-cell>
        </table:table-row>
        <table:table-row table:style-name="ro21">
          <table:table-cell office:value-type="string" calcext:value-type="string">
            <text:p><text:a xlink:href="https://en.wikipedia.org/wiki/E468" xlink:type="simple">E468</text:a> </text:p>
          </table:table-cell>
          <table:table-cell office:value-type="string" calcext:value-type="string">
            <text:p><text:a xlink:href="https://en.wikipedia.org/wiki/Croscarmellose_sodium" xlink:type="simple">Crosslinked sodium carboxymethyl cellulose</text:a> (Croscarmellose)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This additive is under discussion and may be included in a future amendment to the Directive on miscellaneous additives </text:p>
          </table:table-cell>
        </table:table-row>
        <table:table-row table:style-name="ro10">
          <table:table-cell office:value-type="string" calcext:value-type="string">
            <text:p><text:a xlink:href="https://en.wikipedia.org/wiki/E469" xlink:type="simple">E469</text:a> </text:p>
          </table:table-cell>
          <table:table-cell office:value-type="string" calcext:value-type="string">
            <text:p>Enzymically <text:a xlink:href="https://en.wikipedia.org/wiki/Hydrolysed" xlink:type="simple">hydrolysed</text:a> <text:a xlink:href="https://en.wikipedia.org/wiki/Carboxymethylcellulose" xlink:type="simple">carboxymethylcellulose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6">
          <table:table-cell office:value-type="string" calcext:value-type="string">
            <text:p><text:a xlink:href="https://en.wikipedia.org/w/index.php?title=E470a&amp;action=edit&amp;redlink=1" xlink:type="simple">E470a</text:a> </text:p>
          </table:table-cell>
          <table:table-cell office:value-type="string" calcext:value-type="string">
            <text:p>Sodium, potassium and calcium salts of fatty acids (emulsifier) </text:p>
          </table:table-cell>
          <table:table-cell office:value-type="string" calcext:value-type="string">
            <text:p><text:a xlink:href="https://en.wikipedia.org/wiki/Anti-caking_agent" xlink:type="simple">anti-caking agent</text:a>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0">
          <table:table-cell office:value-type="string" calcext:value-type="string">
            <text:p><text:a xlink:href="https://en.wikipedia.org/wiki/E470b" xlink:type="simple">E470b</text:a> </text:p>
          </table:table-cell>
          <table:table-cell office:value-type="string" calcext:value-type="string">
            <text:p>Magnesium salts of fatty acids (emulsifier) </text:p>
          </table:table-cell>
          <table:table-cell office:value-type="string" calcext:value-type="string">
            <text:p><text:a xlink:href="https://en.wikipedia.org/wiki/Anti-caking_agent" xlink:type="simple">anti-caking agent</text:a>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6">
          <table:table-cell office:value-type="string" calcext:value-type="string">
            <text:p><text:a xlink:href="https://en.wikipedia.org/wiki/E471" xlink:type="simple">E471</text:a> </text:p>
          </table:table-cell>
          <table:table-cell office:value-type="string" calcext:value-type="string">
            <text:p><text:a xlink:href="https://en.wikipedia.org/wiki/Mono-_and_diglycerides_of_fatty_acids" xlink:type="simple">Mono- and diglycerides of fatty acids</text:a> (glyceryl monostearate, glyceryl distearate)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6">
          <table:table-cell office:value-type="string" calcext:value-type="string">
            <text:p><text:a xlink:href="https://en.wikipedia.org/w/index.php?title=E472a&amp;action=edit&amp;redlink=1" xlink:type="simple">E472a</text:a> </text:p>
          </table:table-cell>
          <table:table-cell office:value-type="string" calcext:value-type="string">
            <text:p>Acetic acid esters of mono- and diglycerides of fatty acids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6">
          <table:table-cell office:value-type="string" calcext:value-type="string">
            <text:p><text:a xlink:href="https://en.wikipedia.org/w/index.php?title=E472b&amp;action=edit&amp;redlink=1" xlink:type="simple">E472b</text:a> </text:p>
          </table:table-cell>
          <table:table-cell office:value-type="string" calcext:value-type="string">
            <text:p>Lactic acid esters of mono- and diglycerides of fatty acids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6">
          <table:table-cell office:value-type="string" calcext:value-type="string">
            <text:p><text:a xlink:href="https://en.wikipedia.org/w/index.php?title=E472c&amp;action=edit&amp;redlink=1" xlink:type="simple">E472c</text:a> </text:p>
          </table:table-cell>
          <table:table-cell office:value-type="string" calcext:value-type="string">
            <text:p>Citric acid esters of mono- and diglycerides of fatty acids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6">
          <table:table-cell office:value-type="string" calcext:value-type="string">
            <text:p><text:a xlink:href="https://en.wikipedia.org/w/index.php?title=E472d&amp;action=edit&amp;redlink=1" xlink:type="simple">E472d</text:a> </text:p>
          </table:table-cell>
          <table:table-cell office:value-type="string" calcext:value-type="string">
            <text:p>Tartaric acid esters of mono- and diglycerides of fatty acids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472e" xlink:type="simple">E472e</text:a> </text:p>
          </table:table-cell>
          <table:table-cell office:value-type="string" calcext:value-type="string">
            <text:p><text:a xlink:href="https://en.wikipedia.org/wiki/DATEM" xlink:type="simple">Mono- and diacetyl tartaric acid esters of mono- and diglycerides of fatty acids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7">
          <table:table-cell office:value-type="string" calcext:value-type="string">
            <text:p><text:a xlink:href="https://en.wikipedia.org/w/index.php?title=E472f&amp;action=edit&amp;redlink=1" xlink:type="simple">E472f</text:a> </text:p>
          </table:table-cell>
          <table:table-cell office:value-type="string" calcext:value-type="string">
            <text:p>Mixed acetic and tartaric acid esters of mono- and diglycerides of fatty acids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1">
          <table:table-cell office:value-type="string" calcext:value-type="string">
            <text:p><text:a xlink:href="https://en.wikipedia.org/w/index.php?title=E472g&amp;action=edit&amp;redlink=1" xlink:type="simple">E472g</text:a> </text:p>
          </table:table-cell>
          <table:table-cell office:value-type="string" calcext:value-type="string">
            <text:p><text:a xlink:href="https://en.wikipedia.org/w/index.php?title=Succinylated_monoglycerides&amp;action=edit&amp;redlink=1" xlink:type="simple">Succinylated monoglycerides</text:a> </text:p>
          </table:table-cell>
          <table:table-cell office:value-type="string" calcext:value-type="string">
            <text:p>emulsifier </text:p>
          </table:table-cell>
          <table:table-cell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473" xlink:type="simple">E473</text:a> </text:p>
          </table:table-cell>
          <table:table-cell office:value-type="string" calcext:value-type="string">
            <text:p><text:a xlink:href="https://en.wikipedia.org/wiki/Sucrose_esters" xlink:type="simple">Sucrose esters</text:a> of fatty acids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Sucroglyceride" xlink:type="simple">E474</text:a> </text:p>
          </table:table-cell>
          <table:table-cell office:value-type="string" calcext:value-type="string">
            <text:p><text:a xlink:href="https://en.wikipedia.org/wiki/Sucroglyceride" xlink:type="simple">Sucroglycerides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2">
          <table:table-cell office:value-type="string" calcext:value-type="string">
            <text:p><text:a xlink:href="https://en.wikipedia.org/wiki/E475" xlink:type="simple">E475</text:a> </text:p>
          </table:table-cell>
          <table:table-cell office:value-type="string" calcext:value-type="string">
            <text:p>Polyglycerol esters of fatty acids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476" xlink:type="simple">E476</text:a> </text:p>
          </table:table-cell>
          <table:table-cell office:value-type="string" calcext:value-type="string">
            <text:p><text:a xlink:href="https://en.wikipedia.org/wiki/Polyglycerol_polyricinoleate" xlink:type="simple">Polyglycerol polyricinoleate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7">
          <table:table-cell office:value-type="string" calcext:value-type="string">
            <text:p><text:a xlink:href="https://en.wikipedia.org/wiki/E477" xlink:type="simple">E477</text:a> </text:p>
          </table:table-cell>
          <table:table-cell office:value-type="string" calcext:value-type="string">
            <text:p>Propane-1,2-diol esters of fatty acids, propylene glycol esters of fatty acids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6">
          <table:table-cell office:value-type="string" calcext:value-type="string">
            <text:p><text:a xlink:href="https://en.wikipedia.org/w/index.php?title=E478&amp;action=edit&amp;redlink=1" xlink:type="simple">E478</text:a> </text:p>
          </table:table-cell>
          <table:table-cell office:value-type="string" calcext:value-type="string">
            <text:p>Lactylated fatty acid esters of glycerol and propane-1 </text:p>
          </table:table-cell>
          <table:table-cell office:value-type="string" calcext:value-type="string">
            <text:p>emulsifier </text:p>
          </table:table-cell>
          <table:table-cell table:style-name="ce4" office:value-type="string" calcext:value-type="string">
            <text:p/>
          </table:table-cell>
        </table:table-row>
        <table:table-row table:style-name="ro14">
          <table:table-cell office:value-type="string" calcext:value-type="string">
            <text:p><text:a xlink:href="https://en.wikipedia.org/wiki/E479b" xlink:type="simple">E479b</text:a> </text:p>
          </table:table-cell>
          <table:table-cell office:value-type="string" calcext:value-type="string">
            <text:p>Thermally oxidized soya bean oil interacted with mono- and diglycerides of fatty acids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480" xlink:type="simple">E480</text:a> </text:p>
          </table:table-cell>
          <table:table-cell office:value-type="string" calcext:value-type="string">
            <text:p><text:a xlink:href="https://en.wikipedia.org/wiki/Dioctyl_sodium_sulfosuccinate" xlink:type="simple">Dioctyl sodium sulfosuccinate</text:a> </text:p>
          </table:table-cell>
          <table:table-cell office:value-type="string" calcext:value-type="string">
            <text:p>emulsifier </text:p>
          </table:table-cell>
          <table:table-cell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481" xlink:type="simple">E481</text:a> </text:p>
          </table:table-cell>
          <table:table-cell office:value-type="string" calcext:value-type="string">
            <text:p><text:a xlink:href="https://en.wikipedia.org/wiki/Sodium_stearoyl-2-lactylate" xlink:type="simple">Sodium stearoyl-2-lactylate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482" xlink:type="simple">E482</text:a> </text:p>
          </table:table-cell>
          <table:table-cell office:value-type="string" calcext:value-type="string">
            <text:p><text:a xlink:href="https://en.wikipedia.org/wiki/Calcium_stearoyl-2-lactylate" xlink:type="simple">Calcium stearoyl-2-lactylate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483" xlink:type="simple">E483</text:a> </text:p>
          </table:table-cell>
          <table:table-cell office:value-type="string" calcext:value-type="string">
            <text:p><text:a xlink:href="https://en.wikipedia.org/wiki/Stearyl_tartrate" xlink:type="simple">Stearyl tartrate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">
          <table:table-cell office:value-type="string" calcext:value-type="string">
            <text:p><text:a xlink:href="https://en.wikipedia.org/w/index.php?title=E484&amp;action=edit&amp;redlink=1" xlink:type="simple">E484</text:a> </text:p>
          </table:table-cell>
          <table:table-cell office:value-type="string" calcext:value-type="string">
            <text:p><text:a xlink:href="https://en.wikipedia.org/w/index.php?title=Stearyl_citrate&amp;action=edit&amp;redlink=1" xlink:type="simple">Stearyl citrate</text:a> </text:p>
          </table:table-cell>
          <table:table-cell office:value-type="string" calcext:value-type="string">
            <text:p>emulsifier </text:p>
          </table:table-cell>
          <table:table-cell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/index.php?title=E485&amp;action=edit&amp;redlink=1" xlink:type="simple">E485</text:a> </text:p>
          </table:table-cell>
          <table:table-cell office:value-type="string" calcext:value-type="string">
            <text:p><text:a xlink:href="https://en.wikipedia.org/w/index.php?title=Sodium_stearoyl_fumarate&amp;action=edit&amp;redlink=1" xlink:type="simple">Sodium stearoyl fumarate</text:a> </text:p>
          </table:table-cell>
          <table:table-cell office:value-type="string" calcext:value-type="string">
            <text:p>emulsifier </text:p>
          </table:table-cell>
          <table:table-cell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/index.php?title=E486&amp;action=edit&amp;redlink=1" xlink:type="simple">E486</text:a> </text:p>
          </table:table-cell>
          <table:table-cell office:value-type="string" calcext:value-type="string">
            <text:p><text:a xlink:href="https://en.wikipedia.org/w/index.php?title=Calcium_stearoyl_fumarate&amp;action=edit&amp;redlink=1" xlink:type="simple">Calcium stearoyl fumarate</text:a> </text:p>
          </table:table-cell>
          <table:table-cell office:value-type="string" calcext:value-type="string">
            <text:p>emulsifier </text:p>
          </table:table-cell>
          <table:table-cell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487" xlink:type="simple">E487</text:a> </text:p>
          </table:table-cell>
          <table:table-cell office:value-type="string" calcext:value-type="string">
            <text:p><text:a xlink:href="https://en.wikipedia.org/w/index.php?title=Sodium_laurylsulfate&amp;action=edit&amp;redlink=1" xlink:type="simple">Sodium laurylsulfate</text:a> </text:p>
          </table:table-cell>
          <table:table-cell office:value-type="string" calcext:value-type="string">
            <text:p>emulsifier </text:p>
          </table:table-cell>
          <table:table-cell table:style-name="ce4" office:value-type="string" calcext:value-type="string">
            <text:p/>
          </table:table-cell>
        </table:table-row>
        <table:table-row table:style-name="ro12">
          <table:table-cell office:value-type="string" calcext:value-type="string">
            <text:p><text:a xlink:href="https://en.wikipedia.org/w/index.php?title=E488&amp;action=edit&amp;redlink=1" xlink:type="simple">E488</text:a> </text:p>
          </table:table-cell>
          <table:table-cell office:value-type="string" calcext:value-type="string">
            <text:p>Ethoxylated Mono- and Di-Glycerides </text:p>
          </table:table-cell>
          <table:table-cell office:value-type="string" calcext:value-type="string">
            <text:p>emulsifier </text:p>
          </table:table-cell>
          <table:table-cell table:style-name="ce4" office:value-type="string" calcext:value-type="string">
            <text:p/>
          </table:table-cell>
        </table:table-row>
        <table:table-row table:style-name="ro10">
          <table:table-cell office:value-type="string" calcext:value-type="string">
            <text:p><text:a xlink:href="https://en.wikipedia.org/w/index.php?title=E489&amp;action=edit&amp;redlink=1" xlink:type="simple">E489</text:a> </text:p>
          </table:table-cell>
          <table:table-cell office:value-type="string" calcext:value-type="string">
            <text:p>Methyl glucoside-coconut oil ester </text:p>
          </table:table-cell>
          <table:table-cell office:value-type="string" calcext:value-type="string">
            <text:p>emulsifier </text:p>
          </table:table-cell>
          <table:table-cell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490" xlink:type="simple">E490</text:a> </text:p>
          </table:table-cell>
          <table:table-cell office:value-type="string" calcext:value-type="string">
            <text:p><text:a xlink:href="https://en.wikipedia.org/wiki/Propane-1,2-diol" xlink:type="simple">Propane-1,2-diol</text:a> </text:p>
          </table:table-cell>
          <table:table-cell table:number-columns-repeated="2"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491" xlink:type="simple">E491</text:a> </text:p>
          </table:table-cell>
          <table:table-cell office:value-type="string" calcext:value-type="string">
            <text:p><text:a xlink:href="https://en.wikipedia.org/wiki/Sorbitan_monostearate" xlink:type="simple">Sorbitan monostearate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492" xlink:type="simple">E492</text:a> </text:p>
          </table:table-cell>
          <table:table-cell office:value-type="string" calcext:value-type="string">
            <text:p><text:a xlink:href="https://en.wikipedia.org/wiki/Sorbitan_tristearate" xlink:type="simple">Sorbitan tristearate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493" xlink:type="simple">E493</text:a> </text:p>
          </table:table-cell>
          <table:table-cell office:value-type="string" calcext:value-type="string">
            <text:p><text:a xlink:href="https://en.wikipedia.org/wiki/Sorbitan_monolaurate" xlink:type="simple">Sorbitan monolaurate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494" xlink:type="simple">E494</text:a> </text:p>
          </table:table-cell>
          <table:table-cell office:value-type="string" calcext:value-type="string">
            <text:p><text:a xlink:href="https://en.wikipedia.org/wiki/Sorbitan_monooleate" xlink:type="simple">Sorbitan monooleate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495" xlink:type="simple">E495</text:a> </text:p>
          </table:table-cell>
          <table:table-cell office:value-type="string" calcext:value-type="string">
            <text:p><text:a xlink:href="https://en.wikipedia.org/wiki/Sorbitan_monopalmitate" xlink:type="simple">Sorbitan monopalmitate</text:a> </text:p>
          </table:table-cell>
          <table:table-cell office:value-type="string" calcext:value-type="string">
            <text:p>emulsifier </text:p>
          </table:table-cell>
          <table:table-cell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1">
          <table:table-cell office:value-type="string" calcext:value-type="string">
            <text:p><text:a xlink:href="https://en.wikipedia.org/w/index.php?title=E496&amp;action=edit&amp;redlink=1" xlink:type="simple">E496</text:a> </text:p>
          </table:table-cell>
          <table:table-cell office:value-type="string" calcext:value-type="string">
            <text:p><text:a xlink:href="https://en.wikipedia.org/w/index.php?title=Sorbitan_trioleate&amp;action=edit&amp;redlink=1" xlink:type="simple">Sorbitan trioleate</text:a> </text:p>
          </table:table-cell>
          <table:table-cell office:value-type="string" calcext:value-type="string">
            <text:p>emulsifier </text:p>
          </table:table-cell>
          <table:table-cell table:style-name="ce4" office:value-type="string" calcext:value-type="string">
            <text:p/>
          </table:table-cell>
        </table:table-row>
        <table:table-row table:style-name="ro10">
          <table:table-cell office:value-type="string" calcext:value-type="string">
            <text:p><text:a xlink:href="https://en.wikipedia.org/w/index.php?title=E497&amp;action=edit&amp;redlink=1" xlink:type="simple">E497</text:a> </text:p>
          </table:table-cell>
          <table:table-cell office:value-type="string" calcext:value-type="string">
            <text:p>Polyoxypropylene-polyoxyethylene polymers </text:p>
          </table:table-cell>
          <table:table-cell table:number-columns-repeated="2" table:style-name="ce4" office:value-type="string" calcext:value-type="string">
            <text:p/>
          </table:table-cell>
        </table:table-row>
        <table:table-row table:style-name="ro17">
          <table:table-cell office:value-type="string" calcext:value-type="string">
            <text:p><text:a xlink:href="https://en.wikipedia.org/w/index.php?title=E498&amp;action=edit&amp;redlink=1" xlink:type="simple">E498</text:a> </text:p>
          </table:table-cell>
          <table:table-cell office:value-type="string" calcext:value-type="string">
            <text:p>Partial polyglycerol esters of polycondensed fatty acids of castor oil </text:p>
          </table:table-cell>
          <table:table-cell table:number-columns-repeated="2" table:style-name="ce4" office:value-type="string" calcext:value-type="string">
            <text:p/>
          </table:table-cell>
        </table:table-row>
        <table:table-row table:style-name="ro12">
          <table:table-cell office:value-type="string" calcext:value-type="string">
            <text:p><text:a xlink:href="https://en.wikipedia.org/wiki/E499" xlink:type="simple">E499</text:a> </text:p>
          </table:table-cell>
          <table:table-cell office:value-type="string" calcext:value-type="string">
            <text:p>Stigmasterol-rich plant sterols </text:p>
          </table:table-cell>
          <table:table-cell table:style-name="ce4"/>
          <table:table-cell office:value-type="string" calcext:value-type="string">
            <text:p>Approved in the EU.<text:a xlink:href="https://en.wikipedia.org/wiki/E_number#cite_note-FSA5-23" xlink:type="simple">[23]</text:a></text:p>
          </table:table-cell>
        </table:table-row>
      </table:table>
      <table:table table:name="5xx_acidity_regulator_anticaking" table:style-name="ta1">
        <table:table-column table:style-name="co3" table:number-columns-repeated="4" table:default-cell-style-name="ce1"/>
        <table:table-column table:style-name="co3" table:default-cell-style-name="Default"/>
        <table:table-row table:style-name="ro1">
          <table:table-cell table:style-name="ce6" office:value-type="string" calcext:value-type="string">
            <text:p>Code </text:p>
          </table:table-cell>
          <table:table-cell table:style-name="ce6" office:value-type="string" calcext:value-type="string">
            <text:p>Name(s) </text:p>
          </table:table-cell>
          <table:table-cell table:style-name="ce6" office:value-type="string" calcext:value-type="string">
            <text:p>Purpose </text:p>
          </table:table-cell>
          <table:table-cell table:style-name="ce6" office:value-type="string" calcext:value-type="string">
            <text:p>Status </text:p>
          </table:table-cell>
          <table:table-cell/>
        </table:table-row>
        <table:table-row table:style-name="ro13">
          <table:table-cell office:value-type="string" calcext:value-type="string">
            <text:p>E500 </text:p>
          </table:table-cell>
          <table:table-cell office:value-type="string" calcext:value-type="string">
            <text:p><text:a xlink:href="https://en.wikipedia.org/wiki/Sodium" xlink:type="simple">Sodium</text:a> <text:a xlink:href="https://en.wikipedia.org/wiki/Carbonate" xlink:type="simple">carbonates</text:a>: (i) <text:a xlink:href="https://en.wikipedia.org/wiki/Sodium_carbonate" xlink:type="simple">Sodium carbonate</text:a> (ii) <text:a xlink:href="https://en.wikipedia.org/wiki/Sodium_bicarbonate" xlink:type="simple">Sodium bicarbonate</text:a> (Sodium hydrogen carbonate) (iii) <text:a xlink:href="https://en.wikipedia.org/wiki/Sodium_sesquicarbonate" xlink:type="simple">Sodium sesquicarbonate</text:a> (<text:a xlink:href="https://en.wikipedia.org/wiki/Acidity_regulator" xlink:type="simple">acidity regulator</text:a>) </text:p>
          </table:table-cell>
          <table:table-cell office:value-type="string" calcext:value-type="string">
            <text:p><text:a xlink:href="https://en.wikipedia.org/wiki/Raising_agent" xlink:type="simple">raising age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19">
          <table:table-cell office:value-type="string" calcext:value-type="string">
            <text:p>E501 </text:p>
          </table:table-cell>
          <table:table-cell office:value-type="string" calcext:value-type="string">
            <text:p><text:a xlink:href="https://en.wikipedia.org/wiki/Potassium" xlink:type="simple">Potassium</text:a> <text:a xlink:href="https://en.wikipedia.org/wiki/Carbonate" xlink:type="simple">carbonates</text:a>: (i) <text:a xlink:href="https://en.wikipedia.org/wiki/Potassium_carbonate" xlink:type="simple">Potassium carbonate</text:a> (ii) <text:a xlink:href="https://en.wikipedia.org/wiki/Potassium_bicarbonate" xlink:type="simple">Potassium bicarbonate</text:a> (Potassium hydrogen carbonate)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19">
          <table:table-cell office:value-type="string" calcext:value-type="string">
            <text:p><text:a xlink:href="https://en.wikipedia.org/wiki/E503" xlink:type="simple">E503</text:a> </text:p>
          </table:table-cell>
          <table:table-cell office:value-type="string" calcext:value-type="string">
            <text:p><text:a xlink:href="https://en.wikipedia.org/wiki/Ammonium" xlink:type="simple">Ammonium</text:a> <text:a xlink:href="https://en.wikipedia.org/wiki/Carbonate" xlink:type="simple">carbonates</text:a>: (i) <text:a xlink:href="https://en.wikipedia.org/wiki/Ammonium_carbonate" xlink:type="simple">Ammonium carbonate</text:a> (ii) <text:a xlink:href="https://en.wikipedia.org/wiki/Ammonium_bicarbonate" xlink:type="simple">Ammonium bicarbonate</text:a> (Ammonium hydrogen carbonate)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19">
          <table:table-cell office:value-type="string" calcext:value-type="string">
            <text:p><text:a xlink:href="https://en.wikipedia.org/wiki/E504" xlink:type="simple">E504</text:a> </text:p>
          </table:table-cell>
          <table:table-cell office:value-type="string" calcext:value-type="string">
            <text:p><text:a xlink:href="https://en.wikipedia.org/wiki/Magnesium" xlink:type="simple">Magnesium</text:a> <text:a xlink:href="https://en.wikipedia.org/wiki/Carbonate" xlink:type="simple">carbonates</text:a>: (i) <text:a xlink:href="https://en.wikipedia.org/wiki/Magnesium_carbonate" xlink:type="simple">Magnesium carbonate</text:a> (ii) <text:a xlink:href="https://en.wikipedia.org/wiki/Magnesium_bicarbonate" xlink:type="simple">Magnesium bicarbonate</text:a> Magnesium hydrogen carbonate </text:p>
          </table:table-cell>
          <table:table-cell office:value-type="string" calcext:value-type="string">
            <text:p>acidity regulator, <text:a xlink:href="https://en.wikipedia.org/wiki/Anti-caking_agent" xlink:type="simple">anti-caking age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11">
          <table:table-cell office:value-type="string" calcext:value-type="string">
            <text:p><text:a xlink:href="https://en.wikipedia.org/wiki/E505" xlink:type="simple">E505</text:a> </text:p>
          </table:table-cell>
          <table:table-cell office:value-type="string" calcext:value-type="string">
            <text:p><text:a xlink:href="https://en.wikipedia.org/wiki/Ferrous_carbonate" xlink:type="simple">Ferrous carbonate</text:a> </text:p>
          </table:table-cell>
          <table:table-cell office:value-type="string" calcext:value-type="string">
            <text:p>acidity regulator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11">
          <table:table-cell office:value-type="string" calcext:value-type="string">
            <text:p><text:a xlink:href="https://en.wikipedia.org/wiki/E507" xlink:type="simple">E507</text:a> </text:p>
          </table:table-cell>
          <table:table-cell office:value-type="string" calcext:value-type="string">
            <text:p><text:a xlink:href="https://en.wikipedia.org/wiki/Hydrochloric_acid" xlink:type="simple">Hydrochloric acid</text:a> </text:p>
          </table:table-cell>
          <table:table-cell office:value-type="string" calcext:value-type="string">
            <text:p><text:a xlink:href="https://en.wikipedia.org/wiki/Acid" xlink:type="simple">acid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12">
          <table:table-cell office:value-type="string" calcext:value-type="string">
            <text:p><text:a xlink:href="https://en.wikipedia.org/wiki/E508" xlink:type="simple">E508</text:a> </text:p>
          </table:table-cell>
          <table:table-cell office:value-type="string" calcext:value-type="string">
            <text:p><text:a xlink:href="https://en.wikipedia.org/wiki/Potassium_chloride" xlink:type="simple">Potassium chloride</text:a> (<text:a xlink:href="https://en.wikipedia.org/wiki/Gelling_agent" xlink:type="simple">gelling agent</text:a>) </text:p>
          </table:table-cell>
          <table:table-cell office:value-type="string" calcext:value-type="string">
            <text:p><text:a xlink:href="https://en.wikipedia.org/wiki/Seasoning" xlink:type="simple">seasoning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11">
          <table:table-cell office:value-type="string" calcext:value-type="string">
            <text:p><text:a xlink:href="https://en.wikipedia.org/wiki/E509" xlink:type="simple">E509</text:a> </text:p>
          </table:table-cell>
          <table:table-cell office:value-type="string" calcext:value-type="string">
            <text:p><text:a xlink:href="https://en.wikipedia.org/wiki/Calcium_chloride" xlink:type="simple">Calcium chloride</text:a> (<text:a xlink:href="https://en.wikipedia.org/wiki/Sequestrant" xlink:type="simple">sequestrant</text:a>) </text:p>
          </table:table-cell>
          <table:table-cell office:value-type="string" calcext:value-type="string">
            <text:p><text:a xlink:href="https://en.wikipedia.org/wiki/Firming_agent" xlink:type="simple">firming age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16">
          <table:table-cell office:value-type="string" calcext:value-type="string">
            <text:p><text:a xlink:href="https://en.wikipedia.org/wiki/Ammonium_chloride" xlink:type="simple">E510</text:a> </text:p>
          </table:table-cell>
          <table:table-cell office:value-type="string" calcext:value-type="string">
            <text:p><text:a xlink:href="https://en.wikipedia.org/wiki/Ammonium_chloride" xlink:type="simple">Ammonium chloride</text:a>, ammonia solution (<text:a xlink:href="https://en.wikipedia.org/wiki/Acidity_regulator" xlink:type="simple">acidity regulator</text:a>) </text:p>
          </table:table-cell>
          <table:table-cell office:value-type="string" calcext:value-type="string">
            <text:p><text:a xlink:href="https://en.wikipedia.org/wiki/Improving_agent" xlink:type="simple">improving agent</text:a>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11">
          <table:table-cell office:value-type="string" calcext:value-type="string">
            <text:p><text:a xlink:href="https://en.wikipedia.org/wiki/E511" xlink:type="simple">E511</text:a> </text:p>
          </table:table-cell>
          <table:table-cell office:value-type="string" calcext:value-type="string">
            <text:p><text:a xlink:href="https://en.wikipedia.org/wiki/Magnesium_chloride" xlink:type="simple">Magnesium chloride</text:a> </text:p>
          </table:table-cell>
          <table:table-cell office:value-type="string" calcext:value-type="string">
            <text:p><text:a xlink:href="https://en.wikipedia.org/wiki/Firming_agent" xlink:type="simple">firming age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11">
          <table:table-cell office:value-type="string" calcext:value-type="string">
            <text:p><text:a xlink:href="https://en.wikipedia.org/wiki/E512" xlink:type="simple">E512</text:a> </text:p>
          </table:table-cell>
          <table:table-cell office:value-type="string" calcext:value-type="string">
            <text:p><text:a xlink:href="https://en.wikipedia.org/wiki/Tin(II)_chloride" xlink:type="simple">Stannous chloride</text:a> </text:p>
          </table:table-cell>
          <table:table-cell office:value-type="string" calcext:value-type="string">
            <text:p><text:a xlink:href="https://en.wikipedia.org/wiki/Antioxidant" xlink:type="simple">antioxida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11">
          <table:table-cell office:value-type="string" calcext:value-type="string">
            <text:p><text:a xlink:href="https://en.wikipedia.org/wiki/E513" xlink:type="simple">E513</text:a> </text:p>
          </table:table-cell>
          <table:table-cell office:value-type="string" calcext:value-type="string">
            <text:p><text:a xlink:href="https://en.wikipedia.org/wiki/Sulfuric_acid" xlink:type="simple">Sulfuric acid</text:a> </text:p>
          </table:table-cell>
          <table:table-cell office:value-type="string" calcext:value-type="string">
            <text:p><text:a xlink:href="https://en.wikipedia.org/wiki/Acid" xlink:type="simple">acid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17">
          <table:table-cell office:value-type="string" calcext:value-type="string">
            <text:p><text:a xlink:href="https://en.wikipedia.org/wiki/E514" xlink:type="simple">E514</text:a> </text:p>
          </table:table-cell>
          <table:table-cell office:value-type="string" calcext:value-type="string">
            <text:p><text:a xlink:href="https://en.wikipedia.org/wiki/Sodium" xlink:type="simple">Sodium</text:a> <text:a xlink:href="https://en.wikipedia.org/wiki/Sulfates" xlink:type="simple">sulfates</text:a> (i) <text:a xlink:href="https://en.wikipedia.org/wiki/Sodium_sulfate" xlink:type="simple">Sodium sulfate</text:a> (ii) <text:a xlink:href="https://en.wikipedia.org/wiki/Sodium_bisulfate" xlink:type="simple">sodium bisulfate</text:a> </text:p>
          </table:table-cell>
          <table:table-cell office:value-type="string" calcext:value-type="string">
            <text:p><text:a xlink:href="https://en.wikipedia.org/wiki/Acid" xlink:type="simple">acid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17">
          <table:table-cell office:value-type="string" calcext:value-type="string">
            <text:p><text:a xlink:href="https://en.wikipedia.org/wiki/E515" xlink:type="simple">E515</text:a> </text:p>
          </table:table-cell>
          <table:table-cell office:value-type="string" calcext:value-type="string">
            <text:p><text:a xlink:href="https://en.wikipedia.org/wiki/Potassium" xlink:type="simple">Potassium</text:a> <text:a xlink:href="https://en.wikipedia.org/wiki/Sulfates" xlink:type="simple">sulfates</text:a> (i) <text:a xlink:href="https://en.wikipedia.org/wiki/Potassium_sulfate" xlink:type="simple">potassium sulfate</text:a> (ii) <text:a xlink:href="https://en.wikipedia.org/wiki/Potassium_bisulfate" xlink:type="simple">potassium bisulfate</text:a> </text:p>
          </table:table-cell>
          <table:table-cell table:style-name="ce4"/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11">
          <table:table-cell office:value-type="string" calcext:value-type="string">
            <text:p><text:a xlink:href="https://en.wikipedia.org/wiki/E516" xlink:type="simple">E516</text:a> </text:p>
          </table:table-cell>
          <table:table-cell office:value-type="string" calcext:value-type="string">
            <text:p><text:a xlink:href="https://en.wikipedia.org/wiki/Calcium_sulfate" xlink:type="simple">Calcium sulfate</text:a> </text:p>
          </table:table-cell>
          <table:table-cell table:style-name="ce4"/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11">
          <table:table-cell office:value-type="string" calcext:value-type="string">
            <text:p><text:a xlink:href="https://en.wikipedia.org/wiki/E517" xlink:type="simple">E517</text:a> </text:p>
          </table:table-cell>
          <table:table-cell office:value-type="string" calcext:value-type="string">
            <text:p><text:a xlink:href="https://en.wikipedia.org/wiki/Ammonium_sulfate" xlink:type="simple">Ammonium sulfate</text:a>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16">
          <table:table-cell office:value-type="string" calcext:value-type="string">
            <text:p><text:a xlink:href="https://en.wikipedia.org/wiki/E518" xlink:type="simple">E518</text:a> </text:p>
          </table:table-cell>
          <table:table-cell office:value-type="string" calcext:value-type="string">
            <text:p><text:a xlink:href="https://en.wikipedia.org/wiki/Magnesium_sulfate" xlink:type="simple">Magnesium sulfate</text:a> (Epsom salts), (<text:a xlink:href="https://en.wikipedia.org/wiki/Acidity_regulator" xlink:type="simple">acidity regulator</text:a>) </text:p>
          </table:table-cell>
          <table:table-cell office:value-type="string" calcext:value-type="string">
            <text:p><text:a xlink:href="https://en.wikipedia.org/wiki/Firming_agent" xlink:type="simple">firming agent</text:a>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11">
          <table:table-cell office:value-type="string" calcext:value-type="string">
            <text:p><text:a xlink:href="https://en.wikipedia.org/wiki/E519" xlink:type="simple">E519</text:a> </text:p>
          </table:table-cell>
          <table:table-cell office:value-type="string" calcext:value-type="string">
            <text:p><text:a xlink:href="https://en.wikipedia.org/wiki/Copper(II)_sulfate" xlink:type="simple">Copper(II) sulfate</text:a> </text:p>
          </table:table-cell>
          <table:table-cell office:value-type="string" calcext:value-type="string">
            <text:p><text:a xlink:href="https://en.wikipedia.org/wiki/Preservative" xlink:type="simple">preservative</text:a>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11">
          <table:table-cell office:value-type="string" calcext:value-type="string">
            <text:p><text:a xlink:href="https://en.wikipedia.org/wiki/E520" xlink:type="simple">E520</text:a> </text:p>
          </table:table-cell>
          <table:table-cell office:value-type="string" calcext:value-type="string">
            <text:p><text:a xlink:href="https://en.wikipedia.org/wiki/Aluminium_sulfate" xlink:type="simple">Aluminium sulfate</text:a> </text:p>
          </table:table-cell>
          <table:table-cell office:value-type="string" calcext:value-type="string">
            <text:p><text:a xlink:href="https://en.wikipedia.org/wiki/Firming_agent" xlink:type="simple">firming age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11">
          <table:table-cell office:value-type="string" calcext:value-type="string">
            <text:p><text:a xlink:href="https://en.wikipedia.org/wiki/E521" xlink:type="simple">E521</text:a> </text:p>
          </table:table-cell>
          <table:table-cell office:value-type="string" calcext:value-type="string">
            <text:p><text:a xlink:href="https://en.wikipedia.org/wiki/Aluminium_sodium_sulfate" xlink:type="simple">Aluminium sodium sulfate</text:a> </text:p>
          </table:table-cell>
          <table:table-cell office:value-type="string" calcext:value-type="string">
            <text:p><text:a xlink:href="https://en.wikipedia.org/wiki/Firming_agent" xlink:type="simple">firming age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11">
          <table:table-cell office:value-type="string" calcext:value-type="string">
            <text:p><text:a xlink:href="https://en.wikipedia.org/wiki/E522" xlink:type="simple">E522</text:a> </text:p>
          </table:table-cell>
          <table:table-cell office:value-type="string" calcext:value-type="string">
            <text:p><text:a xlink:href="https://en.wikipedia.org/wiki/Aluminium_potassium_sulfate" xlink:type="simple">Aluminium potassium sulfate</text:a>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11">
          <table:table-cell office:value-type="string" calcext:value-type="string">
            <text:p><text:a xlink:href="https://en.wikipedia.org/wiki/E523" xlink:type="simple">E523</text:a> </text:p>
          </table:table-cell>
          <table:table-cell office:value-type="string" calcext:value-type="string">
            <text:p><text:a xlink:href="https://en.wikipedia.org/wiki/Aluminium_ammonium_sulfate" xlink:type="simple">Aluminium ammonium sulfate</text:a>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11">
          <table:table-cell office:value-type="string" calcext:value-type="string">
            <text:p><text:a xlink:href="https://en.wikipedia.org/wiki/E524" xlink:type="simple">E524</text:a> </text:p>
          </table:table-cell>
          <table:table-cell office:value-type="string" calcext:value-type="string">
            <text:p><text:a xlink:href="https://en.wikipedia.org/wiki/Sodium_hydroxide" xlink:type="simple">Sodium hydroxide</text:a>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11">
          <table:table-cell office:value-type="string" calcext:value-type="string">
            <text:p><text:a xlink:href="https://en.wikipedia.org/wiki/E525" xlink:type="simple">E525</text:a> </text:p>
          </table:table-cell>
          <table:table-cell office:value-type="string" calcext:value-type="string">
            <text:p><text:a xlink:href="https://en.wikipedia.org/wiki/Potassium_hydroxide" xlink:type="simple">Potassium hydroxide</text:a>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10">
          <table:table-cell office:value-type="string" calcext:value-type="string">
            <text:p><text:a xlink:href="https://en.wikipedia.org/wiki/E526" xlink:type="simple">E526</text:a> </text:p>
          </table:table-cell>
          <table:table-cell office:value-type="string" calcext:value-type="string">
            <text:p><text:a xlink:href="https://en.wikipedia.org/wiki/Calcium_hydroxide" xlink:type="simple">Calcium hydroxide</text:a> (<text:a xlink:href="https://en.wikipedia.org/wiki/Acidity_regulator" xlink:type="simple">acidity regulator</text:a>) </text:p>
          </table:table-cell>
          <table:table-cell office:value-type="string" calcext:value-type="string">
            <text:p><text:a xlink:href="https://en.wikipedia.org/wiki/Firming_agent" xlink:type="simple">firming age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11">
          <table:table-cell office:value-type="string" calcext:value-type="string">
            <text:p><text:a xlink:href="https://en.wikipedia.org/wiki/E527" xlink:type="simple">E527</text:a> </text:p>
          </table:table-cell>
          <table:table-cell office:value-type="string" calcext:value-type="string">
            <text:p><text:a xlink:href="https://en.wikipedia.org/wiki/Ammonium_hydroxide" xlink:type="simple">Ammonium hydroxide</text:a>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11">
          <table:table-cell office:value-type="string" calcext:value-type="string">
            <text:p><text:a xlink:href="https://en.wikipedia.org/wiki/E528" xlink:type="simple">E528</text:a> </text:p>
          </table:table-cell>
          <table:table-cell office:value-type="string" calcext:value-type="string">
            <text:p><text:a xlink:href="https://en.wikipedia.org/wiki/Magnesium_hydroxide" xlink:type="simple">Magnesium hydroxide</text:a>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10">
          <table:table-cell office:value-type="string" calcext:value-type="string">
            <text:p><text:a xlink:href="https://en.wikipedia.org/wiki/E529" xlink:type="simple">E529</text:a> </text:p>
          </table:table-cell>
          <table:table-cell office:value-type="string" calcext:value-type="string">
            <text:p><text:a xlink:href="https://en.wikipedia.org/wiki/Calcium_oxide" xlink:type="simple">Calcium oxide</text:a> (<text:a xlink:href="https://en.wikipedia.org/wiki/Acidity_regulator" xlink:type="simple">acidity regulator</text:a>) </text:p>
          </table:table-cell>
          <table:table-cell office:value-type="string" calcext:value-type="string">
            <text:p><text:a xlink:href="https://en.wikipedia.org/wiki/Improving_agent" xlink:type="simple">improving age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10">
          <table:table-cell office:value-type="string" calcext:value-type="string">
            <text:p><text:a xlink:href="https://en.wikipedia.org/wiki/E530" xlink:type="simple">E530</text:a> </text:p>
          </table:table-cell>
          <table:table-cell office:value-type="string" calcext:value-type="string">
            <text:p><text:a xlink:href="https://en.wikipedia.org/wiki/Magnesium_oxide" xlink:type="simple">Magnesium oxide</text:a> (<text:a xlink:href="https://en.wikipedia.org/wiki/Acidity_regulator" xlink:type="simple">acidity regulator</text:a>) </text:p>
          </table:table-cell>
          <table:table-cell office:value-type="string" calcext:value-type="string">
            <text:p>anti-caking agent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10">
          <table:table-cell office:value-type="string" calcext:value-type="string">
            <text:p><text:a xlink:href="https://en.wikipedia.org/wiki/E535" xlink:type="simple">E535</text:a> </text:p>
          </table:table-cell>
          <table:table-cell office:value-type="string" calcext:value-type="string">
            <text:p><text:a xlink:href="https://en.wikipedia.org/wiki/Sodium_ferrocyanide" xlink:type="simple">Sodium ferrocyanide</text:a> (<text:a xlink:href="https://en.wikipedia.org/wiki/Acidity_regulator" xlink:type="simple">acidity regulator</text:a>) </text:p>
          </table:table-cell>
          <table:table-cell office:value-type="string" calcext:value-type="string">
            <text:p>anti-caking agent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11">
          <table:table-cell office:value-type="string" calcext:value-type="string">
            <text:p><text:a xlink:href="https://en.wikipedia.org/wiki/E536" xlink:type="simple">E536</text:a> </text:p>
          </table:table-cell>
          <table:table-cell office:value-type="string" calcext:value-type="string">
            <text:p><text:a xlink:href="https://en.wikipedia.org/wiki/Potassium_ferrocyanide" xlink:type="simple">Potassium ferrocyanide</text:a> </text:p>
          </table:table-cell>
          <table:table-cell office:value-type="string" calcext:value-type="string">
            <text:p>anti-caking agent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11">
          <table:table-cell office:value-type="string" calcext:value-type="string">
            <text:p><text:a xlink:href="https://en.wikipedia.org/w/index.php?title=E537&amp;action=edit&amp;redlink=1" xlink:type="simple">E537</text:a> </text:p>
          </table:table-cell>
          <table:table-cell office:value-type="string" calcext:value-type="string">
            <text:p><text:a xlink:href="https://en.wikipedia.org/w/index.php?title=Ferrous_hexacyanomanganate&amp;action=edit&amp;redlink=1" xlink:type="simple">Ferrous hexacyanomanganate</text:a> </text:p>
          </table:table-cell>
          <table:table-cell office:value-type="string" calcext:value-type="string">
            <text:p>anti-caking agent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11">
          <table:table-cell office:value-type="string" calcext:value-type="string">
            <text:p><text:a xlink:href="https://en.wikipedia.org/wiki/E538" xlink:type="simple">E538</text:a> </text:p>
          </table:table-cell>
          <table:table-cell office:value-type="string" calcext:value-type="string">
            <text:p><text:a xlink:href="https://en.wikipedia.org/wiki/Calcium_ferrocyanide" xlink:type="simple">Calcium ferrocyanide</text:a> </text:p>
          </table:table-cell>
          <table:table-cell office:value-type="string" calcext:value-type="string">
            <text:p>anti-caking agent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11">
          <table:table-cell office:value-type="string" calcext:value-type="string">
            <text:p><text:a xlink:href="https://en.wikipedia.org/wiki/E539" xlink:type="simple">E539</text:a> </text:p>
          </table:table-cell>
          <table:table-cell office:value-type="string" calcext:value-type="string">
            <text:p><text:a xlink:href="https://en.wikipedia.org/wiki/Sodium_thiosulfate" xlink:type="simple">Sodium thiosulfate</text:a> </text:p>
          </table:table-cell>
          <table:table-cell office:value-type="string" calcext:value-type="string">
            <text:p><text:a xlink:href="https://en.wikipedia.org/wiki/Antioxidant" xlink:type="simple">antioxidant</text:a>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17">
          <table:table-cell office:value-type="string" calcext:value-type="string">
            <text:p><text:a xlink:href="https://en.wikipedia.org/w/index.php?title=E540&amp;action=edit&amp;redlink=1" xlink:type="simple">E540</text:a> </text:p>
          </table:table-cell>
          <table:table-cell office:value-type="string" calcext:value-type="string">
            <text:p><text:a xlink:href="https://en.wikipedia.org/wiki/Dicalcium_diphosphate" xlink:type="simple">Dicalcium diphosphate</text:a>[<text:a xlink:href="https://en.wikipedia.org/wiki/Wikipedia:Citation_needed" xlink:type="simple">citation needed</text:a>] (<text:a xlink:href="https://en.wikipedia.org/wiki/Acidity_regulator" xlink:type="simple">acidity regulator</text:a>) </text:p>
          </table:table-cell>
          <table:table-cell office:value-type="string" calcext:value-type="string">
            <text:p><text:a xlink:href="https://en.wikipedia.org/wiki/Emulsifier" xlink:type="simple">emulsifier</text:a>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12">
          <table:table-cell office:value-type="string" calcext:value-type="string">
            <text:p><text:a xlink:href="https://en.wikipedia.org/wiki/E541" xlink:type="simple">E541</text:a> </text:p>
          </table:table-cell>
          <table:table-cell office:value-type="string" calcext:value-type="string">
            <text:p><text:a xlink:href="https://en.wikipedia.org/wiki/Sodium_aluminium_phosphate" xlink:type="simple">Sodium aluminium phosphate</text:a> (i) Acidic (ii) Basic </text:p>
          </table:table-cell>
          <table:table-cell office:value-type="string" calcext:value-type="string">
            <text:p><text:a xlink:href="https://en.wikipedia.org/wiki/Emulsifier" xlink:type="simple">emulsifier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16">
          <table:table-cell office:value-type="string" calcext:value-type="string">
            <text:p><text:a xlink:href="https://en.wikipedia.org/w/index.php?title=E542&amp;action=edit&amp;redlink=1" xlink:type="simple">E542</text:a> </text:p>
          </table:table-cell>
          <table:table-cell office:value-type="string" calcext:value-type="string">
            <text:p><text:a xlink:href="https://en.wikipedia.org/w/index.php?title=Bone_phosphate&amp;action=edit&amp;redlink=1" xlink:type="simple">Bone phosphate</text:a> (Essentiale Calcium Phosphate, Tribasic) </text:p>
          </table:table-cell>
          <table:table-cell office:value-type="string" calcext:value-type="string">
            <text:p>anti-caking agent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11">
          <table:table-cell office:value-type="string" calcext:value-type="string">
            <text:p><text:a xlink:href="https://en.wikipedia.org/w/index.php?title=E543&amp;action=edit&amp;redlink=1" xlink:type="simple">E543</text:a> </text:p>
          </table:table-cell>
          <table:table-cell office:value-type="string" calcext:value-type="string">
            <text:p><text:a xlink:href="https://en.wikipedia.org/w/index.php?title=Calcium_sodium_polyphosphate&amp;action=edit&amp;redlink=1" xlink:type="simple">Calcium sodium polyphosphate</text:a> </text:p>
          </table:table-cell>
          <table:table-cell office:value-type="string" calcext:value-type="string">
            <text:p><text:a xlink:href="https://en.wikipedia.org/wiki/Emulsifier" xlink:type="simple">emulsifier</text:a>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11">
          <table:table-cell office:value-type="string" calcext:value-type="string">
            <text:p><text:a xlink:href="https://en.wikipedia.org/w/index.php?title=E544&amp;action=edit&amp;redlink=1" xlink:type="simple">E544</text:a> </text:p>
          </table:table-cell>
          <table:table-cell office:value-type="string" calcext:value-type="string">
            <text:p><text:a xlink:href="https://en.wikipedia.org/w/index.php?title=Calcium_polyphosphate&amp;action=edit&amp;redlink=1" xlink:type="simple">Calcium polyphosphate</text:a> </text:p>
          </table:table-cell>
          <table:table-cell office:value-type="string" calcext:value-type="string">
            <text:p><text:a xlink:href="https://en.wikipedia.org/wiki/Emulsifier" xlink:type="simple">emulsifier</text:a>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11">
          <table:table-cell office:value-type="string" calcext:value-type="string">
            <text:p><text:a xlink:href="https://en.wikipedia.org/wiki/E545" xlink:type="simple">E545</text:a> </text:p>
          </table:table-cell>
          <table:table-cell office:value-type="string" calcext:value-type="string">
            <text:p><text:a xlink:href="https://en.wikipedia.org/wiki/Ammonium_polyphosphate" xlink:type="simple">Ammonium polyphosphate</text:a> </text:p>
          </table:table-cell>
          <table:table-cell office:value-type="string" calcext:value-type="string">
            <text:p><text:a xlink:href="https://en.wikipedia.org/wiki/Emulsifier" xlink:type="simple">emulsifier</text:a>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17">
          <table:table-cell office:value-type="string" calcext:value-type="string">
            <text:p><text:a xlink:href="https://en.wikipedia.org/wiki/E550" xlink:type="simple">E550</text:a> </text:p>
          </table:table-cell>
          <table:table-cell office:value-type="string" calcext:value-type="string">
            <text:p><text:a xlink:href="https://en.wikipedia.org/wiki/Sodium" xlink:type="simple">Sodium</text:a> <text:a xlink:href="https://en.wikipedia.org/wiki/Silicates" xlink:type="simple">Silicates</text:a> (i) <text:a xlink:href="https://en.wikipedia.org/wiki/Sodium_silicate" xlink:type="simple">Sodium silicate</text:a> (ii) <text:a xlink:href="https://en.wikipedia.org/wiki/Sodium_metasilicate" xlink:type="simple">Sodium metasilicate</text:a> </text:p>
          </table:table-cell>
          <table:table-cell office:value-type="string" calcext:value-type="string">
            <text:p>anti-caking agent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11">
          <table:table-cell office:value-type="string" calcext:value-type="string">
            <text:p><text:a xlink:href="https://en.wikipedia.org/wiki/E551" xlink:type="simple">E551</text:a> </text:p>
          </table:table-cell>
          <table:table-cell office:value-type="string" calcext:value-type="string">
            <text:p><text:a xlink:href="https://en.wikipedia.org/wiki/Silicon_dioxide" xlink:type="simple">Silicon dioxide</text:a> (Silica) </text:p>
          </table:table-cell>
          <table:table-cell office:value-type="string" calcext:value-type="string">
            <text:p>anti-caking agent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11">
          <table:table-cell office:value-type="string" calcext:value-type="string">
            <text:p><text:a xlink:href="https://en.wikipedia.org/wiki/E552" xlink:type="simple">E552</text:a> </text:p>
          </table:table-cell>
          <table:table-cell office:value-type="string" calcext:value-type="string">
            <text:p><text:a xlink:href="https://en.wikipedia.org/wiki/Calcium_silicate" xlink:type="simple">Calcium silicate</text:a> </text:p>
          </table:table-cell>
          <table:table-cell office:value-type="string" calcext:value-type="string">
            <text:p>anti-caking agent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16">
          <table:table-cell office:value-type="string" calcext:value-type="string">
            <text:p><text:a xlink:href="https://en.wikipedia.org/wiki/E553a" xlink:type="simple">E553a</text:a> </text:p>
          </table:table-cell>
          <table:table-cell office:value-type="string" calcext:value-type="string">
            <text:p>(i) <text:a xlink:href="https://en.wikipedia.org/wiki/Magnesium_silicate" xlink:type="simple">Magnesium silicate</text:a> (ii) <text:a xlink:href="https://en.wikipedia.org/wiki/Magnesium_trisilicate" xlink:type="simple">Magnesium trisilicate</text:a> </text:p>
          </table:table-cell>
          <table:table-cell office:value-type="string" calcext:value-type="string">
            <text:p>anti-caking agent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11">
          <table:table-cell office:value-type="string" calcext:value-type="string">
            <text:p><text:a xlink:href="https://en.wikipedia.org/wiki/E553b" xlink:type="simple">E553b</text:a> </text:p>
          </table:table-cell>
          <table:table-cell office:value-type="string" calcext:value-type="string">
            <text:p><text:a xlink:href="https://en.wikipedia.org/wiki/Talc" xlink:type="simple">Talc</text:a> </text:p>
          </table:table-cell>
          <table:table-cell office:value-type="string" calcext:value-type="string">
            <text:p>anti-caking agent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14">
          <table:table-cell office:value-type="string" calcext:value-type="string">
            <text:p><text:a xlink:href="https://en.wikipedia.org/wiki/E554" xlink:type="simple">E554</text:a> </text:p>
          </table:table-cell>
          <table:table-cell office:value-type="string" calcext:value-type="string">
            <text:p><text:a xlink:href="https://en.wikipedia.org/wiki/Sodium_aluminosilicate" xlink:type="simple">Sodium aluminosilicate</text:a> (sodium aluminium silicate) </text:p>
          </table:table-cell>
          <table:table-cell office:value-type="string" calcext:value-type="string">
            <text:p>anti-caking agent </text:p>
          </table:table-cell>
          <table:table-cell office:value-type="string" calcext:value-type="string">
            <text:p>removed from list per Commission Regulation (EU) No 380/2012 of 3 May 2012 </text:p>
          </table:table-cell>
          <table:table-cell/>
        </table:table-row>
        <table:table-row table:style-name="ro14">
          <table:table-cell office:value-type="string" calcext:value-type="string">
            <text:p><text:a xlink:href="https://en.wikipedia.org/wiki/E555" xlink:type="simple">E555</text:a> </text:p>
          </table:table-cell>
          <table:table-cell office:value-type="string" calcext:value-type="string">
            <text:p><text:a xlink:href="https://en.wikipedia.org/wiki/Potassium_aluminium_silicate" xlink:type="simple">Potassium aluminium silicate</text:a> </text:p>
          </table:table-cell>
          <table:table-cell office:value-type="string" calcext:value-type="string">
            <text:p>anti-caking agent </text:p>
          </table:table-cell>
          <table:table-cell office:value-type="string" calcext:value-type="string">
            <text:p>removed from list per Commission Regulation (EU) No 380/2012 of 3 May 2012 </text:p>
          </table:table-cell>
          <table:table-cell/>
        </table:table-row>
        <table:table-row table:style-name="ro14">
          <table:table-cell office:value-type="string" calcext:value-type="string">
            <text:p><text:a xlink:href="https://en.wikipedia.org/wiki/E556" xlink:type="simple">E556</text:a> </text:p>
          </table:table-cell>
          <table:table-cell office:value-type="string" calcext:value-type="string">
            <text:p><text:a xlink:href="https://en.wikipedia.org/wiki/Calcium_aluminosilicate" xlink:type="simple">Calcium aluminosilicate</text:a> (calcium aluminium silicate) </text:p>
          </table:table-cell>
          <table:table-cell office:value-type="string" calcext:value-type="string">
            <text:p>anti-caking agent </text:p>
          </table:table-cell>
          <table:table-cell office:value-type="string" calcext:value-type="string">
            <text:p>removed from list per Commission Regulation (EU) No 380/2012 of 3 May 2012 </text:p>
          </table:table-cell>
          <table:table-cell/>
        </table:table-row>
        <table:table-row table:style-name="ro14">
          <table:table-cell office:value-type="string" calcext:value-type="string">
            <text:p><text:a xlink:href="https://en.wikipedia.org/wiki/E557" xlink:type="simple">E557</text:a> </text:p>
          </table:table-cell>
          <table:table-cell office:value-type="string" calcext:value-type="string">
            <text:p><text:a xlink:href="https://en.wikipedia.org/wiki/Hemimorphite" xlink:type="simple">Zinc silicate</text:a> </text:p>
          </table:table-cell>
          <table:table-cell office:value-type="string" calcext:value-type="string">
            <text:p>anti-caking agent </text:p>
          </table:table-cell>
          <table:table-cell office:value-type="string" calcext:value-type="string">
            <text:p>removed from list per Commission Regulation (EU) No 380/2012 of 3 May 2012 </text:p>
          </table:table-cell>
          <table:table-cell/>
        </table:table-row>
        <table:table-row table:style-name="ro14">
          <table:table-cell office:value-type="string" calcext:value-type="string">
            <text:p><text:a xlink:href="https://en.wikipedia.org/wiki/E558" xlink:type="simple">E558</text:a> </text:p>
          </table:table-cell>
          <table:table-cell office:value-type="string" calcext:value-type="string">
            <text:p><text:a xlink:href="https://en.wikipedia.org/wiki/Bentonite" xlink:type="simple">Bentonite</text:a> </text:p>
          </table:table-cell>
          <table:table-cell office:value-type="string" calcext:value-type="string">
            <text:p>anti-caking agent </text:p>
          </table:table-cell>
          <table:table-cell office:value-type="string" calcext:value-type="string">
            <text:p>removed from list per Commission Regulation (EU) No 380/2012 of 3 May 2012 </text:p>
          </table:table-cell>
          <table:table-cell/>
        </table:table-row>
        <table:table-row table:style-name="ro14">
          <table:table-cell office:value-type="string" calcext:value-type="string">
            <text:p><text:a xlink:href="https://en.wikipedia.org/wiki/E559" xlink:type="simple">E559</text:a> </text:p>
          </table:table-cell>
          <table:table-cell office:value-type="string" calcext:value-type="string">
            <text:p><text:a xlink:href="https://en.wikipedia.org/wiki/Aluminium_silicate" xlink:type="simple">Aluminium silicate</text:a> (Kaolin) </text:p>
          </table:table-cell>
          <table:table-cell office:value-type="string" calcext:value-type="string">
            <text:p>anti-caking agent </text:p>
          </table:table-cell>
          <table:table-cell office:value-type="string" calcext:value-type="string">
            <text:p>removed from list per Commission Regulation (EU) No 380/2012 of 3 May 2012 </text:p>
          </table:table-cell>
          <table:table-cell/>
        </table:table-row>
        <table:table-row table:style-name="ro11">
          <table:table-cell office:value-type="string" calcext:value-type="string">
            <text:p><text:a xlink:href="https://en.wikipedia.org/wiki/E560" xlink:type="simple">E560</text:a> </text:p>
          </table:table-cell>
          <table:table-cell office:value-type="string" calcext:value-type="string">
            <text:p><text:a xlink:href="https://en.wikipedia.org/wiki/Potassium_silicate" xlink:type="simple">Potassium silicate</text:a> </text:p>
          </table:table-cell>
          <table:table-cell office:value-type="string" calcext:value-type="string">
            <text:p>anti-caking agent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<text:a xlink:href="https://en.wikipedia.org/wiki/E561" xlink:type="simple">E561</text:a> </text:p>
          </table:table-cell>
          <table:table-cell office:value-type="string" calcext:value-type="string">
            <text:p><text:a xlink:href="https://en.wikipedia.org/wiki/Vermiculite" xlink:type="simple">Vermiculite</text:a> </text:p>
          </table:table-cell>
          <table:table-cell table:number-columns-repeated="2" table:style-name="ce4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<text:a xlink:href="https://en.wikipedia.org/wiki/Sepiolite" xlink:type="simple">E562</text:a> </text:p>
          </table:table-cell>
          <table:table-cell office:value-type="string" calcext:value-type="string">
            <text:p><text:a xlink:href="https://en.wikipedia.org/wiki/Sepiolite" xlink:type="simple">Sepiolite</text:a> </text:p>
          </table:table-cell>
          <table:table-cell table:number-columns-repeated="2" table:style-name="ce4"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<text:a xlink:href="https://en.wikipedia.org/w/index.php?title=E563&amp;action=edit&amp;redlink=1" xlink:type="simple">E563</text:a> </text:p>
          </table:table-cell>
          <table:table-cell office:value-type="string" calcext:value-type="string">
            <text:p><text:a xlink:href="https://en.wikipedia.org/w/index.php?title=Sepiolitic_clay&amp;action=edit&amp;redlink=1" xlink:type="simple">Sepiolitic clay</text:a> </text:p>
          </table:table-cell>
          <table:table-cell table:number-columns-repeated="2" table:style-name="ce4" office:value-type="string" calcext:value-type="string">
            <text:p/>
          </table:table-cell>
          <table:table-cell/>
        </table:table-row>
        <table:table-row table:style-name="ro11">
          <table:table-cell office:value-type="string" calcext:value-type="string">
            <text:p><text:a xlink:href="https://en.wikipedia.org/wiki/E565" xlink:type="simple">E565</text:a> </text:p>
          </table:table-cell>
          <table:table-cell office:value-type="string" calcext:value-type="string">
            <text:p><text:a xlink:href="https://en.wikipedia.org/wiki/Lignosulfonate" xlink:type="simple">Lignosulfonates</text:a> </text:p>
          </table:table-cell>
          <table:table-cell table:number-columns-repeated="2" table:style-name="ce4" office:value-type="string" calcext:value-type="string">
            <text:p/>
          </table:table-cell>
          <table:table-cell/>
        </table:table-row>
        <table:table-row table:style-name="ro11">
          <table:table-cell office:value-type="string" calcext:value-type="string">
            <text:p><text:a xlink:href="https://en.wikipedia.org/w/index.php?title=E566&amp;action=edit&amp;redlink=1" xlink:type="simple">E566</text:a> </text:p>
          </table:table-cell>
          <table:table-cell office:value-type="string" calcext:value-type="string">
            <text:p><text:a xlink:href="https://en.wikipedia.org/w/index.php?title=Natrolite-phonolite&amp;action=edit&amp;redlink=1" xlink:type="simple">Natrolite-phonolite</text:a> </text:p>
          </table:table-cell>
          <table:table-cell table:number-columns-repeated="2" table:style-name="ce4" office:value-type="string" calcext:value-type="string">
            <text:p/>
          </table:table-cell>
          <table:table-cell/>
        </table:table-row>
        <table:table-row table:style-name="ro11">
          <table:table-cell office:value-type="string" calcext:value-type="string">
            <text:p><text:a xlink:href="https://en.wikipedia.org/wiki/E570" xlink:type="simple">E570</text:a> </text:p>
          </table:table-cell>
          <table:table-cell office:value-type="string" calcext:value-type="string">
            <text:p><text:a xlink:href="https://en.wikipedia.org/wiki/Fatty_acid" xlink:type="simple">Fatty acids</text:a> </text:p>
          </table:table-cell>
          <table:table-cell office:value-type="string" calcext:value-type="string">
            <text:p>anti-caking agent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10">
          <table:table-cell office:value-type="string" calcext:value-type="string">
            <text:p><text:a xlink:href="https://en.wikipedia.org/wiki/Magnesium_stearate" xlink:type="simple">E572</text:a> </text:p>
          </table:table-cell>
          <table:table-cell office:value-type="string" calcext:value-type="string">
            <text:p><text:a xlink:href="https://en.wikipedia.org/wiki/Magnesium_stearate" xlink:type="simple">Magnesium stearate</text:a>, <text:a xlink:href="https://en.wikipedia.org/wiki/Calcium_stearate" xlink:type="simple">calcium stearate</text:a> (<text:a xlink:href="https://en.wikipedia.org/wiki/Emulsifier" xlink:type="simple">emulsifier</text:a>) </text:p>
          </table:table-cell>
          <table:table-cell office:value-type="string" calcext:value-type="string">
            <text:p>anti-caking agent </text:p>
          </table:table-cell>
          <table:table-cell table:style-name="ce4" office:value-type="string" calcext:value-type="string">
            <text:p/>
          </table:table-cell>
          <table:table-cell/>
        </table:table-row>
        <table:table-row table:style-name="ro11">
          <table:table-cell office:value-type="string" calcext:value-type="string">
            <text:p><text:a xlink:href="https://en.wikipedia.org/wiki/E574" xlink:type="simple">E574</text:a> </text:p>
          </table:table-cell>
          <table:table-cell office:value-type="string" calcext:value-type="string">
            <text:p><text:a xlink:href="https://en.wikipedia.org/wiki/Gluconic_acid" xlink:type="simple">Gluconic acid</text:a> </text:p>
          </table:table-cell>
          <table:table-cell office:value-type="string" calcext:value-type="string">
            <text:p>acidity regulato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10">
          <table:table-cell office:value-type="string" calcext:value-type="string">
            <text:p><text:a xlink:href="https://en.wikipedia.org/wiki/E575" xlink:type="simple">E575</text:a> </text:p>
          </table:table-cell>
          <table:table-cell office:value-type="string" calcext:value-type="string">
            <text:p><text:a xlink:href="https://en.wikipedia.org/wiki/Glucono_delta-lactone" xlink:type="simple">Glucono delta-lactone</text:a> (<text:a xlink:href="https://en.wikipedia.org/wiki/Acidity_regulator" xlink:type="simple">acidity regulator</text:a>) </text:p>
          </table:table-cell>
          <table:table-cell office:value-type="string" calcext:value-type="string">
            <text:p><text:a xlink:href="https://en.wikipedia.org/wiki/Sequestrant" xlink:type="simple">sequestra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11">
          <table:table-cell office:value-type="string" calcext:value-type="string">
            <text:p><text:a xlink:href="https://en.wikipedia.org/wiki/Gluconic_acid" xlink:type="simple">E576</text:a> </text:p>
          </table:table-cell>
          <table:table-cell office:value-type="string" calcext:value-type="string">
            <text:p><text:a xlink:href="https://en.wikipedia.org/wiki/Sodium_gluconate" xlink:type="simple">Sodium gluconate</text:a> </text:p>
          </table:table-cell>
          <table:table-cell office:value-type="string" calcext:value-type="string">
            <text:p><text:a xlink:href="https://en.wikipedia.org/wiki/Sequestrant" xlink:type="simple">sequestra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11">
          <table:table-cell office:value-type="string" calcext:value-type="string">
            <text:p><text:a xlink:href="https://en.wikipedia.org/wiki/E577" xlink:type="simple">E577</text:a> </text:p>
          </table:table-cell>
          <table:table-cell office:value-type="string" calcext:value-type="string">
            <text:p><text:a xlink:href="https://en.wikipedia.org/wiki/Potassium_gluconate" xlink:type="simple">Potassium gluconate</text:a> </text:p>
          </table:table-cell>
          <table:table-cell office:value-type="string" calcext:value-type="string">
            <text:p><text:a xlink:href="https://en.wikipedia.org/wiki/Sequestrant" xlink:type="simple">sequestra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11">
          <table:table-cell office:value-type="string" calcext:value-type="string">
            <text:p><text:a xlink:href="https://en.wikipedia.org/wiki/E578" xlink:type="simple">E578</text:a> </text:p>
          </table:table-cell>
          <table:table-cell office:value-type="string" calcext:value-type="string">
            <text:p><text:a xlink:href="https://en.wikipedia.org/wiki/Calcium_gluconate" xlink:type="simple">Calcium gluconate</text:a> </text:p>
          </table:table-cell>
          <table:table-cell office:value-type="string" calcext:value-type="string">
            <text:p><text:a xlink:href="https://en.wikipedia.org/wiki/Firming_agent" xlink:type="simple">firming age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11">
          <table:table-cell office:value-type="string" calcext:value-type="string">
            <text:p><text:a xlink:href="https://en.wikipedia.org/wiki/E579" xlink:type="simple">E579</text:a> </text:p>
          </table:table-cell>
          <table:table-cell office:value-type="string" calcext:value-type="string">
            <text:p><text:a xlink:href="https://en.wikipedia.org/wiki/Ferrous_gluconate" xlink:type="simple">Ferrous gluconate</text:a> </text:p>
          </table:table-cell>
          <table:table-cell office:value-type="string" calcext:value-type="string">
            <text:p><text:a xlink:href="https://en.wikipedia.org/wiki/Food_coloring" xlink:type="simple">food colouring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11">
          <table:table-cell office:value-type="string" calcext:value-type="string">
            <text:p><text:a xlink:href="https://en.wikipedia.org/wiki/E580" xlink:type="simple">E580</text:a> </text:p>
          </table:table-cell>
          <table:table-cell office:value-type="string" calcext:value-type="string">
            <text:p><text:a xlink:href="https://en.wikipedia.org/wiki/Magnesium_gluconate" xlink:type="simple">Magnesium gluconate</text:a> </text:p>
          </table:table-cell>
          <table:table-cell table:number-columns-repeated="2" table:style-name="ce4" office:value-type="string" calcext:value-type="string">
            <text:p/>
          </table:table-cell>
          <table:table-cell/>
        </table:table-row>
        <table:table-row table:style-name="ro11">
          <table:table-cell office:value-type="string" calcext:value-type="string">
            <text:p><text:a xlink:href="https://en.wikipedia.org/wiki/E585" xlink:type="simple">E585</text:a> </text:p>
          </table:table-cell>
          <table:table-cell office:value-type="string" calcext:value-type="string">
            <text:p><text:a xlink:href="https://en.wikipedia.org/wiki/Ferrous_lactate" xlink:type="simple">Ferrous lactate</text:a> </text:p>
          </table:table-cell>
          <table:table-cell office:value-type="string" calcext:value-type="string">
            <text:p><text:a xlink:href="https://en.wikipedia.org/wiki/Food_coloring" xlink:type="simple">food colouring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  <table:table-cell/>
        </table:table-row>
        <table:table-row table:style-name="ro11">
          <table:table-cell office:value-type="string" calcext:value-type="string">
            <text:p><text:a xlink:href="https://en.wikipedia.org/wiki/E586" xlink:type="simple">E586</text:a> </text:p>
          </table:table-cell>
          <table:table-cell office:value-type="string" calcext:value-type="string">
            <text:p><text:a xlink:href="https://en.wikipedia.org/wiki/4-Hexylresorcinol" xlink:type="simple">4-Hexylresorcinol</text:a> </text:p>
          </table:table-cell>
          <table:table-cell office:value-type="string" calcext:value-type="string">
            <text:p><text:a xlink:href="https://en.wikipedia.org/wiki/Antioxidant" xlink:type="simple">antioxidant</text:a> </text:p>
          </table:table-cell>
          <table:table-cell office:value-type="string" calcext:value-type="string">
            <text:p>Approved in the EU.<text:a xlink:href="https://en.wikipedia.org/wiki/E_number#cite_note-FSA3-22" xlink:type="simple">[22]</text:a> </text:p>
          </table:table-cell>
          <table:table-cell/>
        </table:table-row>
        <table:table-row table:style-name="ro12">
          <table:table-cell office:value-type="string" calcext:value-type="string">
            <text:p><text:a xlink:href="https://en.wikipedia.org/wiki/E598" xlink:type="simple">E598</text:a> </text:p>
          </table:table-cell>
          <table:table-cell office:value-type="string" calcext:value-type="string">
            <text:p>Synthetic <text:a xlink:href="https://en.wikipedia.org/wiki/Calcium_aluminates" xlink:type="simple">calcium aluminates</text:a> </text:p>
          </table:table-cell>
          <table:table-cell table:number-columns-repeated="2" table:style-name="ce4" office:value-type="string" calcext:value-type="string">
            <text:p/>
          </table:table-cell>
          <table:table-cell/>
        </table:table-row>
        <table:table-row table:style-name="ro9">
          <table:table-cell office:value-type="string" calcext:value-type="string">
            <text:p><text:a xlink:href="https://en.wikipedia.org/wiki/E599" xlink:type="simple">E599</text:a> </text:p>
          </table:table-cell>
          <table:table-cell office:value-type="string" calcext:value-type="string">
            <text:p><text:a xlink:href="https://en.wikipedia.org/wiki/Perlite" xlink:type="simple">Perlite</text:a> </text:p>
          </table:table-cell>
          <table:table-cell table:style-name="ce5" table:number-columns-repeated="2"/>
          <table:table-cell/>
        </table:table-row>
        <table:table-row table:style-name="ro9">
          <table:table-cell table:style-name="ce7"/>
          <table:table-cell table:style-name="Default" table:number-columns-repeated="3"/>
          <table:table-cell/>
        </table:table-row>
        <table:table-row table:style-name="ro1" table:number-rows-repeated="19">
          <table:table-cell table:style-name="Default" table:number-columns-repeated="4"/>
          <table:table-cell/>
        </table:table-row>
        <table:table-row table:style-name="ro3">
          <table:table-cell table:style-name="Default" table:number-columns-repeated="4"/>
          <table:table-cell table:style-name="ce4" office:value-type="string" calcext:value-type="string">
            <text:p/>
          </table:table-cell>
        </table:table-row>
      </table:table>
      <table:table table:name="6xx_flavor_enhancer" table:style-name="ta1">
        <table:table-column table:style-name="co3" table:number-columns-repeated="4" table:default-cell-style-name="ce1"/>
        <table:table-row table:style-name="ro1">
          <table:table-cell table:style-name="ce6" office:value-type="string" calcext:value-type="string">
            <text:p>Code </text:p>
          </table:table-cell>
          <table:table-cell table:style-name="ce6" office:value-type="string" calcext:value-type="string">
            <text:p>Name(s) </text:p>
          </table:table-cell>
          <table:table-cell table:style-name="ce6" office:value-type="string" calcext:value-type="string">
            <text:p>Purpose </text:p>
          </table:table-cell>
          <table:table-cell table:style-name="ce6" office:value-type="string" calcext:value-type="string">
            <text:p>Status </text:p>
          </table:table-cell>
        </table:table-row>
        <table:table-row table:style-name="ro11">
          <table:table-cell office:value-type="string" calcext:value-type="string">
            <text:p><text:a xlink:href="https://en.wikipedia.org/wiki/E620" xlink:type="simple">E620</text:a> </text:p>
          </table:table-cell>
          <table:table-cell office:value-type="string" calcext:value-type="string">
            <text:p><text:a xlink:href="https://en.wikipedia.org/wiki/Glutamic_acid" xlink:type="simple">Glutamic acid</text:a> </text:p>
          </table:table-cell>
          <table:table-cell office:value-type="string" calcext:value-type="string">
            <text:p>flavour enhance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Monosodium_glutamate" xlink:type="simple">E621</text:a> </text:p>
          </table:table-cell>
          <table:table-cell office:value-type="string" calcext:value-type="string">
            <text:p><text:a xlink:href="https://en.wikipedia.org/wiki/Monosodium_glutamate" xlink:type="simple">Monosodium glutamate</text:a> (MSG) </text:p>
          </table:table-cell>
          <table:table-cell office:value-type="string" calcext:value-type="string">
            <text:p>flavour enhance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622" xlink:type="simple">E622</text:a> </text:p>
          </table:table-cell>
          <table:table-cell office:value-type="string" calcext:value-type="string">
            <text:p><text:a xlink:href="https://en.wikipedia.org/wiki/Monopotassium_glutamate" xlink:type="simple">Monopotassium glutamate</text:a> </text:p>
          </table:table-cell>
          <table:table-cell office:value-type="string" calcext:value-type="string">
            <text:p>flavour enhance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623" xlink:type="simple">E623</text:a> </text:p>
          </table:table-cell>
          <table:table-cell office:value-type="string" calcext:value-type="string">
            <text:p><text:a xlink:href="https://en.wikipedia.org/wiki/Calcium_diglutamate" xlink:type="simple">Calcium diglutamate</text:a> </text:p>
          </table:table-cell>
          <table:table-cell office:value-type="string" calcext:value-type="string">
            <text:p>flavour enhance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624" xlink:type="simple">E624</text:a> </text:p>
          </table:table-cell>
          <table:table-cell office:value-type="string" calcext:value-type="string">
            <text:p><text:a xlink:href="https://en.wikipedia.org/wiki/Monoammonium_glutamate" xlink:type="simple">Monoammonium glutamate</text:a> </text:p>
          </table:table-cell>
          <table:table-cell office:value-type="string" calcext:value-type="string">
            <text:p>flavour enhance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625" xlink:type="simple">E625</text:a> </text:p>
          </table:table-cell>
          <table:table-cell office:value-type="string" calcext:value-type="string">
            <text:p><text:a xlink:href="https://en.wikipedia.org/wiki/Magnesium_diglutamate" xlink:type="simple">Magnesium diglutamate</text:a> </text:p>
          </table:table-cell>
          <table:table-cell office:value-type="string" calcext:value-type="string">
            <text:p>flavour enhance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626" xlink:type="simple">E626</text:a> </text:p>
          </table:table-cell>
          <table:table-cell office:value-type="string" calcext:value-type="string">
            <text:p><text:a xlink:href="https://en.wikipedia.org/wiki/Guanylic_acid" xlink:type="simple">Guanylic acid</text:a> </text:p>
          </table:table-cell>
          <table:table-cell office:value-type="string" calcext:value-type="string">
            <text:p>flavour enhance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2">
          <table:table-cell office:value-type="string" calcext:value-type="string">
            <text:p><text:a xlink:href="https://en.wikipedia.org/wiki/E627" xlink:type="simple">E627</text:a> </text:p>
          </table:table-cell>
          <table:table-cell office:value-type="string" calcext:value-type="string">
            <text:p><text:a xlink:href="https://en.wikipedia.org/wiki/Disodium_guanylate" xlink:type="simple">Disodium guanylate</text:a>, sodium guanylate </text:p>
          </table:table-cell>
          <table:table-cell office:value-type="string" calcext:value-type="string">
            <text:p>flavour enhance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628" xlink:type="simple">E628</text:a> </text:p>
          </table:table-cell>
          <table:table-cell office:value-type="string" calcext:value-type="string">
            <text:p><text:a xlink:href="https://en.wikipedia.org/wiki/Dipotassium_guanylate" xlink:type="simple">Dipotassium guanylate</text:a> </text:p>
          </table:table-cell>
          <table:table-cell office:value-type="string" calcext:value-type="string">
            <text:p>flavour enhance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629" xlink:type="simple">E629</text:a> </text:p>
          </table:table-cell>
          <table:table-cell office:value-type="string" calcext:value-type="string">
            <text:p><text:a xlink:href="https://en.wikipedia.org/wiki/Calcium_guanylate" xlink:type="simple">Calcium guanylate</text:a> </text:p>
          </table:table-cell>
          <table:table-cell office:value-type="string" calcext:value-type="string">
            <text:p>flavour enhance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630" xlink:type="simple">E630</text:a> </text:p>
          </table:table-cell>
          <table:table-cell office:value-type="string" calcext:value-type="string">
            <text:p><text:a xlink:href="https://en.wikipedia.org/wiki/Inosinic_acid" xlink:type="simple">Inosinic acid</text:a> </text:p>
          </table:table-cell>
          <table:table-cell office:value-type="string" calcext:value-type="string">
            <text:p>flavour enhance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631" xlink:type="simple">E631</text:a> </text:p>
          </table:table-cell>
          <table:table-cell office:value-type="string" calcext:value-type="string">
            <text:p><text:a xlink:href="https://en.wikipedia.org/wiki/Disodium_inosinate" xlink:type="simple">Disodium inosinate</text:a> </text:p>
          </table:table-cell>
          <table:table-cell office:value-type="string" calcext:value-type="string">
            <text:p>flavour enhance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Dipotassium_inosinate" xlink:type="simple">E632</text:a> </text:p>
          </table:table-cell>
          <table:table-cell office:value-type="string" calcext:value-type="string">
            <text:p><text:a xlink:href="https://en.wikipedia.org/wiki/Dipotassium_inosinate" xlink:type="simple">Dipotassium inosinate</text:a> </text:p>
          </table:table-cell>
          <table:table-cell office:value-type="string" calcext:value-type="string">
            <text:p>flavour enhance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Calcium_inosinate" xlink:type="simple">E633</text:a> </text:p>
          </table:table-cell>
          <table:table-cell office:value-type="string" calcext:value-type="string">
            <text:p><text:a xlink:href="https://en.wikipedia.org/wiki/Calcium_inosinate" xlink:type="simple">Calcium inosinate</text:a> </text:p>
          </table:table-cell>
          <table:table-cell office:value-type="string" calcext:value-type="string">
            <text:p>flavour enhance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634" xlink:type="simple">E634</text:a> </text:p>
          </table:table-cell>
          <table:table-cell office:value-type="string" calcext:value-type="string">
            <text:p><text:a xlink:href="https://en.wikipedia.org/wiki/Calcium_5%27-ribonucleotides" xlink:type="simple">Calcium 5'-ribonucleotides</text:a> </text:p>
          </table:table-cell>
          <table:table-cell office:value-type="string" calcext:value-type="string">
            <text:p>flavour enhance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635" xlink:type="simple">E635</text:a> </text:p>
          </table:table-cell>
          <table:table-cell office:value-type="string" calcext:value-type="string">
            <text:p><text:a xlink:href="https://en.wikipedia.org/wiki/Disodium_5%27-ribonucleotide" xlink:type="simple">Disodium 5'-ribonucleotides</text:a> </text:p>
          </table:table-cell>
          <table:table-cell office:value-type="string" calcext:value-type="string">
            <text:p>flavour enhance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Maltol" xlink:type="simple">E636</text:a> </text:p>
          </table:table-cell>
          <table:table-cell office:value-type="string" calcext:value-type="string">
            <text:p><text:a xlink:href="https://en.wikipedia.org/wiki/Maltol" xlink:type="simple">Maltol</text:a> </text:p>
          </table:table-cell>
          <table:table-cell office:value-type="string" calcext:value-type="string">
            <text:p>flavour enhancer </text:p>
          </table:table-cell>
          <table:table-cell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thyl_maltol" xlink:type="simple">E637</text:a> </text:p>
          </table:table-cell>
          <table:table-cell office:value-type="string" calcext:value-type="string">
            <text:p><text:a xlink:href="https://en.wikipedia.org/wiki/Ethyl_maltol" xlink:type="simple">Ethyl maltol</text:a> </text:p>
          </table:table-cell>
          <table:table-cell office:value-type="string" calcext:value-type="string">
            <text:p>flavour enhancer </text:p>
          </table:table-cell>
          <table:table-cell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640" xlink:type="simple">E640</text:a> </text:p>
          </table:table-cell>
          <table:table-cell office:value-type="string" calcext:value-type="string">
            <text:p><text:a xlink:href="https://en.wikipedia.org/wiki/Glycine" xlink:type="simple">Glycine</text:a> and its sodium salt </text:p>
          </table:table-cell>
          <table:table-cell office:value-type="string" calcext:value-type="string">
            <text:p>flavour enhancer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650" xlink:type="simple">E650</text:a> </text:p>
          </table:table-cell>
          <table:table-cell office:value-type="string" calcext:value-type="string">
            <text:p><text:a xlink:href="https://en.wikipedia.org/wiki/Zinc_acetate" xlink:type="simple">Zinc acetate</text:a> </text:p>
          </table:table-cell>
          <table:table-cell office:value-type="string" calcext:value-type="string">
            <text:p>flavour enhancer </text:p>
          </table:table-cell>
          <table:table-cell office:value-type="string" calcext:value-type="string">
            <text:p>Approved in the EU.<text:a xlink:href="https://en.wikipedia.org/wiki/E_number#cite_note-FSA6-20" xlink:type="simple">[20]</text:a></text:p>
          </table:table-cell>
        </table:table-row>
      </table:table>
      <table:table table:name="7xx_antibiotic" table:style-name="ta1">
        <table:table-column table:style-name="co3" table:number-columns-repeated="3" table:default-cell-style-name="ce1"/>
        <table:table-column table:style-name="co3" table:default-cell-style-name="ce4"/>
        <table:table-row table:style-name="ro1">
          <table:table-cell table:style-name="ce6" office:value-type="string" calcext:value-type="string">
            <text:p>Code </text:p>
          </table:table-cell>
          <table:table-cell table:style-name="ce6" office:value-type="string" calcext:value-type="string">
            <text:p>Name(s) </text:p>
          </table:table-cell>
          <table:table-cell table:style-name="ce6" office:value-type="string" calcext:value-type="string">
            <text:p>Purpose </text:p>
          </table:table-cell>
          <table:table-cell table:style-name="ce6" office:value-type="string" calcext:value-type="string">
            <text:p>Status </text:p>
          </table:table-cell>
        </table:table-row>
        <table:table-row table:style-name="ro1">
          <table:table-cell office:value-type="string" calcext:value-type="string">
            <text:p><text:a xlink:href="https://en.wikipedia.org/wiki/E701" xlink:type="simple">E701</text:a> </text:p>
          </table:table-cell>
          <table:table-cell office:value-type="string" calcext:value-type="string">
            <text:p><text:a xlink:href="https://en.wikipedia.org/wiki/Tetracyclines" xlink:type="simple">Tetracyclines</text:a> </text:p>
          </table:table-cell>
          <table:table-cell office:value-type="string" calcext:value-type="string">
            <text:p>antibiotic </text:p>
          </table:table-cell>
          <table:table-cell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702" xlink:type="simple">E702</text:a> </text:p>
          </table:table-cell>
          <table:table-cell office:value-type="string" calcext:value-type="string">
            <text:p><text:a xlink:href="https://en.wikipedia.org/wiki/Chlortetracycline" xlink:type="simple">Chlortetracycline</text:a> </text:p>
          </table:table-cell>
          <table:table-cell office:value-type="string" calcext:value-type="string">
            <text:p>antibiotic </text:p>
          </table:table-cell>
          <table:table-cell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703" xlink:type="simple">E703</text:a> </text:p>
          </table:table-cell>
          <table:table-cell office:value-type="string" calcext:value-type="string">
            <text:p><text:a xlink:href="https://en.wikipedia.org/wiki/Oxytetracycline" xlink:type="simple">Oxytetracycline</text:a> </text:p>
          </table:table-cell>
          <table:table-cell office:value-type="string" calcext:value-type="string">
            <text:p>antibiotic 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en.wikipedia.org/wiki/E704" xlink:type="simple">E704</text:a> </text:p>
          </table:table-cell>
          <table:table-cell office:value-type="string" calcext:value-type="string">
            <text:p><text:a xlink:href="https://en.wikipedia.org/wiki/Oleandomycin" xlink:type="simple">Oleandomycin</text:a> </text:p>
          </table:table-cell>
          <table:table-cell office:value-type="string" calcext:value-type="string">
            <text:p>antibiotic </text:p>
          </table:table-cell>
          <table:table-cell/>
        </table:table-row>
        <table:table-row table:style-name="ro11">
          <table:table-cell office:value-type="string" calcext:value-type="string">
            <text:p>E705 </text:p>
          </table:table-cell>
          <table:table-cell office:value-type="string" calcext:value-type="string">
            <text:p><text:a xlink:href="https://en.wikipedia.org/wiki/Penicillin_G_potassium" xlink:type="simple">Penicillin G potassium</text:a> </text:p>
          </table:table-cell>
          <table:table-cell office:value-type="string" calcext:value-type="string">
            <text:p>antibiotic </text:p>
          </table:table-cell>
          <table:table-cell/>
        </table:table-row>
        <table:table-row table:style-name="ro11">
          <table:table-cell office:value-type="string" calcext:value-type="string">
            <text:p>E706 </text:p>
          </table:table-cell>
          <table:table-cell office:value-type="string" calcext:value-type="string">
            <text:p><text:a xlink:href="https://en.wikipedia.org/wiki/Penicillin_G_sodium" xlink:type="simple">Penicillin G sodium</text:a> </text:p>
          </table:table-cell>
          <table:table-cell office:value-type="string" calcext:value-type="string">
            <text:p>antibiotic </text:p>
          </table:table-cell>
          <table:table-cell/>
        </table:table-row>
        <table:table-row table:style-name="ro11">
          <table:table-cell office:value-type="string" calcext:value-type="string">
            <text:p>E707 </text:p>
          </table:table-cell>
          <table:table-cell office:value-type="string" calcext:value-type="string">
            <text:p><text:a xlink:href="https://en.wikipedia.org/wiki/Penicillin_G_procaine" xlink:type="simple">Penicillin G procaine</text:a> </text:p>
          </table:table-cell>
          <table:table-cell office:value-type="string" calcext:value-type="string">
            <text:p>antibiotic </text:p>
          </table:table-cell>
          <table:table-cell/>
        </table:table-row>
        <table:table-row table:style-name="ro11">
          <table:table-cell office:value-type="string" calcext:value-type="string">
            <text:p>E708 </text:p>
          </table:table-cell>
          <table:table-cell office:value-type="string" calcext:value-type="string">
            <text:p><text:a xlink:href="https://en.wikipedia.org/wiki/Benzathine_benzylpenicillin" xlink:type="simple">Penicillin G benzathine</text:a> </text:p>
          </table:table-cell>
          <table:table-cell office:value-type="string" calcext:value-type="string">
            <text:p>antibiotic 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en.wikipedia.org/wiki/E710" xlink:type="simple">E710</text:a> </text:p>
          </table:table-cell>
          <table:table-cell office:value-type="string" calcext:value-type="string">
            <text:p><text:a xlink:href="https://en.wikipedia.org/wiki/Spiramycin" xlink:type="simple">Spiramycins</text:a> </text:p>
          </table:table-cell>
          <table:table-cell office:value-type="string" calcext:value-type="string">
            <text:p>antibiotic </text:p>
          </table:table-cell>
          <table:table-cell/>
        </table:table-row>
        <table:table-row table:style-name="ro11">
          <table:table-cell office:value-type="string" calcext:value-type="string">
            <text:p>E711 </text:p>
          </table:table-cell>
          <table:table-cell office:value-type="string" calcext:value-type="string">
            <text:p><text:a xlink:href="https://en.wikipedia.org/wiki/Virginiamycin" xlink:type="simple">Virginiamycins</text:a> </text:p>
          </table:table-cell>
          <table:table-cell office:value-type="string" calcext:value-type="string">
            <text:p>antibiotic </text:p>
          </table:table-cell>
          <table:table-cell/>
        </table:table-row>
        <table:table-row table:style-name="ro1">
          <table:table-cell office:value-type="string" calcext:value-type="string">
            <text:p>E712 </text:p>
          </table:table-cell>
          <table:table-cell office:value-type="string" calcext:value-type="string">
            <text:p><text:a xlink:href="https://en.wikipedia.org/wiki/Flavomycin" xlink:type="simple">Flavomycin</text:a> </text:p>
          </table:table-cell>
          <table:table-cell office:value-type="string" calcext:value-type="string">
            <text:p>antibiotic 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en.wikipedia.org/wiki/E713" xlink:type="simple">E713</text:a> </text:p>
          </table:table-cell>
          <table:table-cell office:value-type="string" calcext:value-type="string">
            <text:p><text:a xlink:href="https://en.wikipedia.org/wiki/Tylosin" xlink:type="simple">Tylosin</text:a> </text:p>
          </table:table-cell>
          <table:table-cell office:value-type="string" calcext:value-type="string">
            <text:p>antibiotic 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en.wikipedia.org/wiki/E714" xlink:type="simple">E714</text:a> </text:p>
          </table:table-cell>
          <table:table-cell office:value-type="string" calcext:value-type="string">
            <text:p><text:a xlink:href="https://en.wikipedia.org/wiki/Monensin_A" xlink:type="simple">Monensin A</text:a> </text:p>
          </table:table-cell>
          <table:table-cell office:value-type="string" calcext:value-type="string">
            <text:p>antibiotic 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en.wikipedia.org/wiki/E715" xlink:type="simple">E715</text:a> </text:p>
          </table:table-cell>
          <table:table-cell office:value-type="string" calcext:value-type="string">
            <text:p><text:a xlink:href="https://en.wikipedia.org/wiki/Avoparcin" xlink:type="simple">Avoparcin</text:a> </text:p>
          </table:table-cell>
          <table:table-cell office:value-type="string" calcext:value-type="string">
            <text:p>antibiotic 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en.wikipedia.org/wiki/E716" xlink:type="simple">E716</text:a> </text:p>
          </table:table-cell>
          <table:table-cell office:value-type="string" calcext:value-type="string">
            <text:p><text:a xlink:href="https://en.wikipedia.org/wiki/Salinomycin" xlink:type="simple">Salinomycin</text:a> </text:p>
          </table:table-cell>
          <table:table-cell office:value-type="string" calcext:value-type="string">
            <text:p>antibiotic </text:p>
          </table:table-cell>
          <table:table-cell/>
        </table:table-row>
        <table:table-row table:style-name="ro1">
          <table:table-cell office:value-type="string" calcext:value-type="string">
            <text:p>E717 </text:p>
          </table:table-cell>
          <table:table-cell office:value-type="string" calcext:value-type="string">
            <text:p><text:a xlink:href="https://en.wikipedia.org/w/index.php?title=Avilamycin&amp;action=edit&amp;redlink=1" xlink:type="simple">Avilamycin</text:a> </text:p>
          </table:table-cell>
          <table:table-cell office:value-type="string" calcext:value-type="string">
            <text:p>antibiotic </text:p>
          </table:table-cell>
          <table:table-cell table:style-name="Default"/>
        </table:table-row>
      </table:table>
      <table:table table:name="9xx_glazing_gas_sweetener" table:style-name="ta1">
        <table:table-column table:style-name="co3" table:number-columns-repeated="4" table:default-cell-style-name="ce1"/>
        <table:table-row table:style-name="ro1">
          <table:table-cell table:style-name="ce6" office:value-type="string" calcext:value-type="string">
            <text:p>Code </text:p>
          </table:table-cell>
          <table:table-cell table:style-name="ce6" office:value-type="string" calcext:value-type="string">
            <text:p>Name(s) </text:p>
          </table:table-cell>
          <table:table-cell table:style-name="ce6" office:value-type="string" calcext:value-type="string">
            <text:p>Purpose </text:p>
          </table:table-cell>
          <table:table-cell table:style-name="ce6" office:value-type="string" calcext:value-type="string">
            <text:p>Status </text:p>
          </table:table-cell>
        </table:table-row>
        <table:table-row table:style-name="ro10">
          <table:table-cell office:value-type="string" calcext:value-type="string">
            <text:p><text:a xlink:href="https://en.wikipedia.org/wiki/Polydimethylsiloxane" xlink:type="simple">E900</text:a> </text:p>
          </table:table-cell>
          <table:table-cell office:value-type="string" calcext:value-type="string">
            <text:p><text:a xlink:href="https://en.wikipedia.org/wiki/Dimethyl_polysiloxane" xlink:type="simple">Dimethyl polysiloxane</text:a> (<text:a xlink:href="https://en.wikipedia.org/wiki/Anti-foaming_agent" xlink:type="simple">anti-foaming agent</text:a>) </text:p>
          </table:table-cell>
          <table:table-cell office:value-type="string" calcext:value-type="string">
            <text:p><text:a xlink:href="https://en.wikipedia.org/wiki/Anti-caking_agent" xlink:type="simple">anti-caking age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2">
          <table:table-cell office:value-type="string" calcext:value-type="string">
            <text:p><text:a xlink:href="https://en.wikipedia.org/wiki/E901" xlink:type="simple">E901</text:a> </text:p>
          </table:table-cell>
          <table:table-cell office:value-type="string" calcext:value-type="string">
            <text:p><text:a xlink:href="https://en.wikipedia.org/wiki/Beeswax" xlink:type="simple">Beeswax</text:a>, white and yellow </text:p>
          </table:table-cell>
          <table:table-cell office:value-type="string" calcext:value-type="string">
            <text:p>glazing agent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902" xlink:type="simple">E902</text:a> </text:p>
          </table:table-cell>
          <table:table-cell office:value-type="string" calcext:value-type="string">
            <text:p><text:a xlink:href="https://en.wikipedia.org/wiki/Candelilla_wax" xlink:type="simple">Candelilla wax</text:a> </text:p>
          </table:table-cell>
          <table:table-cell office:value-type="string" calcext:value-type="string">
            <text:p>glazing agent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903" xlink:type="simple">E903</text:a> </text:p>
          </table:table-cell>
          <table:table-cell office:value-type="string" calcext:value-type="string">
            <text:p><text:a xlink:href="https://en.wikipedia.org/wiki/Carnauba_wax" xlink:type="simple">Carnauba wax</text:a> </text:p>
          </table:table-cell>
          <table:table-cell office:value-type="string" calcext:value-type="string">
            <text:p>glazing agent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904" xlink:type="simple">E904</text:a> </text:p>
          </table:table-cell>
          <table:table-cell office:value-type="string" calcext:value-type="string">
            <text:p><text:a xlink:href="https://en.wikipedia.org/wiki/Shellac" xlink:type="simple">Shellac</text:a> </text:p>
          </table:table-cell>
          <table:table-cell office:value-type="string" calcext:value-type="string">
            <text:p>glazing agent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905" xlink:type="simple">E905</text:a> </text:p>
          </table:table-cell>
          <table:table-cell office:value-type="string" calcext:value-type="string">
            <text:p><text:a xlink:href="https://en.wikipedia.org/wiki/Paraffin_wax" xlink:type="simple">Paraffins</text:a> </text:p>
          </table:table-cell>
          <table:table-cell table:style-name="ce4"/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905a" xlink:type="simple">E905a</text:a> </text:p>
          </table:table-cell>
          <table:table-cell office:value-type="string" calcext:value-type="string">
            <text:p><text:a xlink:href="https://en.wikipedia.org/wiki/Mineral_oil" xlink:type="simple">Mineral oil</text:a> </text:p>
          </table:table-cell>
          <table:table-cell office:value-type="string" calcext:value-type="string">
            <text:p><text:a xlink:href="https://en.wikipedia.org/wiki/Anti-foaming_agent" xlink:type="simple">anti-foaming agent</text:a> </text:p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en.wikipedia.org/wiki/E905b" xlink:type="simple">E905b</text:a> </text:p>
          </table:table-cell>
          <table:table-cell office:value-type="string" calcext:value-type="string">
            <text:p><text:a xlink:href="https://en.wikipedia.org/wiki/Petrolatum" xlink:type="simple">Petrolatum</text:a> </text:p>
          </table:table-cell>
          <table:table-cell table:number-columns-repeated="2" table:style-name="ce4" office:value-type="string" calcext:value-type="string">
            <text:p/>
          </table:table-cell>
        </table:table-row>
        <table:table-row table:style-name="ro16">
          <table:table-cell office:value-type="string" calcext:value-type="string">
            <text:p><text:a xlink:href="https://en.wikipedia.org/wiki/E905c" xlink:type="simple">E905c</text:a> </text:p>
          </table:table-cell>
          <table:table-cell office:value-type="string" calcext:value-type="string">
            <text:p><text:a xlink:href="https://en.wikipedia.org/wiki/Petroleum_wax" xlink:type="simple">Petroleum wax</text:a> (i)<text:a xlink:href="https://en.wikipedia.org/wiki/Microcrystalline_wax" xlink:type="simple">Microcrystalline wax</text:a> (ii) <text:a xlink:href="https://en.wikipedia.org/wiki/Paraffin_wax" xlink:type="simple">Paraffin wax</text:a> </text:p>
          </table:table-cell>
          <table:table-cell office:value-type="string" calcext:value-type="string">
            <text:p>glazing agent </text:p>
          </table:table-cell>
          <table:table-cell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906" xlink:type="simple">E906</text:a> </text:p>
          </table:table-cell>
          <table:table-cell office:value-type="string" calcext:value-type="string">
            <text:p><text:a xlink:href="https://en.wikipedia.org/wiki/Gum_benzoic" xlink:type="simple">Gum benzoic</text:a> </text:p>
          </table:table-cell>
          <table:table-cell office:value-type="string" calcext:value-type="string">
            <text:p><text:a xlink:href="https://en.wikipedia.org/wiki/Flavour_enhancer" xlink:type="simple">flavour enhancer</text:a> </text:p>
          </table:table-cell>
          <table:table-cell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907" xlink:type="simple">E907</text:a> </text:p>
          </table:table-cell>
          <table:table-cell office:value-type="string" calcext:value-type="string">
            <text:p><text:a xlink:href="https://en.wikipedia.org/wiki/Crystalline_wax" xlink:type="simple">Crystalline wax</text:a> </text:p>
          </table:table-cell>
          <table:table-cell office:value-type="string" calcext:value-type="string">
            <text:p>glazing agent </text:p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en.wikipedia.org/wiki/E908" xlink:type="simple">E908</text:a> </text:p>
          </table:table-cell>
          <table:table-cell office:value-type="string" calcext:value-type="string">
            <text:p><text:a xlink:href="https://en.wikipedia.org/wiki/Rice_bran_wax" xlink:type="simple">Rice bran wax</text:a> </text:p>
          </table:table-cell>
          <table:table-cell office:value-type="string" calcext:value-type="string">
            <text:p>glazing agent </text:p>
          </table:table-cell>
          <table:table-cell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909" xlink:type="simple">E909</text:a> </text:p>
          </table:table-cell>
          <table:table-cell office:value-type="string" calcext:value-type="string">
            <text:p><text:a xlink:href="https://en.wikipedia.org/wiki/Spermaceti" xlink:type="simple">Spermaceti wax</text:a> </text:p>
          </table:table-cell>
          <table:table-cell office:value-type="string" calcext:value-type="string">
            <text:p>glazing agent </text:p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en.wikipedia.org/wiki/E910" xlink:type="simple">E910</text:a> </text:p>
          </table:table-cell>
          <table:table-cell office:value-type="string" calcext:value-type="string">
            <text:p><text:a xlink:href="https://en.wikipedia.org/wiki/Wax_ester" xlink:type="simple">Wax esters</text:a> </text:p>
          </table:table-cell>
          <table:table-cell office:value-type="string" calcext:value-type="string">
            <text:p>glazing agent </text:p>
          </table:table-cell>
          <table:table-cell table:style-name="ce4"/>
        </table:table-row>
        <table:table-row table:style-name="ro11">
          <table:table-cell office:value-type="string" calcext:value-type="string">
            <text:p>E911 </text:p>
          </table:table-cell>
          <table:table-cell office:value-type="string" calcext:value-type="string">
            <text:p><text:a xlink:href="https://en.wikipedia.org/wiki/Fatty_acid_methyl_ester" xlink:type="simple">Methyl esters of fatty acids</text:a> </text:p>
          </table:table-cell>
          <table:table-cell office:value-type="string" calcext:value-type="string">
            <text:p>glazing agent </text:p>
          </table:table-cell>
          <table:table-cell table:style-name="ce4" office:value-type="string" calcext:value-type="string">
            <text:p/>
          </table:table-cell>
        </table:table-row>
        <table:table-row table:style-name="ro10">
          <table:table-cell office:value-type="string" calcext:value-type="string">
            <text:p><text:a xlink:href="https://en.wikipedia.org/wiki/E912" xlink:type="simple">E912</text:a> </text:p>
          </table:table-cell>
          <table:table-cell office:value-type="string" calcext:value-type="string">
            <text:p><text:a xlink:href="https://en.wikipedia.org/wiki/Montanic_acid" xlink:type="simple">Montanic acid</text:a> esters, <text:a xlink:href="https://en.wikipedia.org/wiki/Montan_acid_esters" xlink:type="simple">Montan acid esters</text:a> </text:p>
          </table:table-cell>
          <table:table-cell office:value-type="string" calcext:value-type="string">
            <text:p>glazing agent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913" xlink:type="simple">E913</text:a> </text:p>
          </table:table-cell>
          <table:table-cell office:value-type="string" calcext:value-type="string">
            <text:p><text:a xlink:href="https://en.wikipedia.org/wiki/Lanolin" xlink:type="simple">Lanolin</text:a>, sheep wool grease </text:p>
          </table:table-cell>
          <table:table-cell office:value-type="string" calcext:value-type="string">
            <text:p>glazing agent </text:p>
          </table:table-cell>
          <table:table-cell table:style-name="ce4" office:value-type="string" calcext:value-type="string">
            <text:p/>
          </table:table-cell>
        </table:table-row>
        <table:table-row table:style-name="ro12">
          <table:table-cell office:value-type="string" calcext:value-type="string">
            <text:p><text:a xlink:href="https://en.wikipedia.org/wiki/E914" xlink:type="simple">E914</text:a> </text:p>
          </table:table-cell>
          <table:table-cell office:value-type="string" calcext:value-type="string">
            <text:p><text:a xlink:href="https://en.wikipedia.org/w/index.php?title=Oxidized_polyethylene_wax&amp;action=edit&amp;redlink=1" xlink:type="simple">Oxidized polyethylene wax</text:a>, oxidized <text:a xlink:href="https://en.wikipedia.org/wiki/Polyethylene" xlink:type="simple">polyethylene</text:a> </text:p>
          </table:table-cell>
          <table:table-cell office:value-type="string" calcext:value-type="string">
            <text:p>glazing agent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915" xlink:type="simple">E915</text:a> </text:p>
          </table:table-cell>
          <table:table-cell office:value-type="string" calcext:value-type="string">
            <text:p>Esters of <text:a xlink:href="https://en.wikipedia.org/wiki/Colophony" xlink:type="simple">colophony</text:a> </text:p>
          </table:table-cell>
          <table:table-cell office:value-type="string" calcext:value-type="string">
            <text:p>glazing agent </text:p>
          </table:table-cell>
          <table:table-cell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916" xlink:type="simple">E916</text:a> </text:p>
          </table:table-cell>
          <table:table-cell office:value-type="string" calcext:value-type="string">
            <text:p><text:a xlink:href="https://en.wikipedia.org/wiki/Calcium_iodate" xlink:type="simple">Calcium iodate</text:a> </text:p>
          </table:table-cell>
          <table:table-cell table:number-columns-repeated="2"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917" xlink:type="simple">E917</text:a> </text:p>
          </table:table-cell>
          <table:table-cell office:value-type="string" calcext:value-type="string">
            <text:p><text:a xlink:href="https://en.wikipedia.org/wiki/Potassium_iodate" xlink:type="simple">Potassium iodate</text:a> </text:p>
          </table:table-cell>
          <table:table-cell table:number-columns-repeated="2"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918" xlink:type="simple">E918</text:a> </text:p>
          </table:table-cell>
          <table:table-cell office:value-type="string" calcext:value-type="string">
            <text:p><text:a xlink:href="https://en.wikipedia.org/wiki/Nitrogen_oxide" xlink:type="simple">Nitrogen oxides</text:a> </text:p>
          </table:table-cell>
          <table:table-cell table:number-columns-repeated="2"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919" xlink:type="simple">E919</text:a> </text:p>
          </table:table-cell>
          <table:table-cell office:value-type="string" calcext:value-type="string">
            <text:p><text:a xlink:href="https://en.wikipedia.org/wiki/Nitrosyl_chloride" xlink:type="simple">Nitrosyl chloride</text:a> </text:p>
          </table:table-cell>
          <table:table-cell table:number-columns-repeated="2"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920" xlink:type="simple">E920</text:a> </text:p>
          </table:table-cell>
          <table:table-cell office:value-type="string" calcext:value-type="string">
            <text:p><text:a xlink:href="https://en.wikipedia.org/wiki/L-cysteine" xlink:type="simple">L-cysteine</text:a> </text:p>
          </table:table-cell>
          <table:table-cell office:value-type="string" calcext:value-type="string">
            <text:p><text:a xlink:href="https://en.wikipedia.org/wiki/Improving_agent" xlink:type="simple">improving agent</text:a> </text:p>
          </table:table-cell>
          <table:table-cell office:value-type="string" calcext:value-type="string">
            <text:p>Approved in the EU<text:a xlink:href="https://en.wikipedia.org/wiki/E_number#cite_note-28" xlink:type="simple">[28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921" xlink:type="simple">E921</text:a> </text:p>
          </table:table-cell>
          <table:table-cell office:value-type="string" calcext:value-type="string">
            <text:p><text:a xlink:href="https://en.wikipedia.org/wiki/Cystine" xlink:type="simple">L-cystine</text:a> </text:p>
          </table:table-cell>
          <table:table-cell office:value-type="string" calcext:value-type="string">
            <text:p><text:a xlink:href="https://en.wikipedia.org/wiki/Improving_agent" xlink:type="simple">improving agent</text:a> </text:p>
          </table:table-cell>
          <table:table-cell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922" xlink:type="simple">E922</text:a> </text:p>
          </table:table-cell>
          <table:table-cell office:value-type="string" calcext:value-type="string">
            <text:p><text:a xlink:href="https://en.wikipedia.org/wiki/Potassium_persulfate" xlink:type="simple">Potassium persulfate</text:a> </text:p>
          </table:table-cell>
          <table:table-cell office:value-type="string" calcext:value-type="string">
            <text:p><text:a xlink:href="https://en.wikipedia.org/wiki/Improving_agent" xlink:type="simple">improving agent</text:a> </text:p>
          </table:table-cell>
          <table:table-cell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923" xlink:type="simple">E923</text:a> </text:p>
          </table:table-cell>
          <table:table-cell office:value-type="string" calcext:value-type="string">
            <text:p><text:a xlink:href="https://en.wikipedia.org/wiki/Ammonium_persulfate" xlink:type="simple">Ammonium persulfate</text:a> </text:p>
          </table:table-cell>
          <table:table-cell office:value-type="string" calcext:value-type="string">
            <text:p><text:a xlink:href="https://en.wikipedia.org/wiki/Improving_agent" xlink:type="simple">improving agent</text:a> </text:p>
          </table:table-cell>
          <table:table-cell table:style-name="ce4" office:value-type="string" calcext:value-type="string">
            <text:p/>
          </table:table-cell>
        </table:table-row>
        <table:table-row table:style-name="ro16">
          <table:table-cell office:value-type="string" calcext:value-type="string">
            <text:p><text:a xlink:href="https://en.wikipedia.org/wiki/E924" xlink:type="simple">E924</text:a> </text:p>
          </table:table-cell>
          <table:table-cell office:value-type="string" calcext:value-type="string">
            <text:p><text:a xlink:href="https://en.wikipedia.org/wiki/Potassium_bromate" xlink:type="simple">Potassium bromate</text:a> </text:p>
          </table:table-cell>
          <table:table-cell office:value-type="string" calcext:value-type="string">
            <text:p><text:a xlink:href="https://en.wikipedia.org/wiki/Improving_agent" xlink:type="simple">improving agent</text:a> </text:p>
          </table:table-cell>
          <table:table-cell office:value-type="string" calcext:value-type="string">
            <text:p>Banned in the EU;<text:a xlink:href="https://en.wikipedia.org/wiki/E_number#cite_note-29" xlink:type="simple">[29]</text:a> genotoxic carcinogen<text:a xlink:href="https://en.wikipedia.org/wiki/E_number#cite_note-30" xlink:type="simple">[3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924b" xlink:type="simple">E924b</text:a> </text:p>
          </table:table-cell>
          <table:table-cell office:value-type="string" calcext:value-type="string">
            <text:p><text:a xlink:href="https://en.wikipedia.org/wiki/Calcium_bromate" xlink:type="simple">Calcium bromate</text:a> </text:p>
          </table:table-cell>
          <table:table-cell office:value-type="string" calcext:value-type="string">
            <text:p><text:a xlink:href="https://en.wikipedia.org/wiki/Improving_agent" xlink:type="simple">improving agent</text:a> </text:p>
          </table:table-cell>
          <table:table-cell table:style-name="ce4" office:value-type="string" calcext:value-type="string">
            <text:p/>
          </table:table-cell>
        </table:table-row>
        <table:table-row table:style-name="ro10">
          <table:table-cell office:value-type="string" calcext:value-type="string">
            <text:p><text:a xlink:href="https://en.wikipedia.org/wiki/E925" xlink:type="simple">E925</text:a> </text:p>
          </table:table-cell>
          <table:table-cell office:value-type="string" calcext:value-type="string">
            <text:p><text:a xlink:href="https://en.wikipedia.org/wiki/Chlorine" xlink:type="simple">Chlorine</text:a> </text:p>
          </table:table-cell>
          <table:table-cell office:value-type="string" calcext:value-type="string">
            <text:p><text:a xlink:href="https://en.wikipedia.org/wiki/Preservative" xlink:type="simple">preservative</text:a>, <text:a xlink:href="https://en.wikipedia.org/wiki/Flour_bleaching_agent" xlink:type="simple">bleach</text:a>, <text:a xlink:href="https://en.wikipedia.org/wiki/Improving_agent" xlink:type="simple">improving agent</text:a> </text:p>
          </table:table-cell>
          <table:table-cell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926" xlink:type="simple">E926</text:a> </text:p>
          </table:table-cell>
          <table:table-cell office:value-type="string" calcext:value-type="string">
            <text:p><text:a xlink:href="https://en.wikipedia.org/wiki/Chlorine_dioxide" xlink:type="simple">Chlorine dioxide</text:a> (<text:a xlink:href="https://en.wikipedia.org/wiki/Preservative" xlink:type="simple">preservative</text:a>) </text:p>
          </table:table-cell>
          <table:table-cell office:value-type="string" calcext:value-type="string">
            <text:p><text:a xlink:href="https://en.wikipedia.org/wiki/Flour_bleaching_agent" xlink:type="simple">bleach</text:a> </text:p>
          </table:table-cell>
          <table:table-cell table:style-name="ce4" office:value-type="string" calcext:value-type="string">
            <text:p/>
          </table:table-cell>
        </table:table-row>
        <table:table-row table:style-name="ro16">
          <table:table-cell office:value-type="string" calcext:value-type="string">
            <text:p><text:a xlink:href="https://en.wikipedia.org/wiki/E927a" xlink:type="simple">E927a</text:a> </text:p>
          </table:table-cell>
          <table:table-cell office:value-type="string" calcext:value-type="string">
            <text:p><text:a xlink:href="https://en.wikipedia.org/wiki/Azodicarbonamide" xlink:type="simple">Azodicarbonamide</text:a> </text:p>
          </table:table-cell>
          <table:table-cell office:value-type="string" calcext:value-type="string">
            <text:p><text:a xlink:href="https://en.wikipedia.org/wiki/Improving_agent" xlink:type="simple">improving agent</text:a> </text:p>
          </table:table-cell>
          <table:table-cell office:value-type="string" calcext:value-type="string">
            <text:p>identified as a Substance of Very High Concern in EU.<text:a xlink:href="https://en.wikipedia.org/wiki/E_number#cite_note-31" xlink:type="simple">[31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927b" xlink:type="simple">E927b</text:a> </text:p>
          </table:table-cell>
          <table:table-cell office:value-type="string" calcext:value-type="string">
            <text:p><text:a xlink:href="https://en.wikipedia.org/wiki/Carbamide" xlink:type="simple">Carbamide</text:a> (urea) </text:p>
          </table:table-cell>
          <table:table-cell office:value-type="string" calcext:value-type="string">
            <text:p><text:a xlink:href="https://en.wikipedia.org/wiki/Improving_agent" xlink:type="simple">improving age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0">
          <table:table-cell office:value-type="string" calcext:value-type="string">
            <text:p><text:a xlink:href="https://en.wikipedia.org/wiki/E928" xlink:type="simple">E928</text:a> </text:p>
          </table:table-cell>
          <table:table-cell office:value-type="string" calcext:value-type="string">
            <text:p><text:a xlink:href="https://en.wikipedia.org/wiki/Benzoyl_peroxide" xlink:type="simple">Benzoyl peroxide</text:a> (<text:a xlink:href="https://en.wikipedia.org/wiki/Improving_agent" xlink:type="simple">improving agent</text:a>) </text:p>
          </table:table-cell>
          <table:table-cell office:value-type="string" calcext:value-type="string">
            <text:p><text:a xlink:href="https://en.wikipedia.org/wiki/Flour_bleaching_agent" xlink:type="simple">bleach</text:a> </text:p>
          </table:table-cell>
          <table:table-cell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929" xlink:type="simple">E929</text:a> </text:p>
          </table:table-cell>
          <table:table-cell office:value-type="string" calcext:value-type="string">
            <text:p><text:a xlink:href="https://en.wikipedia.org/wiki/Acetone_peroxide" xlink:type="simple">Acetone peroxide</text:a> </text:p>
          </table:table-cell>
          <table:table-cell table:number-columns-repeated="2" table:style-name="ce4" office:value-type="string" calcext:value-type="string">
            <text:p/>
          </table:table-cell>
        </table:table-row>
        <table:table-row table:style-name="ro10">
          <table:table-cell office:value-type="string" calcext:value-type="string">
            <text:p><text:a xlink:href="https://en.wikipedia.org/wiki/E930" xlink:type="simple">E930</text:a> </text:p>
          </table:table-cell>
          <table:table-cell office:value-type="string" calcext:value-type="string">
            <text:p><text:a xlink:href="https://en.wikipedia.org/wiki/Calcium_peroxide" xlink:type="simple">Calcium peroxide</text:a> (<text:a xlink:href="https://en.wikipedia.org/wiki/Improving_agent" xlink:type="simple">improving agent</text:a>) </text:p>
          </table:table-cell>
          <table:table-cell office:value-type="string" calcext:value-type="string">
            <text:p><text:a xlink:href="https://en.wikipedia.org/wiki/Flour_bleaching_agent" xlink:type="simple">bleach</text:a> </text:p>
          </table:table-cell>
          <table:table-cell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938" xlink:type="simple">E938</text:a> </text:p>
          </table:table-cell>
          <table:table-cell office:value-type="string" calcext:value-type="string">
            <text:p><text:a xlink:href="https://en.wikipedia.org/wiki/Argon" xlink:type="simple">Argon</text:a> </text:p>
          </table:table-cell>
          <table:table-cell office:value-type="string" calcext:value-type="string">
            <text:p><text:a xlink:href="https://en.wikipedia.org/wiki/Packaging_gas" xlink:type="simple">packaging gas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939" xlink:type="simple">E939</text:a> </text:p>
          </table:table-cell>
          <table:table-cell office:value-type="string" calcext:value-type="string">
            <text:p><text:a xlink:href="https://en.wikipedia.org/wiki/Helium" xlink:type="simple">Helium</text:a> </text:p>
          </table:table-cell>
          <table:table-cell office:value-type="string" calcext:value-type="string">
            <text:p><text:a xlink:href="https://en.wikipedia.org/wiki/Packaging_gas" xlink:type="simple">packaging gas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7">
          <table:table-cell office:value-type="string" calcext:value-type="string">
            <text:p><text:a xlink:href="https://en.wikipedia.org/wiki/E940" xlink:type="simple">E940</text:a> </text:p>
          </table:table-cell>
          <table:table-cell office:value-type="string" calcext:value-type="string">
            <text:p><text:a xlink:href="https://en.wikipedia.org/wiki/Dichlorodifluoromethane" xlink:type="simple">Dichlorodifluoromethane</text:a> </text:p>
          </table:table-cell>
          <table:table-cell office:value-type="string" calcext:value-type="string">
            <text:p><text:a xlink:href="https://en.wikipedia.org/wiki/Packaging_gas" xlink:type="simple">packaging gas</text:a> </text:p>
          </table:table-cell>
          <table:table-cell office:value-type="string" calcext:value-type="string">
            <text:p>Banned in all countries, in compliance with the <text:a xlink:href="https://en.wikipedia.org/wiki/Montreal_Protocol" xlink:type="simple">Montreal Protocol</text:a>. </text:p>
          </table:table-cell>
        </table:table-row>
        <table:table-row table:style-name="ro12">
          <table:table-cell office:value-type="string" calcext:value-type="string">
            <text:p><text:a xlink:href="https://en.wikipedia.org/wiki/E941" xlink:type="simple">E941</text:a> </text:p>
          </table:table-cell>
          <table:table-cell office:value-type="string" calcext:value-type="string">
            <text:p><text:a xlink:href="https://en.wikipedia.org/wiki/Nitrogen" xlink:type="simple">Nitrogen</text:a> (<text:a xlink:href="https://en.wikipedia.org/wiki/Packaging_gas" xlink:type="simple">packaging gas</text:a>) </text:p>
          </table:table-cell>
          <table:table-cell office:value-type="string" calcext:value-type="string">
            <text:p><text:a xlink:href="https://en.wikipedia.org/wiki/Aerosol_propellants" xlink:type="simple">propella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942" xlink:type="simple">E942</text:a> </text:p>
          </table:table-cell>
          <table:table-cell office:value-type="string" calcext:value-type="string">
            <text:p><text:a xlink:href="https://en.wikipedia.org/wiki/Nitrous_oxide" xlink:type="simple">Nitrous oxide</text:a> </text:p>
          </table:table-cell>
          <table:table-cell office:value-type="string" calcext:value-type="string">
            <text:p><text:a xlink:href="https://en.wikipedia.org/wiki/Aerosol_propellants" xlink:type="simple">propella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943a" xlink:type="simple">E943a</text:a> </text:p>
          </table:table-cell>
          <table:table-cell office:value-type="string" calcext:value-type="string">
            <text:p><text:a xlink:href="https://en.wikipedia.org/wiki/Butane" xlink:type="simple">Butane</text:a> </text:p>
          </table:table-cell>
          <table:table-cell office:value-type="string" calcext:value-type="string">
            <text:p><text:a xlink:href="https://en.wikipedia.org/wiki/Aerosol_propellants" xlink:type="simple">propella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943b" xlink:type="simple">E943b</text:a> </text:p>
          </table:table-cell>
          <table:table-cell office:value-type="string" calcext:value-type="string">
            <text:p><text:a xlink:href="https://en.wikipedia.org/wiki/Isobutane" xlink:type="simple">Isobutane</text:a> </text:p>
          </table:table-cell>
          <table:table-cell office:value-type="string" calcext:value-type="string">
            <text:p><text:a xlink:href="https://en.wikipedia.org/wiki/Aerosol_propellants" xlink:type="simple">propella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944" xlink:type="simple">E944</text:a> </text:p>
          </table:table-cell>
          <table:table-cell office:value-type="string" calcext:value-type="string">
            <text:p><text:a xlink:href="https://en.wikipedia.org/wiki/Propane" xlink:type="simple">Propane</text:a> </text:p>
          </table:table-cell>
          <table:table-cell office:value-type="string" calcext:value-type="string">
            <text:p><text:a xlink:href="https://en.wikipedia.org/wiki/Aerosol_propellants" xlink:type="simple">propella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945" xlink:type="simple">E945</text:a> </text:p>
          </table:table-cell>
          <table:table-cell office:value-type="string" calcext:value-type="string">
            <text:p><text:a xlink:href="https://en.wikipedia.org/wiki/Chloropentafluoroethane" xlink:type="simple">Chloropentafluoroethane</text:a> </text:p>
          </table:table-cell>
          <table:table-cell office:value-type="string" calcext:value-type="string">
            <text:p><text:a xlink:href="https://en.wikipedia.org/wiki/Aerosol_propellants" xlink:type="simple">propellant</text:a> </text:p>
          </table:table-cell>
          <table:table-cell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946" xlink:type="simple">E946</text:a> </text:p>
          </table:table-cell>
          <table:table-cell office:value-type="string" calcext:value-type="string">
            <text:p><text:a xlink:href="https://en.wikipedia.org/wiki/Octafluorocyclobutane" xlink:type="simple">Octafluorocyclobutane</text:a> </text:p>
          </table:table-cell>
          <table:table-cell office:value-type="string" calcext:value-type="string">
            <text:p><text:a xlink:href="https://en.wikipedia.org/wiki/Aerosol_propellants" xlink:type="simple">propellant</text:a> </text:p>
          </table:table-cell>
          <table:table-cell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948" xlink:type="simple">E948</text:a> </text:p>
          </table:table-cell>
          <table:table-cell office:value-type="string" calcext:value-type="string">
            <text:p><text:a xlink:href="https://en.wikipedia.org/wiki/Oxygen" xlink:type="simple">Oxygen</text:a> </text:p>
          </table:table-cell>
          <table:table-cell office:value-type="string" calcext:value-type="string">
            <text:p><text:a xlink:href="https://en.wikipedia.org/wiki/Packaging_gas" xlink:type="simple">packaging gas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949" xlink:type="simple">E949</text:a> </text:p>
          </table:table-cell>
          <table:table-cell office:value-type="string" calcext:value-type="string">
            <text:p><text:a xlink:href="https://en.wikipedia.org/wiki/Hydrogen" xlink:type="simple">Hydrogen</text:a> </text:p>
          </table:table-cell>
          <table:table-cell office:value-type="string" calcext:value-type="string">
            <text:p><text:a xlink:href="https://en.wikipedia.org/wiki/Packaging_gas" xlink:type="simple">packaging gas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Acesulfame_potassium" xlink:type="simple">E950</text:a> </text:p>
          </table:table-cell>
          <table:table-cell office:value-type="string" calcext:value-type="string">
            <text:p><text:a xlink:href="https://en.wikipedia.org/wiki/Acesulfame_potassium" xlink:type="simple">Acesulfame potassium</text:a> </text:p>
          </table:table-cell>
          <table:table-cell office:value-type="string" calcext:value-type="string">
            <text:p>sweetener </text:p>
          </table:table-cell>
          <table:table-cell office:value-type="string" calcext:value-type="string">
            <text:p>Approved in the EU.<text:a xlink:href="https://en.wikipedia.org/wiki/E_number#cite_note-FSA4-26" xlink:type="simple">[26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951" xlink:type="simple">E951</text:a> </text:p>
          </table:table-cell>
          <table:table-cell office:value-type="string" calcext:value-type="string">
            <text:p><text:a xlink:href="https://en.wikipedia.org/wiki/Aspartame" xlink:type="simple">Aspartame</text:a> </text:p>
          </table:table-cell>
          <table:table-cell office:value-type="string" calcext:value-type="string">
            <text:p>sweetener </text:p>
          </table:table-cell>
          <table:table-cell office:value-type="string" calcext:value-type="string">
            <text:p>Approved in the EU.<text:a xlink:href="https://en.wikipedia.org/wiki/E_number#cite_note-FSA4-26" xlink:type="simple">[26]</text:a> </text:p>
          </table:table-cell>
        </table:table-row>
        <table:table-row table:style-name="ro17">
          <table:table-cell office:value-type="string" calcext:value-type="string">
            <text:p><text:a xlink:href="https://en.wikipedia.org/wiki/E952" xlink:type="simple">E952</text:a> </text:p>
          </table:table-cell>
          <table:table-cell office:value-type="string" calcext:value-type="string">
            <text:p>Cyclamic acid and its sodium and calcium salts, also known as <text:a xlink:href="https://en.wikipedia.org/wiki/Cyclamate" xlink:type="simple">Cyclamate</text:a> </text:p>
          </table:table-cell>
          <table:table-cell office:value-type="string" calcext:value-type="string">
            <text:p>sweetener </text:p>
          </table:table-cell>
          <table:table-cell office:value-type="string" calcext:value-type="string">
            <text:p>Approved in the EU.<text:a xlink:href="https://en.wikipedia.org/wiki/E_number#cite_note-FSA4-26" xlink:type="simple">[26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953" xlink:type="simple">E953</text:a> </text:p>
          </table:table-cell>
          <table:table-cell office:value-type="string" calcext:value-type="string">
            <text:p><text:a xlink:href="https://en.wikipedia.org/wiki/Isomalt" xlink:type="simple">Isomalt</text:a>, Isomaltitol </text:p>
          </table:table-cell>
          <table:table-cell office:value-type="string" calcext:value-type="string">
            <text:p>sweetener </text:p>
          </table:table-cell>
          <table:table-cell office:value-type="string" calcext:value-type="string">
            <text:p>Approved in the EU.<text:a xlink:href="https://en.wikipedia.org/wiki/E_number#cite_note-FSA4-26" xlink:type="simple">[26]</text:a> </text:p>
          </table:table-cell>
        </table:table-row>
        <table:table-row table:style-name="ro10">
          <table:table-cell office:value-type="string" calcext:value-type="string">
            <text:p><text:a xlink:href="https://en.wikipedia.org/wiki/E954" xlink:type="simple">E954</text:a> </text:p>
          </table:table-cell>
          <table:table-cell office:value-type="string" calcext:value-type="string">
            <text:p><text:a xlink:href="https://en.wikipedia.org/wiki/Saccharin" xlink:type="simple">Saccharin</text:a> and its sodium, potassium and calcium salts </text:p>
          </table:table-cell>
          <table:table-cell office:value-type="string" calcext:value-type="string">
            <text:p>sweetener </text:p>
          </table:table-cell>
          <table:table-cell office:value-type="string" calcext:value-type="string">
            <text:p>Approved in the EU.<text:a xlink:href="https://en.wikipedia.org/wiki/E_number#cite_note-FSA4-26" xlink:type="simple">[26]</text:a> </text:p>
          </table:table-cell>
        </table:table-row>
        <table:table-row table:style-name="ro12">
          <table:table-cell office:value-type="string" calcext:value-type="string">
            <text:p><text:a xlink:href="https://en.wikipedia.org/wiki/E955" xlink:type="simple">E955</text:a> </text:p>
          </table:table-cell>
          <table:table-cell office:value-type="string" calcext:value-type="string">
            <text:p><text:a xlink:href="https://en.wikipedia.org/wiki/Sucralose" xlink:type="simple">Sucralose</text:a> (Trichlorogalactosucrose) </text:p>
          </table:table-cell>
          <table:table-cell office:value-type="string" calcext:value-type="string">
            <text:p>sweetener </text:p>
          </table:table-cell>
          <table:table-cell office:value-type="string" calcext:value-type="string">
            <text:p>Approved in the EU.<text:a xlink:href="https://en.wikipedia.org/wiki/E_number#cite_note-FSA4-26" xlink:type="simple">[26]</text:a> </text:p>
          </table:table-cell>
        </table:table-row>
        <table:table-row table:style-name="ro1">
          <table:table-cell office:value-type="string" calcext:value-type="string">
            <text:p><text:a xlink:href="https://en.wikipedia.org/wiki/E956" xlink:type="simple">E956</text:a> </text:p>
          </table:table-cell>
          <table:table-cell office:value-type="string" calcext:value-type="string">
            <text:p><text:a xlink:href="https://en.wikipedia.org/wiki/Alitame" xlink:type="simple">Alitame</text:a> </text:p>
          </table:table-cell>
          <table:table-cell office:value-type="string" calcext:value-type="string">
            <text:p>sweetener </text:p>
          </table:table-cell>
          <table:table-cell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957" xlink:type="simple">E957</text:a> </text:p>
          </table:table-cell>
          <table:table-cell office:value-type="string" calcext:value-type="string">
            <text:p><text:a xlink:href="https://en.wikipedia.org/wiki/Thaumatin" xlink:type="simple">Thaumatin</text:a> (sweetener) </text:p>
          </table:table-cell>
          <table:table-cell office:value-type="string" calcext:value-type="string">
            <text:p><text:a xlink:href="https://en.wikipedia.org/wiki/Flavour_enhancer" xlink:type="simple">flavour enhancer</text:a> </text:p>
          </table:table-cell>
          <table:table-cell office:value-type="string" calcext:value-type="string">
            <text:p>Approved in the EU.<text:a xlink:href="https://en.wikipedia.org/wiki/E_number#cite_note-FSA4-26" xlink:type="simple">[26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958" xlink:type="simple">E958</text:a> </text:p>
          </table:table-cell>
          <table:table-cell office:value-type="string" calcext:value-type="string">
            <text:p><text:a xlink:href="https://en.wikipedia.org/wiki/Glycyrrhizin" xlink:type="simple">Glycyrrhizin</text:a> (sweetener) </text:p>
          </table:table-cell>
          <table:table-cell office:value-type="string" calcext:value-type="string">
            <text:p><text:a xlink:href="https://en.wikipedia.org/wiki/Flavour_enhancer" xlink:type="simple">flavour enhancer</text:a> </text:p>
          </table:table-cell>
          <table:table-cell table:style-name="ce4"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959" xlink:type="simple">E959</text:a> </text:p>
          </table:table-cell>
          <table:table-cell office:value-type="string" calcext:value-type="string">
            <text:p><text:a xlink:href="https://en.wikipedia.org/wiki/Neohesperidine_dihydrochalcone" xlink:type="simple">Neohesperidine dihydrochalcone</text:a> (sweetener) </text:p>
          </table:table-cell>
          <table:table-cell office:value-type="string" calcext:value-type="string">
            <text:p><text:a xlink:href="https://en.wikipedia.org/wiki/Flavour_enhancer" xlink:type="simple">flavour enhancer</text:a> </text:p>
          </table:table-cell>
          <table:table-cell office:value-type="string" calcext:value-type="string">
            <text:p>Approved in the EU.<text:a xlink:href="https://en.wikipedia.org/wiki/E_number#cite_note-FSA4-26" xlink:type="simple">[26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960" xlink:type="simple">E960</text:a> </text:p>
          </table:table-cell>
          <table:table-cell office:value-type="string" calcext:value-type="string">
            <text:p><text:a xlink:href="https://en.wikipedia.org/wiki/Steviol_glycoside" xlink:type="simple">Steviol glycosides</text:a> </text:p>
          </table:table-cell>
          <table:table-cell office:value-type="string" calcext:value-type="string">
            <text:p>sweetener </text:p>
          </table:table-cell>
          <table:table-cell office:value-type="string" calcext:value-type="string">
            <text:p>Approved in the EU.<text:a xlink:href="https://en.wikipedia.org/wiki/E_number#cite_note-32" xlink:type="simple">[32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961" xlink:type="simple">E961</text:a> </text:p>
          </table:table-cell>
          <table:table-cell office:value-type="string" calcext:value-type="string">
            <text:p><text:a xlink:href="https://en.wikipedia.org/wiki/Neotame" xlink:type="simple">Neotame</text:a> </text:p>
          </table:table-cell>
          <table:table-cell office:value-type="string" calcext:value-type="string">
            <text:p>sweetener </text:p>
          </table:table-cell>
          <table:table-cell office:value-type="string" calcext:value-type="string">
            <text:p>Approved in 2010<text:a xlink:href="https://en.wikipedia.org/wiki/E_number#cite_note-FSA2010-25" xlink:type="simple">[25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962" xlink:type="simple">E962</text:a> </text:p>
          </table:table-cell>
          <table:table-cell office:value-type="string" calcext:value-type="string">
            <text:p><text:a xlink:href="https://en.wikipedia.org/wiki/Aspartame-acesulfame_salt" xlink:type="simple">Aspartame-acesulfame salt</text:a> (sweetener) </text:p>
          </table:table-cell>
          <table:table-cell office:value-type="string" calcext:value-type="string">
            <text:p><text:a xlink:href="https://en.wikipedia.org/wiki/Stabilizer_(food)" xlink:type="simple">stabiliser</text:a> </text:p>
          </table:table-cell>
          <table:table-cell office:value-type="string" calcext:value-type="string">
            <text:p>Approved in the EU.<text:a xlink:href="https://en.wikipedia.org/wiki/E_number#cite_note-FSA4-26" xlink:type="simple">[26]</text:a> </text:p>
          </table:table-cell>
        </table:table-row>
        <table:table-row table:style-name="ro16">
          <table:table-cell office:value-type="string" calcext:value-type="string">
            <text:p><text:a xlink:href="https://en.wikipedia.org/wiki/E965" xlink:type="simple">E965</text:a> </text:p>
          </table:table-cell>
          <table:table-cell office:value-type="string" calcext:value-type="string">
            <text:p><text:a xlink:href="https://en.wikipedia.org/wiki/Maltitol" xlink:type="simple">Maltitol</text:a> (i) Maltitol (ii) Maltitol syrup (sweetener) (<text:a xlink:href="https://en.wikipedia.org/wiki/Stabilizer_(food)" xlink:type="simple">stabiliser</text:a>) </text:p>
          </table:table-cell>
          <table:table-cell office:value-type="string" calcext:value-type="string">
            <text:p><text:a xlink:href="https://en.wikipedia.org/wiki/Humectant" xlink:type="simple">humectant</text:a> </text:p>
          </table:table-cell>
          <table:table-cell office:value-type="string" calcext:value-type="string">
            <text:p>Approved in the EU.<text:a xlink:href="https://en.wikipedia.org/wiki/E_number#cite_note-FSA4-26" xlink:type="simple">[26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966" xlink:type="simple">E966</text:a> </text:p>
          </table:table-cell>
          <table:table-cell office:value-type="string" calcext:value-type="string">
            <text:p><text:a xlink:href="https://en.wikipedia.org/wiki/Lactitol" xlink:type="simple">Lactitol</text:a> </text:p>
          </table:table-cell>
          <table:table-cell office:value-type="string" calcext:value-type="string">
            <text:p>sweetener </text:p>
          </table:table-cell>
          <table:table-cell office:value-type="string" calcext:value-type="string">
            <text:p>Approved in the EU.<text:a xlink:href="https://en.wikipedia.org/wiki/E_number#cite_note-FSA4-26" xlink:type="simple">[26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967" xlink:type="simple">E967</text:a> </text:p>
          </table:table-cell>
          <table:table-cell office:value-type="string" calcext:value-type="string">
            <text:p><text:a xlink:href="https://en.wikipedia.org/wiki/Xylitol" xlink:type="simple">Xylitol</text:a> </text:p>
          </table:table-cell>
          <table:table-cell office:value-type="string" calcext:value-type="string">
            <text:p>sweetener </text:p>
          </table:table-cell>
          <table:table-cell office:value-type="string" calcext:value-type="string">
            <text:p>Approved in the EU.<text:a xlink:href="https://en.wikipedia.org/wiki/E_number#cite_note-FSA4-26" xlink:type="simple">[26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968" xlink:type="simple">E968</text:a> </text:p>
          </table:table-cell>
          <table:table-cell office:value-type="string" calcext:value-type="string">
            <text:p><text:a xlink:href="https://en.wikipedia.org/wiki/Erythritol" xlink:type="simple">Erythritol</text:a> </text:p>
          </table:table-cell>
          <table:table-cell office:value-type="string" calcext:value-type="string">
            <text:p>sweetener </text:p>
          </table:table-cell>
          <table:table-cell office:value-type="string" calcext:value-type="string">
            <text:p>Approved in the EU.<text:a xlink:href="https://en.wikipedia.org/wiki/E_number#cite_note-FSA4-26" xlink:type="simple">[26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969" xlink:type="simple">E969</text:a> </text:p>
          </table:table-cell>
          <table:table-cell office:value-type="string" calcext:value-type="string">
            <text:p><text:a xlink:href="https://en.wikipedia.org/wiki/Advantame" xlink:type="simple">Advantame</text:a> </text:p>
          </table:table-cell>
          <table:table-cell office:value-type="string" calcext:value-type="string">
            <text:p>sweetener </text:p>
          </table:table-cell>
          <table:table-cell office:value-type="string" calcext:value-type="string">
            <text:p>Approved in the EU.<text:a xlink:href="https://en.wikipedia.org/wiki/E_number#cite_note-FSA4-26" xlink:type="simple">[26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999" xlink:type="simple">E999</text:a> </text:p>
          </table:table-cell>
          <table:table-cell office:value-type="string" calcext:value-type="string">
            <text:p><text:a xlink:href="https://en.wikipedia.org/wiki/Quillaia" xlink:type="simple">Quillaia</text:a> extract </text:p>
          </table:table-cell>
          <table:table-cell office:value-type="string" calcext:value-type="string">
            <text:p><text:a xlink:href="https://en.wikipedia.org/wiki/Foaming_agent" xlink:type="simple">foaming agent</text:a> </text:p>
          </table:table-cell>
          <table:table-cell office:value-type="string" calcext:value-type="string">
            <text:p>Approved in the EU.<text:a xlink:href="https://en.wikipedia.org/wiki/E_number#cite_note-FSA6-20" xlink:type="simple">[20]</text:a></text:p>
          </table:table-cell>
        </table:table-row>
      </table:table>
      <table:table table:name="1xxx_additional" table:style-name="ta1">
        <table:table-column table:style-name="co3" table:number-columns-repeated="3" table:default-cell-style-name="ce1"/>
        <table:table-column table:style-name="co3" table:default-cell-style-name="ce4"/>
        <table:table-row table:style-name="ro1">
          <table:table-cell table:style-name="ce6" office:value-type="string" calcext:value-type="string">
            <text:p>Code </text:p>
          </table:table-cell>
          <table:table-cell table:style-name="ce6" office:value-type="string" calcext:value-type="string">
            <text:p>Name(s) </text:p>
          </table:table-cell>
          <table:table-cell table:style-name="ce6" office:value-type="string" calcext:value-type="string">
            <text:p>Purpose </text:p>
          </table:table-cell>
          <table:table-cell table:style-name="ce6" office:value-type="string" calcext:value-type="string">
            <text:p>Status </text:p>
          </table:table-cell>
        </table:table-row>
        <table:table-row table:style-name="ro1">
          <table:table-cell office:value-type="string" calcext:value-type="string">
            <text:p><text:a xlink:href="https://en.wikipedia.org/wiki/Cholic_acid" xlink:type="simple">E1000</text:a> </text:p>
          </table:table-cell>
          <table:table-cell office:value-type="string" calcext:value-type="string">
            <text:p><text:a xlink:href="https://en.wikipedia.org/wiki/Cholic_acid" xlink:type="simple">Cholic acid</text:a> </text:p>
          </table:table-cell>
          <table:table-cell office:value-type="string" calcext:value-type="string">
            <text:p><text:a xlink:href="https://en.wikipedia.org/wiki/Emulsifier" xlink:type="simple">emulsifier</text:a> 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en.wikipedia.org/wiki/E1001" xlink:type="simple">E1001</text:a> </text:p>
          </table:table-cell>
          <table:table-cell office:value-type="string" calcext:value-type="string">
            <text:p><text:a xlink:href="https://en.wikipedia.org/wiki/Choline" xlink:type="simple">Choline</text:a> <text:a xlink:href="https://en.wikipedia.org/wiki/Salt_(chemistry)" xlink:type="simple">salts</text:a> </text:p>
          </table:table-cell>
          <table:table-cell office:value-type="string" calcext:value-type="string">
            <text:p><text:a xlink:href="https://en.wikipedia.org/wiki/Emulsifier" xlink:type="simple">emulsifier</text:a> </text:p>
          </table:table-cell>
          <table:table-cell office:value-type="string" calcext:value-type="string">
            <text:p/>
          </table:table-cell>
        </table:table-row>
        <table:table-row table:style-name="ro12">
          <table:table-cell office:value-type="string" calcext:value-type="string">
            <text:p><text:a xlink:href="https://en.wikipedia.org/wiki/E1100" xlink:type="simple">E1100</text:a> </text:p>
          </table:table-cell>
          <table:table-cell office:value-type="string" calcext:value-type="string">
            <text:p><text:a xlink:href="https://en.wikipedia.org/wiki/Amylase" xlink:type="simple">Amylase</text:a> </text:p>
          </table:table-cell>
          <table:table-cell office:value-type="string" calcext:value-type="string">
            <text:p><text:a xlink:href="https://en.wikipedia.org/wiki/Stabiliser_(food)" xlink:type="simple">stabiliser</text:a>, <text:a xlink:href="https://en.wikipedia.org/wiki/Flavour_enhancer" xlink:type="simple">flavour enhancer</text:a> </text:p>
          </table:table-cell>
          <table:table-cell office:value-type="string" calcext:value-type="string">
            <text:p/>
          </table:table-cell>
        </table:table-row>
        <table:table-row table:style-name="ro16">
          <table:table-cell office:value-type="string" calcext:value-type="string">
            <text:p><text:a xlink:href="https://en.wikipedia.org/wiki/E1101" xlink:type="simple">E1101</text:a> </text:p>
          </table:table-cell>
          <table:table-cell office:value-type="string" calcext:value-type="string">
            <text:p><text:a xlink:href="https://en.wikipedia.org/wiki/Protease" xlink:type="simple">Proteases</text:a> ((i)<text:a xlink:href="https://en.wikipedia.org/wiki/Protease" xlink:type="simple">Protease</text:a>, (ii)<text:a xlink:href="https://en.wikipedia.org/wiki/Papain" xlink:type="simple">Papain</text:a>, (iii)<text:a xlink:href="https://en.wikipedia.org/wiki/Bromelain" xlink:type="simple">Bromelain</text:a>, (iv)<text:a xlink:href="https://en.wikipedia.org/wiki/Ficin" xlink:type="simple">Ficin</text:a>) </text:p>
          </table:table-cell>
          <table:table-cell office:value-type="string" calcext:value-type="string">
            <text:p><text:a xlink:href="https://en.wikipedia.org/wiki/Stabiliser_(food)" xlink:type="simple">stabiliser</text:a>, <text:a xlink:href="https://en.wikipedia.org/wiki/Flavour_enhancer" xlink:type="simple">flavour enhancer</text:a> </text:p>
          </table:table-cell>
          <table:table-cell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1102" xlink:type="simple">E1102</text:a> </text:p>
          </table:table-cell>
          <table:table-cell office:value-type="string" calcext:value-type="string">
            <text:p><text:a xlink:href="https://en.wikipedia.org/wiki/Glucose_oxidase" xlink:type="simple">Glucose oxidase</text:a> </text:p>
          </table:table-cell>
          <table:table-cell office:value-type="string" calcext:value-type="string">
            <text:p><text:a xlink:href="https://en.wikipedia.org/wiki/Antioxidant" xlink:type="simple">antioxidant</text:a> </text:p>
          </table:table-cell>
          <table:table-cell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1103" xlink:type="simple">E1103</text:a> </text:p>
          </table:table-cell>
          <table:table-cell office:value-type="string" calcext:value-type="string">
            <text:p><text:a xlink:href="https://en.wikipedia.org/wiki/Invertase" xlink:type="simple">Invertase</text:a> </text:p>
          </table:table-cell>
          <table:table-cell office:value-type="string" calcext:value-type="string">
            <text:p><text:a xlink:href="https://en.wikipedia.org/wiki/Stabilizer_(food)" xlink:type="simple">stabiliser</text:a> </text:p>
          </table:table-cell>
          <table:table-cell table:style-name="ce1" office:value-type="string" calcext:value-type="string">
            <text:p>Approved in the EU.<text:a xlink:href="https://en.wikipedia.org/wiki/E_number#cite_note-FSA5-23" xlink:type="simple">[23]</text:a> </text:p>
          </table:table-cell>
        </table:table-row>
        <table:table-row table:style-name="ro1">
          <table:table-cell office:value-type="string" calcext:value-type="string">
            <text:p><text:a xlink:href="https://en.wikipedia.org/wiki/E1104" xlink:type="simple">E1104</text:a> </text:p>
          </table:table-cell>
          <table:table-cell office:value-type="string" calcext:value-type="string">
            <text:p><text:a xlink:href="https://en.wikipedia.org/wiki/Lipases" xlink:type="simple">Lipases</text:a> 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<text:a xlink:href="https://en.wikipedia.org/wiki/E1105" xlink:type="simple">E1105</text:a> </text:p>
          </table:table-cell>
          <table:table-cell office:value-type="string" calcext:value-type="string">
            <text:p><text:a xlink:href="https://en.wikipedia.org/wiki/Lysozyme" xlink:type="simple">Lysozyme</text:a> </text:p>
          </table:table-cell>
          <table:table-cell office:value-type="string" calcext:value-type="string">
            <text:p><text:a xlink:href="https://en.wikipedia.org/wiki/Preservative" xlink:type="simple">preservative</text:a> </text:p>
          </table:table-cell>
          <table:table-cell office:value-type="string" calcext:value-type="string">
            <text:p/>
          </table:table-cell>
        </table:table-row>
        <table:table-row table:style-name="ro10">
          <table:table-cell office:value-type="string" calcext:value-type="string">
            <text:p><text:a xlink:href="https://en.wikipedia.org/wiki/E1200" xlink:type="simple">E1200</text:a> </text:p>
          </table:table-cell>
          <table:table-cell office:value-type="string" calcext:value-type="string">
            <text:p><text:a xlink:href="https://en.wikipedia.org/wiki/Polydextrose" xlink:type="simple">Polydextrose</text:a> </text:p>
          </table:table-cell>
          <table:table-cell office:value-type="string" calcext:value-type="string">
            <text:p><text:a xlink:href="https://en.wikipedia.org/wiki/Stabilizer_(food)" xlink:type="simple">stabiliser</text:a>, <text:a xlink:href="https://en.wikipedia.org/wiki/Thickening_agent" xlink:type="simple">thickening agent</text:a>, <text:a xlink:href="https://en.wikipedia.org/wiki/Humectant" xlink:type="simple">humectant</text:a>, <text:a xlink:href="https://en.wikipedia.org/w/index.php?title=Carrier_(food)&amp;action=edit&amp;redlink=1" xlink:type="simple">carrier</text:a> </text:p>
          </table:table-cell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1201" xlink:type="simple">E1201</text:a> </text:p>
          </table:table-cell>
          <table:table-cell office:value-type="string" calcext:value-type="string">
            <text:p><text:a xlink:href="https://en.wikipedia.org/wiki/Polyvinylpyrrolidone" xlink:type="simple">Polyvinylpyrrolidone</text:a> </text:p>
          </table:table-cell>
          <table:table-cell office:value-type="string" calcext:value-type="string">
            <text:p><text:a xlink:href="https://en.wikipedia.org/wiki/Stabilizer_(food)" xlink:type="simple">stabiliser</text:a> </text:p>
          </table:table-cell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1202" xlink:type="simple">E1202</text:a> </text:p>
          </table:table-cell>
          <table:table-cell office:value-type="string" calcext:value-type="string">
            <text:p><text:a xlink:href="https://en.wikipedia.org/wiki/Polyvinylpolypyrrolidone" xlink:type="simple">Polyvinylpolypyrrolidone</text:a> (<text:a xlink:href="https://en.wikipedia.org/w/index.php?title=Carrier_(food)&amp;action=edit&amp;redlink=1" xlink:type="simple">carrier</text:a>) </text:p>
          </table:table-cell>
          <table:table-cell office:value-type="string" calcext:value-type="string">
            <text:p><text:a xlink:href="https://en.wikipedia.org/wiki/Stabilizer_(food)" xlink:type="simple">stabiliser</text:a> </text:p>
          </table:table-cell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1203" xlink:type="simple">E1203</text:a> </text:p>
          </table:table-cell>
          <table:table-cell office:value-type="string" calcext:value-type="string">
            <text:p><text:a xlink:href="https://en.wikipedia.org/wiki/Polyvinyl_alcohol" xlink:type="simple">Polyvinyl alcohol</text:a> </text:p>
          </table:table-cell>
          <table:table-cell table:style-name="ce4"/>
          <table:table-cell table:style-name="ce1" office:value-type="string" calcext:value-type="string">
            <text:p>Approved in 2010<text:a xlink:href="https://en.wikipedia.org/wiki/E_number#cite_note-FSA2010-25" xlink:type="simple">[25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1204" xlink:type="simple">E1204</text:a> </text:p>
          </table:table-cell>
          <table:table-cell office:value-type="string" calcext:value-type="string">
            <text:p><text:a xlink:href="https://en.wikipedia.org/wiki/Pullulan" xlink:type="simple">Pullulan</text:a> </text:p>
          </table:table-cell>
          <table:table-cell table:style-name="ce4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7">
          <table:table-cell office:value-type="string" calcext:value-type="string">
            <text:p><text:a xlink:href="https://en.wikipedia.org/wiki/E1400" xlink:type="simple">E1400</text:a> </text:p>
          </table:table-cell>
          <table:table-cell office:value-type="string" calcext:value-type="string">
            <text:p><text:a xlink:href="https://en.wikipedia.org/wiki/Dextrin" xlink:type="simple">Dextrin</text:a> (Dextrins, roasted starch white and yellow) (<text:a xlink:href="https://en.wikipedia.org/wiki/Stabilizer_(food)" xlink:type="simple">stabiliser</text:a>) </text:p>
          </table:table-cell>
          <table:table-cell office:value-type="string" calcext:value-type="string">
            <text:p><text:a xlink:href="https://en.wikipedia.org/wiki/Thickening_agent" xlink:type="simple">thickening agent</text:a> </text:p>
          </table:table-cell>
          <table:table-cell office:value-type="string" calcext:value-type="string">
            <text:p/>
          </table:table-cell>
        </table:table-row>
        <table:table-row table:style-name="ro10">
          <table:table-cell office:value-type="string" calcext:value-type="string">
            <text:p><text:a xlink:href="https://en.wikipedia.org/wiki/E1401" xlink:type="simple">E1401</text:a> </text:p>
          </table:table-cell>
          <table:table-cell office:value-type="string" calcext:value-type="string">
            <text:p><text:a xlink:href="https://en.wikipedia.org/wiki/Modified_starch" xlink:type="simple">Modified starch</text:a> ((Acid-treated starch) <text:a xlink:href="https://en.wikipedia.org/wiki/Stabilizer_(food)" xlink:type="simple">stabiliser</text:a>) </text:p>
          </table:table-cell>
          <table:table-cell office:value-type="string" calcext:value-type="string">
            <text:p><text:a xlink:href="https://en.wikipedia.org/wiki/Thickening_agent" xlink:type="simple">thickening agent</text:a> </text:p>
          </table:table-cell>
          <table:table-cell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/index.php?title=E1402&amp;action=edit&amp;redlink=1" xlink:type="simple">E1402</text:a> </text:p>
          </table:table-cell>
          <table:table-cell office:value-type="string" calcext:value-type="string">
            <text:p><text:a xlink:href="https://en.wikipedia.org/w/index.php?title=Alkaline_modified_starch&amp;action=edit&amp;redlink=1" xlink:type="simple">Alkaline modified starch</text:a> (<text:a xlink:href="https://en.wikipedia.org/wiki/Stabilizer_(food)" xlink:type="simple">stabiliser</text:a>) </text:p>
          </table:table-cell>
          <table:table-cell office:value-type="string" calcext:value-type="string">
            <text:p><text:a xlink:href="https://en.wikipedia.org/wiki/Thickening_agent" xlink:type="simple">thickening agent</text:a> </text:p>
          </table:table-cell>
          <table:table-cell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/index.php?title=E1403&amp;action=edit&amp;redlink=1" xlink:type="simple">E1403</text:a> </text:p>
          </table:table-cell>
          <table:table-cell office:value-type="string" calcext:value-type="string">
            <text:p><text:a xlink:href="https://en.wikipedia.org/w/index.php?title=Bleached_starch&amp;action=edit&amp;redlink=1" xlink:type="simple">Bleached starch</text:a> (<text:a xlink:href="https://en.wikipedia.org/wiki/Stabilizer_(food)" xlink:type="simple">stabiliser</text:a>) </text:p>
          </table:table-cell>
          <table:table-cell office:value-type="string" calcext:value-type="string">
            <text:p><text:a xlink:href="https://en.wikipedia.org/wiki/Thickening_agent" xlink:type="simple">thickening agent</text:a> </text:p>
          </table:table-cell>
          <table:table-cell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/index.php?title=E1404&amp;action=edit&amp;redlink=1" xlink:type="simple">E1404</text:a> </text:p>
          </table:table-cell>
          <table:table-cell office:value-type="string" calcext:value-type="string">
            <text:p><text:a xlink:href="https://en.wikipedia.org/w/index.php?title=Oxidized_starch&amp;action=edit&amp;redlink=1" xlink:type="simple">Oxidized starch</text:a> (<text:a xlink:href="https://en.wikipedia.org/wiki/Emulsifier" xlink:type="simple">emulsifier</text:a>) </text:p>
          </table:table-cell>
          <table:table-cell office:value-type="string" calcext:value-type="string">
            <text:p><text:a xlink:href="https://en.wikipedia.org/wiki/Thickening_agent" xlink:type="simple">thickening agent</text:a> </text:p>
          </table:table-cell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/index.php?title=E1405&amp;action=edit&amp;redlink=1" xlink:type="simple">E1405</text:a> </text:p>
          </table:table-cell>
          <table:table-cell office:value-type="string" calcext:value-type="string">
            <text:p><text:a xlink:href="https://en.wikipedia.org/w/index.php?title=Enzyme_treated_starch&amp;action=edit&amp;redlink=1" xlink:type="simple">Enzyme treated starch</text:a> 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1410" xlink:type="simple">E1410</text:a> </text:p>
          </table:table-cell>
          <table:table-cell office:value-type="string" calcext:value-type="string">
            <text:p><text:a xlink:href="https://en.wikipedia.org/wiki/Monostarch_phosphate" xlink:type="simple">Monostarch phosphate</text:a> (<text:a xlink:href="https://en.wikipedia.org/wiki/Stabilizer_(food)" xlink:type="simple">stabiliser</text:a>) </text:p>
          </table:table-cell>
          <table:table-cell office:value-type="string" calcext:value-type="string">
            <text:p><text:a xlink:href="https://en.wikipedia.org/wiki/Thickening_agent" xlink:type="simple">thickening agent</text:a> </text:p>
          </table:table-cell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0">
          <table:table-cell office:value-type="string" calcext:value-type="string">
            <text:p><text:a xlink:href="https://en.wikipedia.org/w/index.php?title=E1411&amp;action=edit&amp;redlink=1" xlink:type="simple">E1411</text:a> </text:p>
          </table:table-cell>
          <table:table-cell office:value-type="string" calcext:value-type="string">
            <text:p><text:a xlink:href="https://en.wikipedia.org/w/index.php?title=Distarch_glycerol&amp;action=edit&amp;redlink=1" xlink:type="simple">Distarch glycerol</text:a> (<text:a xlink:href="https://en.wikipedia.org/wiki/Thickening_agent" xlink:type="simple">thickening agent</text:a>) </text:p>
          </table:table-cell>
          <table:table-cell office:value-type="string" calcext:value-type="string">
            <text:p><text:a xlink:href="https://en.wikipedia.org/wiki/Emulsifier" xlink:type="simple">emulsifier</text:a> </text:p>
          </table:table-cell>
          <table:table-cell office:value-type="string" calcext:value-type="string">
            <text:p/>
          </table:table-cell>
        </table:table-row>
        <table:table-row table:style-name="ro20">
          <table:table-cell office:value-type="string" calcext:value-type="string">
            <text:p><text:a xlink:href="https://en.wikipedia.org/wiki/E1412" xlink:type="simple">E1412</text:a> </text:p>
          </table:table-cell>
          <table:table-cell office:value-type="string" calcext:value-type="string">
            <text:p><text:a xlink:href="https://en.wikipedia.org/wiki/Distarch_phosphate" xlink:type="simple">Distarch phosphate</text:a> esterified with sodium trimetasphosphate; esterified with phosphorus oxychloride (<text:a xlink:href="https://en.wikipedia.org/wiki/Stabilizer_(food)" xlink:type="simple">stabiliser</text:a>) </text:p>
          </table:table-cell>
          <table:table-cell office:value-type="string" calcext:value-type="string">
            <text:p><text:a xlink:href="https://en.wikipedia.org/wiki/Thickening_agent" xlink:type="simple">thickening agent</text:a> </text:p>
          </table:table-cell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1413" xlink:type="simple">E1413</text:a> </text:p>
          </table:table-cell>
          <table:table-cell office:value-type="string" calcext:value-type="string">
            <text:p><text:a xlink:href="https://en.wikipedia.org/wiki/Phosphated_distarch_phosphate" xlink:type="simple">Phosphated distarch phosphate</text:a> (<text:a xlink:href="https://en.wikipedia.org/wiki/Stabilizer_(food)" xlink:type="simple">stabiliser</text:a>) </text:p>
          </table:table-cell>
          <table:table-cell office:value-type="string" calcext:value-type="string">
            <text:p><text:a xlink:href="https://en.wikipedia.org/wiki/Thickening_agent" xlink:type="simple">thickening agent</text:a> </text:p>
          </table:table-cell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1414" xlink:type="simple">E1414</text:a> </text:p>
          </table:table-cell>
          <table:table-cell office:value-type="string" calcext:value-type="string">
            <text:p><text:a xlink:href="https://en.wikipedia.org/wiki/Acetylated_distarch_phosphate" xlink:type="simple">Acetylated distarch phosphate</text:a> (<text:a xlink:href="https://en.wikipedia.org/wiki/Emulsifier" xlink:type="simple">emulsifier</text:a>) </text:p>
          </table:table-cell>
          <table:table-cell office:value-type="string" calcext:value-type="string">
            <text:p><text:a xlink:href="https://en.wikipedia.org/wiki/Thickening_agent" xlink:type="simple">thickening agent</text:a> </text:p>
          </table:table-cell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6">
          <table:table-cell office:value-type="string" calcext:value-type="string">
            <text:p><text:a xlink:href="https://en.wikipedia.org/wiki/E1420" xlink:type="simple">E1420</text:a> </text:p>
          </table:table-cell>
          <table:table-cell office:value-type="string" calcext:value-type="string">
            <text:p>Starch acetate esterified with acetic anhydride (<text:a xlink:href="https://en.wikipedia.org/wiki/Stabilizer_(food)" xlink:type="simple">stabiliser</text:a>) </text:p>
          </table:table-cell>
          <table:table-cell office:value-type="string" calcext:value-type="string">
            <text:p><text:a xlink:href="https://en.wikipedia.org/wiki/Thickening_agent" xlink:type="simple">thickening agent</text:a> </text:p>
          </table:table-cell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0">
          <table:table-cell office:value-type="string" calcext:value-type="string">
            <text:p><text:a xlink:href="https://en.wikipedia.org/w/index.php?title=E1421&amp;action=edit&amp;redlink=1" xlink:type="simple">E1421</text:a> </text:p>
          </table:table-cell>
          <table:table-cell office:value-type="string" calcext:value-type="string">
            <text:p>Starch acetate esterified with vinyl acetate (<text:a xlink:href="https://en.wikipedia.org/wiki/Stabilizer_(food)" xlink:type="simple">stabiliser</text:a>) </text:p>
          </table:table-cell>
          <table:table-cell office:value-type="string" calcext:value-type="string">
            <text:p><text:a xlink:href="https://en.wikipedia.org/wiki/Thickening_agent" xlink:type="simple">thickening agent</text:a> </text:p>
          </table:table-cell>
          <table:table-cell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1422" xlink:type="simple">E1422</text:a> </text:p>
          </table:table-cell>
          <table:table-cell office:value-type="string" calcext:value-type="string">
            <text:p><text:a xlink:href="https://en.wikipedia.org/wiki/Acetylated_distarch_adipate" xlink:type="simple">Acetylated distarch adipate</text:a> (<text:a xlink:href="https://en.wikipedia.org/wiki/Stabilizer_(food)" xlink:type="simple">stabiliser</text:a>) </text:p>
          </table:table-cell>
          <table:table-cell office:value-type="string" calcext:value-type="string">
            <text:p><text:a xlink:href="https://en.wikipedia.org/wiki/Thickening_agent" xlink:type="simple">thickening agent</text:a> </text:p>
          </table:table-cell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/index.php?title=E1423&amp;action=edit&amp;redlink=1" xlink:type="simple">E1423</text:a> </text:p>
          </table:table-cell>
          <table:table-cell office:value-type="string" calcext:value-type="string">
            <text:p><text:a xlink:href="https://en.wikipedia.org/w/index.php?title=Acetylated_distarch_glycerol&amp;action=edit&amp;redlink=1" xlink:type="simple">Acetylated distarch glycerol</text:a> </text:p>
          </table:table-cell>
          <table:table-cell office:value-type="string" calcext:value-type="string">
            <text:p><text:a xlink:href="https://en.wikipedia.org/wiki/Thickening_agent" xlink:type="simple">thickening agent</text:a> </text:p>
          </table:table-cell>
          <table:table-cell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/index.php?title=E1430&amp;action=edit&amp;redlink=1" xlink:type="simple">E1430</text:a> </text:p>
          </table:table-cell>
          <table:table-cell office:value-type="string" calcext:value-type="string">
            <text:p><text:a xlink:href="https://en.wikipedia.org/w/index.php?title=Distarch_glycerine&amp;action=edit&amp;redlink=1" xlink:type="simple">Distarch glycerine</text:a> (<text:a xlink:href="https://en.wikipedia.org/wiki/Stabilizer_(food)" xlink:type="simple">stabiliser</text:a>) </text:p>
          </table:table-cell>
          <table:table-cell office:value-type="string" calcext:value-type="string">
            <text:p><text:a xlink:href="https://en.wikipedia.org/wiki/Thickening_agent" xlink:type="simple">thickening agent</text:a> </text:p>
          </table:table-cell>
          <table:table-cell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1440" xlink:type="simple">E1440</text:a> </text:p>
          </table:table-cell>
          <table:table-cell office:value-type="string" calcext:value-type="string">
            <text:p><text:a xlink:href="https://en.wikipedia.org/w/index.php?title=Hydroxy_propyl_starch&amp;action=edit&amp;redlink=1" xlink:type="simple">Hydroxy propyl starch</text:a> (<text:a xlink:href="https://en.wikipedia.org/wiki/Emulsifier" xlink:type="simple">emulsifier</text:a>) </text:p>
          </table:table-cell>
          <table:table-cell office:value-type="string" calcext:value-type="string">
            <text:p><text:a xlink:href="https://en.wikipedia.org/wiki/Thickening_agent" xlink:type="simple">thickening agent</text:a> </text:p>
          </table:table-cell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/index.php?title=E1441&amp;action=edit&amp;redlink=1" xlink:type="simple">E1441</text:a> </text:p>
          </table:table-cell>
          <table:table-cell office:value-type="string" calcext:value-type="string">
            <text:p><text:a xlink:href="https://en.wikipedia.org/w/index.php?title=Hydroxy_propyl_distarch_glycerine&amp;action=edit&amp;redlink=1" xlink:type="simple">Hydroxy propyl distarch glycerine</text:a> (<text:a xlink:href="https://en.wikipedia.org/wiki/Stabilizer_(food)" xlink:type="simple">stabiliser</text:a>) </text:p>
          </table:table-cell>
          <table:table-cell office:value-type="string" calcext:value-type="string">
            <text:p><text:a xlink:href="https://en.wikipedia.org/wiki/Thickening_agent" xlink:type="simple">thickening agent</text:a> </text:p>
          </table:table-cell>
          <table:table-cell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1442" xlink:type="simple">E1442</text:a> </text:p>
          </table:table-cell>
          <table:table-cell office:value-type="string" calcext:value-type="string">
            <text:p><text:a xlink:href="https://en.wikipedia.org/wiki/Hydroxy_propyl_distarch_phosphate" xlink:type="simple">Hydroxy propyl distarch phosphate</text:a> (<text:a xlink:href="https://en.wikipedia.org/wiki/Stabilizer_(food)" xlink:type="simple">stabiliser</text:a>) </text:p>
          </table:table-cell>
          <table:table-cell office:value-type="string" calcext:value-type="string">
            <text:p><text:a xlink:href="https://en.wikipedia.org/wiki/Thickening_agent" xlink:type="simple">thickening agent</text:a> </text:p>
          </table:table-cell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/index.php?title=E1443&amp;action=edit&amp;redlink=1" xlink:type="simple">E1443</text:a> </text:p>
          </table:table-cell>
          <table:table-cell office:value-type="string" calcext:value-type="string">
            <text:p><text:a xlink:href="https://en.wikipedia.org/w/index.php?title=Hydroxy_propyl_distarch_glycerol&amp;action=edit&amp;redlink=1" xlink:type="simple">Hydroxy propyl distarch glycerol</text:a> 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2">
          <table:table-cell office:value-type="string" calcext:value-type="string">
            <text:p><text:a xlink:href="https://en.wikipedia.org/wiki/E1450" xlink:type="simple">E1450</text:a> </text:p>
          </table:table-cell>
          <table:table-cell office:value-type="string" calcext:value-type="string">
            <text:p><text:a xlink:href="https://en.wikipedia.org/wiki/Starch_sodium_octenyl_succinate" xlink:type="simple">Starch sodium octenyl succinate</text:a> (<text:a xlink:href="https://en.wikipedia.org/wiki/Emulsifier" xlink:type="simple">emulsifier</text:a>) (<text:a xlink:href="https://en.wikipedia.org/wiki/Stabilizer_(food)" xlink:type="simple">stabiliser</text:a>) </text:p>
          </table:table-cell>
          <table:table-cell office:value-type="string" calcext:value-type="string">
            <text:p><text:a xlink:href="https://en.wikipedia.org/wiki/Thickening_agent" xlink:type="simple">thickening agent</text:a> </text:p>
          </table:table-cell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/index.php?title=E1451&amp;action=edit&amp;redlink=1" xlink:type="simple">E1451</text:a> </text:p>
          </table:table-cell>
          <table:table-cell office:value-type="string" calcext:value-type="string">
            <text:p><text:a xlink:href="https://en.wikipedia.org/w/index.php?title=Acetylated_oxidised_starch&amp;action=edit&amp;redlink=1" xlink:type="simple">Acetylated oxidised starch</text:a> (<text:a xlink:href="https://en.wikipedia.org/wiki/Emulsifier" xlink:type="simple">emulsifier</text:a>) </text:p>
          </table:table-cell>
          <table:table-cell office:value-type="string" calcext:value-type="string">
            <text:p><text:a xlink:href="https://en.wikipedia.org/wiki/Thickening_agent" xlink:type="simple">thickening agent</text:a> </text:p>
          </table:table-cell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/index.php?title=E1452&amp;action=edit&amp;redlink=1" xlink:type="simple">E1452</text:a> </text:p>
          </table:table-cell>
          <table:table-cell office:value-type="string" calcext:value-type="string">
            <text:p><text:a xlink:href="https://en.wikipedia.org/w/index.php?title=Starch_aluminium_octenyl_succinate&amp;action=edit&amp;redlink=1" xlink:type="simple">Starch aluminium octenyl succinate</text:a> </text:p>
          </table:table-cell>
          <table:table-cell table:style-name="ce4"/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/index.php?title=E1501&amp;action=edit&amp;redlink=1" xlink:type="simple">E1501</text:a> </text:p>
          </table:table-cell>
          <table:table-cell office:value-type="string" calcext:value-type="string">
            <text:p><text:a xlink:href="https://en.wikipedia.org/w/index.php?title=Benzylated_hydrocarbons&amp;action=edit&amp;redlink=1" xlink:type="simple">Benzylated hydrocarbons</text:a> 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1502" xlink:type="simple">E1502</text:a> </text:p>
          </table:table-cell>
          <table:table-cell office:value-type="string" calcext:value-type="string">
            <text:p><text:a xlink:href="https://en.wikipedia.org/wiki/Butane-1,_3-diol" xlink:type="simple">Butane-1, 3-diol</text:a> 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1503" xlink:type="simple">E1503</text:a> </text:p>
          </table:table-cell>
          <table:table-cell office:value-type="string" calcext:value-type="string">
            <text:p><text:a xlink:href="https://en.wikipedia.org/wiki/Castor_oil" xlink:type="simple">Castor oil</text:a> </text:p>
          </table:table-cell>
          <table:table-cell office:value-type="string" calcext:value-type="string">
            <text:p><text:a xlink:href="https://en.wikipedia.org/wiki/Resolving_agent" xlink:type="simple">resolving agent</text:a> </text:p>
          </table:table-cell>
          <table:table-cell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1504" xlink:type="simple">E1504</text:a> </text:p>
          </table:table-cell>
          <table:table-cell office:value-type="string" calcext:value-type="string">
            <text:p><text:a xlink:href="https://en.wikipedia.org/wiki/Ethyl_acetate" xlink:type="simple">Ethyl acetate</text:a> </text:p>
          </table:table-cell>
          <table:table-cell office:value-type="string" calcext:value-type="string">
            <text:p><text:a xlink:href="https://en.wikipedia.org/w/index.php?title=Flavour_solvent&amp;action=edit&amp;redlink=1" xlink:type="simple">flavour solvent</text:a> </text:p>
          </table:table-cell>
          <table:table-cell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1505" xlink:type="simple">E1505</text:a> </text:p>
          </table:table-cell>
          <table:table-cell office:value-type="string" calcext:value-type="string">
            <text:p><text:a xlink:href="https://en.wikipedia.org/wiki/Triethyl_citrate" xlink:type="simple">Triethyl citrate</text:a> </text:p>
          </table:table-cell>
          <table:table-cell office:value-type="string" calcext:value-type="string">
            <text:p><text:a xlink:href="https://en.wikipedia.org/w/index.php?title=Foam_stabiliser&amp;action=edit&amp;redlink=1" xlink:type="simple">foam stabiliser</text:a> </text:p>
          </table:table-cell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">
          <table:table-cell office:value-type="string" calcext:value-type="string">
            <text:p><text:a xlink:href="https://en.wikipedia.org/wiki/E1510" xlink:type="simple">E1510</text:a> </text:p>
          </table:table-cell>
          <table:table-cell office:value-type="string" calcext:value-type="string">
            <text:p><text:a xlink:href="https://en.wikipedia.org/wiki/Ethanol" xlink:type="simple">Ethanol</text:a> 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/index.php?title=E1516&amp;action=edit&amp;redlink=1" xlink:type="simple">E1516</text:a> </text:p>
          </table:table-cell>
          <table:table-cell office:value-type="string" calcext:value-type="string">
            <text:p><text:a xlink:href="https://en.wikipedia.org/w/index.php?title=Glyceryl_monoacetate&amp;action=edit&amp;redlink=1" xlink:type="simple">Glyceryl monoacetate</text:a> </text:p>
          </table:table-cell>
          <table:table-cell office:value-type="string" calcext:value-type="string">
            <text:p><text:a xlink:href="https://en.wikipedia.org/w/index.php?title=Flavour_solvent&amp;action=edit&amp;redlink=1" xlink:type="simple">flavour solvent</text:a> </text:p>
          </table:table-cell>
          <table:table-cell office:value-type="string" calcext:value-type="string">
            <text:p/>
          </table:table-cell>
        </table:table-row>
        <table:table-row table:style-name="ro11">
          <table:table-cell office:value-type="string" calcext:value-type="string">
            <text:p><text:a xlink:href="https://en.wikipedia.org/wiki/E1517" xlink:type="simple">E1517</text:a> </text:p>
          </table:table-cell>
          <table:table-cell office:value-type="string" calcext:value-type="string">
            <text:p><text:a xlink:href="https://en.wikipedia.org/wiki/Glyceryl_diacetate" xlink:type="simple">Glyceryl diacetate</text:a> or <text:a xlink:href="https://en.wikipedia.org/wiki/Diacetin" xlink:type="simple">diacetin</text:a> </text:p>
          </table:table-cell>
          <table:table-cell office:value-type="string" calcext:value-type="string">
            <text:p><text:a xlink:href="https://en.wikipedia.org/w/index.php?title=Flavour_solvent&amp;action=edit&amp;redlink=1" xlink:type="simple">flavour solvent</text:a> </text:p>
          </table:table-cell>
          <table:table-cell office:value-type="string" calcext:value-type="string">
            <text:p/>
          </table:table-cell>
        </table:table-row>
        <table:table-row table:style-name="ro12">
          <table:table-cell office:value-type="string" calcext:value-type="string">
            <text:p><text:a xlink:href="https://en.wikipedia.org/wiki/E1518" xlink:type="simple">E1518</text:a> </text:p>
          </table:table-cell>
          <table:table-cell office:value-type="string" calcext:value-type="string">
            <text:p><text:a xlink:href="https://en.wikipedia.org/wiki/Glyceryl_triacetate" xlink:type="simple">Glyceryl triacetate</text:a> or <text:a xlink:href="https://en.wikipedia.org/wiki/Triacetin" xlink:type="simple">triacetin</text:a> </text:p>
          </table:table-cell>
          <table:table-cell office:value-type="string" calcext:value-type="string">
            <text:p><text:a xlink:href="https://en.wikipedia.org/wiki/Humectant" xlink:type="simple">humectant</text:a> and <text:a xlink:href="https://en.wikipedia.org/w/index.php?title=Flavour_solvent&amp;action=edit&amp;redlink=1" xlink:type="simple">flavour solvent</text:a> </text:p>
          </table:table-cell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1519" xlink:type="simple">E1519</text:a> </text:p>
          </table:table-cell>
          <table:table-cell office:value-type="string" calcext:value-type="string">
            <text:p><text:a xlink:href="https://en.wikipedia.org/wiki/Benzyl_alcohol" xlink:type="simple">Benzyl alcohol</text:a> </text:p>
          </table:table-cell>
          <table:table-cell table:style-name="ce4"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2">
          <table:table-cell office:value-type="string" calcext:value-type="string">
            <text:p><text:a xlink:href="https://en.wikipedia.org/wiki/E1520" xlink:type="simple">E1520</text:a> </text:p>
          </table:table-cell>
          <table:table-cell office:value-type="string" calcext:value-type="string">
            <text:p><text:a xlink:href="https://en.wikipedia.org/wiki/Propylene_glycol" xlink:type="simple">Propylene glycol</text:a> </text:p>
          </table:table-cell>
          <table:table-cell office:value-type="string" calcext:value-type="string">
            <text:p><text:a xlink:href="https://en.wikipedia.org/wiki/Humectant" xlink:type="simple">humectant</text:a> and <text:a xlink:href="https://en.wikipedia.org/w/index.php?title=Flavour_solvent&amp;action=edit&amp;redlink=1" xlink:type="simple">flavour solvent</text:a> </text:p>
          </table:table-cell>
          <table:table-cell table:style-name="ce1" office:value-type="string" calcext:value-type="string">
            <text:p>Approved in the EU.<text:a xlink:href="https://en.wikipedia.org/wiki/E_number#cite_note-FSA6-20" xlink:type="simple">[20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1521" xlink:type="simple">E1521</text:a> </text:p>
          </table:table-cell>
          <table:table-cell office:value-type="string" calcext:value-type="string">
            <text:p><text:a xlink:href="https://en.wikipedia.org/wiki/Polyethylene_glycol" xlink:type="simple">Polyethylene glycol</text:a> 8000<text:a xlink:href="https://en.wikipedia.org/wiki/E_number#cite_note-ibp-33" xlink:type="simple">[33]</text:a> </text:p>
          </table:table-cell>
          <table:table-cell table:style-name="ce4"/>
          <table:table-cell table:style-name="ce1" office:value-type="string" calcext:value-type="string">
            <text:p>Approved in 2010<text:a xlink:href="https://en.wikipedia.org/wiki/E_number#cite_note-FSA2010-25" xlink:type="simple">[25]</text:a> </text:p>
          </table:table-cell>
        </table:table-row>
        <table:table-row table:style-name="ro11">
          <table:table-cell office:value-type="string" calcext:value-type="string">
            <text:p><text:a xlink:href="https://en.wikipedia.org/wiki/E1525" xlink:type="simple">E1525</text:a> </text:p>
          </table:table-cell>
          <table:table-cell office:value-type="string" calcext:value-type="string">
            <text:p><text:a xlink:href="https://en.wikipedia.org/wiki/Hydroxyethyl_cellulose" xlink:type="simple">Hydroxyethyl cellulose</text:a> </text:p>
          </table:table-cell>
          <table:table-cell office:value-type="string" calcext:value-type="string">
            <text:p><text:a xlink:href="https://en.wikipedia.org/wiki/Thickening_agent" xlink:type="simple">thickening agent</text:a>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1">00/00/0000</text:date>, <text:time style:data-style-name="N2" text:time-value="10:18:46.1525484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even</meta:initial-creator>
    <meta:creation-date>2023-03-01T09:49:55.199585741</meta:creation-date>
    <dc:date>2023-03-01T13:51:28.886821538</dc:date>
    <dc:creator>steven</dc:creator>
    <meta:editing-duration>PT3H38M3S</meta:editing-duration>
    <meta:editing-cycles>7</meta:editing-cycles>
    <meta:generator>LibreOffice/7.3.2.2$Linux_X86_64 LibreOffice_project/49f2b1bff42cfccbd8f788c8dc32c1c309559be0</meta:generator>
    <meta:document-statistic meta:table-count="12" meta:cell-count="4357" meta:object-count="0"/>
  </office:meta>
</office:document-meta>
</file>